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170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0.8902in"/>
    </style:style>
    <style:style style:name="co8" style:family="table-column">
      <style:table-column-properties fo:break-before="auto" style:column-width="1.75in"/>
    </style:style>
    <style:style style:name="co9" style:family="table-column">
      <style:table-column-properties fo:break-before="auto" style:column-width="0.1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weight-asian="normal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transparent"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98fb98"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dcdcdc"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fo:font-size="7pt" style:font-size-asian="7pt" style:font-size-complex="7pt"/>
    </style:style>
    <style:style style:name="ce10" style:family="table-cell" style:parent-style-name="Default">
      <style:table-cell-properties fo:background-color="#dcdcdc"/>
      <style:text-properties fo:font-size="7pt" style:font-size-asian="7pt" style:font-size-complex="7pt"/>
    </style:style>
    <style:style style:name="ce11" style:family="table-cell" style:parent-style-name="Default">
      <style:table-cell-properties fo:background-color="transparent" fo:border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bold" style:font-name-complex="Noto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cdcdc"/>
      <style:text-properties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7pt" style:language-asian="zh" style:country-asian="CN" style:font-style-asian="normal" style:font-weight-asian="normal" style:font-name-complex="Noto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ext-properties fo:font-size="7pt" style:font-size-asian="7pt" style:font-size-complex="7pt"/>
    </style:style>
    <style:style style:name="ce29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0" style:family="table-cell" style:parent-style-name="Default">
      <style:table-cell-properties fo:background-color="#eee8aa"/>
      <style:text-properties fo:font-size="7pt" style:font-size-asian="7pt" style:font-size-complex="7pt"/>
    </style:style>
    <style:style style:name="ce31" style:family="table-cell" style:parent-style-name="Default">
      <style:table-cell-properties fo:background-color="#ffa07a"/>
      <style:text-properties fo:font-size="7pt" style:font-size-asian="7pt" style:font-size-complex="7pt"/>
    </style:style>
    <style:style style:name="ce14" style:family="table-cell" style:parent-style-name="Default">
      <style:table-cell-properties fo:background-color="#dcdcdc"/>
    </style:style>
    <style:style style:name="ce15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16" style:family="table-cell" style:parent-style-name="Default" style:data-style-name="N0">
      <style:table-cell-properties fo:background-color="#dcdcdc"/>
      <style:text-properties fo:font-size="7pt" style:font-size-asian="7pt" style:font-size-complex="7pt"/>
    </style:style>
    <style:style style:name="ce35" style:family="table-cell" style:parent-style-name="Default">
      <style:table-cell-properties fo:background-color="#ffff00"/>
      <style:text-properties fo:font-size="7pt" style:font-size-asian="7pt" style:font-size-complex="7pt"/>
    </style:style>
    <style:style style:name="ce36" style:family="table-cell" style:parent-style-name="Default">
      <style:table-cell-properties fo:background-color="#98fb98"/>
      <style:text-properties fo:font-size="7pt" style:font-size-asian="7pt" style:font-size-complex="7pt"/>
    </style:style>
    <style:style style:name="ce37" style:family="table-cell" style:parent-style-name="Default">
      <style:table-cell-properties fo:background-color="#add8e6"/>
      <style:text-properties fo:font-size="7pt" style:font-size-asian="7pt" style:font-size-complex="7pt"/>
    </style:style>
    <style:style style:name="ce38" style:family="table-cell" style:parent-style-name="Default">
      <style:table-cell-properties fo:background-color="#ffb6c1"/>
      <style:text-properties fo:color="#ff0000" fo:font-size="7pt" fo:font-weight="bold" style:font-size-asian="7pt" style:font-weight-asian="bold" style:font-size-complex="7pt" style:font-weight-complex="bold"/>
    </style:style>
    <style:style style:name="ce17" style:family="table-cell" style:parent-style-name="Default">
      <style:text-properties fo:color="#ff0000" fo:font-size="7pt" fo:font-weight="bold" style:font-size-asian="7pt" style:font-weight-asian="bold" style:font-size-complex="7pt" style:font-weight-complex="bold"/>
    </style:style>
    <style:style style:name="ce40" style:family="table-cell" style:parent-style-name="Default">
      <style:table-cell-properties fo:background-color="#ffb6c1"/>
      <style:text-properties fo:font-size="7pt" style:font-size-asian="7pt" style:font-size-complex="7pt"/>
    </style:style>
    <style:style style:name="ce41" style:family="table-cell" style:parent-style-name="Default">
      <style:table-cell-properties fo:background-color="#da70d6"/>
      <style:text-properties fo:font-size="7pt" style:font-size-asian="7pt" style:font-size-complex="7pt"/>
    </style:style>
    <style:style style:name="ce42" style:family="table-cell" style:parent-style-name="Default">
      <style:table-cell-properties fo:background-color="#d8bfd8"/>
      <style:text-properties fo:font-size="7pt" style:font-size-asian="7pt" style:font-size-complex="7pt"/>
    </style:style>
    <style:style style:name="ce43" style:family="table-cell" style:parent-style-name="Default">
      <style:table-cell-properties fo:background-color="#ffd700"/>
      <style:text-properties fo:font-size="7pt" style:font-size-asian="7pt" style:font-size-complex="7pt"/>
    </style:style>
    <style:style style:name="ce18" style:family="table-cell" style:parent-style-name="Default" style:data-style-name="N99">
      <style:text-properties fo:font-size="7pt" style:font-size-asian="7pt" style:font-size-complex="7pt"/>
    </style:style>
    <style:style style:name="ce45" style:family="table-cell" style:parent-style-name="Default" style:data-style-name="N0">
      <style:table-cell-properties fo:background-color="#90ee90"/>
      <style:text-properties fo:font-size="7pt" style:font-size-asian="7pt" style:font-size-complex="7pt"/>
    </style:style>
    <style:style style:name="ce46" style:family="table-cell" style:parent-style-name="Default">
      <style:table-cell-properties fo:background-color="#90ee90"/>
      <style:text-properties fo:font-size="7pt" style:font-size-asian="7pt" style:font-size-complex="7pt"/>
    </style:style>
    <style:style style:name="ce47" style:family="table-cell" style:parent-style-name="Default" style:data-style-name="N0">
      <style:table-cell-properties fo:background-color="#ffa500"/>
      <style:text-properties fo:font-size="7pt" style:font-size-asian="7pt" style:font-size-complex="7pt"/>
    </style:style>
    <style:style style:name="ce48" style:family="table-cell" style:parent-style-name="Default">
      <style:table-cell-properties fo:background-color="#ffa500"/>
      <style:text-properties fo:font-size="7pt" style:font-size-asian="7pt" style:font-size-complex="7pt"/>
    </style:style>
    <style:style style:name="ce49" style:family="table-cell" style:parent-style-name="Default" style:data-style-name="N0">
      <style:table-cell-properties fo:background-color="#ffe4e1"/>
      <style:text-properties fo:font-size="7pt" style:font-size-asian="7pt" style:font-size-complex="7pt"/>
    </style:style>
    <style:style style:name="ce50" style:family="table-cell" style:parent-style-name="Default">
      <style:table-cell-properties fo:background-color="#ffe4e1"/>
      <style:text-properties fo:font-size="7pt" style:font-size-asian="7pt" style:font-size-complex="7pt"/>
    </style:style>
    <style:style style:name="ce51" style:family="table-cell" style:parent-style-name="Default" style:data-style-name="N0">
      <style:table-cell-properties fo:background-color="#ffd700"/>
      <style:text-properties fo:font-size="7pt" style:font-size-asian="7pt" style:font-size-complex="7pt"/>
    </style:style>
    <style:style style:name="gr1" style:family="graphic" style:parent-style-name="Default">
      <style:graphic-properties svg:stroke-width="0.0201in" svg:stroke-color="#ff0000" draw:marker-start-width="0.1087in" draw:marker-end="Arrow" draw:marker-end-width="0.1087in" draw:textarea-horizontal-align="center" draw:textarea-vertical-align="middle" fo:padding-top="0.0098in" fo:padding-bottom="0.0098in" fo:padding-left="0.0098in" fo:padding-right="0.0098in" loext:decorative="false"/>
      <style:paragraph-properties fo:text-align="center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V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4"/>
        <table:table-column table:style-name="co1" table:number-columns-repeated="2" table:default-cell-style-name="ce23"/>
        <table:table-column table:style-name="co2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,</text:p>
          </table:table-cell>
          <table:table-cell office:value-type="float" office:value="4" calcext:value-type="float">
            <text:p>4</text:p>
          </table:table-cell>
          <table:table-cell table:formula="of:=COM.MICROSOFT.CONCAT([.B2:.C2])" office:value-type="string" office:string-value="G,4" calcext:value-type="string">
            <text:p>G,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_A,</text:p>
          </table:table-cell>
          <table:table-cell office:value-type="float" office:value="4" calcext:value-type="float">
            <text:p>4</text:p>
          </table:table-cell>
          <table:table-cell table:formula="of:=COM.MICROSOFT.CONCAT([.B3:.C3])" office:value-type="string" office:string-value="_A,4" calcext:value-type="string">
            <text:p>_A,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,</text:p>
          </table:table-cell>
          <table:table-cell office:value-type="float" office:value="4" calcext:value-type="float">
            <text:p>4</text:p>
          </table:table-cell>
          <table:table-cell table:formula="of:=COM.MICROSOFT.CONCAT([.B4:.C4])" office:value-type="string" office:string-value="A,4" calcext:value-type="string">
            <text:p>A,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_B,</text:p>
          </table:table-cell>
          <table:table-cell office:value-type="float" office:value="4" calcext:value-type="float">
            <text:p>4</text:p>
          </table:table-cell>
          <table:table-cell table:formula="of:=COM.MICROSOFT.CONCAT([.B5:.C5])" office:value-type="string" office:string-value="_B,4" calcext:value-type="string">
            <text:p>_B,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=B,</text:p>
          </table:table-cell>
          <table:table-cell office:value-type="float" office:value="4" calcext:value-type="float">
            <text:p>4</text:p>
          </table:table-cell>
          <table:table-cell table:formula="of:=COM.MICROSOFT.CONCAT([.B6:.C6])" office:value-type="string" office:string-value="=B,4" calcext:value-type="string">
            <text:p>=B,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CONCAT([.B7:.C7])" office:value-type="string" office:string-value="C4" calcext:value-type="string">
            <text:p>C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^C</text:p>
          </table:table-cell>
          <table:table-cell office:value-type="float" office:value="4" calcext:value-type="float">
            <text:p>4</text:p>
          </table:table-cell>
          <table:table-cell table:formula="of:=COM.MICROSOFT.CONCAT([.B8:.C8])" office:value-type="string" office:string-value="^C4" calcext:value-type="string">
            <text:p>^C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COM.MICROSOFT.CONCAT([.B9:.C9])" office:value-type="string" office:string-value="D4" calcext:value-type="string">
            <text:p>D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_E</text:p>
          </table:table-cell>
          <table:table-cell office:value-type="float" office:value="4" calcext:value-type="float">
            <text:p>4</text:p>
          </table:table-cell>
          <table:table-cell table:formula="of:=COM.MICROSOFT.CONCAT([.B10:.C10])" office:value-type="string" office:string-value="_E4" calcext:value-type="string">
            <text:p>_E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=E</text:p>
          </table:table-cell>
          <table:table-cell office:value-type="float" office:value="4" calcext:value-type="float">
            <text:p>4</text:p>
          </table:table-cell>
          <table:table-cell table:formula="of:=COM.MICROSOFT.CONCAT([.B11:.C11])" office:value-type="string" office:string-value="=E4" calcext:value-type="string">
            <text:p>=E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formula="of:=COM.MICROSOFT.CONCAT([.B12:.C12])" office:value-type="string" office:string-value="F4" calcext:value-type="string">
            <text:p>F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^F</text:p>
          </table:table-cell>
          <table:table-cell office:value-type="float" office:value="4" calcext:value-type="float">
            <text:p>4</text:p>
          </table:table-cell>
          <table:table-cell table:formula="of:=COM.MICROSOFT.CONCAT([.B13:.C13])" office:value-type="string" office:string-value="^F4" calcext:value-type="string">
            <text:p>^F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COM.MICROSOFT.CONCAT([.B14:.C14])" office:value-type="string" office:string-value="G4" calcext:value-type="string">
            <text:p>G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^G</text:p>
          </table:table-cell>
          <table:table-cell office:value-type="float" office:value="4" calcext:value-type="float">
            <text:p>4</text:p>
          </table:table-cell>
          <table:table-cell table:formula="of:=COM.MICROSOFT.CONCAT([.B15:.C15])" office:value-type="string" office:string-value="^G4" calcext:value-type="string">
            <text:p>^G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formula="of:=COM.MICROSOFT.CONCAT([.B16:.C16])" office:value-type="string" office:string-value="A4" calcext:value-type="string">
            <text:p>A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_B</text:p>
          </table:table-cell>
          <table:table-cell office:value-type="float" office:value="4" calcext:value-type="float">
            <text:p>4</text:p>
          </table:table-cell>
          <table:table-cell table:formula="of:=COM.MICROSOFT.CONCAT([.B17:.C17])" office:value-type="string" office:string-value="_B4" calcext:value-type="string">
            <text:p>_B4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=B</text:p>
          </table:table-cell>
          <table:table-cell office:value-type="float" office:value="4" calcext:value-type="float">
            <text:p>4</text:p>
          </table:table-cell>
          <table:table-cell table:formula="of:=COM.MICROSOFT.CONCAT([.B18:.C18])" office:value-type="string" office:string-value="=B4" calcext:value-type="string">
            <text:p>=B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CONCAT([.B19:.C19])" office:value-type="string" office:string-value="c4" calcext:value-type="string">
            <text:p>c4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^c</text:p>
          </table:table-cell>
          <table:table-cell office:value-type="float" office:value="4" calcext:value-type="float">
            <text:p>4</text:p>
          </table:table-cell>
          <table:table-cell table:formula="of:=COM.MICROSOFT.CONCAT([.B20:.C20])" office:value-type="string" office:string-value="^c4" calcext:value-type="string">
            <text:p>^c4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COM.MICROSOFT.CONCAT([.B21:.C21])" office:value-type="string" office:string-value="d4" calcext:value-type="string">
            <text:p>d4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^d</text:p>
          </table:table-cell>
          <table:table-cell office:value-type="float" office:value="4" calcext:value-type="float">
            <text:p>4</text:p>
          </table:table-cell>
          <table:table-cell table:formula="of:=COM.MICROSOFT.CONCAT([.B22:.C22])" office:value-type="string" office:string-value="^d4" calcext:value-type="string">
            <text:p>^d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COM.MICROSOFT.CONCAT([.B23:.C23])" office:value-type="string" office:string-value="e4" calcext:value-type="string">
            <text:p>e4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formula="of:=COM.MICROSOFT.CONCAT([.B24:.C24])" office:value-type="string" office:string-value="f4" calcext:value-type="string">
            <text:p>f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^f</text:p>
          </table:table-cell>
          <table:table-cell office:value-type="float" office:value="4" calcext:value-type="float">
            <text:p>4</text:p>
          </table:table-cell>
          <table:table-cell table:formula="of:=COM.MICROSOFT.CONCAT([.B25:.C25])" office:value-type="string" office:string-value="^f4" calcext:value-type="string">
            <text:p>^f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COM.MICROSOFT.CONCAT([.B26:.C26])" office:value-type="string" office:string-value="g4" calcext:value-type="string">
            <text:p>g4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^g</text:p>
          </table:table-cell>
          <table:table-cell office:value-type="float" office:value="4" calcext:value-type="float">
            <text:p>4</text:p>
          </table:table-cell>
          <table:table-cell table:formula="of:=COM.MICROSOFT.CONCAT([.B27:.C27])" office:value-type="string" office:string-value="^g4" calcext:value-type="string">
            <text:p>^g4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formula="of:=COM.MICROSOFT.CONCAT([.B28:.C28])" office:value-type="string" office:string-value="a4" calcext:value-type="string">
            <text:p>a4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_b</text:p>
          </table:table-cell>
          <table:table-cell office:value-type="float" office:value="4" calcext:value-type="float">
            <text:p>4</text:p>
          </table:table-cell>
          <table:table-cell table:formula="of:=COM.MICROSOFT.CONCAT([.B29:.C29])" office:value-type="string" office:string-value="_b4" calcext:value-type="string">
            <text:p>_b4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=b</text:p>
          </table:table-cell>
          <table:table-cell office:value-type="float" office:value="4" calcext:value-type="float">
            <text:p>4</text:p>
          </table:table-cell>
          <table:table-cell table:formula="of:=COM.MICROSOFT.CONCAT([.B30:.C30])" office:value-type="string" office:string-value="=b4" calcext:value-type="string">
            <text:p>=b4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,</text:p>
          </table:table-cell>
          <table:table-cell office:value-type="float" office:value="6" calcext:value-type="float">
            <text:p>6</text:p>
          </table:table-cell>
          <table:table-cell table:formula="of:=COM.MICROSOFT.CONCAT([.B31:.C31])" office:value-type="string" office:string-value="G,6" calcext:value-type="string">
            <text:p>G,6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_A,</text:p>
          </table:table-cell>
          <table:table-cell office:value-type="float" office:value="6" calcext:value-type="float">
            <text:p>6</text:p>
          </table:table-cell>
          <table:table-cell table:formula="of:=COM.MICROSOFT.CONCAT([.B32:.C32])" office:value-type="string" office:string-value="_A,6" calcext:value-type="string">
            <text:p>_A,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=A,</text:p>
          </table:table-cell>
          <table:table-cell office:value-type="float" office:value="6" calcext:value-type="float">
            <text:p>6</text:p>
          </table:table-cell>
          <table:table-cell table:formula="of:=COM.MICROSOFT.CONCAT([.B33:.C33])" office:value-type="string" office:string-value="=A,6" calcext:value-type="string">
            <text:p>=A,6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_B,</text:p>
          </table:table-cell>
          <table:table-cell office:value-type="float" office:value="6" calcext:value-type="float">
            <text:p>6</text:p>
          </table:table-cell>
          <table:table-cell table:formula="of:=COM.MICROSOFT.CONCAT([.B34:.C34])" office:value-type="string" office:string-value="_B,6" calcext:value-type="string">
            <text:p>_B,6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=B,</text:p>
          </table:table-cell>
          <table:table-cell office:value-type="float" office:value="6" calcext:value-type="float">
            <text:p>6</text:p>
          </table:table-cell>
          <table:table-cell table:formula="of:=COM.MICROSOFT.CONCAT([.B35:.C35])" office:value-type="string" office:string-value="=B,6" calcext:value-type="string">
            <text:p>=B,6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formula="of:=COM.MICROSOFT.CONCAT([.B36:.C36])" office:value-type="string" office:string-value="C6" calcext:value-type="string">
            <text:p>C6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^C</text:p>
          </table:table-cell>
          <table:table-cell office:value-type="float" office:value="6" calcext:value-type="float">
            <text:p>6</text:p>
          </table:table-cell>
          <table:table-cell table:formula="of:=COM.MICROSOFT.CONCAT([.B37:.C37])" office:value-type="string" office:string-value="^C6" calcext:value-type="string">
            <text:p>^C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COM.MICROSOFT.CONCAT([.B38:.C38])" office:value-type="string" office:string-value="D6" calcext:value-type="string">
            <text:p>D6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_E</text:p>
          </table:table-cell>
          <table:table-cell office:value-type="float" office:value="6" calcext:value-type="float">
            <text:p>6</text:p>
          </table:table-cell>
          <table:table-cell table:formula="of:=COM.MICROSOFT.CONCAT([.B39:.C39])" office:value-type="string" office:string-value="_E6" calcext:value-type="string">
            <text:p>_E6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=E</text:p>
          </table:table-cell>
          <table:table-cell office:value-type="float" office:value="6" calcext:value-type="float">
            <text:p>6</text:p>
          </table:table-cell>
          <table:table-cell table:formula="of:=COM.MICROSOFT.CONCAT([.B40:.C40])" office:value-type="string" office:string-value="=E6" calcext:value-type="string">
            <text:p>=E6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formula="of:=COM.MICROSOFT.CONCAT([.B41:.C41])" office:value-type="string" office:string-value="F6" calcext:value-type="string">
            <text:p>F6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^F</text:p>
          </table:table-cell>
          <table:table-cell office:value-type="float" office:value="6" calcext:value-type="float">
            <text:p>6</text:p>
          </table:table-cell>
          <table:table-cell table:formula="of:=COM.MICROSOFT.CONCAT([.B42:.C42])" office:value-type="string" office:string-value="^F6" calcext:value-type="string">
            <text:p>^F6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formula="of:=COM.MICROSOFT.CONCAT([.B43:.C43])" office:value-type="string" office:string-value="G6" calcext:value-type="string">
            <text:p>G6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^G</text:p>
          </table:table-cell>
          <table:table-cell office:value-type="float" office:value="6" calcext:value-type="float">
            <text:p>6</text:p>
          </table:table-cell>
          <table:table-cell table:formula="of:=COM.MICROSOFT.CONCAT([.B44:.C44])" office:value-type="string" office:string-value="^G6" calcext:value-type="string">
            <text:p>^G6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formula="of:=COM.MICROSOFT.CONCAT([.B45:.C45])" office:value-type="string" office:string-value="A6" calcext:value-type="string">
            <text:p>A6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_B</text:p>
          </table:table-cell>
          <table:table-cell office:value-type="float" office:value="6" calcext:value-type="float">
            <text:p>6</text:p>
          </table:table-cell>
          <table:table-cell table:formula="of:=COM.MICROSOFT.CONCAT([.B46:.C46])" office:value-type="string" office:string-value="_B6" calcext:value-type="string">
            <text:p>_B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=B</text:p>
          </table:table-cell>
          <table:table-cell office:value-type="float" office:value="6" calcext:value-type="float">
            <text:p>6</text:p>
          </table:table-cell>
          <table:table-cell table:formula="of:=COM.MICROSOFT.CONCAT([.B47:.C47])" office:value-type="string" office:string-value="=B6" calcext:value-type="string">
            <text:p>=B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formula="of:=COM.MICROSOFT.CONCAT([.B48:.C48])" office:value-type="string" office:string-value="c6" calcext:value-type="string">
            <text:p>c6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^c</text:p>
          </table:table-cell>
          <table:table-cell office:value-type="float" office:value="6" calcext:value-type="float">
            <text:p>6</text:p>
          </table:table-cell>
          <table:table-cell table:formula="of:=COM.MICROSOFT.CONCAT([.B49:.C49])" office:value-type="string" office:string-value="^c6" calcext:value-type="string">
            <text:p>^c6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COM.MICROSOFT.CONCAT([.B50:.C50])" office:value-type="string" office:string-value="d6" calcext:value-type="string">
            <text:p>d6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^d</text:p>
          </table:table-cell>
          <table:table-cell office:value-type="float" office:value="6" calcext:value-type="float">
            <text:p>6</text:p>
          </table:table-cell>
          <table:table-cell table:formula="of:=COM.MICROSOFT.CONCAT([.B51:.C51])" office:value-type="string" office:string-value="^d6" calcext:value-type="string">
            <text:p>^d6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formula="of:=COM.MICROSOFT.CONCAT([.B52:.C52])" office:value-type="string" office:string-value="e6" calcext:value-type="string">
            <text:p>e6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formula="of:=COM.MICROSOFT.CONCAT([.B53:.C53])" office:value-type="string" office:string-value="f6" calcext:value-type="string">
            <text:p>f6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^f</text:p>
          </table:table-cell>
          <table:table-cell office:value-type="float" office:value="6" calcext:value-type="float">
            <text:p>6</text:p>
          </table:table-cell>
          <table:table-cell table:formula="of:=COM.MICROSOFT.CONCAT([.B54:.C54])" office:value-type="string" office:string-value="^f6" calcext:value-type="string">
            <text:p>^f6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formula="of:=COM.MICROSOFT.CONCAT([.B55:.C55])" office:value-type="string" office:string-value="g6" calcext:value-type="string">
            <text:p>g6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^g</text:p>
          </table:table-cell>
          <table:table-cell office:value-type="float" office:value="6" calcext:value-type="float">
            <text:p>6</text:p>
          </table:table-cell>
          <table:table-cell table:formula="of:=COM.MICROSOFT.CONCAT([.B56:.C56])" office:value-type="string" office:string-value="^g6" calcext:value-type="string">
            <text:p>^g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formula="of:=COM.MICROSOFT.CONCAT([.B57:.C57])" office:value-type="string" office:string-value="a6" calcext:value-type="string">
            <text:p>a6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_b</text:p>
          </table:table-cell>
          <table:table-cell office:value-type="float" office:value="6" calcext:value-type="float">
            <text:p>6</text:p>
          </table:table-cell>
          <table:table-cell table:formula="of:=COM.MICROSOFT.CONCAT([.B58:.C58])" office:value-type="string" office:string-value="_b6" calcext:value-type="string">
            <text:p>_b6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=b</text:p>
          </table:table-cell>
          <table:table-cell office:value-type="float" office:value="6" calcext:value-type="float">
            <text:p>6</text:p>
          </table:table-cell>
          <table:table-cell table:formula="of:=COM.MICROSOFT.CONCAT([.B59:.C59])" office:value-type="string" office:string-value="=b6" calcext:value-type="string">
            <text:p>=b6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,</text:p>
          </table:table-cell>
          <table:table-cell office:value-type="float" office:value="2" calcext:value-type="float">
            <text:p>2</text:p>
          </table:table-cell>
          <table:table-cell table:formula="of:=COM.MICROSOFT.CONCAT([.B60:.C60])" office:value-type="string" office:string-value="G,2" calcext:value-type="string">
            <text:p>G,2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_A,</text:p>
          </table:table-cell>
          <table:table-cell office:value-type="float" office:value="2" calcext:value-type="float">
            <text:p>2</text:p>
          </table:table-cell>
          <table:table-cell table:formula="of:=COM.MICROSOFT.CONCAT([.B61:.C61])" office:value-type="string" office:string-value="_A,2" calcext:value-type="string">
            <text:p>_A,2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=A,</text:p>
          </table:table-cell>
          <table:table-cell office:value-type="float" office:value="2" calcext:value-type="float">
            <text:p>2</text:p>
          </table:table-cell>
          <table:table-cell table:formula="of:=COM.MICROSOFT.CONCAT([.B62:.C62])" office:value-type="string" office:string-value="=A,2" calcext:value-type="string">
            <text:p>=A,2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_B,</text:p>
          </table:table-cell>
          <table:table-cell office:value-type="float" office:value="2" calcext:value-type="float">
            <text:p>2</text:p>
          </table:table-cell>
          <table:table-cell table:formula="of:=COM.MICROSOFT.CONCAT([.B63:.C63])" office:value-type="string" office:string-value="_B,2" calcext:value-type="string">
            <text:p>_B,2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=B,</text:p>
          </table:table-cell>
          <table:table-cell office:value-type="float" office:value="2" calcext:value-type="float">
            <text:p>2</text:p>
          </table:table-cell>
          <table:table-cell table:formula="of:=COM.MICROSOFT.CONCAT([.B64:.C64])" office:value-type="string" office:string-value="=B,2" calcext:value-type="string">
            <text:p>=B,2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CONCAT([.B65:.C65])" office:value-type="string" office:string-value="C2" calcext:value-type="string">
            <text:p>C2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^C</text:p>
          </table:table-cell>
          <table:table-cell office:value-type="float" office:value="2" calcext:value-type="float">
            <text:p>2</text:p>
          </table:table-cell>
          <table:table-cell table:formula="of:=COM.MICROSOFT.CONCAT([.B66:.C66])" office:value-type="string" office:string-value="^C2" calcext:value-type="string">
            <text:p>^C2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COM.MICROSOFT.CONCAT([.B67:.C67])" office:value-type="string" office:string-value="D2" calcext:value-type="string">
            <text:p>D2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_E</text:p>
          </table:table-cell>
          <table:table-cell office:value-type="float" office:value="2" calcext:value-type="float">
            <text:p>2</text:p>
          </table:table-cell>
          <table:table-cell table:formula="of:=COM.MICROSOFT.CONCAT([.B68:.C68])" office:value-type="string" office:string-value="_E2" calcext:value-type="string">
            <text:p>_E2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=E</text:p>
          </table:table-cell>
          <table:table-cell office:value-type="float" office:value="2" calcext:value-type="float">
            <text:p>2</text:p>
          </table:table-cell>
          <table:table-cell table:formula="of:=COM.MICROSOFT.CONCAT([.B69:.C69])" office:value-type="string" office:string-value="=E2" calcext:value-type="string">
            <text:p>=E2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formula="of:=COM.MICROSOFT.CONCAT([.B70:.C70])" office:value-type="string" office:string-value="F2" calcext:value-type="string">
            <text:p>F2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^F</text:p>
          </table:table-cell>
          <table:table-cell office:value-type="float" office:value="2" calcext:value-type="float">
            <text:p>2</text:p>
          </table:table-cell>
          <table:table-cell table:formula="of:=COM.MICROSOFT.CONCAT([.B71:.C71])" office:value-type="string" office:string-value="^F2" calcext:value-type="string">
            <text:p>^F2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COM.MICROSOFT.CONCAT([.B72:.C72])" office:value-type="string" office:string-value="G2" calcext:value-type="string">
            <text:p>G2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^G</text:p>
          </table:table-cell>
          <table:table-cell office:value-type="float" office:value="2" calcext:value-type="float">
            <text:p>2</text:p>
          </table:table-cell>
          <table:table-cell table:formula="of:=COM.MICROSOFT.CONCAT([.B73:.C73])" office:value-type="string" office:string-value="^G2" calcext:value-type="string">
            <text:p>^G2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COM.MICROSOFT.CONCAT([.B74:.C74])" office:value-type="string" office:string-value="A2" calcext:value-type="string">
            <text:p>A2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_B</text:p>
          </table:table-cell>
          <table:table-cell office:value-type="float" office:value="2" calcext:value-type="float">
            <text:p>2</text:p>
          </table:table-cell>
          <table:table-cell table:formula="of:=COM.MICROSOFT.CONCAT([.B75:.C75])" office:value-type="string" office:string-value="_B2" calcext:value-type="string">
            <text:p>_B2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=B</text:p>
          </table:table-cell>
          <table:table-cell office:value-type="float" office:value="2" calcext:value-type="float">
            <text:p>2</text:p>
          </table:table-cell>
          <table:table-cell table:formula="of:=COM.MICROSOFT.CONCAT([.B76:.C76])" office:value-type="string" office:string-value="=B2" calcext:value-type="string">
            <text:p>=B2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CONCAT([.B77:.C77])" office:value-type="string" office:string-value="c2" calcext:value-type="string">
            <text:p>c2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^c</text:p>
          </table:table-cell>
          <table:table-cell office:value-type="float" office:value="2" calcext:value-type="float">
            <text:p>2</text:p>
          </table:table-cell>
          <table:table-cell table:formula="of:=COM.MICROSOFT.CONCAT([.B78:.C78])" office:value-type="string" office:string-value="^c2" calcext:value-type="string">
            <text:p>^c2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COM.MICROSOFT.CONCAT([.B79:.C79])" office:value-type="string" office:string-value="d2" calcext:value-type="string">
            <text:p>d2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^d</text:p>
          </table:table-cell>
          <table:table-cell office:value-type="float" office:value="2" calcext:value-type="float">
            <text:p>2</text:p>
          </table:table-cell>
          <table:table-cell table:formula="of:=COM.MICROSOFT.CONCAT([.B80:.C80])" office:value-type="string" office:string-value="^d2" calcext:value-type="string">
            <text:p>^d2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_e</text:p>
          </table:table-cell>
          <table:table-cell office:value-type="float" office:value="2" calcext:value-type="float">
            <text:p>2</text:p>
          </table:table-cell>
          <table:table-cell table:formula="of:=COM.MICROSOFT.CONCAT([.B81:.C81])" office:value-type="string" office:string-value="_e2" calcext:value-type="string">
            <text:p>_e2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=e</text:p>
          </table:table-cell>
          <table:table-cell office:value-type="float" office:value="2" calcext:value-type="float">
            <text:p>2</text:p>
          </table:table-cell>
          <table:table-cell table:formula="of:=COM.MICROSOFT.CONCAT([.B82:.C82])" office:value-type="string" office:string-value="=e2" calcext:value-type="string">
            <text:p>=e2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formula="of:=COM.MICROSOFT.CONCAT([.B83:.C83])" office:value-type="string" office:string-value="f2" calcext:value-type="string">
            <text:p>f2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^f</text:p>
          </table:table-cell>
          <table:table-cell office:value-type="float" office:value="2" calcext:value-type="float">
            <text:p>2</text:p>
          </table:table-cell>
          <table:table-cell table:formula="of:=COM.MICROSOFT.CONCAT([.B84:.C84])" office:value-type="string" office:string-value="^f2" calcext:value-type="string">
            <text:p>^f2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COM.MICROSOFT.CONCAT([.B85:.C85])" office:value-type="string" office:string-value="g2" calcext:value-type="string">
            <text:p>g2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^g</text:p>
          </table:table-cell>
          <table:table-cell office:value-type="float" office:value="2" calcext:value-type="float">
            <text:p>2</text:p>
          </table:table-cell>
          <table:table-cell table:formula="of:=COM.MICROSOFT.CONCAT([.B86:.C86])" office:value-type="string" office:string-value="^g2" calcext:value-type="string">
            <text:p>^g2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COM.MICROSOFT.CONCAT([.B87:.C87])" office:value-type="string" office:string-value="a2" calcext:value-type="string">
            <text:p>a2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_b</text:p>
          </table:table-cell>
          <table:table-cell office:value-type="float" office:value="2" calcext:value-type="float">
            <text:p>2</text:p>
          </table:table-cell>
          <table:table-cell table:formula="of:=COM.MICROSOFT.CONCAT([.B88:.C88])" office:value-type="string" office:string-value="_b2" calcext:value-type="string">
            <text:p>_b2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=b</text:p>
          </table:table-cell>
          <table:table-cell office:value-type="float" office:value="2" calcext:value-type="float">
            <text:p>2</text:p>
          </table:table-cell>
          <table:table-cell table:formula="of:=COM.MICROSOFT.CONCAT([.B89:.C89])" office:value-type="string" office:string-value="=b2" calcext:value-type="string">
            <text:p>=b2</text:p>
          </table:table-cell>
          <table:table-cell table:number-columns-repeated="8"/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string" calcext:value-type="string">
            <text:p>c’</text:p>
          </table:table-cell>
          <table:table-cell office:value-type="float" office:value="2" calcext:value-type="float">
            <text:p>2</text:p>
          </table:table-cell>
          <table:table-cell table:formula="of:=COM.MICROSOFT.CONCAT([.B90:.C90])" office:value-type="string" office:string-value="c’2" calcext:value-type="string">
            <text:p>c’2</text:p>
          </table:table-cell>
          <table:table-cell table:number-columns-repeated="8"/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string" calcext:value-type="string">
            <text:p>^c’</text:p>
          </table:table-cell>
          <table:table-cell office:value-type="float" office:value="2" calcext:value-type="float">
            <text:p>2</text:p>
          </table:table-cell>
          <table:table-cell table:formula="of:=COM.MICROSOFT.CONCAT([.B91:.C91])" office:value-type="string" office:string-value="^c’2" calcext:value-type="string">
            <text:p>^c’2</text:p>
          </table:table-cell>
          <table:table-cell table:number-columns-repeated="8"/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string" calcext:value-type="string">
            <text:p>d’</text:p>
          </table:table-cell>
          <table:table-cell office:value-type="float" office:value="2" calcext:value-type="float">
            <text:p>2</text:p>
          </table:table-cell>
          <table:table-cell table:formula="of:=COM.MICROSOFT.CONCAT([.B92:.C92])" office:value-type="string" office:string-value="d’2" calcext:value-type="string">
            <text:p>d’2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,</text:p>
          </table:table-cell>
          <table:table-cell/>
          <table:table-cell table:formula="of:=COM.MICROSOFT.CONCAT([.B93:.C93])" office:value-type="string" office:string-value="G," calcext:value-type="string">
            <text:p>G,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_A,</text:p>
          </table:table-cell>
          <table:table-cell/>
          <table:table-cell table:formula="of:=COM.MICROSOFT.CONCAT([.B94:.C94])" office:value-type="string" office:string-value="_A," calcext:value-type="string">
            <text:p>_A,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,</text:p>
          </table:table-cell>
          <table:table-cell/>
          <table:table-cell table:formula="of:=COM.MICROSOFT.CONCAT([.B95:.C95])" office:value-type="string" office:string-value="A," calcext:value-type="string">
            <text:p>A,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_B,</text:p>
          </table:table-cell>
          <table:table-cell/>
          <table:table-cell table:formula="of:=COM.MICROSOFT.CONCAT([.B96:.C96])" office:value-type="string" office:string-value="_B," calcext:value-type="string">
            <text:p>_B,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=B,</text:p>
          </table:table-cell>
          <table:table-cell/>
          <table:table-cell table:formula="of:=COM.MICROSOFT.CONCAT([.B97:.C97])" office:value-type="string" office:string-value="=B," calcext:value-type="string">
            <text:p>=B,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[.B98:.C98])" office:value-type="string" office:string-value="C" calcext:value-type="string">
            <text:p>C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^C</text:p>
          </table:table-cell>
          <table:table-cell/>
          <table:table-cell table:formula="of:=COM.MICROSOFT.CONCAT([.B99:.C99])" office:value-type="string" office:string-value="^C" calcext:value-type="string">
            <text:p>^C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</text:p>
          </table:table-cell>
          <table:table-cell/>
          <table:table-cell table:formula="of:=COM.MICROSOFT.CONCAT([.B100:.C100])" office:value-type="string" office:string-value="D" calcext:value-type="string">
            <text:p>D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_E</text:p>
          </table:table-cell>
          <table:table-cell/>
          <table:table-cell table:formula="of:=COM.MICROSOFT.CONCAT([.B101:.C101])" office:value-type="string" office:string-value="_E" calcext:value-type="string">
            <text:p>_E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=e</text:p>
          </table:table-cell>
          <table:table-cell/>
          <table:table-cell table:formula="of:=COM.MICROSOFT.CONCAT([.B102:.C102])" office:value-type="string" office:string-value="=e" calcext:value-type="string">
            <text:p>=e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</text:p>
          </table:table-cell>
          <table:table-cell/>
          <table:table-cell table:formula="of:=COM.MICROSOFT.CONCAT([.B103:.C103]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^F</text:p>
          </table:table-cell>
          <table:table-cell/>
          <table:table-cell table:formula="of:=COM.MICROSOFT.CONCAT([.B104:.C104])" office:value-type="string" office:string-value="^F" calcext:value-type="string">
            <text:p>^F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[.B105:.C105])" office:value-type="string" office:string-value="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^G</text:p>
          </table:table-cell>
          <table:table-cell/>
          <table:table-cell table:formula="of:=COM.MICROSOFT.CONCAT([.B106:.C106])" office:value-type="string" office:string-value="^G" calcext:value-type="string">
            <text:p>^G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</text:p>
          </table:table-cell>
          <table:table-cell/>
          <table:table-cell table:formula="of:=COM.MICROSOFT.CONCAT([.B107:.C107])" office:value-type="string" office:string-value="A" calcext:value-type="string">
            <text:p>A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_B</text:p>
          </table:table-cell>
          <table:table-cell/>
          <table:table-cell table:formula="of:=COM.MICROSOFT.CONCAT([.B108:.C108])" office:value-type="string" office:string-value="_B" calcext:value-type="string">
            <text:p>_B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=B</text:p>
          </table:table-cell>
          <table:table-cell/>
          <table:table-cell table:formula="of:=COM.MICROSOFT.CONCAT([.B109:.C109])" office:value-type="string" office:string-value="=B" calcext:value-type="string">
            <text:p>=B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[.B110:.C110])" office:value-type="string" office:string-value="c" calcext:value-type="string">
            <text:p>c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^c</text:p>
          </table:table-cell>
          <table:table-cell/>
          <table:table-cell table:formula="of:=COM.MICROSOFT.CONCAT([.B111:.C111])" office:value-type="string" office:string-value="^c" calcext:value-type="string">
            <text:p>^c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</text:p>
          </table:table-cell>
          <table:table-cell/>
          <table:table-cell table:formula="of:=COM.MICROSOFT.CONCAT([.B112:.C112])" office:value-type="string" office:string-value="d" calcext:value-type="string">
            <text:p>d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^d</text:p>
          </table:table-cell>
          <table:table-cell/>
          <table:table-cell table:formula="of:=COM.MICROSOFT.CONCAT([.B113:.C113])" office:value-type="string" office:string-value="^d" calcext:value-type="string">
            <text:p>^d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_e</text:p>
          </table:table-cell>
          <table:table-cell/>
          <table:table-cell table:formula="of:=COM.MICROSOFT.CONCAT([.B114:.C114])" office:value-type="string" office:string-value="_e" calcext:value-type="string">
            <text:p>_e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=e</text:p>
          </table:table-cell>
          <table:table-cell/>
          <table:table-cell table:formula="of:=COM.MICROSOFT.CONCAT([.B115:.C115])" office:value-type="string" office:string-value="=e" calcext:value-type="string">
            <text:p>=e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f</text:p>
          </table:table-cell>
          <table:table-cell/>
          <table:table-cell table:formula="of:=COM.MICROSOFT.CONCAT([.B116:.C116]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^f</text:p>
          </table:table-cell>
          <table:table-cell/>
          <table:table-cell table:formula="of:=COM.MICROSOFT.CONCAT([.B117:.C117])" office:value-type="string" office:string-value="^f" calcext:value-type="string">
            <text:p>^f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[.B118:.C118])" office:value-type="string" office:string-value="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^g</text:p>
          </table:table-cell>
          <table:table-cell/>
          <table:table-cell table:formula="of:=COM.MICROSOFT.CONCAT([.B119:.C119])" office:value-type="string" office:string-value="^g" calcext:value-type="string">
            <text:p>^g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_a</text:p>
          </table:table-cell>
          <table:table-cell/>
          <table:table-cell table:formula="of:=COM.MICROSOFT.CONCAT([.B120:.C120])" office:value-type="string" office:string-value="_a" calcext:value-type="string">
            <text:p>_a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=a</text:p>
          </table:table-cell>
          <table:table-cell/>
          <table:table-cell table:formula="of:=COM.MICROSOFT.CONCAT([.B121:.C121])" office:value-type="string" office:string-value="=a" calcext:value-type="string">
            <text:p>=a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_b</text:p>
          </table:table-cell>
          <table:table-cell/>
          <table:table-cell table:formula="of:=COM.MICROSOFT.CONCAT([.B122:.C122])" office:value-type="string" office:string-value="_b" calcext:value-type="string">
            <text:p>_b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=b</text:p>
          </table:table-cell>
          <table:table-cell/>
          <table:table-cell table:formula="of:=COM.MICROSOFT.CONCAT([.B123:.C123])" office:value-type="string" office:string-value="=b" calcext:value-type="string">
            <text:p>=b</text:p>
          </table:table-cell>
          <table:table-cell table:number-columns-repeated="8"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string" calcext:value-type="string">
            <text:p>c’</text:p>
          </table:table-cell>
          <table:table-cell/>
          <table:table-cell table:formula="of:=COM.MICROSOFT.CONCAT([.B124:.C124])" office:value-type="string" office:string-value="c’" calcext:value-type="string">
            <text:p>c’</text:p>
          </table:table-cell>
          <table:table-cell table:number-columns-repeated="8"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string" calcext:value-type="string">
            <text:p>^c’</text:p>
          </table:table-cell>
          <table:table-cell/>
          <table:table-cell table:formula="of:=COM.MICROSOFT.CONCAT([.B125:.C125])" office:value-type="string" office:string-value="^c’" calcext:value-type="string">
            <text:p>^c’</text:p>
          </table:table-cell>
          <table:table-cell table:number-columns-repeated="8"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string" calcext:value-type="string">
            <text:p>d’</text:p>
          </table:table-cell>
          <table:table-cell/>
          <table:table-cell table:formula="of:=COM.MICROSOFT.CONCAT([.B126:.C126])" office:value-type="string" office:string-value="d’" calcext:value-type="string">
            <text:p>d’</text:p>
          </table:table-cell>
          <table:table-cell table:number-columns-repeated="8"/>
        </table:table-row>
        <table:table-row table:style-name="ro1">
          <table:table-cell table:style-name="ce23" table:formula="of:=[$B.A1]" office:value-type="float" office:value="120" calcext:value-type="float">
            <text:p>120</text:p>
          </table:table-cell>
          <table:table-cell table:style-name="ce23" table:formula="of:=[$B.B1]" office:value-type="string" office:string-value="C,," calcext:value-type="string">
            <text:p>C,,</text:p>
          </table:table-cell>
          <table:table-cell table:formula="of:=[$B.C1]" office:value-type="float" office:value="4" calcext:value-type="float">
            <text:p>4</text:p>
          </table:table-cell>
          <table:table-cell table:formula="of:=[$B.D1]" office:value-type="string" office:string-value="C,,4" calcext:value-type="string">
            <text:p>C,,4</text:p>
          </table:table-cell>
          <table:table-cell table:number-columns-repeated="8"/>
        </table:table-row>
        <table:table-row table:style-name="ro1">
          <table:table-cell table:style-name="ce23" table:formula="of:=[$B.A2]" office:value-type="float" office:value="121" calcext:value-type="float">
            <text:p>121</text:p>
          </table:table-cell>
          <table:table-cell table:style-name="ce23" table:formula="of:=[$B.B2]" office:value-type="string" office:string-value="^C,," calcext:value-type="string">
            <text:p>^C,,</text:p>
          </table:table-cell>
          <table:table-cell table:formula="of:=[$B.C2]" office:value-type="float" office:value="4" calcext:value-type="float">
            <text:p>4</text:p>
          </table:table-cell>
          <table:table-cell table:formula="of:=[$B.D2]" office:value-type="string" office:string-value="^C,,4" calcext:value-type="string">
            <text:p>^C,,4</text:p>
          </table:table-cell>
          <table:table-cell table:number-columns-repeated="8"/>
        </table:table-row>
        <table:table-row table:style-name="ro1">
          <table:table-cell table:style-name="ce23" table:formula="of:=[$B.A3]" office:value-type="float" office:value="122" calcext:value-type="float">
            <text:p>122</text:p>
          </table:table-cell>
          <table:table-cell table:style-name="ce23" table:formula="of:=[$B.B3]" office:value-type="string" office:string-value="D,," calcext:value-type="string">
            <text:p>D,,</text:p>
          </table:table-cell>
          <table:table-cell table:formula="of:=[$B.C3]" office:value-type="float" office:value="4" calcext:value-type="float">
            <text:p>4</text:p>
          </table:table-cell>
          <table:table-cell table:formula="of:=[$B.D3]" office:value-type="string" office:string-value="D,,4" calcext:value-type="string">
            <text:p>D,,4</text:p>
          </table:table-cell>
          <table:table-cell table:number-columns-repeated="8"/>
        </table:table-row>
        <table:table-row table:style-name="ro1">
          <table:table-cell table:style-name="ce23" table:formula="of:=[$B.A4]" office:value-type="float" office:value="123" calcext:value-type="float">
            <text:p>123</text:p>
          </table:table-cell>
          <table:table-cell table:style-name="ce23" table:formula="of:=[$B.B4]" office:value-type="string" office:string-value="_E,," calcext:value-type="string">
            <text:p>_E,,</text:p>
          </table:table-cell>
          <table:table-cell table:formula="of:=[$B.C4]" office:value-type="float" office:value="4" calcext:value-type="float">
            <text:p>4</text:p>
          </table:table-cell>
          <table:table-cell table:formula="of:=[$B.D4]" office:value-type="string" office:string-value="_E,,4" calcext:value-type="string">
            <text:p>_E,,4</text:p>
          </table:table-cell>
          <table:table-cell table:number-columns-repeated="8"/>
        </table:table-row>
        <table:table-row table:style-name="ro1">
          <table:table-cell table:style-name="ce23" table:formula="of:=[$B.A5]" office:value-type="float" office:value="124" calcext:value-type="float">
            <text:p>124</text:p>
          </table:table-cell>
          <table:table-cell table:style-name="ce23" table:formula="of:=[$B.B5]" office:value-type="string" office:string-value="=E,," calcext:value-type="string">
            <text:p>=E,,</text:p>
          </table:table-cell>
          <table:table-cell table:formula="of:=[$B.C5]" office:value-type="float" office:value="4" calcext:value-type="float">
            <text:p>4</text:p>
          </table:table-cell>
          <table:table-cell table:formula="of:=[$B.D5]" office:value-type="string" office:string-value="=E,,4" calcext:value-type="string">
            <text:p>=E,,4</text:p>
          </table:table-cell>
          <table:table-cell table:number-columns-repeated="8"/>
        </table:table-row>
        <table:table-row table:style-name="ro1">
          <table:table-cell table:style-name="ce23" table:formula="of:=[$B.A6]" office:value-type="float" office:value="125" calcext:value-type="float">
            <text:p>125</text:p>
          </table:table-cell>
          <table:table-cell table:style-name="ce23" table:formula="of:=[$B.B6]" office:value-type="string" office:string-value="F,," calcext:value-type="string">
            <text:p>F,,</text:p>
          </table:table-cell>
          <table:table-cell table:formula="of:=[$B.C6]" office:value-type="float" office:value="4" calcext:value-type="float">
            <text:p>4</text:p>
          </table:table-cell>
          <table:table-cell table:formula="of:=[$B.D6]" office:value-type="string" office:string-value="F,,4" calcext:value-type="string">
            <text:p>F,,4</text:p>
          </table:table-cell>
          <table:table-cell table:number-columns-repeated="8"/>
        </table:table-row>
        <table:table-row table:style-name="ro1">
          <table:table-cell table:style-name="ce23" table:formula="of:=[$B.A7]" office:value-type="float" office:value="126" calcext:value-type="float">
            <text:p>126</text:p>
          </table:table-cell>
          <table:table-cell table:style-name="ce23" table:formula="of:=[$B.B7]" office:value-type="string" office:string-value="^F,," calcext:value-type="string">
            <text:p>^F,,</text:p>
          </table:table-cell>
          <table:table-cell table:formula="of:=[$B.C7]" office:value-type="float" office:value="4" calcext:value-type="float">
            <text:p>4</text:p>
          </table:table-cell>
          <table:table-cell table:formula="of:=[$B.D7]" office:value-type="string" office:string-value="^F,,4" calcext:value-type="string">
            <text:p>^F,,4</text:p>
          </table:table-cell>
          <table:table-cell table:number-columns-repeated="8"/>
        </table:table-row>
        <table:table-row table:style-name="ro1">
          <table:table-cell table:style-name="ce23" table:formula="of:=[$B.A8]" office:value-type="float" office:value="127" calcext:value-type="float">
            <text:p>127</text:p>
          </table:table-cell>
          <table:table-cell table:style-name="ce23" table:formula="of:=[$B.B8]" office:value-type="string" office:string-value="G,," calcext:value-type="string">
            <text:p>G,,</text:p>
          </table:table-cell>
          <table:table-cell table:formula="of:=[$B.C8]" office:value-type="float" office:value="4" calcext:value-type="float">
            <text:p>4</text:p>
          </table:table-cell>
          <table:table-cell table:formula="of:=[$B.D8]" office:value-type="string" office:string-value="G,,4" calcext:value-type="string">
            <text:p>G,,4</text:p>
          </table:table-cell>
          <table:table-cell table:number-columns-repeated="8"/>
        </table:table-row>
        <table:table-row table:style-name="ro1">
          <table:table-cell table:style-name="ce23" table:formula="of:=[$B.A9]" office:value-type="float" office:value="128" calcext:value-type="float">
            <text:p>128</text:p>
          </table:table-cell>
          <table:table-cell table:style-name="ce23" table:formula="of:=[$B.B9]" office:value-type="string" office:string-value="^G,," calcext:value-type="string">
            <text:p>^G,,</text:p>
          </table:table-cell>
          <table:table-cell table:formula="of:=[$B.C9]" office:value-type="float" office:value="4" calcext:value-type="float">
            <text:p>4</text:p>
          </table:table-cell>
          <table:table-cell table:formula="of:=[$B.D9]" office:value-type="string" office:string-value="^G,,4" calcext:value-type="string">
            <text:p>^G,,4</text:p>
          </table:table-cell>
          <table:table-cell table:number-columns-repeated="8"/>
        </table:table-row>
        <table:table-row table:style-name="ro1">
          <table:table-cell table:style-name="ce23" table:formula="of:=[$B.A10]" office:value-type="float" office:value="129" calcext:value-type="float">
            <text:p>129</text:p>
          </table:table-cell>
          <table:table-cell table:style-name="ce23" table:formula="of:=[$B.B10]" office:value-type="string" office:string-value="A,," calcext:value-type="string">
            <text:p>A,,</text:p>
          </table:table-cell>
          <table:table-cell table:formula="of:=[$B.C10]" office:value-type="float" office:value="4" calcext:value-type="float">
            <text:p>4</text:p>
          </table:table-cell>
          <table:table-cell table:formula="of:=[$B.D10]" office:value-type="string" office:string-value="A,,4" calcext:value-type="string">
            <text:p>A,,4</text:p>
          </table:table-cell>
          <table:table-cell table:number-columns-repeated="8"/>
        </table:table-row>
        <table:table-row table:style-name="ro1">
          <table:table-cell table:style-name="ce23" table:formula="of:=[$B.A11]" office:value-type="float" office:value="130" calcext:value-type="float">
            <text:p>130</text:p>
          </table:table-cell>
          <table:table-cell table:style-name="ce23" table:formula="of:=[$B.B11]" office:value-type="string" office:string-value="_B,," calcext:value-type="string">
            <text:p>_B,,</text:p>
          </table:table-cell>
          <table:table-cell table:formula="of:=[$B.C11]" office:value-type="float" office:value="4" calcext:value-type="float">
            <text:p>4</text:p>
          </table:table-cell>
          <table:table-cell table:formula="of:=[$B.D11]" office:value-type="string" office:string-value="_B,,4" calcext:value-type="string">
            <text:p>_B,,4</text:p>
          </table:table-cell>
          <table:table-cell table:number-columns-repeated="8"/>
        </table:table-row>
        <table:table-row table:style-name="ro1">
          <table:table-cell table:style-name="ce23" table:formula="of:=[$B.A12]" office:value-type="float" office:value="131" calcext:value-type="float">
            <text:p>131</text:p>
          </table:table-cell>
          <table:table-cell table:style-name="ce23" table:formula="of:=[$B.B12]" office:value-type="string" office:string-value="=B,," calcext:value-type="string">
            <text:p>=B,,</text:p>
          </table:table-cell>
          <table:table-cell table:formula="of:=[$B.C12]" office:value-type="float" office:value="4" calcext:value-type="float">
            <text:p>4</text:p>
          </table:table-cell>
          <table:table-cell table:formula="of:=[$B.D12]" office:value-type="string" office:string-value="=B,,4" calcext:value-type="string">
            <text:p>=B,,4</text:p>
          </table:table-cell>
          <table:table-cell table:number-columns-repeated="8"/>
        </table:table-row>
        <table:table-row table:style-name="ro1">
          <table:table-cell table:style-name="ce23" table:formula="of:=[$B.A13]" office:value-type="float" office:value="132" calcext:value-type="float">
            <text:p>132</text:p>
          </table:table-cell>
          <table:table-cell table:style-name="ce23" table:formula="of:=[$B.B13]" office:value-type="string" office:string-value="C," calcext:value-type="string">
            <text:p>C,</text:p>
          </table:table-cell>
          <table:table-cell table:formula="of:=[$B.C13]" office:value-type="float" office:value="4" calcext:value-type="float">
            <text:p>4</text:p>
          </table:table-cell>
          <table:table-cell table:formula="of:=[$B.D13]" office:value-type="string" office:string-value="C,4" calcext:value-type="string">
            <text:p>C,4</text:p>
          </table:table-cell>
          <table:table-cell table:number-columns-repeated="8"/>
        </table:table-row>
        <table:table-row table:style-name="ro1">
          <table:table-cell table:style-name="ce23" table:formula="of:=[$B.A14]" office:value-type="float" office:value="133" calcext:value-type="float">
            <text:p>133</text:p>
          </table:table-cell>
          <table:table-cell table:style-name="ce23" table:formula="of:=[$B.B14]" office:value-type="string" office:string-value="^C," calcext:value-type="string">
            <text:p>^C,</text:p>
          </table:table-cell>
          <table:table-cell table:formula="of:=[$B.C14]" office:value-type="float" office:value="4" calcext:value-type="float">
            <text:p>4</text:p>
          </table:table-cell>
          <table:table-cell table:formula="of:=[$B.D14]" office:value-type="string" office:string-value="^C,4" calcext:value-type="string">
            <text:p>^C,4</text:p>
          </table:table-cell>
          <table:table-cell table:number-columns-repeated="8"/>
        </table:table-row>
        <table:table-row table:style-name="ro1">
          <table:table-cell table:style-name="ce23" table:formula="of:=[$B.A15]" office:value-type="float" office:value="134" calcext:value-type="float">
            <text:p>134</text:p>
          </table:table-cell>
          <table:table-cell table:style-name="ce23" table:formula="of:=[$B.B15]" office:value-type="string" office:string-value="D," calcext:value-type="string">
            <text:p>D,</text:p>
          </table:table-cell>
          <table:table-cell table:formula="of:=[$B.C15]" office:value-type="float" office:value="4" calcext:value-type="float">
            <text:p>4</text:p>
          </table:table-cell>
          <table:table-cell table:formula="of:=[$B.D15]" office:value-type="string" office:string-value="D,4" calcext:value-type="string">
            <text:p>D,4</text:p>
          </table:table-cell>
          <table:table-cell table:number-columns-repeated="8"/>
        </table:table-row>
        <table:table-row table:style-name="ro1">
          <table:table-cell table:style-name="ce23" table:formula="of:=[$B.A16]" office:value-type="float" office:value="135" calcext:value-type="float">
            <text:p>135</text:p>
          </table:table-cell>
          <table:table-cell table:style-name="ce23" table:formula="of:=[$B.B16]" office:value-type="string" office:string-value="^D," calcext:value-type="string">
            <text:p>^D,</text:p>
          </table:table-cell>
          <table:table-cell table:formula="of:=[$B.C16]" office:value-type="float" office:value="4" calcext:value-type="float">
            <text:p>4</text:p>
          </table:table-cell>
          <table:table-cell table:formula="of:=[$B.D16]" office:value-type="string" office:string-value="^D,4" calcext:value-type="string">
            <text:p>^D,4</text:p>
          </table:table-cell>
          <table:table-cell table:number-columns-repeated="8"/>
        </table:table-row>
        <table:table-row table:style-name="ro1">
          <table:table-cell table:style-name="ce23" table:formula="of:=[$B.A17]" office:value-type="float" office:value="136" calcext:value-type="float">
            <text:p>136</text:p>
          </table:table-cell>
          <table:table-cell table:style-name="ce23" table:formula="of:=[$B.B17]" office:value-type="string" office:string-value="_E," calcext:value-type="string">
            <text:p>_E,</text:p>
          </table:table-cell>
          <table:table-cell table:formula="of:=[$B.C17]" office:value-type="float" office:value="4" calcext:value-type="float">
            <text:p>4</text:p>
          </table:table-cell>
          <table:table-cell table:formula="of:=[$B.D17]" office:value-type="string" office:string-value="_E,4" calcext:value-type="string">
            <text:p>_E,4</text:p>
          </table:table-cell>
          <table:table-cell table:number-columns-repeated="8"/>
        </table:table-row>
        <table:table-row table:style-name="ro1">
          <table:table-cell table:style-name="ce23" table:formula="of:=[$B.A18]" office:value-type="float" office:value="137" calcext:value-type="float">
            <text:p>137</text:p>
          </table:table-cell>
          <table:table-cell table:style-name="ce23" table:formula="of:=[$B.B18]" office:value-type="string" office:string-value="=E," calcext:value-type="string">
            <text:p>=E,</text:p>
          </table:table-cell>
          <table:table-cell table:formula="of:=[$B.C18]" office:value-type="float" office:value="4" calcext:value-type="float">
            <text:p>4</text:p>
          </table:table-cell>
          <table:table-cell table:formula="of:=[$B.D18]" office:value-type="string" office:string-value="=E,4" calcext:value-type="string">
            <text:p>=E,4</text:p>
          </table:table-cell>
          <table:table-cell table:number-columns-repeated="8"/>
        </table:table-row>
        <table:table-row table:style-name="ro1">
          <table:table-cell table:style-name="ce23" table:formula="of:=[$B.A19]" office:value-type="float" office:value="138" calcext:value-type="float">
            <text:p>138</text:p>
          </table:table-cell>
          <table:table-cell table:style-name="ce23" table:formula="of:=[$B.B19]" office:value-type="string" office:string-value="F," calcext:value-type="string">
            <text:p>F,</text:p>
          </table:table-cell>
          <table:table-cell table:formula="of:=[$B.C19]" office:value-type="float" office:value="4" calcext:value-type="float">
            <text:p>4</text:p>
          </table:table-cell>
          <table:table-cell table:formula="of:=[$B.D19]" office:value-type="string" office:string-value="F,4" calcext:value-type="string">
            <text:p>F,4</text:p>
          </table:table-cell>
          <table:table-cell table:number-columns-repeated="8"/>
        </table:table-row>
        <table:table-row table:style-name="ro1">
          <table:table-cell table:style-name="ce23" table:formula="of:=[$B.A20]" office:value-type="float" office:value="139" calcext:value-type="float">
            <text:p>139</text:p>
          </table:table-cell>
          <table:table-cell table:style-name="ce23" table:formula="of:=[$B.B20]" office:value-type="string" office:string-value="^F," calcext:value-type="string">
            <text:p>^F,</text:p>
          </table:table-cell>
          <table:table-cell table:formula="of:=[$B.C20]" office:value-type="float" office:value="4" calcext:value-type="float">
            <text:p>4</text:p>
          </table:table-cell>
          <table:table-cell table:formula="of:=[$B.D20]" office:value-type="string" office:string-value="^F,4" calcext:value-type="string">
            <text:p>^F,4</text:p>
          </table:table-cell>
          <table:table-cell table:number-columns-repeated="8"/>
        </table:table-row>
        <table:table-row table:style-name="ro1">
          <table:table-cell table:style-name="ce23" table:formula="of:=[$B.A21]" office:value-type="float" office:value="140" calcext:value-type="float">
            <text:p>140</text:p>
          </table:table-cell>
          <table:table-cell table:style-name="ce23" table:formula="of:=[$B.B21]" office:value-type="string" office:string-value="G," calcext:value-type="string">
            <text:p>G,</text:p>
          </table:table-cell>
          <table:table-cell table:formula="of:=[$B.C21]" office:value-type="float" office:value="4" calcext:value-type="float">
            <text:p>4</text:p>
          </table:table-cell>
          <table:table-cell table:formula="of:=[$B.D21]" office:value-type="string" office:string-value="G,4" calcext:value-type="string">
            <text:p>G,4</text:p>
          </table:table-cell>
          <table:table-cell table:number-columns-repeated="8"/>
        </table:table-row>
        <table:table-row table:style-name="ro1">
          <table:table-cell table:style-name="ce23" table:formula="of:=[$B.A22]" office:value-type="float" office:value="141" calcext:value-type="float">
            <text:p>141</text:p>
          </table:table-cell>
          <table:table-cell table:style-name="ce23" table:formula="of:=[$B.B22]" office:value-type="string" office:string-value="^G," calcext:value-type="string">
            <text:p>^G,</text:p>
          </table:table-cell>
          <table:table-cell table:formula="of:=[$B.C22]" office:value-type="float" office:value="4" calcext:value-type="float">
            <text:p>4</text:p>
          </table:table-cell>
          <table:table-cell table:formula="of:=[$B.D22]" office:value-type="string" office:string-value="^G,4" calcext:value-type="string">
            <text:p>^G,4</text:p>
          </table:table-cell>
          <table:table-cell table:number-columns-repeated="8"/>
        </table:table-row>
        <table:table-row table:style-name="ro1">
          <table:table-cell table:style-name="ce23" table:formula="of:=[$B.A23]" office:value-type="float" office:value="142" calcext:value-type="float">
            <text:p>142</text:p>
          </table:table-cell>
          <table:table-cell table:style-name="ce23" table:formula="of:=[$B.B23]" office:value-type="string" office:string-value="A," calcext:value-type="string">
            <text:p>A,</text:p>
          </table:table-cell>
          <table:table-cell table:formula="of:=[$B.C23]" office:value-type="float" office:value="4" calcext:value-type="float">
            <text:p>4</text:p>
          </table:table-cell>
          <table:table-cell table:formula="of:=[$B.D23]" office:value-type="string" office:string-value="A,4" calcext:value-type="string">
            <text:p>A,4</text:p>
          </table:table-cell>
          <table:table-cell table:number-columns-repeated="8"/>
        </table:table-row>
        <table:table-row table:style-name="ro1">
          <table:table-cell table:style-name="ce23" table:formula="of:=[$B.A24]" office:value-type="float" office:value="143" calcext:value-type="float">
            <text:p>143</text:p>
          </table:table-cell>
          <table:table-cell table:style-name="ce23" table:formula="of:=[$B.B24]" office:value-type="string" office:string-value="_B," calcext:value-type="string">
            <text:p>_B,</text:p>
          </table:table-cell>
          <table:table-cell table:formula="of:=[$B.C24]" office:value-type="float" office:value="4" calcext:value-type="float">
            <text:p>4</text:p>
          </table:table-cell>
          <table:table-cell table:formula="of:=[$B.D24]" office:value-type="string" office:string-value="_B,4" calcext:value-type="string">
            <text:p>_B,4</text:p>
          </table:table-cell>
          <table:table-cell table:number-columns-repeated="8"/>
        </table:table-row>
        <table:table-row table:style-name="ro1">
          <table:table-cell table:style-name="ce23" table:formula="of:=[$B.A25]" office:value-type="float" office:value="144" calcext:value-type="float">
            <text:p>144</text:p>
          </table:table-cell>
          <table:table-cell table:style-name="ce23" table:formula="of:=[$B.B25]" office:value-type="string" office:string-value="=B," calcext:value-type="string">
            <text:p>=B,</text:p>
          </table:table-cell>
          <table:table-cell table:formula="of:=[$B.C25]" office:value-type="float" office:value="4" calcext:value-type="float">
            <text:p>4</text:p>
          </table:table-cell>
          <table:table-cell table:formula="of:=[$B.D25]" office:value-type="string" office:string-value="=B,4" calcext:value-type="string">
            <text:p>=B,4</text:p>
          </table:table-cell>
          <table:table-cell table:number-columns-repeated="8"/>
        </table:table-row>
        <table:table-row table:style-name="ro1">
          <table:table-cell table:style-name="ce23" table:formula="of:=[$B.A26]" office:value-type="float" office:value="145" calcext:value-type="float">
            <text:p>145</text:p>
          </table:table-cell>
          <table:table-cell table:style-name="ce23" table:formula="of:=[$B.B26]" office:value-type="string" office:string-value="C" calcext:value-type="string">
            <text:p>C</text:p>
          </table:table-cell>
          <table:table-cell table:formula="of:=[$B.C26]" office:value-type="float" office:value="4" calcext:value-type="float">
            <text:p>4</text:p>
          </table:table-cell>
          <table:table-cell table:formula="of:=[$B.D26]" office:value-type="string" office:string-value="C4" calcext:value-type="string">
            <text:p>C4</text:p>
          </table:table-cell>
          <table:table-cell table:number-columns-repeated="8"/>
        </table:table-row>
        <table:table-row table:style-name="ro1">
          <table:table-cell table:style-name="ce23" table:formula="of:=[$B.A27]" office:value-type="float" office:value="146" calcext:value-type="float">
            <text:p>146</text:p>
          </table:table-cell>
          <table:table-cell table:style-name="ce23" table:formula="of:=[$B.B27]" office:value-type="string" office:string-value="^C" calcext:value-type="string">
            <text:p>^C</text:p>
          </table:table-cell>
          <table:table-cell table:formula="of:=[$B.C27]" office:value-type="float" office:value="4" calcext:value-type="float">
            <text:p>4</text:p>
          </table:table-cell>
          <table:table-cell table:formula="of:=[$B.D27]" office:value-type="string" office:string-value="^C4" calcext:value-type="string">
            <text:p>^C4</text:p>
          </table:table-cell>
          <table:table-cell table:number-columns-repeated="8"/>
        </table:table-row>
        <table:table-row table:style-name="ro1">
          <table:table-cell table:style-name="ce23" table:formula="of:=[$B.A28]" office:value-type="float" office:value="147" calcext:value-type="float">
            <text:p>147</text:p>
          </table:table-cell>
          <table:table-cell table:style-name="ce23" table:formula="of:=[$B.B28]" office:value-type="string" office:string-value="D" calcext:value-type="string">
            <text:p>D</text:p>
          </table:table-cell>
          <table:table-cell table:formula="of:=[$B.C28]" office:value-type="float" office:value="4" calcext:value-type="float">
            <text:p>4</text:p>
          </table:table-cell>
          <table:table-cell table:formula="of:=[$B.D28]" office:value-type="string" office:string-value="D4" calcext:value-type="string">
            <text:p>D4</text:p>
          </table:table-cell>
          <table:table-cell table:number-columns-repeated="8"/>
        </table:table-row>
        <table:table-row table:style-name="ro1">
          <table:table-cell table:style-name="ce23" table:formula="of:=[$B.A29]" office:value-type="float" office:value="148" calcext:value-type="float">
            <text:p>148</text:p>
          </table:table-cell>
          <table:table-cell table:style-name="ce23" table:formula="of:=[$B.B29]" office:value-type="string" office:string-value="C,," calcext:value-type="string">
            <text:p>C,,</text:p>
          </table:table-cell>
          <table:table-cell table:formula="of:=[$B.C29]" office:value-type="float" office:value="4" calcext:value-type="float">
            <text:p>4</text:p>
          </table:table-cell>
          <table:table-cell table:formula="of:=[$B.D29]" office:value-type="string" office:string-value="C,,4" calcext:value-type="string">
            <text:p>C,,4</text:p>
          </table:table-cell>
          <table:table-cell table:number-columns-repeated="8"/>
        </table:table-row>
        <table:table-row table:style-name="ro1">
          <table:table-cell table:style-name="ce23" table:formula="of:=[$B.A30]" office:value-type="float" office:value="149" calcext:value-type="float">
            <text:p>149</text:p>
          </table:table-cell>
          <table:table-cell table:style-name="ce23" table:formula="of:=[$B.B30]" office:value-type="string" office:string-value="^C,," calcext:value-type="string">
            <text:p>^C,,</text:p>
          </table:table-cell>
          <table:table-cell table:formula="of:=[$B.C30]" office:value-type="float" office:value="6" calcext:value-type="float">
            <text:p>6</text:p>
          </table:table-cell>
          <table:table-cell table:formula="of:=[$B.D30]" office:value-type="string" office:string-value="^C,,6" calcext:value-type="string">
            <text:p>^C,,6</text:p>
          </table:table-cell>
          <table:table-cell table:number-columns-repeated="8"/>
        </table:table-row>
        <table:table-row table:style-name="ro1">
          <table:table-cell table:style-name="ce23" table:formula="of:=[$B.A31]" office:value-type="float" office:value="150" calcext:value-type="float">
            <text:p>150</text:p>
          </table:table-cell>
          <table:table-cell table:style-name="ce23" table:formula="of:=[$B.B31]" office:value-type="string" office:string-value="D,," calcext:value-type="string">
            <text:p>D,,</text:p>
          </table:table-cell>
          <table:table-cell table:formula="of:=[$B.C31]" office:value-type="float" office:value="6" calcext:value-type="float">
            <text:p>6</text:p>
          </table:table-cell>
          <table:table-cell table:formula="of:=[$B.D31]" office:value-type="string" office:string-value="D,,6" calcext:value-type="string">
            <text:p>D,,6</text:p>
          </table:table-cell>
          <table:table-cell table:number-columns-repeated="8"/>
        </table:table-row>
        <table:table-row table:style-name="ro1">
          <table:table-cell table:style-name="ce23" table:formula="of:=[$B.A32]" office:value-type="float" office:value="151" calcext:value-type="float">
            <text:p>151</text:p>
          </table:table-cell>
          <table:table-cell table:style-name="ce23" table:formula="of:=[$B.B32]" office:value-type="string" office:string-value="_E,," calcext:value-type="string">
            <text:p>_E,,</text:p>
          </table:table-cell>
          <table:table-cell table:formula="of:=[$B.C32]" office:value-type="float" office:value="6" calcext:value-type="float">
            <text:p>6</text:p>
          </table:table-cell>
          <table:table-cell table:formula="of:=[$B.D32]" office:value-type="string" office:string-value="_E,,6" calcext:value-type="string">
            <text:p>_E,,6</text:p>
          </table:table-cell>
          <table:table-cell table:number-columns-repeated="8"/>
        </table:table-row>
        <table:table-row table:style-name="ro1">
          <table:table-cell table:style-name="ce23" table:formula="of:=[$B.A33]" office:value-type="float" office:value="152" calcext:value-type="float">
            <text:p>152</text:p>
          </table:table-cell>
          <table:table-cell table:style-name="ce23" table:formula="of:=[$B.B33]" office:value-type="string" office:string-value="=E,," calcext:value-type="string">
            <text:p>=E,,</text:p>
          </table:table-cell>
          <table:table-cell table:formula="of:=[$B.C33]" office:value-type="float" office:value="6" calcext:value-type="float">
            <text:p>6</text:p>
          </table:table-cell>
          <table:table-cell table:formula="of:=[$B.D33]" office:value-type="string" office:string-value="=E,,6" calcext:value-type="string">
            <text:p>=E,,6</text:p>
          </table:table-cell>
          <table:table-cell table:number-columns-repeated="8"/>
        </table:table-row>
        <table:table-row table:style-name="ro1">
          <table:table-cell table:style-name="ce23" table:formula="of:=[$B.A34]" office:value-type="float" office:value="153" calcext:value-type="float">
            <text:p>153</text:p>
          </table:table-cell>
          <table:table-cell table:style-name="ce23" table:formula="of:=[$B.B34]" office:value-type="string" office:string-value="F,," calcext:value-type="string">
            <text:p>F,,</text:p>
          </table:table-cell>
          <table:table-cell table:formula="of:=[$B.C34]" office:value-type="float" office:value="6" calcext:value-type="float">
            <text:p>6</text:p>
          </table:table-cell>
          <table:table-cell table:formula="of:=[$B.D34]" office:value-type="string" office:string-value="F,,6" calcext:value-type="string">
            <text:p>F,,6</text:p>
          </table:table-cell>
          <table:table-cell table:number-columns-repeated="8"/>
        </table:table-row>
        <table:table-row table:style-name="ro1">
          <table:table-cell table:style-name="ce23" table:formula="of:=[$B.A35]" office:value-type="float" office:value="154" calcext:value-type="float">
            <text:p>154</text:p>
          </table:table-cell>
          <table:table-cell table:style-name="ce23" table:formula="of:=[$B.B35]" office:value-type="string" office:string-value="^F,," calcext:value-type="string">
            <text:p>^F,,</text:p>
          </table:table-cell>
          <table:table-cell table:formula="of:=[$B.C35]" office:value-type="float" office:value="6" calcext:value-type="float">
            <text:p>6</text:p>
          </table:table-cell>
          <table:table-cell table:formula="of:=[$B.D35]" office:value-type="string" office:string-value="^F,,6" calcext:value-type="string">
            <text:p>^F,,6</text:p>
          </table:table-cell>
          <table:table-cell table:number-columns-repeated="8"/>
        </table:table-row>
        <table:table-row table:style-name="ro1">
          <table:table-cell table:style-name="ce23" table:formula="of:=[$B.A36]" office:value-type="float" office:value="155" calcext:value-type="float">
            <text:p>155</text:p>
          </table:table-cell>
          <table:table-cell table:style-name="ce23" table:formula="of:=[$B.B36]" office:value-type="string" office:string-value="G,," calcext:value-type="string">
            <text:p>G,,</text:p>
          </table:table-cell>
          <table:table-cell table:formula="of:=[$B.C36]" office:value-type="float" office:value="6" calcext:value-type="float">
            <text:p>6</text:p>
          </table:table-cell>
          <table:table-cell table:formula="of:=[$B.D36]" office:value-type="string" office:string-value="G,,6" calcext:value-type="string">
            <text:p>G,,6</text:p>
          </table:table-cell>
          <table:table-cell table:number-columns-repeated="8"/>
        </table:table-row>
        <table:table-row table:style-name="ro1">
          <table:table-cell table:style-name="ce23" table:formula="of:=[$B.A37]" office:value-type="float" office:value="156" calcext:value-type="float">
            <text:p>156</text:p>
          </table:table-cell>
          <table:table-cell table:style-name="ce23" table:formula="of:=[$B.B37]" office:value-type="string" office:string-value="_A,," calcext:value-type="string">
            <text:p>_A,,</text:p>
          </table:table-cell>
          <table:table-cell table:formula="of:=[$B.C37]" office:value-type="float" office:value="6" calcext:value-type="float">
            <text:p>6</text:p>
          </table:table-cell>
          <table:table-cell table:formula="of:=[$B.D37]" office:value-type="string" office:string-value="_A,,6" calcext:value-type="string">
            <text:p>_A,,6</text:p>
          </table:table-cell>
          <table:table-cell table:number-columns-repeated="8"/>
        </table:table-row>
        <table:table-row table:style-name="ro1">
          <table:table-cell table:style-name="ce23" table:formula="of:=[$B.A38]" office:value-type="float" office:value="157" calcext:value-type="float">
            <text:p>157</text:p>
          </table:table-cell>
          <table:table-cell table:style-name="ce23" table:formula="of:=[$B.B38]" office:value-type="string" office:string-value="A,," calcext:value-type="string">
            <text:p>A,,</text:p>
          </table:table-cell>
          <table:table-cell table:formula="of:=[$B.C38]" office:value-type="float" office:value="6" calcext:value-type="float">
            <text:p>6</text:p>
          </table:table-cell>
          <table:table-cell table:formula="of:=[$B.D38]" office:value-type="string" office:string-value="A,,6" calcext:value-type="string">
            <text:p>A,,6</text:p>
          </table:table-cell>
          <table:table-cell table:number-columns-repeated="8"/>
        </table:table-row>
        <table:table-row table:style-name="ro1">
          <table:table-cell table:style-name="ce23" table:formula="of:=[$B.A39]" office:value-type="float" office:value="158" calcext:value-type="float">
            <text:p>158</text:p>
          </table:table-cell>
          <table:table-cell table:style-name="ce23" table:formula="of:=[$B.B39]" office:value-type="string" office:string-value="_B,," calcext:value-type="string">
            <text:p>_B,,</text:p>
          </table:table-cell>
          <table:table-cell table:formula="of:=[$B.C39]" office:value-type="float" office:value="6" calcext:value-type="float">
            <text:p>6</text:p>
          </table:table-cell>
          <table:table-cell table:formula="of:=[$B.D39]" office:value-type="string" office:string-value="_B,,6" calcext:value-type="string">
            <text:p>_B,,6</text:p>
          </table:table-cell>
          <table:table-cell table:number-columns-repeated="8"/>
        </table:table-row>
        <table:table-row table:style-name="ro1">
          <table:table-cell table:style-name="ce23" table:formula="of:=[$B.A40]" office:value-type="float" office:value="159" calcext:value-type="float">
            <text:p>159</text:p>
          </table:table-cell>
          <table:table-cell table:style-name="ce23" table:formula="of:=[$B.B40]" office:value-type="string" office:string-value="=B,," calcext:value-type="string">
            <text:p>=B,,</text:p>
          </table:table-cell>
          <table:table-cell table:formula="of:=[$B.C40]" office:value-type="float" office:value="6" calcext:value-type="float">
            <text:p>6</text:p>
          </table:table-cell>
          <table:table-cell table:formula="of:=[$B.D40]" office:value-type="string" office:string-value="=B,,6" calcext:value-type="string">
            <text:p>=B,,6</text:p>
          </table:table-cell>
          <table:table-cell table:number-columns-repeated="8"/>
        </table:table-row>
        <table:table-row table:style-name="ro1">
          <table:table-cell table:style-name="ce23" table:formula="of:=[$B.A41]" office:value-type="float" office:value="160" calcext:value-type="float">
            <text:p>160</text:p>
          </table:table-cell>
          <table:table-cell table:style-name="ce23" table:formula="of:=[$B.B41]" office:value-type="string" office:string-value="C," calcext:value-type="string">
            <text:p>C,</text:p>
          </table:table-cell>
          <table:table-cell table:formula="of:=[$B.C41]" office:value-type="float" office:value="6" calcext:value-type="float">
            <text:p>6</text:p>
          </table:table-cell>
          <table:table-cell table:formula="of:=[$B.D41]" office:value-type="string" office:string-value="C,6" calcext:value-type="string">
            <text:p>C,6</text:p>
          </table:table-cell>
          <table:table-cell table:number-columns-repeated="8"/>
        </table:table-row>
        <table:table-row table:style-name="ro1">
          <table:table-cell table:style-name="ce23" table:formula="of:=[$B.A42]" office:value-type="float" office:value="161" calcext:value-type="float">
            <text:p>161</text:p>
          </table:table-cell>
          <table:table-cell table:style-name="ce23" table:formula="of:=[$B.B42]" office:value-type="string" office:string-value="^C," calcext:value-type="string">
            <text:p>^C,</text:p>
          </table:table-cell>
          <table:table-cell table:formula="of:=[$B.C42]" office:value-type="float" office:value="6" calcext:value-type="float">
            <text:p>6</text:p>
          </table:table-cell>
          <table:table-cell table:formula="of:=[$B.D42]" office:value-type="string" office:string-value="^C,6" calcext:value-type="string">
            <text:p>^C,6</text:p>
          </table:table-cell>
          <table:table-cell table:number-columns-repeated="8"/>
        </table:table-row>
        <table:table-row table:style-name="ro1">
          <table:table-cell table:style-name="ce23" table:formula="of:=[$B.A43]" office:value-type="float" office:value="162" calcext:value-type="float">
            <text:p>162</text:p>
          </table:table-cell>
          <table:table-cell table:style-name="ce23" table:formula="of:=[$B.B43]" office:value-type="string" office:string-value="D," calcext:value-type="string">
            <text:p>D,</text:p>
          </table:table-cell>
          <table:table-cell table:formula="of:=[$B.C43]" office:value-type="float" office:value="6" calcext:value-type="float">
            <text:p>6</text:p>
          </table:table-cell>
          <table:table-cell table:formula="of:=[$B.D43]" office:value-type="string" office:string-value="D,6" calcext:value-type="string">
            <text:p>D,6</text:p>
          </table:table-cell>
          <table:table-cell table:number-columns-repeated="8"/>
        </table:table-row>
        <table:table-row table:style-name="ro1">
          <table:table-cell table:style-name="ce23" table:formula="of:=[$B.A44]" office:value-type="float" office:value="163" calcext:value-type="float">
            <text:p>163</text:p>
          </table:table-cell>
          <table:table-cell table:style-name="ce23" table:formula="of:=[$B.B44]" office:value-type="string" office:string-value="^D," calcext:value-type="string">
            <text:p>^D,</text:p>
          </table:table-cell>
          <table:table-cell table:formula="of:=[$B.C44]" office:value-type="float" office:value="6" calcext:value-type="float">
            <text:p>6</text:p>
          </table:table-cell>
          <table:table-cell table:formula="of:=[$B.D44]" office:value-type="string" office:string-value="^D,6" calcext:value-type="string">
            <text:p>^D,6</text:p>
          </table:table-cell>
          <table:table-cell table:number-columns-repeated="8"/>
        </table:table-row>
        <table:table-row table:style-name="ro1">
          <table:table-cell table:style-name="ce23" table:formula="of:=[$B.A45]" office:value-type="float" office:value="164" calcext:value-type="float">
            <text:p>164</text:p>
          </table:table-cell>
          <table:table-cell table:style-name="ce23" table:formula="of:=[$B.B45]" office:value-type="string" office:string-value="_E," calcext:value-type="string">
            <text:p>_E,</text:p>
          </table:table-cell>
          <table:table-cell table:formula="of:=[$B.C45]" office:value-type="float" office:value="6" calcext:value-type="float">
            <text:p>6</text:p>
          </table:table-cell>
          <table:table-cell table:formula="of:=[$B.D45]" office:value-type="string" office:string-value="_E,6" calcext:value-type="string">
            <text:p>_E,6</text:p>
          </table:table-cell>
          <table:table-cell table:number-columns-repeated="8"/>
        </table:table-row>
        <table:table-row table:style-name="ro1">
          <table:table-cell table:style-name="ce23" table:formula="of:=[$B.A46]" office:value-type="float" office:value="165" calcext:value-type="float">
            <text:p>165</text:p>
          </table:table-cell>
          <table:table-cell table:style-name="ce23" table:formula="of:=[$B.B46]" office:value-type="string" office:string-value="=E," calcext:value-type="string">
            <text:p>=E,</text:p>
          </table:table-cell>
          <table:table-cell table:formula="of:=[$B.C46]" office:value-type="float" office:value="6" calcext:value-type="float">
            <text:p>6</text:p>
          </table:table-cell>
          <table:table-cell table:formula="of:=[$B.D46]" office:value-type="string" office:string-value="=E,6" calcext:value-type="string">
            <text:p>=E,6</text:p>
          </table:table-cell>
          <table:table-cell table:number-columns-repeated="8"/>
        </table:table-row>
        <table:table-row table:style-name="ro1">
          <table:table-cell table:style-name="ce23" table:formula="of:=[$B.A47]" office:value-type="float" office:value="166" calcext:value-type="float">
            <text:p>166</text:p>
          </table:table-cell>
          <table:table-cell table:style-name="ce23" table:formula="of:=[$B.B47]" office:value-type="string" office:string-value="F," calcext:value-type="string">
            <text:p>F,</text:p>
          </table:table-cell>
          <table:table-cell table:formula="of:=[$B.C47]" office:value-type="float" office:value="6" calcext:value-type="float">
            <text:p>6</text:p>
          </table:table-cell>
          <table:table-cell table:formula="of:=[$B.D47]" office:value-type="string" office:string-value="F,6" calcext:value-type="string">
            <text:p>F,6</text:p>
          </table:table-cell>
          <table:table-cell table:number-columns-repeated="8"/>
        </table:table-row>
        <table:table-row table:style-name="ro1">
          <table:table-cell table:style-name="ce23" table:formula="of:=[$B.A48]" office:value-type="float" office:value="167" calcext:value-type="float">
            <text:p>167</text:p>
          </table:table-cell>
          <table:table-cell table:style-name="ce23" table:formula="of:=[$B.B48]" office:value-type="string" office:string-value="^F," calcext:value-type="string">
            <text:p>^F,</text:p>
          </table:table-cell>
          <table:table-cell table:formula="of:=[$B.C48]" office:value-type="float" office:value="6" calcext:value-type="float">
            <text:p>6</text:p>
          </table:table-cell>
          <table:table-cell table:formula="of:=[$B.D48]" office:value-type="string" office:string-value="^F,6" calcext:value-type="string">
            <text:p>^F,6</text:p>
          </table:table-cell>
          <table:table-cell table:number-columns-repeated="8"/>
        </table:table-row>
        <table:table-row table:style-name="ro1">
          <table:table-cell table:style-name="ce23" table:formula="of:=[$B.A49]" office:value-type="float" office:value="168" calcext:value-type="float">
            <text:p>168</text:p>
          </table:table-cell>
          <table:table-cell table:style-name="ce23" table:formula="of:=[$B.B49]" office:value-type="string" office:string-value="G," calcext:value-type="string">
            <text:p>G,</text:p>
          </table:table-cell>
          <table:table-cell table:formula="of:=[$B.C49]" office:value-type="float" office:value="6" calcext:value-type="float">
            <text:p>6</text:p>
          </table:table-cell>
          <table:table-cell table:formula="of:=[$B.D49]" office:value-type="string" office:string-value="G,6" calcext:value-type="string">
            <text:p>G,6</text:p>
          </table:table-cell>
          <table:table-cell table:number-columns-repeated="8"/>
        </table:table-row>
        <table:table-row table:style-name="ro1">
          <table:table-cell table:style-name="ce23" table:formula="of:=[$B.A50]" office:value-type="float" office:value="169" calcext:value-type="float">
            <text:p>169</text:p>
          </table:table-cell>
          <table:table-cell table:style-name="ce23" table:formula="of:=[$B.B50]" office:value-type="string" office:string-value="^G," calcext:value-type="string">
            <text:p>^G,</text:p>
          </table:table-cell>
          <table:table-cell table:formula="of:=[$B.C50]" office:value-type="float" office:value="6" calcext:value-type="float">
            <text:p>6</text:p>
          </table:table-cell>
          <table:table-cell table:formula="of:=[$B.D50]" office:value-type="string" office:string-value="^G,6" calcext:value-type="string">
            <text:p>^G,6</text:p>
          </table:table-cell>
          <table:table-cell table:number-columns-repeated="8"/>
        </table:table-row>
        <table:table-row table:style-name="ro1">
          <table:table-cell table:style-name="ce23" table:formula="of:=[$B.A51]" office:value-type="float" office:value="170" calcext:value-type="float">
            <text:p>170</text:p>
          </table:table-cell>
          <table:table-cell table:style-name="ce23" table:formula="of:=[$B.B51]" office:value-type="string" office:string-value="A," calcext:value-type="string">
            <text:p>A,</text:p>
          </table:table-cell>
          <table:table-cell table:formula="of:=[$B.C51]" office:value-type="float" office:value="6" calcext:value-type="float">
            <text:p>6</text:p>
          </table:table-cell>
          <table:table-cell table:formula="of:=[$B.D51]" office:value-type="string" office:string-value="A,6" calcext:value-type="string">
            <text:p>A,6</text:p>
          </table:table-cell>
          <table:table-cell table:number-columns-repeated="8"/>
        </table:table-row>
        <table:table-row table:style-name="ro1">
          <table:table-cell table:style-name="ce23" table:formula="of:=[$B.A52]" office:value-type="float" office:value="171" calcext:value-type="float">
            <text:p>171</text:p>
          </table:table-cell>
          <table:table-cell table:style-name="ce23" table:formula="of:=[$B.B52]" office:value-type="string" office:string-value="_B," calcext:value-type="string">
            <text:p>_B,</text:p>
          </table:table-cell>
          <table:table-cell table:formula="of:=[$B.C52]" office:value-type="float" office:value="6" calcext:value-type="float">
            <text:p>6</text:p>
          </table:table-cell>
          <table:table-cell table:formula="of:=[$B.D52]" office:value-type="string" office:string-value="_B,6" calcext:value-type="string">
            <text:p>_B,6</text:p>
          </table:table-cell>
          <table:table-cell table:number-columns-repeated="8"/>
        </table:table-row>
        <table:table-row table:style-name="ro1">
          <table:table-cell table:style-name="ce23" table:formula="of:=[$B.A53]" office:value-type="float" office:value="172" calcext:value-type="float">
            <text:p>172</text:p>
          </table:table-cell>
          <table:table-cell table:style-name="ce23" table:formula="of:=[$B.B53]" office:value-type="string" office:string-value="=B," calcext:value-type="string">
            <text:p>=B,</text:p>
          </table:table-cell>
          <table:table-cell table:formula="of:=[$B.C53]" office:value-type="float" office:value="6" calcext:value-type="float">
            <text:p>6</text:p>
          </table:table-cell>
          <table:table-cell table:formula="of:=[$B.D53]" office:value-type="string" office:string-value="=B,6" calcext:value-type="string">
            <text:p>=B,6</text:p>
          </table:table-cell>
          <table:table-cell table:number-columns-repeated="8"/>
        </table:table-row>
        <table:table-row table:style-name="ro1">
          <table:table-cell table:style-name="ce23" table:formula="of:=[$B.A54]" office:value-type="float" office:value="173" calcext:value-type="float">
            <text:p>173</text:p>
          </table:table-cell>
          <table:table-cell table:style-name="ce23" table:formula="of:=[$B.B54]" office:value-type="string" office:string-value="C" calcext:value-type="string">
            <text:p>C</text:p>
          </table:table-cell>
          <table:table-cell table:formula="of:=[$B.C54]" office:value-type="float" office:value="6" calcext:value-type="float">
            <text:p>6</text:p>
          </table:table-cell>
          <table:table-cell table:formula="of:=[$B.D54]" office:value-type="string" office:string-value="C6" calcext:value-type="string">
            <text:p>C6</text:p>
          </table:table-cell>
          <table:table-cell table:number-columns-repeated="8"/>
        </table:table-row>
        <table:table-row table:style-name="ro1">
          <table:table-cell table:style-name="ce23" table:formula="of:=[$B.A55]" office:value-type="float" office:value="174" calcext:value-type="float">
            <text:p>174</text:p>
          </table:table-cell>
          <table:table-cell table:style-name="ce23" table:formula="of:=[$B.B55]" office:value-type="string" office:string-value="^C" calcext:value-type="string">
            <text:p>^C</text:p>
          </table:table-cell>
          <table:table-cell table:formula="of:=[$B.C55]" office:value-type="float" office:value="6" calcext:value-type="float">
            <text:p>6</text:p>
          </table:table-cell>
          <table:table-cell table:formula="of:=[$B.D55]" office:value-type="string" office:string-value="^C6" calcext:value-type="string">
            <text:p>^C6</text:p>
          </table:table-cell>
          <table:table-cell table:number-columns-repeated="8"/>
        </table:table-row>
        <table:table-row table:style-name="ro1">
          <table:table-cell table:style-name="ce23" table:formula="of:=[$B.A56]" office:value-type="float" office:value="175" calcext:value-type="float">
            <text:p>175</text:p>
          </table:table-cell>
          <table:table-cell table:style-name="ce23" table:formula="of:=[$B.B56]" office:value-type="string" office:string-value="D" calcext:value-type="string">
            <text:p>D</text:p>
          </table:table-cell>
          <table:table-cell table:formula="of:=[$B.C56]" office:value-type="float" office:value="6" calcext:value-type="float">
            <text:p>6</text:p>
          </table:table-cell>
          <table:table-cell table:formula="of:=[$B.D56]" office:value-type="string" office:string-value="D6" calcext:value-type="string">
            <text:p>D6</text:p>
          </table:table-cell>
          <table:table-cell table:number-columns-repeated="8"/>
        </table:table-row>
        <table:table-row table:style-name="ro1">
          <table:table-cell table:style-name="ce23" table:formula="of:=[$B.A57]" office:value-type="float" office:value="176" calcext:value-type="float">
            <text:p>176</text:p>
          </table:table-cell>
          <table:table-cell table:style-name="ce23" table:formula="of:=[$B.B57]" office:value-type="string" office:string-value="C,," calcext:value-type="string">
            <text:p>C,,</text:p>
          </table:table-cell>
          <table:table-cell table:formula="of:=[$B.C57]" office:value-type="float" office:value="2" calcext:value-type="float">
            <text:p>2</text:p>
          </table:table-cell>
          <table:table-cell table:formula="of:=[$B.D57]" office:value-type="string" office:string-value="C,,2" calcext:value-type="string">
            <text:p>C,,2</text:p>
          </table:table-cell>
          <table:table-cell table:number-columns-repeated="8"/>
        </table:table-row>
        <table:table-row table:style-name="ro1">
          <table:table-cell table:style-name="ce23" table:formula="of:=[$B.A58]" office:value-type="float" office:value="177" calcext:value-type="float">
            <text:p>177</text:p>
          </table:table-cell>
          <table:table-cell table:style-name="ce23" table:formula="of:=[$B.B58]" office:value-type="string" office:string-value="^C,," calcext:value-type="string">
            <text:p>^C,,</text:p>
          </table:table-cell>
          <table:table-cell table:formula="of:=[$B.C58]" office:value-type="float" office:value="2" calcext:value-type="float">
            <text:p>2</text:p>
          </table:table-cell>
          <table:table-cell table:formula="of:=[$B.D58]" office:value-type="string" office:string-value="^C,,2" calcext:value-type="string">
            <text:p>^C,,2</text:p>
          </table:table-cell>
          <table:table-cell table:number-columns-repeated="8"/>
        </table:table-row>
        <table:table-row table:style-name="ro1">
          <table:table-cell table:style-name="ce23" table:formula="of:=[$B.A59]" office:value-type="float" office:value="178" calcext:value-type="float">
            <text:p>178</text:p>
          </table:table-cell>
          <table:table-cell table:style-name="ce23" table:formula="of:=[$B.B59]" office:value-type="string" office:string-value="D,," calcext:value-type="string">
            <text:p>D,,</text:p>
          </table:table-cell>
          <table:table-cell table:formula="of:=[$B.C59]" office:value-type="float" office:value="2" calcext:value-type="float">
            <text:p>2</text:p>
          </table:table-cell>
          <table:table-cell table:formula="of:=[$B.D59]" office:value-type="string" office:string-value="D,,2" calcext:value-type="string">
            <text:p>D,,2</text:p>
          </table:table-cell>
          <table:table-cell table:number-columns-repeated="8"/>
        </table:table-row>
        <table:table-row table:style-name="ro1">
          <table:table-cell table:style-name="ce23" table:formula="of:=[$B.A60]" office:value-type="float" office:value="179" calcext:value-type="float">
            <text:p>179</text:p>
          </table:table-cell>
          <table:table-cell table:style-name="ce23" table:formula="of:=[$B.B60]" office:value-type="string" office:string-value="_E,," calcext:value-type="string">
            <text:p>_E,,</text:p>
          </table:table-cell>
          <table:table-cell table:formula="of:=[$B.C60]" office:value-type="float" office:value="2" calcext:value-type="float">
            <text:p>2</text:p>
          </table:table-cell>
          <table:table-cell table:formula="of:=[$B.D60]" office:value-type="string" office:string-value="_E,,2" calcext:value-type="string">
            <text:p>_E,,2</text:p>
          </table:table-cell>
          <table:table-cell table:number-columns-repeated="8"/>
        </table:table-row>
        <table:table-row table:style-name="ro1">
          <table:table-cell table:style-name="ce23" table:formula="of:=[$B.A61]" office:value-type="float" office:value="180" calcext:value-type="float">
            <text:p>180</text:p>
          </table:table-cell>
          <table:table-cell table:style-name="ce23" table:formula="of:=[$B.B61]" office:value-type="string" office:string-value="=E,," calcext:value-type="string">
            <text:p>=E,,</text:p>
          </table:table-cell>
          <table:table-cell table:formula="of:=[$B.C61]" office:value-type="float" office:value="2" calcext:value-type="float">
            <text:p>2</text:p>
          </table:table-cell>
          <table:table-cell table:formula="of:=[$B.D61]" office:value-type="string" office:string-value="=E,,2" calcext:value-type="string">
            <text:p>=E,,2</text:p>
          </table:table-cell>
          <table:table-cell table:number-columns-repeated="8"/>
        </table:table-row>
        <table:table-row table:style-name="ro1">
          <table:table-cell table:style-name="ce23" table:formula="of:=[$B.A62]" office:value-type="float" office:value="181" calcext:value-type="float">
            <text:p>181</text:p>
          </table:table-cell>
          <table:table-cell table:style-name="ce23" table:formula="of:=[$B.B62]" office:value-type="string" office:string-value="F,," calcext:value-type="string">
            <text:p>F,,</text:p>
          </table:table-cell>
          <table:table-cell table:formula="of:=[$B.C62]" office:value-type="float" office:value="2" calcext:value-type="float">
            <text:p>2</text:p>
          </table:table-cell>
          <table:table-cell table:formula="of:=[$B.D62]" office:value-type="string" office:string-value="F,,2" calcext:value-type="string">
            <text:p>F,,2</text:p>
          </table:table-cell>
          <table:table-cell table:number-columns-repeated="8"/>
        </table:table-row>
        <table:table-row table:style-name="ro1">
          <table:table-cell table:style-name="ce23" table:formula="of:=[$B.A63]" office:value-type="float" office:value="182" calcext:value-type="float">
            <text:p>182</text:p>
          </table:table-cell>
          <table:table-cell table:style-name="ce23" table:formula="of:=[$B.B63]" office:value-type="string" office:string-value="^F,," calcext:value-type="string">
            <text:p>^F,,</text:p>
          </table:table-cell>
          <table:table-cell table:formula="of:=[$B.C63]" office:value-type="float" office:value="2" calcext:value-type="float">
            <text:p>2</text:p>
          </table:table-cell>
          <table:table-cell table:formula="of:=[$B.D63]" office:value-type="string" office:string-value="^F,,2" calcext:value-type="string">
            <text:p>^F,,2</text:p>
          </table:table-cell>
          <table:table-cell table:number-columns-repeated="8"/>
        </table:table-row>
        <table:table-row table:style-name="ro1">
          <table:table-cell table:style-name="ce23" table:formula="of:=[$B.A64]" office:value-type="float" office:value="183" calcext:value-type="float">
            <text:p>183</text:p>
          </table:table-cell>
          <table:table-cell table:style-name="ce23" table:formula="of:=[$B.B64]" office:value-type="string" office:string-value="G,," calcext:value-type="string">
            <text:p>G,,</text:p>
          </table:table-cell>
          <table:table-cell table:formula="of:=[$B.C64]" office:value-type="float" office:value="2" calcext:value-type="float">
            <text:p>2</text:p>
          </table:table-cell>
          <table:table-cell table:formula="of:=[$B.D64]" office:value-type="string" office:string-value="G,,2" calcext:value-type="string">
            <text:p>G,,2</text:p>
          </table:table-cell>
          <table:table-cell table:number-columns-repeated="8"/>
        </table:table-row>
        <table:table-row table:style-name="ro1">
          <table:table-cell table:style-name="ce23" table:formula="of:=[$B.A65]" office:value-type="float" office:value="184" calcext:value-type="float">
            <text:p>184</text:p>
          </table:table-cell>
          <table:table-cell table:style-name="ce23" table:formula="of:=[$B.B65]" office:value-type="string" office:string-value="^G,," calcext:value-type="string">
            <text:p>^G,,</text:p>
          </table:table-cell>
          <table:table-cell table:formula="of:=[$B.C65]" office:value-type="float" office:value="2" calcext:value-type="float">
            <text:p>2</text:p>
          </table:table-cell>
          <table:table-cell table:formula="of:=[$B.D65]" office:value-type="string" office:string-value="^G,,2" calcext:value-type="string">
            <text:p>^G,,2</text:p>
          </table:table-cell>
          <table:table-cell table:number-columns-repeated="8"/>
        </table:table-row>
        <table:table-row table:style-name="ro1">
          <table:table-cell table:style-name="ce23" table:formula="of:=[$B.A66]" office:value-type="float" office:value="185" calcext:value-type="float">
            <text:p>185</text:p>
          </table:table-cell>
          <table:table-cell table:style-name="ce23" table:formula="of:=[$B.B66]" office:value-type="string" office:string-value="A,," calcext:value-type="string">
            <text:p>A,,</text:p>
          </table:table-cell>
          <table:table-cell table:formula="of:=[$B.C66]" office:value-type="float" office:value="2" calcext:value-type="float">
            <text:p>2</text:p>
          </table:table-cell>
          <table:table-cell table:formula="of:=[$B.D66]" office:value-type="string" office:string-value="A,,2" calcext:value-type="string">
            <text:p>A,,2</text:p>
          </table:table-cell>
          <table:table-cell table:number-columns-repeated="8"/>
        </table:table-row>
        <table:table-row table:style-name="ro1">
          <table:table-cell table:style-name="ce23" table:formula="of:=[$B.A67]" office:value-type="float" office:value="186" calcext:value-type="float">
            <text:p>186</text:p>
          </table:table-cell>
          <table:table-cell table:style-name="ce23" table:formula="of:=[$B.B67]" office:value-type="string" office:string-value="_B,," calcext:value-type="string">
            <text:p>_B,,</text:p>
          </table:table-cell>
          <table:table-cell table:formula="of:=[$B.C67]" office:value-type="float" office:value="2" calcext:value-type="float">
            <text:p>2</text:p>
          </table:table-cell>
          <table:table-cell table:formula="of:=[$B.D67]" office:value-type="string" office:string-value="_B,,2" calcext:value-type="string">
            <text:p>_B,,2</text:p>
          </table:table-cell>
          <table:table-cell table:number-columns-repeated="8"/>
        </table:table-row>
        <table:table-row table:style-name="ro1">
          <table:table-cell table:style-name="ce23" table:formula="of:=[$B.A68]" office:value-type="float" office:value="187" calcext:value-type="float">
            <text:p>187</text:p>
          </table:table-cell>
          <table:table-cell table:style-name="ce23" table:formula="of:=[$B.B68]" office:value-type="string" office:string-value="=B,," calcext:value-type="string">
            <text:p>=B,,</text:p>
          </table:table-cell>
          <table:table-cell table:formula="of:=[$B.C68]" office:value-type="float" office:value="2" calcext:value-type="float">
            <text:p>2</text:p>
          </table:table-cell>
          <table:table-cell table:formula="of:=[$B.D68]" office:value-type="string" office:string-value="=B,,2" calcext:value-type="string">
            <text:p>=B,,2</text:p>
          </table:table-cell>
          <table:table-cell table:number-columns-repeated="8"/>
        </table:table-row>
        <table:table-row table:style-name="ro1">
          <table:table-cell table:style-name="ce23" table:formula="of:=[$B.A69]" office:value-type="float" office:value="188" calcext:value-type="float">
            <text:p>188</text:p>
          </table:table-cell>
          <table:table-cell table:style-name="ce23" table:formula="of:=[$B.B69]" office:value-type="string" office:string-value="C," calcext:value-type="string">
            <text:p>C,</text:p>
          </table:table-cell>
          <table:table-cell table:formula="of:=[$B.C69]" office:value-type="float" office:value="2" calcext:value-type="float">
            <text:p>2</text:p>
          </table:table-cell>
          <table:table-cell table:formula="of:=[$B.D69]" office:value-type="string" office:string-value="C,2" calcext:value-type="string">
            <text:p>C,2</text:p>
          </table:table-cell>
          <table:table-cell table:number-columns-repeated="8"/>
        </table:table-row>
        <table:table-row table:style-name="ro1">
          <table:table-cell table:style-name="ce23" table:formula="of:=[$B.A70]" office:value-type="float" office:value="189" calcext:value-type="float">
            <text:p>189</text:p>
          </table:table-cell>
          <table:table-cell table:style-name="ce23" table:formula="of:=[$B.B70]" office:value-type="string" office:string-value="^C," calcext:value-type="string">
            <text:p>^C,</text:p>
          </table:table-cell>
          <table:table-cell table:formula="of:=[$B.C70]" office:value-type="float" office:value="2" calcext:value-type="float">
            <text:p>2</text:p>
          </table:table-cell>
          <table:table-cell table:formula="of:=[$B.D70]" office:value-type="string" office:string-value="^C,2" calcext:value-type="string">
            <text:p>^C,2</text:p>
          </table:table-cell>
          <table:table-cell table:number-columns-repeated="8"/>
        </table:table-row>
        <table:table-row table:style-name="ro1">
          <table:table-cell table:style-name="ce23" table:formula="of:=[$B.A71]" office:value-type="float" office:value="190" calcext:value-type="float">
            <text:p>190</text:p>
          </table:table-cell>
          <table:table-cell table:style-name="ce23" table:formula="of:=[$B.B71]" office:value-type="string" office:string-value="D," calcext:value-type="string">
            <text:p>D,</text:p>
          </table:table-cell>
          <table:table-cell table:formula="of:=[$B.C71]" office:value-type="float" office:value="2" calcext:value-type="float">
            <text:p>2</text:p>
          </table:table-cell>
          <table:table-cell table:formula="of:=[$B.D71]" office:value-type="string" office:string-value="D,2" calcext:value-type="string">
            <text:p>D,2</text:p>
          </table:table-cell>
          <table:table-cell table:number-columns-repeated="8"/>
        </table:table-row>
        <table:table-row table:style-name="ro1">
          <table:table-cell table:style-name="ce23" table:formula="of:=[$B.A72]" office:value-type="float" office:value="191" calcext:value-type="float">
            <text:p>191</text:p>
          </table:table-cell>
          <table:table-cell table:style-name="ce23" table:formula="of:=[$B.B72]" office:value-type="string" office:string-value="^D," calcext:value-type="string">
            <text:p>^D,</text:p>
          </table:table-cell>
          <table:table-cell table:formula="of:=[$B.C72]" office:value-type="float" office:value="2" calcext:value-type="float">
            <text:p>2</text:p>
          </table:table-cell>
          <table:table-cell table:formula="of:=[$B.D72]" office:value-type="string" office:string-value="^D,2" calcext:value-type="string">
            <text:p>^D,2</text:p>
          </table:table-cell>
          <table:table-cell table:number-columns-repeated="8"/>
        </table:table-row>
        <table:table-row table:style-name="ro1">
          <table:table-cell table:style-name="ce23" table:formula="of:=[$B.A73]" office:value-type="float" office:value="192" calcext:value-type="float">
            <text:p>192</text:p>
          </table:table-cell>
          <table:table-cell table:style-name="ce23" table:formula="of:=[$B.B73]" office:value-type="string" office:string-value="_E," calcext:value-type="string">
            <text:p>_E,</text:p>
          </table:table-cell>
          <table:table-cell table:formula="of:=[$B.C73]" office:value-type="float" office:value="2" calcext:value-type="float">
            <text:p>2</text:p>
          </table:table-cell>
          <table:table-cell table:formula="of:=[$B.D73]" office:value-type="string" office:string-value="_E,2" calcext:value-type="string">
            <text:p>_E,2</text:p>
          </table:table-cell>
          <table:table-cell table:number-columns-repeated="8"/>
        </table:table-row>
        <table:table-row table:style-name="ro1">
          <table:table-cell table:style-name="ce23" table:formula="of:=[$B.A74]" office:value-type="float" office:value="193" calcext:value-type="float">
            <text:p>193</text:p>
          </table:table-cell>
          <table:table-cell table:style-name="ce23" table:formula="of:=[$B.B74]" office:value-type="string" office:string-value="=E," calcext:value-type="string">
            <text:p>=E,</text:p>
          </table:table-cell>
          <table:table-cell table:formula="of:=[$B.C74]" office:value-type="float" office:value="2" calcext:value-type="float">
            <text:p>2</text:p>
          </table:table-cell>
          <table:table-cell table:formula="of:=[$B.D74]" office:value-type="string" office:string-value="=E,2" calcext:value-type="string">
            <text:p>=E,2</text:p>
          </table:table-cell>
          <table:table-cell table:number-columns-repeated="8"/>
        </table:table-row>
        <table:table-row table:style-name="ro1">
          <table:table-cell table:style-name="ce23" table:formula="of:=[$B.A75]" office:value-type="float" office:value="194" calcext:value-type="float">
            <text:p>194</text:p>
          </table:table-cell>
          <table:table-cell table:style-name="ce23" table:formula="of:=[$B.B75]" office:value-type="string" office:string-value="F," calcext:value-type="string">
            <text:p>F,</text:p>
          </table:table-cell>
          <table:table-cell table:formula="of:=[$B.C75]" office:value-type="float" office:value="2" calcext:value-type="float">
            <text:p>2</text:p>
          </table:table-cell>
          <table:table-cell table:formula="of:=[$B.D75]" office:value-type="string" office:string-value="F,2" calcext:value-type="string">
            <text:p>F,2</text:p>
          </table:table-cell>
          <table:table-cell table:number-columns-repeated="8"/>
        </table:table-row>
        <table:table-row table:style-name="ro1">
          <table:table-cell table:style-name="ce23" table:formula="of:=[$B.A76]" office:value-type="float" office:value="195" calcext:value-type="float">
            <text:p>195</text:p>
          </table:table-cell>
          <table:table-cell table:style-name="ce23" table:formula="of:=[$B.B76]" office:value-type="string" office:string-value="^F," calcext:value-type="string">
            <text:p>^F,</text:p>
          </table:table-cell>
          <table:table-cell table:formula="of:=[$B.C76]" office:value-type="float" office:value="2" calcext:value-type="float">
            <text:p>2</text:p>
          </table:table-cell>
          <table:table-cell table:formula="of:=[$B.D76]" office:value-type="string" office:string-value="^F,2" calcext:value-type="string">
            <text:p>^F,2</text:p>
          </table:table-cell>
          <table:table-cell table:number-columns-repeated="8"/>
        </table:table-row>
        <table:table-row table:style-name="ro1">
          <table:table-cell table:style-name="ce23" table:formula="of:=[$B.A77]" office:value-type="float" office:value="196" calcext:value-type="float">
            <text:p>196</text:p>
          </table:table-cell>
          <table:table-cell table:style-name="ce23" table:formula="of:=[$B.B77]" office:value-type="string" office:string-value="G," calcext:value-type="string">
            <text:p>G,</text:p>
          </table:table-cell>
          <table:table-cell table:formula="of:=[$B.C77]" office:value-type="float" office:value="2" calcext:value-type="float">
            <text:p>2</text:p>
          </table:table-cell>
          <table:table-cell table:formula="of:=[$B.D77]" office:value-type="string" office:string-value="G,2" calcext:value-type="string">
            <text:p>G,2</text:p>
          </table:table-cell>
          <table:table-cell table:number-columns-repeated="8"/>
        </table:table-row>
        <table:table-row table:style-name="ro1">
          <table:table-cell table:style-name="ce23" table:formula="of:=[$B.A78]" office:value-type="float" office:value="197" calcext:value-type="float">
            <text:p>197</text:p>
          </table:table-cell>
          <table:table-cell table:style-name="ce23" table:formula="of:=[$B.B78]" office:value-type="string" office:string-value="^G," calcext:value-type="string">
            <text:p>^G,</text:p>
          </table:table-cell>
          <table:table-cell table:formula="of:=[$B.C78]" office:value-type="float" office:value="2" calcext:value-type="float">
            <text:p>2</text:p>
          </table:table-cell>
          <table:table-cell table:formula="of:=[$B.D78]" office:value-type="string" office:string-value="^G,2" calcext:value-type="string">
            <text:p>^G,2</text:p>
          </table:table-cell>
          <table:table-cell table:number-columns-repeated="8"/>
        </table:table-row>
        <table:table-row table:style-name="ro1">
          <table:table-cell table:style-name="ce23" table:formula="of:=[$B.A79]" office:value-type="float" office:value="198" calcext:value-type="float">
            <text:p>198</text:p>
          </table:table-cell>
          <table:table-cell table:style-name="ce23" table:formula="of:=[$B.B79]" office:value-type="string" office:string-value="A," calcext:value-type="string">
            <text:p>A,</text:p>
          </table:table-cell>
          <table:table-cell table:formula="of:=[$B.C79]" office:value-type="float" office:value="2" calcext:value-type="float">
            <text:p>2</text:p>
          </table:table-cell>
          <table:table-cell table:formula="of:=[$B.D79]" office:value-type="string" office:string-value="A,2" calcext:value-type="string">
            <text:p>A,2</text:p>
          </table:table-cell>
          <table:table-cell table:number-columns-repeated="8"/>
        </table:table-row>
        <table:table-row table:style-name="ro1">
          <table:table-cell table:style-name="ce23" table:formula="of:=[$B.A80]" office:value-type="float" office:value="199" calcext:value-type="float">
            <text:p>199</text:p>
          </table:table-cell>
          <table:table-cell table:style-name="ce23" table:formula="of:=[$B.B80]" office:value-type="string" office:string-value="_B," calcext:value-type="string">
            <text:p>_B,</text:p>
          </table:table-cell>
          <table:table-cell table:formula="of:=[$B.C80]" office:value-type="float" office:value="2" calcext:value-type="float">
            <text:p>2</text:p>
          </table:table-cell>
          <table:table-cell table:formula="of:=[$B.D80]" office:value-type="string" office:string-value="_B,2" calcext:value-type="string">
            <text:p>_B,2</text:p>
          </table:table-cell>
          <table:table-cell table:number-columns-repeated="8"/>
        </table:table-row>
        <table:table-row table:style-name="ro1">
          <table:table-cell table:style-name="ce23" table:formula="of:=[$B.A81]" office:value-type="float" office:value="200" calcext:value-type="float">
            <text:p>200</text:p>
          </table:table-cell>
          <table:table-cell table:style-name="ce23" table:formula="of:=[$B.B81]" office:value-type="string" office:string-value="=B," calcext:value-type="string">
            <text:p>=B,</text:p>
          </table:table-cell>
          <table:table-cell table:formula="of:=[$B.C81]" office:value-type="float" office:value="2" calcext:value-type="float">
            <text:p>2</text:p>
          </table:table-cell>
          <table:table-cell table:formula="of:=[$B.D81]" office:value-type="string" office:string-value="=B,2" calcext:value-type="string">
            <text:p>=B,2</text:p>
          </table:table-cell>
          <table:table-cell table:number-columns-repeated="8"/>
        </table:table-row>
        <table:table-row table:style-name="ro1">
          <table:table-cell table:style-name="ce23" table:formula="of:=[$B.A82]" office:value-type="float" office:value="201" calcext:value-type="float">
            <text:p>201</text:p>
          </table:table-cell>
          <table:table-cell table:style-name="ce23" table:formula="of:=[$B.B82]" office:value-type="string" office:string-value="C" calcext:value-type="string">
            <text:p>C</text:p>
          </table:table-cell>
          <table:table-cell table:formula="of:=[$B.C82]" office:value-type="float" office:value="2" calcext:value-type="float">
            <text:p>2</text:p>
          </table:table-cell>
          <table:table-cell table:formula="of:=[$B.D82]" office:value-type="string" office:string-value="C2" calcext:value-type="string">
            <text:p>C2</text:p>
          </table:table-cell>
          <table:table-cell table:number-columns-repeated="8"/>
        </table:table-row>
        <table:table-row table:style-name="ro1">
          <table:table-cell table:style-name="ce23" table:formula="of:=[$B.A83]" office:value-type="float" office:value="202" calcext:value-type="float">
            <text:p>202</text:p>
          </table:table-cell>
          <table:table-cell table:style-name="ce23" table:formula="of:=[$B.B83]" office:value-type="string" office:string-value="^C" calcext:value-type="string">
            <text:p>^C</text:p>
          </table:table-cell>
          <table:table-cell table:formula="of:=[$B.C83]" office:value-type="float" office:value="2" calcext:value-type="float">
            <text:p>2</text:p>
          </table:table-cell>
          <table:table-cell table:formula="of:=[$B.D83]" office:value-type="string" office:string-value="^C2" calcext:value-type="string">
            <text:p>^C2</text:p>
          </table:table-cell>
          <table:table-cell table:number-columns-repeated="8"/>
        </table:table-row>
        <table:table-row table:style-name="ro1">
          <table:table-cell table:style-name="ce23" table:formula="of:=[$B.A84]" office:value-type="float" office:value="203" calcext:value-type="float">
            <text:p>203</text:p>
          </table:table-cell>
          <table:table-cell table:style-name="ce23" table:formula="of:=[$B.B84]" office:value-type="string" office:string-value="D" calcext:value-type="string">
            <text:p>D</text:p>
          </table:table-cell>
          <table:table-cell table:formula="of:=[$B.C84]" office:value-type="float" office:value="2" calcext:value-type="float">
            <text:p>2</text:p>
          </table:table-cell>
          <table:table-cell table:formula="of:=[$B.D84]" office:value-type="string" office:string-value="D2" calcext:value-type="string">
            <text:p>D2</text:p>
          </table:table-cell>
          <table:table-cell table:number-columns-repeated="8"/>
        </table:table-row>
        <table:table-row table:style-name="ro1">
          <table:table-cell table:style-name="ce23" table:formula="of:=[$B.A85]" office:value-type="float" office:value="204" calcext:value-type="float">
            <text:p>204</text:p>
          </table:table-cell>
          <table:table-cell table:style-name="ce23" table:formula="of:=[$B.B85]" office:value-type="string" office:string-value="C,," calcext:value-type="string">
            <text:p>C,,</text:p>
          </table:table-cell>
          <table:table-cell/>
          <table:table-cell table:formula="of:=[$B.D85]" office:value-type="string" office:string-value="C,," calcext:value-type="string">
            <text:p>C,,</text:p>
          </table:table-cell>
          <table:table-cell table:number-columns-repeated="8"/>
        </table:table-row>
        <table:table-row table:style-name="ro1">
          <table:table-cell table:style-name="ce23" table:formula="of:=[$B.A86]" office:value-type="float" office:value="205" calcext:value-type="float">
            <text:p>205</text:p>
          </table:table-cell>
          <table:table-cell table:style-name="ce23" table:formula="of:=[$B.B86]" office:value-type="string" office:string-value="^C,," calcext:value-type="string">
            <text:p>^C,,</text:p>
          </table:table-cell>
          <table:table-cell/>
          <table:table-cell table:formula="of:=[$B.D86]" office:value-type="string" office:string-value="^C,," calcext:value-type="string">
            <text:p>^C,,</text:p>
          </table:table-cell>
          <table:table-cell table:number-columns-repeated="8"/>
        </table:table-row>
        <table:table-row table:style-name="ro1">
          <table:table-cell table:style-name="ce23" table:formula="of:=[$B.A87]" office:value-type="float" office:value="206" calcext:value-type="float">
            <text:p>206</text:p>
          </table:table-cell>
          <table:table-cell table:style-name="ce23" table:formula="of:=[$B.B87]" office:value-type="string" office:string-value="D,," calcext:value-type="string">
            <text:p>D,,</text:p>
          </table:table-cell>
          <table:table-cell/>
          <table:table-cell table:formula="of:=[$B.D87]" office:value-type="string" office:string-value="D,," calcext:value-type="string">
            <text:p>D,,</text:p>
          </table:table-cell>
          <table:table-cell table:number-columns-repeated="8"/>
        </table:table-row>
        <table:table-row table:style-name="ro1">
          <table:table-cell table:style-name="ce23" table:formula="of:=[$B.A88]" office:value-type="float" office:value="207" calcext:value-type="float">
            <text:p>207</text:p>
          </table:table-cell>
          <table:table-cell table:style-name="ce23" table:formula="of:=[$B.B88]" office:value-type="string" office:string-value="_E,," calcext:value-type="string">
            <text:p>_E,,</text:p>
          </table:table-cell>
          <table:table-cell/>
          <table:table-cell table:formula="of:=[$B.D88]" office:value-type="string" office:string-value="_E,," calcext:value-type="string">
            <text:p>_E,,</text:p>
          </table:table-cell>
          <table:table-cell table:number-columns-repeated="8"/>
        </table:table-row>
        <table:table-row table:style-name="ro1">
          <table:table-cell table:style-name="ce23" table:formula="of:=[$B.A89]" office:value-type="float" office:value="208" calcext:value-type="float">
            <text:p>208</text:p>
          </table:table-cell>
          <table:table-cell table:style-name="ce23" table:formula="of:=[$B.B89]" office:value-type="string" office:string-value="=E,," calcext:value-type="string">
            <text:p>=E,,</text:p>
          </table:table-cell>
          <table:table-cell/>
          <table:table-cell table:formula="of:=[$B.D89]" office:value-type="string" office:string-value="=E,," calcext:value-type="string">
            <text:p>=E,,</text:p>
          </table:table-cell>
          <table:table-cell table:number-columns-repeated="8"/>
        </table:table-row>
        <table:table-row table:style-name="ro1">
          <table:table-cell table:style-name="ce23" table:formula="of:=[$B.A90]" office:value-type="float" office:value="209" calcext:value-type="float">
            <text:p>209</text:p>
          </table:table-cell>
          <table:table-cell table:style-name="ce23" table:formula="of:=[$B.B90]" office:value-type="string" office:string-value="F,," calcext:value-type="string">
            <text:p>F,,</text:p>
          </table:table-cell>
          <table:table-cell/>
          <table:table-cell table:formula="of:=[$B.D90]" office:value-type="string" office:string-value="F,," calcext:value-type="string">
            <text:p>F,,</text:p>
          </table:table-cell>
          <table:table-cell table:number-columns-repeated="8"/>
        </table:table-row>
        <table:table-row table:style-name="ro1">
          <table:table-cell table:style-name="ce23" table:formula="of:=[$B.A91]" office:value-type="float" office:value="210" calcext:value-type="float">
            <text:p>210</text:p>
          </table:table-cell>
          <table:table-cell table:style-name="ce23" table:formula="of:=[$B.B91]" office:value-type="string" office:string-value="^F,," calcext:value-type="string">
            <text:p>^F,,</text:p>
          </table:table-cell>
          <table:table-cell/>
          <table:table-cell table:formula="of:=[$B.D91]" office:value-type="string" office:string-value="^F,," calcext:value-type="string">
            <text:p>^F,,</text:p>
          </table:table-cell>
          <table:table-cell table:number-columns-repeated="8"/>
        </table:table-row>
        <table:table-row table:style-name="ro1">
          <table:table-cell table:style-name="ce23" table:formula="of:=[$B.A92]" office:value-type="float" office:value="211" calcext:value-type="float">
            <text:p>211</text:p>
          </table:table-cell>
          <table:table-cell table:style-name="ce23" table:formula="of:=[$B.B92]" office:value-type="string" office:string-value="G,," calcext:value-type="string">
            <text:p>G,,</text:p>
          </table:table-cell>
          <table:table-cell/>
          <table:table-cell table:formula="of:=[$B.D92]" office:value-type="string" office:string-value="G,," calcext:value-type="string">
            <text:p>G,,</text:p>
          </table:table-cell>
          <table:table-cell table:number-columns-repeated="8"/>
        </table:table-row>
        <table:table-row table:style-name="ro1">
          <table:table-cell table:style-name="ce23" table:formula="of:=[$B.A93]" office:value-type="float" office:value="212" calcext:value-type="float">
            <text:p>212</text:p>
          </table:table-cell>
          <table:table-cell table:style-name="ce23" table:formula="of:=[$B.B93]" office:value-type="string" office:string-value="_A,," calcext:value-type="string">
            <text:p>_A,,</text:p>
          </table:table-cell>
          <table:table-cell/>
          <table:table-cell table:formula="of:=[$B.D93]" office:value-type="string" office:string-value="_A,," calcext:value-type="string">
            <text:p>_A,,</text:p>
          </table:table-cell>
          <table:table-cell table:number-columns-repeated="8"/>
        </table:table-row>
        <table:table-row table:style-name="ro1">
          <table:table-cell table:style-name="ce23" table:formula="of:=[$B.A94]" office:value-type="float" office:value="213" calcext:value-type="float">
            <text:p>213</text:p>
          </table:table-cell>
          <table:table-cell table:style-name="ce23" table:formula="of:=[$B.B94]" office:value-type="string" office:string-value="A,," calcext:value-type="string">
            <text:p>A,,</text:p>
          </table:table-cell>
          <table:table-cell/>
          <table:table-cell table:formula="of:=[$B.D94]" office:value-type="string" office:string-value="A,," calcext:value-type="string">
            <text:p>A,,</text:p>
          </table:table-cell>
          <table:table-cell table:number-columns-repeated="8"/>
        </table:table-row>
        <table:table-row table:style-name="ro1">
          <table:table-cell table:style-name="ce23" table:formula="of:=[$B.A95]" office:value-type="float" office:value="214" calcext:value-type="float">
            <text:p>214</text:p>
          </table:table-cell>
          <table:table-cell table:style-name="ce23" table:formula="of:=[$B.B95]" office:value-type="string" office:string-value="_B,," calcext:value-type="string">
            <text:p>_B,,</text:p>
          </table:table-cell>
          <table:table-cell/>
          <table:table-cell table:formula="of:=[$B.D95]" office:value-type="string" office:string-value="_B,," calcext:value-type="string">
            <text:p>_B,,</text:p>
          </table:table-cell>
          <table:table-cell table:number-columns-repeated="8"/>
        </table:table-row>
        <table:table-row table:style-name="ro1">
          <table:table-cell table:style-name="ce23" table:formula="of:=[$B.A96]" office:value-type="float" office:value="215" calcext:value-type="float">
            <text:p>215</text:p>
          </table:table-cell>
          <table:table-cell table:style-name="ce23" table:formula="of:=[$B.B96]" office:value-type="string" office:string-value="=B,," calcext:value-type="string">
            <text:p>=B,,</text:p>
          </table:table-cell>
          <table:table-cell/>
          <table:table-cell table:formula="of:=[$B.D96]" office:value-type="string" office:string-value="=B,," calcext:value-type="string">
            <text:p>=B,,</text:p>
          </table:table-cell>
          <table:table-cell table:number-columns-repeated="8"/>
        </table:table-row>
        <table:table-row table:style-name="ro1">
          <table:table-cell table:style-name="ce23" table:formula="of:=[$B.A97]" office:value-type="float" office:value="216" calcext:value-type="float">
            <text:p>216</text:p>
          </table:table-cell>
          <table:table-cell table:style-name="ce23" table:formula="of:=[$B.B97]" office:value-type="string" office:string-value="C," calcext:value-type="string">
            <text:p>C,</text:p>
          </table:table-cell>
          <table:table-cell/>
          <table:table-cell table:formula="of:=[$B.D97]" office:value-type="string" office:string-value="C," calcext:value-type="string">
            <text:p>C,</text:p>
          </table:table-cell>
          <table:table-cell table:number-columns-repeated="8"/>
        </table:table-row>
        <table:table-row table:style-name="ro1">
          <table:table-cell table:style-name="ce23" table:formula="of:=[$B.A98]" office:value-type="float" office:value="217" calcext:value-type="float">
            <text:p>217</text:p>
          </table:table-cell>
          <table:table-cell table:style-name="ce23" table:formula="of:=[$B.B98]" office:value-type="string" office:string-value="^C," calcext:value-type="string">
            <text:p>^C,</text:p>
          </table:table-cell>
          <table:table-cell/>
          <table:table-cell table:formula="of:=[$B.D98]" office:value-type="string" office:string-value="^C," calcext:value-type="string">
            <text:p>^C,</text:p>
          </table:table-cell>
          <table:table-cell table:number-columns-repeated="8"/>
        </table:table-row>
        <table:table-row table:style-name="ro1">
          <table:table-cell table:style-name="ce23" table:formula="of:=[$B.A99]" office:value-type="float" office:value="218" calcext:value-type="float">
            <text:p>218</text:p>
          </table:table-cell>
          <table:table-cell table:style-name="ce23" table:formula="of:=[$B.B99]" office:value-type="string" office:string-value="D," calcext:value-type="string">
            <text:p>D,</text:p>
          </table:table-cell>
          <table:table-cell/>
          <table:table-cell table:formula="of:=[$B.D99]" office:value-type="string" office:string-value="D," calcext:value-type="string">
            <text:p>D,</text:p>
          </table:table-cell>
          <table:table-cell table:number-columns-repeated="8"/>
        </table:table-row>
        <table:table-row table:style-name="ro1">
          <table:table-cell table:style-name="ce23" table:formula="of:=[$B.A100]" office:value-type="float" office:value="219" calcext:value-type="float">
            <text:p>219</text:p>
          </table:table-cell>
          <table:table-cell table:style-name="ce23" table:formula="of:=[$B.B100]" office:value-type="string" office:string-value="^D," calcext:value-type="string">
            <text:p>^D,</text:p>
          </table:table-cell>
          <table:table-cell/>
          <table:table-cell table:formula="of:=[$B.D100]" office:value-type="string" office:string-value="^D," calcext:value-type="string">
            <text:p>^D,</text:p>
          </table:table-cell>
          <table:table-cell table:number-columns-repeated="8"/>
        </table:table-row>
        <table:table-row table:style-name="ro1">
          <table:table-cell table:style-name="ce23" table:formula="of:=[$B.A101]" office:value-type="float" office:value="220" calcext:value-type="float">
            <text:p>220</text:p>
          </table:table-cell>
          <table:table-cell table:style-name="ce23" table:formula="of:=[$B.B101]" office:value-type="string" office:string-value="_E," calcext:value-type="string">
            <text:p>_E,</text:p>
          </table:table-cell>
          <table:table-cell/>
          <table:table-cell table:formula="of:=[$B.D101]" office:value-type="string" office:string-value="_E," calcext:value-type="string">
            <text:p>_E,</text:p>
          </table:table-cell>
          <table:table-cell table:number-columns-repeated="8"/>
        </table:table-row>
        <table:table-row table:style-name="ro1">
          <table:table-cell table:style-name="ce23" table:formula="of:=[$B.A102]" office:value-type="float" office:value="221" calcext:value-type="float">
            <text:p>221</text:p>
          </table:table-cell>
          <table:table-cell table:style-name="ce23" table:formula="of:=[$B.B102]" office:value-type="string" office:string-value="=E," calcext:value-type="string">
            <text:p>=E,</text:p>
          </table:table-cell>
          <table:table-cell/>
          <table:table-cell table:formula="of:=[$B.D102]" office:value-type="string" office:string-value="=E," calcext:value-type="string">
            <text:p>=E,</text:p>
          </table:table-cell>
          <table:table-cell table:number-columns-repeated="8"/>
        </table:table-row>
        <table:table-row table:style-name="ro1">
          <table:table-cell table:style-name="ce23" table:formula="of:=[$B.A103]" office:value-type="float" office:value="222" calcext:value-type="float">
            <text:p>222</text:p>
          </table:table-cell>
          <table:table-cell table:style-name="ce23" table:formula="of:=[$B.B103]" office:value-type="string" office:string-value="F," calcext:value-type="string">
            <text:p>F,</text:p>
          </table:table-cell>
          <table:table-cell/>
          <table:table-cell table:formula="of:=[$B.D103]" office:value-type="string" office:string-value="F," calcext:value-type="string">
            <text:p>F,</text:p>
          </table:table-cell>
          <table:table-cell table:number-columns-repeated="8"/>
        </table:table-row>
        <table:table-row table:style-name="ro1">
          <table:table-cell table:style-name="ce23" table:formula="of:=[$B.A104]" office:value-type="float" office:value="223" calcext:value-type="float">
            <text:p>223</text:p>
          </table:table-cell>
          <table:table-cell table:style-name="ce23" table:formula="of:=[$B.B104]" office:value-type="string" office:string-value="^F," calcext:value-type="string">
            <text:p>^F,</text:p>
          </table:table-cell>
          <table:table-cell/>
          <table:table-cell table:formula="of:=[$B.D104]" office:value-type="string" office:string-value="^F," calcext:value-type="string">
            <text:p>^F,</text:p>
          </table:table-cell>
          <table:table-cell table:number-columns-repeated="8"/>
        </table:table-row>
        <table:table-row table:style-name="ro1">
          <table:table-cell table:style-name="ce23" table:formula="of:=[$B.A105]" office:value-type="float" office:value="224" calcext:value-type="float">
            <text:p>224</text:p>
          </table:table-cell>
          <table:table-cell table:style-name="ce23" table:formula="of:=[$B.B105]" office:value-type="string" office:string-value="G," calcext:value-type="string">
            <text:p>G,</text:p>
          </table:table-cell>
          <table:table-cell/>
          <table:table-cell table:formula="of:=[$B.D105]" office:value-type="string" office:string-value="G," calcext:value-type="string">
            <text:p>G,</text:p>
          </table:table-cell>
          <table:table-cell table:number-columns-repeated="8"/>
        </table:table-row>
        <table:table-row table:style-name="ro1">
          <table:table-cell table:style-name="ce23" table:formula="of:=[$B.A106]" office:value-type="float" office:value="225" calcext:value-type="float">
            <text:p>225</text:p>
          </table:table-cell>
          <table:table-cell table:style-name="ce23" table:formula="of:=[$B.B106]" office:value-type="string" office:string-value="^G," calcext:value-type="string">
            <text:p>^G,</text:p>
          </table:table-cell>
          <table:table-cell/>
          <table:table-cell table:formula="of:=[$B.D106]" office:value-type="string" office:string-value="^G," calcext:value-type="string">
            <text:p>^G,</text:p>
          </table:table-cell>
          <table:table-cell table:number-columns-repeated="8"/>
        </table:table-row>
        <table:table-row table:style-name="ro1">
          <table:table-cell table:style-name="ce23" table:formula="of:=[$B.A107]" office:value-type="float" office:value="226" calcext:value-type="float">
            <text:p>226</text:p>
          </table:table-cell>
          <table:table-cell table:style-name="ce23" table:formula="of:=[$B.B107]" office:value-type="string" office:string-value="A," calcext:value-type="string">
            <text:p>A,</text:p>
          </table:table-cell>
          <table:table-cell/>
          <table:table-cell table:formula="of:=[$B.D107]" office:value-type="string" office:string-value="A," calcext:value-type="string">
            <text:p>A,</text:p>
          </table:table-cell>
          <table:table-cell table:number-columns-repeated="8"/>
        </table:table-row>
        <table:table-row table:style-name="ro1">
          <table:table-cell table:style-name="ce23" table:formula="of:=[$B.A108]" office:value-type="float" office:value="227" calcext:value-type="float">
            <text:p>227</text:p>
          </table:table-cell>
          <table:table-cell table:style-name="ce23" table:formula="of:=[$B.B108]" office:value-type="string" office:string-value="_B," calcext:value-type="string">
            <text:p>_B,</text:p>
          </table:table-cell>
          <table:table-cell/>
          <table:table-cell table:formula="of:=[$B.D108]" office:value-type="string" office:string-value="_B," calcext:value-type="string">
            <text:p>_B,</text:p>
          </table:table-cell>
          <table:table-cell table:number-columns-repeated="8"/>
        </table:table-row>
        <table:table-row table:style-name="ro1">
          <table:table-cell table:style-name="ce23" table:formula="of:=[$B.A109]" office:value-type="float" office:value="228" calcext:value-type="float">
            <text:p>228</text:p>
          </table:table-cell>
          <table:table-cell table:style-name="ce23" table:formula="of:=[$B.B109]" office:value-type="string" office:string-value="=B," calcext:value-type="string">
            <text:p>=B,</text:p>
          </table:table-cell>
          <table:table-cell/>
          <table:table-cell table:formula="of:=[$B.D109]" office:value-type="string" office:string-value="=B," calcext:value-type="string">
            <text:p>=B,</text:p>
          </table:table-cell>
          <table:table-cell table:number-columns-repeated="8"/>
        </table:table-row>
        <table:table-row table:style-name="ro1">
          <table:table-cell table:style-name="ce23" table:formula="of:=[$B.A110]" office:value-type="float" office:value="229" calcext:value-type="float">
            <text:p>229</text:p>
          </table:table-cell>
          <table:table-cell table:style-name="ce23" table:formula="of:=[$B.B110]" office:value-type="string" office:string-value="C" calcext:value-type="string">
            <text:p>C</text:p>
          </table:table-cell>
          <table:table-cell/>
          <table:table-cell table:formula="of:=[$B.D110]" office:value-type="string" office:string-value="C" calcext:value-type="string">
            <text:p>C</text:p>
          </table:table-cell>
          <table:table-cell table:number-columns-repeated="8"/>
        </table:table-row>
        <table:table-row table:style-name="ro1">
          <table:table-cell table:style-name="ce23" table:formula="of:=[$B.A111]" office:value-type="float" office:value="230" calcext:value-type="float">
            <text:p>230</text:p>
          </table:table-cell>
          <table:table-cell table:style-name="ce23" table:formula="of:=[$B.B111]" office:value-type="string" office:string-value="^C" calcext:value-type="string">
            <text:p>^C</text:p>
          </table:table-cell>
          <table:table-cell/>
          <table:table-cell table:formula="of:=[$B.D111]" office:value-type="string" office:string-value="^C" calcext:value-type="string">
            <text:p>^C</text:p>
          </table:table-cell>
          <table:table-cell table:number-columns-repeated="8"/>
        </table:table-row>
        <table:table-row table:style-name="ro1">
          <table:table-cell table:style-name="ce23" table:formula="of:=[$B.A112]" office:value-type="float" office:value="231" calcext:value-type="float">
            <text:p>231</text:p>
          </table:table-cell>
          <table:table-cell table:style-name="ce23" table:formula="of:=[$B.B112]" office:value-type="string" office:string-value="D" calcext:value-type="string">
            <text:p>D</text:p>
          </table:table-cell>
          <table:table-cell/>
          <table:table-cell table:formula="of:=[$B.D112]" office:value-type="string" office:string-value="D" calcext:value-type="string">
            <text:p>D</text:p>
          </table:table-cell>
          <table:table-cell table:number-columns-repeated="8"/>
        </table:table-row>
        <table:table-row table:style-name="ro1">
          <table:table-cell table:style-name="ce23" table:formula="of:=[$B.A113]" office:value-type="float" office:value="232" calcext:value-type="float">
            <text:p>232</text:p>
          </table:table-cell>
          <table:table-cell table:style-name="ce23" table:formula="of:=[$B.B113]" office:value-type="string" office:string-value="z" calcext:value-type="string">
            <text:p>z</text:p>
          </table:table-cell>
          <table:table-cell table:formula="of:=[$B.C113]" office:value-type="float" office:value="2" calcext:value-type="float">
            <text:p>2</text:p>
          </table:table-cell>
          <table:table-cell table:formula="of:=[$B.D113]" office:value-type="string" office:string-value="z2" calcext:value-type="string">
            <text:p>z2</text:p>
          </table:table-cell>
          <table:table-cell table:number-columns-repeated="8"/>
        </table:table-row>
        <table:table-row table:style-name="ro1">
          <table:table-cell table:style-name="ce23" table:formula="of:=[$B.A114]" office:value-type="float" office:value="233" calcext:value-type="float">
            <text:p>233</text:p>
          </table:table-cell>
          <table:table-cell table:style-name="ce23" table:formula="of:=[$B.B114]" office:value-type="string" office:string-value="z" calcext:value-type="string">
            <text:p>z</text:p>
          </table:table-cell>
          <table:table-cell/>
          <table:table-cell table:formula="of:=[$B.D114]" office:value-type="string" office:string-value="z" calcext:value-type="string">
            <text:p>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5/71</text:p>
          </table:table-cell>
          <table:table-cell table:style-name="ce23" office:value-type="string" calcext:value-type="string">
            <text:p>[G=B]</text:p>
          </table:table-cell>
          <table:table-cell office:value-type="float" office:value="2" calcext:value-type="float">
            <text:p>2</text:p>
          </table:table-cell>
          <table:table-cell table:formula="of:=COM.MICROSOFT.CONCAT([.B241:.C241])" office:value-type="string" office:string-value="[G=B]2" calcext:value-type="string">
            <text:p>[G=B]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5/101</text:p>
          </table:table-cell>
          <table:table-cell table:style-name="ce23" office:value-type="string" calcext:value-type="string">
            <text:p>[G=B]</text:p>
          </table:table-cell>
          <table:table-cell/>
          <table:table-cell table:formula="of:=COM.MICROSOFT.CONCAT([.B242:.C242])" office:value-type="string" office:string-value="[G=B]" calcext:value-type="string">
            <text:p>[G=B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/44</text:p>
          </table:table-cell>
          <table:table-cell table:style-name="ce23" office:value-type="string" calcext:value-type="string">
            <text:p>[Ae]</text:p>
          </table:table-cell>
          <table:table-cell office:value-type="float" office:value="6" calcext:value-type="float">
            <text:p>6</text:p>
          </table:table-cell>
          <table:table-cell table:formula="of:=COM.MICROSOFT.CONCAT([.B243:.C243])" office:value-type="string" office:string-value="[Ae]6" calcext:value-type="string">
            <text:p>[Ae]6</text:p>
          </table:table-cell>
          <table:table-cell table:number-columns-repeated="8"/>
        </table:table-row>
        <table:table-row table:style-name="ro1" table:number-rows-repeated="104833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B" table:style-name="ta1">
        <office:forms form:automatic-focus="false" form:apply-design-mode="false"/>
        <table:table-column table:style-name="co1" table:default-cell-style-name="ce23"/>
        <table:table-column table:style-name="co1" table:default-cell-style-name="ce1"/>
        <table:table-column table:style-name="co1" table:number-columns-repeated="2" table:default-cell-style-name="ce23"/>
        <table:table-row table:style-name="ro1">
          <table:table-cell office:value-type="float" office:value="120" calcext:value-type="float">
            <text:p>120</text:p>
          </table:table-cell>
          <table:table-cell table:style-name="ce24" office:value-type="string" calcext:value-type="string">
            <text:p>C,,</text:p>
          </table:table-cell>
          <table:table-cell office:value-type="float" office:value="4" calcext:value-type="float">
            <text:p>4</text:p>
          </table:table-cell>
          <table:table-cell table:formula="of:=COM.MICROSOFT.CONCAT([.B1:.C1])" office:value-type="string" office:string-value="C,,4" calcext:value-type="string">
            <text:p>C,,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4" office:value-type="string" calcext:value-type="string">
            <text:p>^C,,</text:p>
          </table:table-cell>
          <table:table-cell office:value-type="float" office:value="4" calcext:value-type="float">
            <text:p>4</text:p>
          </table:table-cell>
          <table:table-cell table:formula="of:=COM.MICROSOFT.CONCAT([.B2:.C2])" office:value-type="string" office:string-value="^C,,4" calcext:value-type="string">
            <text:p>^C,,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4" office:value-type="string" calcext:value-type="string">
            <text:p>D,,</text:p>
          </table:table-cell>
          <table:table-cell office:value-type="float" office:value="4" calcext:value-type="float">
            <text:p>4</text:p>
          </table:table-cell>
          <table:table-cell table:formula="of:=COM.MICROSOFT.CONCAT([.B3:.C3])" office:value-type="string" office:string-value="D,,4" calcext:value-type="string">
            <text:p>D,,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4" office:value-type="string" calcext:value-type="string">
            <text:p>_E,,</text:p>
          </table:table-cell>
          <table:table-cell office:value-type="float" office:value="4" calcext:value-type="float">
            <text:p>4</text:p>
          </table:table-cell>
          <table:table-cell table:formula="of:=COM.MICROSOFT.CONCAT([.B4:.C4])" office:value-type="string" office:string-value="_E,,4" calcext:value-type="string">
            <text:p>_E,,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4" office:value-type="string" calcext:value-type="string">
            <text:p>=E,,</text:p>
          </table:table-cell>
          <table:table-cell office:value-type="float" office:value="4" calcext:value-type="float">
            <text:p>4</text:p>
          </table:table-cell>
          <table:table-cell table:formula="of:=COM.MICROSOFT.CONCAT([.B5:.C5])" office:value-type="string" office:string-value="=E,,4" calcext:value-type="string">
            <text:p>=E,,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4" office:value-type="string" calcext:value-type="string">
            <text:p>F,,</text:p>
          </table:table-cell>
          <table:table-cell office:value-type="float" office:value="4" calcext:value-type="float">
            <text:p>4</text:p>
          </table:table-cell>
          <table:table-cell table:formula="of:=COM.MICROSOFT.CONCAT([.B6:.C6])" office:value-type="string" office:string-value="F,,4" calcext:value-type="string">
            <text:p>F,,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4" office:value-type="string" calcext:value-type="string">
            <text:p>^F,,</text:p>
          </table:table-cell>
          <table:table-cell office:value-type="float" office:value="4" calcext:value-type="float">
            <text:p>4</text:p>
          </table:table-cell>
          <table:table-cell table:formula="of:=COM.MICROSOFT.CONCAT([.B7:.C7])" office:value-type="string" office:string-value="^F,,4" calcext:value-type="string">
            <text:p>^F,,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4" office:value-type="string" calcext:value-type="string">
            <text:p>G,,</text:p>
          </table:table-cell>
          <table:table-cell office:value-type="float" office:value="4" calcext:value-type="float">
            <text:p>4</text:p>
          </table:table-cell>
          <table:table-cell table:formula="of:=COM.MICROSOFT.CONCAT([.B8:.C8])" office:value-type="string" office:string-value="G,,4" calcext:value-type="string">
            <text:p>G,,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4" office:value-type="string" calcext:value-type="string">
            <text:p>^G,,</text:p>
          </table:table-cell>
          <table:table-cell office:value-type="float" office:value="4" calcext:value-type="float">
            <text:p>4</text:p>
          </table:table-cell>
          <table:table-cell table:formula="of:=COM.MICROSOFT.CONCAT([.B9:.C9])" office:value-type="string" office:string-value="^G,,4" calcext:value-type="string">
            <text:p>^G,,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4" office:value-type="string" calcext:value-type="string">
            <text:p>A,,</text:p>
          </table:table-cell>
          <table:table-cell office:value-type="float" office:value="4" calcext:value-type="float">
            <text:p>4</text:p>
          </table:table-cell>
          <table:table-cell table:formula="of:=COM.MICROSOFT.CONCAT([.B10:.C10])" office:value-type="string" office:string-value="A,,4" calcext:value-type="string">
            <text:p>A,,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4" office:value-type="string" calcext:value-type="string">
            <text:p>_B,,</text:p>
          </table:table-cell>
          <table:table-cell office:value-type="float" office:value="4" calcext:value-type="float">
            <text:p>4</text:p>
          </table:table-cell>
          <table:table-cell table:formula="of:=COM.MICROSOFT.CONCAT([.B11:.C11])" office:value-type="string" office:string-value="_B,,4" calcext:value-type="string">
            <text:p>_B,,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4" office:value-type="string" calcext:value-type="string">
            <text:p>=B,,</text:p>
          </table:table-cell>
          <table:table-cell office:value-type="float" office:value="4" calcext:value-type="float">
            <text:p>4</text:p>
          </table:table-cell>
          <table:table-cell table:formula="of:=COM.MICROSOFT.CONCAT([.B12:.C12])" office:value-type="string" office:string-value="=B,,4" calcext:value-type="string">
            <text:p>=B,,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4" office:value-type="string" calcext:value-type="string">
            <text:p>C,</text:p>
          </table:table-cell>
          <table:table-cell office:value-type="float" office:value="4" calcext:value-type="float">
            <text:p>4</text:p>
          </table:table-cell>
          <table:table-cell table:formula="of:=COM.MICROSOFT.CONCAT([.B13:.C13])" office:value-type="string" office:string-value="C,4" calcext:value-type="string">
            <text:p>C,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4" office:value-type="string" calcext:value-type="string">
            <text:p>^C,</text:p>
          </table:table-cell>
          <table:table-cell office:value-type="float" office:value="4" calcext:value-type="float">
            <text:p>4</text:p>
          </table:table-cell>
          <table:table-cell table:formula="of:=COM.MICROSOFT.CONCAT([.B14:.C14])" office:value-type="string" office:string-value="^C,4" calcext:value-type="string">
            <text:p>^C,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4" office:value-type="string" calcext:value-type="string">
            <text:p>D,</text:p>
          </table:table-cell>
          <table:table-cell office:value-type="float" office:value="4" calcext:value-type="float">
            <text:p>4</text:p>
          </table:table-cell>
          <table:table-cell table:formula="of:=COM.MICROSOFT.CONCAT([.B15:.C15])" office:value-type="string" office:string-value="D,4" calcext:value-type="string">
            <text:p>D,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4" office:value-type="string" calcext:value-type="string">
            <text:p>^D,</text:p>
          </table:table-cell>
          <table:table-cell office:value-type="float" office:value="4" calcext:value-type="float">
            <text:p>4</text:p>
          </table:table-cell>
          <table:table-cell table:formula="of:=COM.MICROSOFT.CONCAT([.B16:.C16])" office:value-type="string" office:string-value="^D,4" calcext:value-type="string">
            <text:p>^D,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4" office:value-type="string" calcext:value-type="string">
            <text:p>_E,</text:p>
          </table:table-cell>
          <table:table-cell office:value-type="float" office:value="4" calcext:value-type="float">
            <text:p>4</text:p>
          </table:table-cell>
          <table:table-cell table:formula="of:=COM.MICROSOFT.CONCAT([.B17:.C17])" office:value-type="string" office:string-value="_E,4" calcext:value-type="string">
            <text:p>_E,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=E,</text:p>
          </table:table-cell>
          <table:table-cell office:value-type="float" office:value="4" calcext:value-type="float">
            <text:p>4</text:p>
          </table:table-cell>
          <table:table-cell table:formula="of:=COM.MICROSOFT.CONCAT([.B18:.C18])" office:value-type="string" office:string-value="=E,4" calcext:value-type="string">
            <text:p>=E,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4" office:value-type="string" calcext:value-type="string">
            <text:p>F,</text:p>
          </table:table-cell>
          <table:table-cell office:value-type="float" office:value="4" calcext:value-type="float">
            <text:p>4</text:p>
          </table:table-cell>
          <table:table-cell table:formula="of:=COM.MICROSOFT.CONCAT([.B19:.C19])" office:value-type="string" office:string-value="F,4" calcext:value-type="string">
            <text:p>F,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4" office:value-type="string" calcext:value-type="string">
            <text:p>^F,</text:p>
          </table:table-cell>
          <table:table-cell office:value-type="float" office:value="4" calcext:value-type="float">
            <text:p>4</text:p>
          </table:table-cell>
          <table:table-cell table:formula="of:=COM.MICROSOFT.CONCAT([.B20:.C20])" office:value-type="string" office:string-value="^F,4" calcext:value-type="string">
            <text:p>^F,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4" office:value-type="string" calcext:value-type="string">
            <text:p>G,</text:p>
          </table:table-cell>
          <table:table-cell office:value-type="float" office:value="4" calcext:value-type="float">
            <text:p>4</text:p>
          </table:table-cell>
          <table:table-cell table:formula="of:=COM.MICROSOFT.CONCAT([.B21:.C21])" office:value-type="string" office:string-value="G,4" calcext:value-type="string">
            <text:p>G,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4" office:value-type="string" calcext:value-type="string">
            <text:p>^G,</text:p>
          </table:table-cell>
          <table:table-cell office:value-type="float" office:value="4" calcext:value-type="float">
            <text:p>4</text:p>
          </table:table-cell>
          <table:table-cell table:formula="of:=COM.MICROSOFT.CONCAT([.B22:.C22])" office:value-type="string" office:string-value="^G,4" calcext:value-type="string">
            <text:p>^G,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4" office:value-type="string" calcext:value-type="string">
            <text:p>A,</text:p>
          </table:table-cell>
          <table:table-cell office:value-type="float" office:value="4" calcext:value-type="float">
            <text:p>4</text:p>
          </table:table-cell>
          <table:table-cell table:formula="of:=COM.MICROSOFT.CONCAT([.B23:.C23])" office:value-type="string" office:string-value="A,4" calcext:value-type="string">
            <text:p>A,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4" office:value-type="string" calcext:value-type="string">
            <text:p>_B,</text:p>
          </table:table-cell>
          <table:table-cell office:value-type="float" office:value="4" calcext:value-type="float">
            <text:p>4</text:p>
          </table:table-cell>
          <table:table-cell table:formula="of:=COM.MICROSOFT.CONCAT([.B24:.C24])" office:value-type="string" office:string-value="_B,4" calcext:value-type="string">
            <text:p>_B,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4" office:value-type="string" calcext:value-type="string">
            <text:p>=B,</text:p>
          </table:table-cell>
          <table:table-cell office:value-type="float" office:value="4" calcext:value-type="float">
            <text:p>4</text:p>
          </table:table-cell>
          <table:table-cell table:formula="of:=COM.MICROSOFT.CONCAT([.B25:.C25])" office:value-type="string" office:string-value="=B,4" calcext:value-type="string">
            <text:p>=B,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4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CONCAT([.B26:.C26])" office:value-type="string" office:string-value="C4" calcext:value-type="string">
            <text:p>C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4" office:value-type="string" calcext:value-type="string">
            <text:p>^C</text:p>
          </table:table-cell>
          <table:table-cell office:value-type="float" office:value="4" calcext:value-type="float">
            <text:p>4</text:p>
          </table:table-cell>
          <table:table-cell table:formula="of:=COM.MICROSOFT.CONCAT([.B27:.C27])" office:value-type="string" office:string-value="^C4" calcext:value-type="string">
            <text:p>^C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4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COM.MICROSOFT.CONCAT([.B28:.C28])" office:value-type="string" office:string-value="D4" calcext:value-type="string">
            <text:p>D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4" office:value-type="string" calcext:value-type="string">
            <text:p>C,,</text:p>
          </table:table-cell>
          <table:table-cell office:value-type="float" office:value="4" calcext:value-type="float">
            <text:p>4</text:p>
          </table:table-cell>
          <table:table-cell table:formula="of:=COM.MICROSOFT.CONCAT([.B29:.C29])" office:value-type="string" office:string-value="C,,4" calcext:value-type="string">
            <text:p>C,,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4" office:value-type="string" calcext:value-type="string">
            <text:p>^C,,</text:p>
          </table:table-cell>
          <table:table-cell office:value-type="float" office:value="6" calcext:value-type="float">
            <text:p>6</text:p>
          </table:table-cell>
          <table:table-cell table:formula="of:=COM.MICROSOFT.CONCAT([.B30:.C30])" office:value-type="string" office:string-value="^C,,6" calcext:value-type="string">
            <text:p>^C,,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4" office:value-type="string" calcext:value-type="string">
            <text:p>D,,</text:p>
          </table:table-cell>
          <table:table-cell office:value-type="float" office:value="6" calcext:value-type="float">
            <text:p>6</text:p>
          </table:table-cell>
          <table:table-cell table:formula="of:=COM.MICROSOFT.CONCAT([.B31:.C31])" office:value-type="string" office:string-value="D,,6" calcext:value-type="string">
            <text:p>D,,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4" office:value-type="string" calcext:value-type="string">
            <text:p>_E,,</text:p>
          </table:table-cell>
          <table:table-cell office:value-type="float" office:value="6" calcext:value-type="float">
            <text:p>6</text:p>
          </table:table-cell>
          <table:table-cell table:formula="of:=COM.MICROSOFT.CONCAT([.B32:.C32])" office:value-type="string" office:string-value="_E,,6" calcext:value-type="string">
            <text:p>_E,,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4" office:value-type="string" calcext:value-type="string">
            <text:p>=E,,</text:p>
          </table:table-cell>
          <table:table-cell office:value-type="float" office:value="6" calcext:value-type="float">
            <text:p>6</text:p>
          </table:table-cell>
          <table:table-cell table:formula="of:=COM.MICROSOFT.CONCAT([.B33:.C33])" office:value-type="string" office:string-value="=E,,6" calcext:value-type="string">
            <text:p>=E,,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24" office:value-type="string" calcext:value-type="string">
            <text:p>F,,</text:p>
          </table:table-cell>
          <table:table-cell office:value-type="float" office:value="6" calcext:value-type="float">
            <text:p>6</text:p>
          </table:table-cell>
          <table:table-cell table:formula="of:=COM.MICROSOFT.CONCAT([.B34:.C34])" office:value-type="string" office:string-value="F,,6" calcext:value-type="string">
            <text:p>F,,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4" office:value-type="string" calcext:value-type="string">
            <text:p>^F,,</text:p>
          </table:table-cell>
          <table:table-cell office:value-type="float" office:value="6" calcext:value-type="float">
            <text:p>6</text:p>
          </table:table-cell>
          <table:table-cell table:formula="of:=COM.MICROSOFT.CONCAT([.B35:.C35])" office:value-type="string" office:string-value="^F,,6" calcext:value-type="string">
            <text:p>^F,,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4" office:value-type="string" calcext:value-type="string">
            <text:p>G,,</text:p>
          </table:table-cell>
          <table:table-cell office:value-type="float" office:value="6" calcext:value-type="float">
            <text:p>6</text:p>
          </table:table-cell>
          <table:table-cell table:formula="of:=COM.MICROSOFT.CONCAT([.B36:.C36])" office:value-type="string" office:string-value="G,,6" calcext:value-type="string">
            <text:p>G,,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24" office:value-type="string" calcext:value-type="string">
            <text:p>_A,,</text:p>
          </table:table-cell>
          <table:table-cell office:value-type="float" office:value="6" calcext:value-type="float">
            <text:p>6</text:p>
          </table:table-cell>
          <table:table-cell table:formula="of:=COM.MICROSOFT.CONCAT([.B37:.C37])" office:value-type="string" office:string-value="_A,,6" calcext:value-type="string">
            <text:p>_A,,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4" office:value-type="string" calcext:value-type="string">
            <text:p>A,,</text:p>
          </table:table-cell>
          <table:table-cell office:value-type="float" office:value="6" calcext:value-type="float">
            <text:p>6</text:p>
          </table:table-cell>
          <table:table-cell table:formula="of:=COM.MICROSOFT.CONCAT([.B38:.C38])" office:value-type="string" office:string-value="A,,6" calcext:value-type="string">
            <text:p>A,,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24" office:value-type="string" calcext:value-type="string">
            <text:p>_B,,</text:p>
          </table:table-cell>
          <table:table-cell office:value-type="float" office:value="6" calcext:value-type="float">
            <text:p>6</text:p>
          </table:table-cell>
          <table:table-cell table:formula="of:=COM.MICROSOFT.CONCAT([.B39:.C39])" office:value-type="string" office:string-value="_B,,6" calcext:value-type="string">
            <text:p>_B,,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24" office:value-type="string" calcext:value-type="string">
            <text:p>=B,,</text:p>
          </table:table-cell>
          <table:table-cell office:value-type="float" office:value="6" calcext:value-type="float">
            <text:p>6</text:p>
          </table:table-cell>
          <table:table-cell table:formula="of:=COM.MICROSOFT.CONCAT([.B40:.C40])" office:value-type="string" office:string-value="=B,,6" calcext:value-type="string">
            <text:p>=B,,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4" office:value-type="string" calcext:value-type="string">
            <text:p>C,</text:p>
          </table:table-cell>
          <table:table-cell office:value-type="float" office:value="6" calcext:value-type="float">
            <text:p>6</text:p>
          </table:table-cell>
          <table:table-cell table:formula="of:=COM.MICROSOFT.CONCAT([.B41:.C41])" office:value-type="string" office:string-value="C,6" calcext:value-type="string">
            <text:p>C,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24" office:value-type="string" calcext:value-type="string">
            <text:p>^C,</text:p>
          </table:table-cell>
          <table:table-cell office:value-type="float" office:value="6" calcext:value-type="float">
            <text:p>6</text:p>
          </table:table-cell>
          <table:table-cell table:formula="of:=COM.MICROSOFT.CONCAT([.B42:.C42])" office:value-type="string" office:string-value="^C,6" calcext:value-type="string">
            <text:p>^C,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4" office:value-type="string" calcext:value-type="string">
            <text:p>D,</text:p>
          </table:table-cell>
          <table:table-cell office:value-type="float" office:value="6" calcext:value-type="float">
            <text:p>6</text:p>
          </table:table-cell>
          <table:table-cell table:formula="of:=COM.MICROSOFT.CONCAT([.B43:.C43])" office:value-type="string" office:string-value="D,6" calcext:value-type="string">
            <text:p>D,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4" office:value-type="string" calcext:value-type="string">
            <text:p>^D,</text:p>
          </table:table-cell>
          <table:table-cell office:value-type="float" office:value="6" calcext:value-type="float">
            <text:p>6</text:p>
          </table:table-cell>
          <table:table-cell table:formula="of:=COM.MICROSOFT.CONCAT([.B44:.C44])" office:value-type="string" office:string-value="^D,6" calcext:value-type="string">
            <text:p>^D,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24" office:value-type="string" calcext:value-type="string">
            <text:p>_E,</text:p>
          </table:table-cell>
          <table:table-cell office:value-type="float" office:value="6" calcext:value-type="float">
            <text:p>6</text:p>
          </table:table-cell>
          <table:table-cell table:formula="of:=COM.MICROSOFT.CONCAT([.B45:.C45])" office:value-type="string" office:string-value="_E,6" calcext:value-type="string">
            <text:p>_E,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=E,</text:p>
          </table:table-cell>
          <table:table-cell office:value-type="float" office:value="6" calcext:value-type="float">
            <text:p>6</text:p>
          </table:table-cell>
          <table:table-cell table:formula="of:=COM.MICROSOFT.CONCAT([.B46:.C46])" office:value-type="string" office:string-value="=E,6" calcext:value-type="string">
            <text:p>=E,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4" office:value-type="string" calcext:value-type="string">
            <text:p>F,</text:p>
          </table:table-cell>
          <table:table-cell office:value-type="float" office:value="6" calcext:value-type="float">
            <text:p>6</text:p>
          </table:table-cell>
          <table:table-cell table:formula="of:=COM.MICROSOFT.CONCAT([.B47:.C47])" office:value-type="string" office:string-value="F,6" calcext:value-type="string">
            <text:p>F,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4" office:value-type="string" calcext:value-type="string">
            <text:p>^F,</text:p>
          </table:table-cell>
          <table:table-cell office:value-type="float" office:value="6" calcext:value-type="float">
            <text:p>6</text:p>
          </table:table-cell>
          <table:table-cell table:formula="of:=COM.MICROSOFT.CONCAT([.B48:.C48])" office:value-type="string" office:string-value="^F,6" calcext:value-type="string">
            <text:p>^F,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4" office:value-type="string" calcext:value-type="string">
            <text:p>G,</text:p>
          </table:table-cell>
          <table:table-cell office:value-type="float" office:value="6" calcext:value-type="float">
            <text:p>6</text:p>
          </table:table-cell>
          <table:table-cell table:formula="of:=COM.MICROSOFT.CONCAT([.B49:.C49])" office:value-type="string" office:string-value="G,6" calcext:value-type="string">
            <text:p>G,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24" office:value-type="string" calcext:value-type="string">
            <text:p>^G,</text:p>
          </table:table-cell>
          <table:table-cell office:value-type="float" office:value="6" calcext:value-type="float">
            <text:p>6</text:p>
          </table:table-cell>
          <table:table-cell table:formula="of:=COM.MICROSOFT.CONCAT([.B50:.C50])" office:value-type="string" office:string-value="^G,6" calcext:value-type="string">
            <text:p>^G,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4" office:value-type="string" calcext:value-type="string">
            <text:p>A,</text:p>
          </table:table-cell>
          <table:table-cell office:value-type="float" office:value="6" calcext:value-type="float">
            <text:p>6</text:p>
          </table:table-cell>
          <table:table-cell table:formula="of:=COM.MICROSOFT.CONCAT([.B51:.C51])" office:value-type="string" office:string-value="A,6" calcext:value-type="string">
            <text:p>A,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24" office:value-type="string" calcext:value-type="string">
            <text:p>_B,</text:p>
          </table:table-cell>
          <table:table-cell office:value-type="float" office:value="6" calcext:value-type="float">
            <text:p>6</text:p>
          </table:table-cell>
          <table:table-cell table:formula="of:=COM.MICROSOFT.CONCAT([.B52:.C52])" office:value-type="string" office:string-value="_B,6" calcext:value-type="string">
            <text:p>_B,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24" office:value-type="string" calcext:value-type="string">
            <text:p>=B,</text:p>
          </table:table-cell>
          <table:table-cell office:value-type="float" office:value="6" calcext:value-type="float">
            <text:p>6</text:p>
          </table:table-cell>
          <table:table-cell table:formula="of:=COM.MICROSOFT.CONCAT([.B53:.C53])" office:value-type="string" office:string-value="=B,6" calcext:value-type="string">
            <text:p>=B,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24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formula="of:=COM.MICROSOFT.CONCAT([.B54:.C54])" office:value-type="string" office:string-value="C6" calcext:value-type="string">
            <text:p>C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4" office:value-type="string" calcext:value-type="string">
            <text:p>^C</text:p>
          </table:table-cell>
          <table:table-cell office:value-type="float" office:value="6" calcext:value-type="float">
            <text:p>6</text:p>
          </table:table-cell>
          <table:table-cell table:formula="of:=COM.MICROSOFT.CONCAT([.B55:.C55])" office:value-type="string" office:string-value="^C6" calcext:value-type="string">
            <text:p>^C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4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COM.MICROSOFT.CONCAT([.B56:.C56])" office:value-type="string" office:string-value="D6" calcext:value-type="string">
            <text:p>D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4" office:value-type="string" calcext:value-type="string">
            <text:p>C,,</text:p>
          </table:table-cell>
          <table:table-cell office:value-type="float" office:value="2" calcext:value-type="float">
            <text:p>2</text:p>
          </table:table-cell>
          <table:table-cell table:formula="of:=COM.MICROSOFT.CONCAT([.B57:.C57])" office:value-type="string" office:string-value="C,,2" calcext:value-type="string">
            <text:p>C,,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24" office:value-type="string" calcext:value-type="string">
            <text:p>^C,,</text:p>
          </table:table-cell>
          <table:table-cell office:value-type="float" office:value="2" calcext:value-type="float">
            <text:p>2</text:p>
          </table:table-cell>
          <table:table-cell table:formula="of:=COM.MICROSOFT.CONCAT([.B58:.C58])" office:value-type="string" office:string-value="^C,,2" calcext:value-type="string">
            <text:p>^C,,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24" office:value-type="string" calcext:value-type="string">
            <text:p>D,,</text:p>
          </table:table-cell>
          <table:table-cell office:value-type="float" office:value="2" calcext:value-type="float">
            <text:p>2</text:p>
          </table:table-cell>
          <table:table-cell table:formula="of:=COM.MICROSOFT.CONCAT([.B59:.C59])" office:value-type="string" office:string-value="D,,2" calcext:value-type="string">
            <text:p>D,,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24" office:value-type="string" calcext:value-type="string">
            <text:p>_E,,</text:p>
          </table:table-cell>
          <table:table-cell office:value-type="float" office:value="2" calcext:value-type="float">
            <text:p>2</text:p>
          </table:table-cell>
          <table:table-cell table:formula="of:=COM.MICROSOFT.CONCAT([.B60:.C60])" office:value-type="string" office:string-value="_E,,2" calcext:value-type="string">
            <text:p>_E,,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4" office:value-type="string" calcext:value-type="string">
            <text:p>=E,,</text:p>
          </table:table-cell>
          <table:table-cell office:value-type="float" office:value="2" calcext:value-type="float">
            <text:p>2</text:p>
          </table:table-cell>
          <table:table-cell table:formula="of:=COM.MICROSOFT.CONCAT([.B61:.C61])" office:value-type="string" office:string-value="=E,,2" calcext:value-type="string">
            <text:p>=E,,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24" office:value-type="string" calcext:value-type="string">
            <text:p>F,,</text:p>
          </table:table-cell>
          <table:table-cell office:value-type="float" office:value="2" calcext:value-type="float">
            <text:p>2</text:p>
          </table:table-cell>
          <table:table-cell table:formula="of:=COM.MICROSOFT.CONCAT([.B62:.C62])" office:value-type="string" office:string-value="F,,2" calcext:value-type="string">
            <text:p>F,,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4" office:value-type="string" calcext:value-type="string">
            <text:p>^F,,</text:p>
          </table:table-cell>
          <table:table-cell office:value-type="float" office:value="2" calcext:value-type="float">
            <text:p>2</text:p>
          </table:table-cell>
          <table:table-cell table:formula="of:=COM.MICROSOFT.CONCAT([.B63:.C63])" office:value-type="string" office:string-value="^F,,2" calcext:value-type="string">
            <text:p>^F,,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4" office:value-type="string" calcext:value-type="string">
            <text:p>G,,</text:p>
          </table:table-cell>
          <table:table-cell office:value-type="float" office:value="2" calcext:value-type="float">
            <text:p>2</text:p>
          </table:table-cell>
          <table:table-cell table:formula="of:=COM.MICROSOFT.CONCAT([.B64:.C64])" office:value-type="string" office:string-value="G,,2" calcext:value-type="string">
            <text:p>G,,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4" office:value-type="string" calcext:value-type="string">
            <text:p>^G,,</text:p>
          </table:table-cell>
          <table:table-cell office:value-type="float" office:value="2" calcext:value-type="float">
            <text:p>2</text:p>
          </table:table-cell>
          <table:table-cell table:formula="of:=COM.MICROSOFT.CONCAT([.B65:.C65])" office:value-type="string" office:string-value="^G,,2" calcext:value-type="string">
            <text:p>^G,,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4" office:value-type="string" calcext:value-type="string">
            <text:p>A,,</text:p>
          </table:table-cell>
          <table:table-cell office:value-type="float" office:value="2" calcext:value-type="float">
            <text:p>2</text:p>
          </table:table-cell>
          <table:table-cell table:formula="of:=COM.MICROSOFT.CONCAT([.B66:.C66])" office:value-type="string" office:string-value="A,,2" calcext:value-type="string">
            <text:p>A,,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4" office:value-type="string" calcext:value-type="string">
            <text:p>_B,,</text:p>
          </table:table-cell>
          <table:table-cell office:value-type="float" office:value="2" calcext:value-type="float">
            <text:p>2</text:p>
          </table:table-cell>
          <table:table-cell table:formula="of:=COM.MICROSOFT.CONCAT([.B67:.C67])" office:value-type="string" office:string-value="_B,,2" calcext:value-type="string">
            <text:p>_B,,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4" office:value-type="string" calcext:value-type="string">
            <text:p>=B,,</text:p>
          </table:table-cell>
          <table:table-cell office:value-type="float" office:value="2" calcext:value-type="float">
            <text:p>2</text:p>
          </table:table-cell>
          <table:table-cell table:formula="of:=COM.MICROSOFT.CONCAT([.B68:.C68])" office:value-type="string" office:string-value="=B,,2" calcext:value-type="string">
            <text:p>=B,,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24" office:value-type="string" calcext:value-type="string">
            <text:p>C,</text:p>
          </table:table-cell>
          <table:table-cell office:value-type="float" office:value="2" calcext:value-type="float">
            <text:p>2</text:p>
          </table:table-cell>
          <table:table-cell table:formula="of:=COM.MICROSOFT.CONCAT([.B69:.C69])" office:value-type="string" office:string-value="C,2" calcext:value-type="string">
            <text:p>C,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24" office:value-type="string" calcext:value-type="string">
            <text:p>^C,</text:p>
          </table:table-cell>
          <table:table-cell office:value-type="float" office:value="2" calcext:value-type="float">
            <text:p>2</text:p>
          </table:table-cell>
          <table:table-cell table:formula="of:=COM.MICROSOFT.CONCAT([.B70:.C70])" office:value-type="string" office:string-value="^C,2" calcext:value-type="string">
            <text:p>^C,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4" office:value-type="string" calcext:value-type="string">
            <text:p>D,</text:p>
          </table:table-cell>
          <table:table-cell office:value-type="float" office:value="2" calcext:value-type="float">
            <text:p>2</text:p>
          </table:table-cell>
          <table:table-cell table:formula="of:=COM.MICROSOFT.CONCAT([.B71:.C71])" office:value-type="string" office:string-value="D,2" calcext:value-type="string">
            <text:p>D,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4" office:value-type="string" calcext:value-type="string">
            <text:p>^D,</text:p>
          </table:table-cell>
          <table:table-cell office:value-type="float" office:value="2" calcext:value-type="float">
            <text:p>2</text:p>
          </table:table-cell>
          <table:table-cell table:formula="of:=COM.MICROSOFT.CONCAT([.B72:.C72])" office:value-type="string" office:string-value="^D,2" calcext:value-type="string">
            <text:p>^D,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4" office:value-type="string" calcext:value-type="string">
            <text:p>_E,</text:p>
          </table:table-cell>
          <table:table-cell office:value-type="float" office:value="2" calcext:value-type="float">
            <text:p>2</text:p>
          </table:table-cell>
          <table:table-cell table:formula="of:=COM.MICROSOFT.CONCAT([.B73:.C73])" office:value-type="string" office:string-value="_E,2" calcext:value-type="string">
            <text:p>_E,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=E,</text:p>
          </table:table-cell>
          <table:table-cell office:value-type="float" office:value="2" calcext:value-type="float">
            <text:p>2</text:p>
          </table:table-cell>
          <table:table-cell table:formula="of:=COM.MICROSOFT.CONCAT([.B74:.C74])" office:value-type="string" office:string-value="=E,2" calcext:value-type="string">
            <text:p>=E,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4" office:value-type="string" calcext:value-type="string">
            <text:p>F,</text:p>
          </table:table-cell>
          <table:table-cell office:value-type="float" office:value="2" calcext:value-type="float">
            <text:p>2</text:p>
          </table:table-cell>
          <table:table-cell table:formula="of:=COM.MICROSOFT.CONCAT([.B75:.C75])" office:value-type="string" office:string-value="F,2" calcext:value-type="string">
            <text:p>F,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4" office:value-type="string" calcext:value-type="string">
            <text:p>^F,</text:p>
          </table:table-cell>
          <table:table-cell office:value-type="float" office:value="2" calcext:value-type="float">
            <text:p>2</text:p>
          </table:table-cell>
          <table:table-cell table:formula="of:=COM.MICROSOFT.CONCAT([.B76:.C76])" office:value-type="string" office:string-value="^F,2" calcext:value-type="string">
            <text:p>^F,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4" office:value-type="string" calcext:value-type="string">
            <text:p>G,</text:p>
          </table:table-cell>
          <table:table-cell office:value-type="float" office:value="2" calcext:value-type="float">
            <text:p>2</text:p>
          </table:table-cell>
          <table:table-cell table:formula="of:=COM.MICROSOFT.CONCAT([.B77:.C77])" office:value-type="string" office:string-value="G,2" calcext:value-type="string">
            <text:p>G,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4" office:value-type="string" calcext:value-type="string">
            <text:p>^G,</text:p>
          </table:table-cell>
          <table:table-cell office:value-type="float" office:value="2" calcext:value-type="float">
            <text:p>2</text:p>
          </table:table-cell>
          <table:table-cell table:formula="of:=COM.MICROSOFT.CONCAT([.B78:.C78])" office:value-type="string" office:string-value="^G,2" calcext:value-type="string">
            <text:p>^G,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4" office:value-type="string" calcext:value-type="string">
            <text:p>A,</text:p>
          </table:table-cell>
          <table:table-cell office:value-type="float" office:value="2" calcext:value-type="float">
            <text:p>2</text:p>
          </table:table-cell>
          <table:table-cell table:formula="of:=COM.MICROSOFT.CONCAT([.B79:.C79])" office:value-type="string" office:string-value="A,2" calcext:value-type="string">
            <text:p>A,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24" office:value-type="string" calcext:value-type="string">
            <text:p>_B,</text:p>
          </table:table-cell>
          <table:table-cell office:value-type="float" office:value="2" calcext:value-type="float">
            <text:p>2</text:p>
          </table:table-cell>
          <table:table-cell table:formula="of:=COM.MICROSOFT.CONCAT([.B80:.C80])" office:value-type="string" office:string-value="_B,2" calcext:value-type="string">
            <text:p>_B,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4" office:value-type="string" calcext:value-type="string">
            <text:p>=B,</text:p>
          </table:table-cell>
          <table:table-cell office:value-type="float" office:value="2" calcext:value-type="float">
            <text:p>2</text:p>
          </table:table-cell>
          <table:table-cell table:formula="of:=COM.MICROSOFT.CONCAT([.B81:.C81])" office:value-type="string" office:string-value="=B,2" calcext:value-type="string">
            <text:p>=B,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4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CONCAT([.B82:.C82])" office:value-type="string" office:string-value="C2" calcext:value-type="string">
            <text:p>C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24" office:value-type="string" calcext:value-type="string">
            <text:p>^C</text:p>
          </table:table-cell>
          <table:table-cell office:value-type="float" office:value="2" calcext:value-type="float">
            <text:p>2</text:p>
          </table:table-cell>
          <table:table-cell table:formula="of:=COM.MICROSOFT.CONCAT([.B83:.C83])" office:value-type="string" office:string-value="^C2" calcext:value-type="string">
            <text:p>^C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24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COM.MICROSOFT.CONCAT([.B84:.C84]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24" office:value-type="string" calcext:value-type="string">
            <text:p>C,,</text:p>
          </table:table-cell>
          <table:table-cell/>
          <table:table-cell table:formula="of:=COM.MICROSOFT.CONCAT([.B85:.C85])" office:value-type="string" office:string-value="C,," calcext:value-type="string">
            <text:p>C,,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4" office:value-type="string" calcext:value-type="string">
            <text:p>^C,,</text:p>
          </table:table-cell>
          <table:table-cell/>
          <table:table-cell table:formula="of:=COM.MICROSOFT.CONCAT([.B86:.C86])" office:value-type="string" office:string-value="^C,," calcext:value-type="string">
            <text:p>^C,,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24" office:value-type="string" calcext:value-type="string">
            <text:p>D,,</text:p>
          </table:table-cell>
          <table:table-cell/>
          <table:table-cell table:formula="of:=COM.MICROSOFT.CONCAT([.B87:.C87])" office:value-type="string" office:string-value="D,," calcext:value-type="string">
            <text:p>D,,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4" office:value-type="string" calcext:value-type="string">
            <text:p>_E,,</text:p>
          </table:table-cell>
          <table:table-cell/>
          <table:table-cell table:formula="of:=COM.MICROSOFT.CONCAT([.B88:.C88])" office:value-type="string" office:string-value="_E,," calcext:value-type="string">
            <text:p>_E,,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24" office:value-type="string" calcext:value-type="string">
            <text:p>=E,,</text:p>
          </table:table-cell>
          <table:table-cell/>
          <table:table-cell table:formula="of:=COM.MICROSOFT.CONCAT([.B89:.C89])" office:value-type="string" office:string-value="=E,," calcext:value-type="string">
            <text:p>=E,,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24" office:value-type="string" calcext:value-type="string">
            <text:p>F,,</text:p>
          </table:table-cell>
          <table:table-cell/>
          <table:table-cell table:formula="of:=COM.MICROSOFT.CONCAT([.B90:.C90])" office:value-type="string" office:string-value="F,," calcext:value-type="string">
            <text:p>F,,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4" office:value-type="string" calcext:value-type="string">
            <text:p>^F,,</text:p>
          </table:table-cell>
          <table:table-cell/>
          <table:table-cell table:formula="of:=COM.MICROSOFT.CONCAT([.B91:.C91])" office:value-type="string" office:string-value="^F,," calcext:value-type="string">
            <text:p>^F,,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4" office:value-type="string" calcext:value-type="string">
            <text:p>G,,</text:p>
          </table:table-cell>
          <table:table-cell/>
          <table:table-cell table:formula="of:=COM.MICROSOFT.CONCAT([.B92:.C92])" office:value-type="string" office:string-value="G,," calcext:value-type="string">
            <text:p>G,,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4" office:value-type="string" calcext:value-type="string">
            <text:p>_A,,</text:p>
          </table:table-cell>
          <table:table-cell/>
          <table:table-cell table:formula="of:=COM.MICROSOFT.CONCAT([.B93:.C93])" office:value-type="string" office:string-value="_A,," calcext:value-type="string">
            <text:p>_A,,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4" office:value-type="string" calcext:value-type="string">
            <text:p>A,,</text:p>
          </table:table-cell>
          <table:table-cell/>
          <table:table-cell table:formula="of:=COM.MICROSOFT.CONCAT([.B94:.C94])" office:value-type="string" office:string-value="A,," calcext:value-type="string">
            <text:p>A,,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24" office:value-type="string" calcext:value-type="string">
            <text:p>_B,,</text:p>
          </table:table-cell>
          <table:table-cell/>
          <table:table-cell table:formula="of:=COM.MICROSOFT.CONCAT([.B95:.C95])" office:value-type="string" office:string-value="_B,," calcext:value-type="string">
            <text:p>_B,,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24" office:value-type="string" calcext:value-type="string">
            <text:p>=B,,</text:p>
          </table:table-cell>
          <table:table-cell/>
          <table:table-cell table:formula="of:=COM.MICROSOFT.CONCAT([.B96:.C96])" office:value-type="string" office:string-value="=B,," calcext:value-type="string">
            <text:p>=B,,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4" office:value-type="string" calcext:value-type="string">
            <text:p>C,</text:p>
          </table:table-cell>
          <table:table-cell/>
          <table:table-cell table:formula="of:=COM.MICROSOFT.CONCAT([.B97:.C97])" office:value-type="string" office:string-value="C," calcext:value-type="string">
            <text:p>C,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24" office:value-type="string" calcext:value-type="string">
            <text:p>^C,</text:p>
          </table:table-cell>
          <table:table-cell/>
          <table:table-cell table:formula="of:=COM.MICROSOFT.CONCAT([.B98:.C98])" office:value-type="string" office:string-value="^C," calcext:value-type="string">
            <text:p>^C,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24" office:value-type="string" calcext:value-type="string">
            <text:p>D,</text:p>
          </table:table-cell>
          <table:table-cell/>
          <table:table-cell table:formula="of:=COM.MICROSOFT.CONCAT([.B99:.C99])" office:value-type="string" office:string-value="D," calcext:value-type="string">
            <text:p>D,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4" office:value-type="string" calcext:value-type="string">
            <text:p>^D,</text:p>
          </table:table-cell>
          <table:table-cell/>
          <table:table-cell table:formula="of:=COM.MICROSOFT.CONCAT([.B100:.C100])" office:value-type="string" office:string-value="^D," calcext:value-type="string">
            <text:p>^D,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4" office:value-type="string" calcext:value-type="string">
            <text:p>_E,</text:p>
          </table:table-cell>
          <table:table-cell/>
          <table:table-cell table:formula="of:=COM.MICROSOFT.CONCAT([.B101:.C101])" office:value-type="string" office:string-value="_E," calcext:value-type="string">
            <text:p>_E,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=E,</text:p>
          </table:table-cell>
          <table:table-cell/>
          <table:table-cell table:formula="of:=COM.MICROSOFT.CONCAT([.B102:.C102])" office:value-type="string" office:string-value="=E," calcext:value-type="string">
            <text:p>=E,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4" office:value-type="string" calcext:value-type="string">
            <text:p>F,</text:p>
          </table:table-cell>
          <table:table-cell/>
          <table:table-cell table:formula="of:=COM.MICROSOFT.CONCAT([.B103:.C103])" office:value-type="string" office:string-value="F," calcext:value-type="string">
            <text:p>F,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4" office:value-type="string" calcext:value-type="string">
            <text:p>^F,</text:p>
          </table:table-cell>
          <table:table-cell/>
          <table:table-cell table:formula="of:=COM.MICROSOFT.CONCAT([.B104:.C104])" office:value-type="string" office:string-value="^F," calcext:value-type="string">
            <text:p>^F,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4" office:value-type="string" calcext:value-type="string">
            <text:p>G,</text:p>
          </table:table-cell>
          <table:table-cell/>
          <table:table-cell table:formula="of:=COM.MICROSOFT.CONCAT([.B105:.C105])" office:value-type="string" office:string-value="G," calcext:value-type="string">
            <text:p>G,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4" office:value-type="string" calcext:value-type="string">
            <text:p>^G,</text:p>
          </table:table-cell>
          <table:table-cell/>
          <table:table-cell table:formula="of:=COM.MICROSOFT.CONCAT([.B106:.C106])" office:value-type="string" office:string-value="^G," calcext:value-type="string">
            <text:p>^G,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24" office:value-type="string" calcext:value-type="string">
            <text:p>A,</text:p>
          </table:table-cell>
          <table:table-cell/>
          <table:table-cell table:formula="of:=COM.MICROSOFT.CONCAT([.B107:.C107])" office:value-type="string" office:string-value="A," calcext:value-type="string">
            <text:p>A,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24" office:value-type="string" calcext:value-type="string">
            <text:p>_B,</text:p>
          </table:table-cell>
          <table:table-cell/>
          <table:table-cell table:formula="of:=COM.MICROSOFT.CONCAT([.B108:.C108])" office:value-type="string" office:string-value="_B," calcext:value-type="string">
            <text:p>_B,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24" office:value-type="string" calcext:value-type="string">
            <text:p>=B,</text:p>
          </table:table-cell>
          <table:table-cell/>
          <table:table-cell table:formula="of:=COM.MICROSOFT.CONCAT([.B109:.C109])" office:value-type="string" office:string-value="=B," calcext:value-type="string">
            <text:p>=B,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4" office:value-type="string" calcext:value-type="string">
            <text:p>C</text:p>
          </table:table-cell>
          <table:table-cell/>
          <table:table-cell table:formula="of:=COM.MICROSOFT.CONCAT([.B110:.C110])" office:value-type="string" office:string-value="C" calcext:value-type="string">
            <text:p>C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4" office:value-type="string" calcext:value-type="string">
            <text:p>^C</text:p>
          </table:table-cell>
          <table:table-cell/>
          <table:table-cell table:formula="of:=COM.MICROSOFT.CONCAT([.B111:.C111])" office:value-type="string" office:string-value="^C" calcext:value-type="string">
            <text:p>^C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4" office:value-type="string" calcext:value-type="string">
            <text:p>D</text:p>
          </table:table-cell>
          <table:table-cell/>
          <table:table-cell table:formula="of:=COM.MICROSOFT.CONCAT([.B112:.C112]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4"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formula="of:=COM.MICROSOFT.CONCAT([.B113:.C113])" office:value-type="string" office:string-value="z2" calcext:value-type="string">
            <text:p>z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4" office:value-type="string" calcext:value-type="string">
            <text:p>z</text:p>
          </table:table-cell>
          <table:table-cell/>
          <table:table-cell table:formula="of:=COM.MICROSOFT.CONCAT([.B114:.C114])" office:value-type="string" office:string-value="z" calcext:value-type="string">
            <text:p>z</text:p>
          </table:table-cell>
        </table:table-row>
        <table:table-row table:style-name="ro1" table:number-rows-repeated="11">
          <table:table-cell/>
          <table:table-cell table:style-name="ce24"/>
          <table:table-cell table:number-columns-repeated="2"/>
        </table:table-row>
        <table:table-row table:style-name="ro1" table:number-rows-repeated="104845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1" table:style-name="ta1">
        <office:forms form:automatic-focus="false" form:apply-design-mode="false"/>
        <table:shapes>
          <draw:line draw:z-index="0" draw:name="Line 1" draw:style-name="gr1" draw:text-style-name="P1" svg:x1="0.1197in" svg:y1="0.2252in" svg:x2="2.4756in" svg:y2="0.2358in">
            <text:p/>
          </draw:line>
        </table:shapes>
        <table:table-column table:style-name="co4" table:number-columns-repeated="10" table:default-cell-style-name="ce9"/>
        <table:table-column table:style-name="co5" table:number-columns-repeated="9" table:default-cell-style-name="ce9"/>
        <table:table-column table:style-name="co6" table:default-cell-style-name="ce9"/>
        <table:table-column table:style-name="co6" table:default-cell-style-name="Default"/>
        <table:table-column table:style-name="co5" table:number-columns-repeated="5" table:default-cell-style-name="ce9"/>
        <table:table-column table:style-name="co7" table:number-columns-repeated="9" table:default-cell-style-name="ce9"/>
        <table:table-column table:style-name="co4" table:number-columns-repeated="16300" table:default-cell-style-name="ce9"/>
        <table:table-column table:style-name="co3" table:number-columns-repeated="49" table:default-cell-style-name="ce9"/>
        <table:table-row table:style-name="ro2">
          <table:table-cell table:style-name="ce5" office:value-type="string" calcext:value-type="string">
            <text:p>Part I - 1<text:span text:style-name="T1">st</text:span> Measure</text:p>
          </table:table-cell>
          <table:table-cell table:number-columns-repeated="18"/>
          <table:table-cell table:style-name="ce29" office:value-type="string" calcext:value-type="string">
            <text:p>72 notes</text:p>
          </table:table-cell>
          <table:table-cell table:number-columns-repeated="6"/>
          <table:table-cell table:formula="of:=COM.MICROSOFT.CONCAT([.$U10];&quot; &quot;;[.$U19];&quot; &quot;;[.$U28];&quot; &quot;;[.$U37];&quot; &quot;;[.$U46];&quot; &quot;;[.$U55];&quot; &quot;;[.$U64];&quot; &quot;;[.$U73];&quot; &quot;)" office:value-type="string" office:string-value="213 215 188 86 81 190 108 112 " calcext:value-type="string">
            <text:p>213 215 188 86 81 190 108 112 </text:p>
          </table:table-cell>
          <table:table-cell table:number-columns-repeated="16357"/>
        </table:table-row>
        <table:table-row table:style-name="ro2"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2" table:style-name="ce6" office:value-type="float" office:value="213" calcext:value-type="float">
            <text:p>2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13" calcext:value-type="float">
            <text:p>213</text:p>
          </table:table-cell>
          <table:table-cell table:style-name="ce7" office:value-type="float" office:value="81" calcext:value-type="float">
            <text:p>81</text:p>
            <draw:line draw:z-index="1" draw:name="Line 2" draw:style-name="gr1" draw:text-style-name="P1" svg:x1="0.3894in" svg:y1="0.0642in" svg:x2="0.6272in" svg:y2="0.0752in">
              <text:p/>
            </draw:line>
          </table:table-cell>
          <table:table-cell table:style-name="ce6" office:value-type="float" office:value="86" calcext:value-type="float">
            <text:p>86</text:p>
            <draw:line draw:z-index="5" draw:name="Line 6" draw:style-name="gr1" draw:text-style-name="P1" svg:x1="0.3783in" svg:y1="0.1071in" svg:x2="0.5622in" svg:y2="0.2358in">
              <text:p/>
            </draw:line>
          </table:table-cell>
          <table:table-cell table:style-name="ce6"/>
          <table:table-cell table:number-columns-repeated="10"/>
          <table:table-cell office:value-type="float" office:value="1" calcext:value-type="float">
            <text:p>1</text:p>
          </table:table-cell>
          <table:table-cell table:style-name="ce9" office:value-type="float" office:value="103" calcext:value-type="float">
            <text:p>103</text:p>
          </table:table-cell>
          <table:table-cell table:number-columns-repeated="5"/>
          <table:table-cell table:formula="of:=COM.MICROSOFT.CONCAT(IF([.$U10]&lt;120;VLOOKUP([.$U10];[$V.$A$1:.$D$243];4;0);&quot;&quot;);IF([.$U19]&lt;120;VLOOKUP([.$U19];[$V.$A$1:.$D$243];4;0);&quot;&quot;);IF([.$U28]&lt;120;VLOOKUP([.$U28];[$V.$A$1:.$D$243];4;0);&quot;&quot;);IF([.$U37]&lt;120;VLOOKUP([.$U37];[$V.$A$1:.$D$243];4;0);&quot;&quot;);IF([.$U46]&lt;120;VLOOKUP([.$U46];[$V.$A$1:.$D$243];4;0);&quot;&quot;);IF([.$U55]&lt;120;VLOOKUP([.$U55];[$V.$A$1:.$D$243];4;0);&quot;&quot;);IF([.$U64]&lt;120;VLOOKUP([.$U64];[$V.$A$1:.$D$243];4;0);&quot;&quot;);IF([.$U73]&lt;120;VLOOKUP([.$U73];[$V.$A$1:.$D$243];4;0);&quot;&quot;))" office:value-type="string" office:string-value="a2=e2df" calcext:value-type="string">
            <text:p>a2=e2df</text:p>
          </table:table-cell>
          <table:table-cell table:formula="of:=COM.MICROSOFT.CONCAT([.$U2];&quot; &quot;;[.$U11];&quot; &quot;;[.$U20];&quot; &quot;;[.$U29];&quot; &quot;;[.$U38];&quot; &quot;;[.$U47];&quot; &quot;;[.$U56];&quot; &quot;;[.$U65];&quot; &quot;)" office:value-type="string" office:string-value="103 105 129 76 78 187 0 0 " calcext:value-type="string">
            <text:p>103 105 129 76 78 187 0 0 </text:p>
          </table:table-cell>
          <table:table-cell table:number-columns-repeated="16356"/>
        </table:table-row>
        <table:table-row table:style-name="ro2">
          <table:table-cell table:style-name="ce6" office:value-type="float" office:value="213" calcext:value-type="float">
            <text:p>213</text:p>
            <draw:line draw:z-index="3" draw:name="Line 4" draw:style-name="gr1" draw:text-style-name="P1" svg:x1="0.437in" svg:y1="0.0539in" svg:x2="0.1114in" svg:y2="0.0638in">
              <text:p/>
            </draw:line>
            <draw:line draw:z-index="6" draw:name="Line 7" draw:style-name="gr1" draw:text-style-name="P1" svg:x1="0.0433in" svg:y1="0.1051in" svg:x2="0.1406in" svg:y2="0.3472in">
              <text:p/>
            </draw:line>
          </table:table-cell>
          <table:table-cell table:style-name="ce7" office:value-type="float" office:value="213" calcext:value-type="float">
            <text:p>213</text:p>
            <draw:line draw:z-index="9" draw:name="Line 10" draw:style-name="gr1" draw:text-style-name="P1" svg:x1="2.8543in" svg:y1="0.1071in" svg:x2="0.3146in" svg:y2="0.0319in">
              <text:p/>
            </draw:line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5"/>
          <table:table-cell table:formula="of:=COM.MICROSOFT.CONCAT(IF([.$U10]&gt;119;VLOOKUP([.$U10];[$V.$A$1:.$D$243];4;0);&quot;&quot;);IF([.$U19]&gt;119;VLOOKUP([.$U19];[$V.$A$1:.$D$243];4;0);&quot;&quot;);IF([.$U28]&gt;119;VLOOKUP([.$U28];[$V.$A$1:.$D$243];4;0);&quot;&quot;);IF([.$U37]&gt;119;VLOOKUP([.$U37];[$V.$A$1:.$D$243];4;0);&quot;&quot;);IF([.$U46]&gt;119;VLOOKUP([.$U46];[$V.$A$1:.$D$243];4;0);&quot;&quot;);IF([.$U55]&gt;119;VLOOKUP([.$U55];[$V.$A$1:.$D$243];4;0);&quot;&quot;);IF([.$U64]&gt;119;VLOOKUP([.$U64];[$V.$A$1:.$D$243];4;0);&quot;&quot;);IF([.$U73]&gt;119;VLOOKUP([.$U73];[$V.$A$1:.$D$243];4;0);&quot;&quot;))" office:value-type="string" office:string-value="A,,=B,,C,2D,2" calcext:value-type="string">
            <text:p>A,,=B,,C,2D,2</text:p>
          </table:table-cell>
          <table:table-cell table:formula="of:=COM.MICROSOFT.CONCAT(IF([.$U2]&lt;120;VLOOKUP([.$U2];[$V.$A$1:.$D$243];4;0);&quot;&quot;);IF([.$U11]&lt;120;VLOOKUP([.$U11];[$V.$A$1:.$D$243];4;0);&quot;&quot;);IF([.$U20]&lt;120;VLOOKUP([.$U20];[$V.$A$1:.$D$243];4;0);&quot;&quot;);IF([.$U29]&lt;120;VLOOKUP([.$U29];[$V.$A$1:.$D$243];4;0);&quot;&quot;);IF([.$U38]&lt;120;VLOOKUP([.$U38];[$V.$A$1:.$D$243];4;0);&quot;&quot;);IF([.$U47]&lt;120;VLOOKUP([.$U47];[$V.$A$1:.$D$243];4;0);&quot;&quot;);IF([.$U56]&lt;120;VLOOKUP([.$U56];[$V.$A$1:.$D$243];4;0);&quot;&quot;);IF([.$U65]&lt;120;VLOOKUP([.$U65];[$V.$A$1:.$D$243];4;0);&quot;&quot;))" office:value-type="string" office:string-value="A=Bc2d2" calcext:value-type="string">
            <text:p>A=Bc2d2</text:p>
          </table:table-cell>
          <table:table-cell table:formula="of:=COM.MICROSOFT.CONCAT([.$U3];&quot; &quot;;[.$U12];&quot; &quot;;[.$U21];&quot; &quot;;[.$U30];&quot; &quot;;[.$U39];&quot; &quot;;[.$U48];&quot; &quot;;[.$U57];&quot; &quot;;[.$U66];&quot; &quot;;[.$U75];&quot; &quot;)" office:value-type="string" office:string-value="81 213 215 188 73 190 82 0  " calcext:value-type="string">
            <text:p>81 213 215 188 73 190 82 0 <text:s/></text:p>
          </table:table-cell>
          <table:table-cell table:number-columns-repeated="16355"/>
        </table:table-row>
        <table:table-row table:style-name="ro2">
          <table:table-cell table:style-name="ce6" office:value-type="float" office:value="215" calcext:value-type="float">
            <text:p>215</text:p>
            <draw:line draw:z-index="4" draw:name="Line 5" draw:style-name="gr1" draw:text-style-name="P1" svg:x1="0.2055in" svg:y1="0.0421in" svg:x2="2.8866in" svg:y2="0.0535in">
              <text:p/>
            </draw:line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2" table:style-name="ce6" office:value-type="float" office:value="215" calcext:value-type="float">
            <text:p>215</text:p>
          </table:table-cell>
          <table:table-cell table:style-name="ce7" office:value-type="float" office:value="215" calcext:value-type="float">
            <text:p>215</text:p>
            <draw:line draw:z-index="7" draw:name="Line 8" draw:style-name="gr1" draw:text-style-name="P1" svg:x1="0.5732in" svg:y1="0.0858in" svg:x2="0.3567in" svg:y2="0.2465in">
              <text:p/>
            </draw:line>
            <draw:line draw:z-index="11" draw:name="Line 12" draw:style-name="gr1" draw:text-style-name="P1" svg:x1="0.374in" svg:y1="0.0469in" svg:x2="0.6118in" svg:y2="0.0579in">
              <text:p/>
            </draw:line>
          </table:table-cell>
          <table:table-cell table:style-name="ce6" office:value-type="float" office:value="73" calcext:value-type="float">
            <text:p>7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style-name="ce9" office:value-type="float" office:value="213" calcext:value-type="float">
            <text:p>213</text:p>
          </table:table-cell>
          <table:table-cell table:number-columns-repeated="6"/>
          <table:table-cell table:formula="of:=COM.MICROSOFT.CONCAT(IF([.$U2]&gt;119;VLOOKUP([.$U2];[$V.$A$1:.$D$243];4;0);&quot;&quot;);IF([.$U11]&gt;119;VLOOKUP([.$U11];[$V.$A$1:.$D$243];4;0);&quot;&quot;);IF([.$U20]&gt;119;VLOOKUP([.$U20];[$V.$A$1:.$D$243];4;0);&quot;&quot;);IF([.$U29]&gt;119;VLOOKUP([.$U29];[$V.$A$1:.$D$243];4;0);&quot;&quot;);IF([.$U38]&gt;119;VLOOKUP([.$U38];[$V.$A$1:.$D$243];4;0);&quot;&quot;);IF([.$U47]&gt;119;VLOOKUP([.$U47];[$V.$A$1:.$D$243];4;0);&quot;&quot;);IF([.$U56]&gt;119;VLOOKUP([.$U56];[$V.$A$1:.$D$243];4;0);&quot;&quot;);IF([.$U65]&gt;119;VLOOKUP([.$U65];[$V.$A$1:.$D$243];4;0);&quot;&quot;))" office:value-type="string" office:string-value="A,,4=B,,2" calcext:value-type="string">
            <text:p>A,,4=B,,2</text:p>
          </table:table-cell>
          <table:table-cell table:style-name="ce30" table:formula="of:=COM.MICROSOFT.CONCAT(IF([.$U3]&lt;120;VLOOKUP([.$U3];[$V.$A$1:.$D$243];4;0);&quot;&quot;);IF([.$U12]&lt;120;VLOOKUP([.$U12];[$V.$A$1:.$D$243];4;0);&quot;&quot;);IF([.$U21]&lt;120;VLOOKUP([.$U21];[$V.$A$1:.$D$243];4;0);&quot;&quot;);IF([.$U30]&lt;120;VLOOKUP([.$U30];[$V.$A$1:.$D$243];4;0);&quot;&quot;);IF([.$U39]&lt;120;VLOOKUP([.$U39];[$V.$A$1:.$D$243];4;0);&quot;&quot;);IF([.$U48]&lt;120;VLOOKUP([.$U48];[$V.$A$1:.$D$243];4;0);&quot;&quot;);IF([.$U57]&lt;120;VLOOKUP([.$U57];[$V.$A$1:.$D$243];4;0);&quot;&quot;);IF([.$U66]&lt;120;VLOOKUP([.$U66];[$V.$A$1:.$D$243];4;0);&quot;&quot;))" office:value-type="string" office:string-value="=e2A2f2" calcext:value-type="string">
            <text:p>=e2A2f2</text:p>
          </table:table-cell>
          <table:table-cell table:formula="of:=COM.MICROSOFT.CONCAT([.$U4];&quot; &quot;;[.$U13];&quot; &quot;;[.$U22];&quot; &quot;;[.$U31];&quot; &quot;;[.$U40];&quot; &quot;;[.$U49];&quot; &quot;;[.$U58];&quot; &quot;;[.$U67];&quot; &quot;;[.$U76];&quot; &quot;)" office:value-type="string" office:string-value="213 86 73 215 188 82 190 0  " calcext:value-type="string">
            <text:p>213 86 73 215 188 82 190 0 <text:s/></text:p>
          </table:table-cell>
          <table:table-cell table:number-columns-repeated="16354"/>
        </table:table-row>
        <table:table-row table:style-name="ro2">
          <table:table-cell table:style-name="ce7" office:value-type="float" office:value="188" calcext:value-type="float">
            <text:p>188</text:p>
            <draw:line draw:z-index="2" draw:name="Line 3" draw:style-name="gr1" draw:text-style-name="P1" svg:x1="2.887in" svg:y1="0.1157in" svg:x2="0.0437in" svg:y2="0.1165in">
              <text:p/>
            </draw:line>
            <draw:line draw:z-index="8" draw:name="Line 9" draw:style-name="gr1" draw:text-style-name="P1" svg:x1="0.0106in" svg:y1="0.1173in" svg:x2="0.1299in" svg:y2="0.2358in">
              <text:p/>
            </draw:line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88" calcext:value-type="float">
            <text:p>188</text:p>
          </table:table-cell>
          <table:table-cell table:style-name="ce6"/>
          <table:table-cell table:number-columns-repeated="10"/>
          <table:table-cell office:value-type="float" office:value="4" calcext:value-type="float">
            <text:p>4</text:p>
          </table:table-cell>
          <table:table-cell table:style-name="ce9" office:value-type="float" office:value="213" calcext:value-type="float">
            <text:p>213</text:p>
          </table:table-cell>
          <table:table-cell table:number-columns-repeated="7"/>
          <table:table-cell table:style-name="ce30" table:formula="of:=COM.MICROSOFT.CONCAT(IF([.$U3]&gt;119;VLOOKUP([.$U3];[$V.$A$1:.$D$243];4;0);&quot;&quot;);IF([.$U12]&gt;119;VLOOKUP([.$U12];[$V.$A$1:.$D$243];4;0);&quot;&quot;);IF([.$U21]&gt;119;VLOOKUP([.$U21];[$V.$A$1:.$D$243];4;0);&quot;&quot;);IF([.$U30]&gt;119;VLOOKUP([.$U30];[$V.$A$1:.$D$243];4;0);&quot;&quot;);IF([.$U39]&gt;119;VLOOKUP([.$U39];[$V.$A$1:.$D$243];4;0);&quot;&quot;);IF([.$U48]&gt;119;VLOOKUP([.$U48];[$V.$A$1:.$D$243];4;0);&quot;&quot;);IF([.$U57]&gt;119;VLOOKUP([.$U57];[$V.$A$1:.$D$243];4;0);&quot;&quot;);IF([.$U66]&gt;119;VLOOKUP([.$U66];[$V.$A$1:.$D$243];4;0);&quot;&quot;))" office:value-type="string" office:string-value="A,,=B,,C,2D,2" calcext:value-type="string">
            <text:p>A,,=B,,C,2D,2</text:p>
          </table:table-cell>
          <table:table-cell table:style-name="ce31" table:formula="of:=COM.MICROSOFT.CONCAT(IF([.$U4]&lt;120;VLOOKUP([.$U4];[$V.$A$1:.$D$243];4;0);&quot;&quot;);IF([.$U13]&lt;120;VLOOKUP([.$U13];[$V.$A$1:.$D$243];4;0);&quot;&quot;);IF([.$U22]&lt;120;VLOOKUP([.$U22];[$V.$A$1:.$D$243];4;0);&quot;&quot;);IF([.$U31]&lt;120;VLOOKUP([.$U31];[$V.$A$1:.$D$243];4;0);&quot;&quot;);IF([.$U40]&lt;120;VLOOKUP([.$U40];[$V.$A$1:.$D$243];4;0);&quot;&quot;);IF([.$U49]&lt;120;VLOOKUP([.$U49];[$V.$A$1:.$D$243];4;0);&quot;&quot;);IF([.$U58]&lt;120;VLOOKUP([.$U58];[$V.$A$1:.$D$243];4;0);&quot;&quot;);IF([.$U67]&lt;120;VLOOKUP([.$U67];[$V.$A$1:.$D$243];4;0);&quot;&quot;))" office:value-type="string" office:string-value="a2A2f2" calcext:value-type="string">
            <text:p>a2A2f2</text:p>
          </table:table-cell>
          <table:table-cell table:formula="of:=COM.MICROSOFT.CONCAT([.$U5];&quot; &quot;;[.$U14];&quot; &quot;;[.$U23];&quot; &quot;;[.$U32];&quot; &quot;;[.$U41];&quot; &quot;;[.$U50];&quot; &quot;;[.$U59];&quot; &quot;;[.$U68];&quot; &quot;;[.$U77];&quot; &quot;)" office:value-type="string" office:string-value="213 215 81 188 73 108 190 112  " calcext:value-type="string">
            <text:p>213 215 81 188 73 108 190 112 <text:s/></text:p>
          </table:table-cell>
          <table:table-cell table:number-columns-repeated="16353"/>
        </table:table-row>
        <table:table-row table:style-name="ro2">
          <table:table-cell table:style-name="ce6" office:value-type="float" office:value="215" calcext:value-type="float">
            <text:p>215</text:p>
            <draw:line draw:z-index="10" draw:name="Line 11" draw:style-name="gr1" draw:text-style-name="P1" svg:x1="0.335in" svg:y1="0.1047in" svg:x2="2.2165in" svg:y2="0.0965in">
              <text:p/>
            </draw:line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73" calcext:value-type="float">
            <text:p>73</text:p>
            <draw:line draw:z-index="12" draw:name="Line 13" draw:style-name="gr1" draw:text-style-name="P1" svg:x1="0.3894in" svg:y1="0.0858in" svg:x2="0.5406in" svg:y2="0.2142in">
              <text:p/>
            </draw:line>
          </table:table-cell>
          <table:table-cell table:style-name="ce6" table:number-columns-repeated="3"/>
          <table:table-cell table:number-columns-repeated="10"/>
          <table:table-cell office:value-type="float" office:value="5" calcext:value-type="float">
            <text:p>5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8"/>
          <table:table-cell table:style-name="ce31" table:formula="of:=COM.MICROSOFT.CONCAT(IF([.$U4]&gt;119;VLOOKUP([.$U4];[$V.$A$1:.$D$243];4;0);&quot;&quot;);IF([.$U13]&gt;119;VLOOKUP([.$U13];[$V.$A$1:.$D$243];4;0);&quot;&quot;);IF([.$U22]&gt;119;VLOOKUP([.$U22];[$V.$A$1:.$D$243];4;0);&quot;&quot;);IF([.$U31]&gt;119;VLOOKUP([.$U31];[$V.$A$1:.$D$243];4;0);&quot;&quot;);IF([.$U40]&gt;119;VLOOKUP([.$U40];[$V.$A$1:.$D$243];4;0);&quot;&quot;);IF([.$U49]&gt;119;VLOOKUP([.$U49];[$V.$A$1:.$D$243];4;0);&quot;&quot;);IF([.$U58]&gt;119;VLOOKUP([.$U58];[$V.$A$1:.$D$243];4;0);&quot;&quot;);IF([.$U67]&gt;119;VLOOKUP([.$U67];[$V.$A$1:.$D$243];4;0);&quot;&quot;))" office:value-type="string" office:string-value="A,,=B,,C,2D,2" calcext:value-type="string">
            <text:p>A,,=B,,C,2D,2</text:p>
          </table:table-cell>
          <table:table-cell table:formula="of:=COM.MICROSOFT.CONCAT(IF([.$U5]&lt;120;VLOOKUP([.$U5];[$V.$A$1:.$D$243];4;0);&quot;&quot;);IF([.$U14]&lt;120;VLOOKUP([.$U14];[$V.$A$1:.$D$243];4;0);&quot;&quot;);IF([.$U23]&lt;120;VLOOKUP([.$U23];[$V.$A$1:.$D$243];4;0);&quot;&quot;);IF([.$U32]&lt;120;VLOOKUP([.$U32];[$V.$A$1:.$D$243];4;0);&quot;&quot;);IF([.$U41]&lt;120;VLOOKUP([.$U41];[$V.$A$1:.$D$243];4;0);&quot;&quot;);IF([.$U50]&lt;120;VLOOKUP([.$U50];[$V.$A$1:.$D$243];4;0);&quot;&quot;);IF([.$U59]&lt;120;VLOOKUP([.$U59];[$V.$A$1:.$D$243];4;0);&quot;&quot;);IF([.$U68]&lt;120;VLOOKUP([.$U68];[$V.$A$1:.$D$243];4;0);&quot;&quot;))" office:value-type="string" office:string-value="=e2A2df" calcext:value-type="string">
            <text:p>=e2A2df</text:p>
          </table:table-cell>
          <table:table-cell table:formula="of:=COM.MICROSOFT.CONCAT([.$U6];&quot; &quot;;[.$U15];&quot; &quot;;[.$U24];&quot; &quot;;[.$U33];&quot; &quot;;[.$U42];&quot; &quot;;[.$U51];&quot; &quot;;[.$U60];&quot; &quot;;[.$U69];&quot; &quot;;[.$U78])" office:value-type="string" office:string-value="15 213 215 82 188 190 0 0 " calcext:value-type="string">
            <text:p>15 213 215 82 188 190 0 0 </text:p>
          </table:table-cell>
          <table:table-cell table:number-columns-repeated="16352"/>
        </table:table-row>
        <table:table-row table:style-name="ro2"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81" calcext:value-type="float">
            <text:p>81</text:p>
          </table:table-cell>
          <table:table-cell table:style-name="ce11" office:value-type="float" office:value="82" calcext:value-type="float">
            <text:p>82</text:p>
          </table:table-cell>
          <table:table-cell table:style-name="ce7" office:value-type="float" office:value="190" calcext:value-type="float">
            <text:p>190</text:p>
          </table:table-cell>
          <table:table-cell table:number-columns-repeated="2" table:style-name="ce6" office:value-type="float" office:value="188" calcext:value-type="float">
            <text:p>188</text:p>
          </table:table-cell>
          <table:table-cell table:style-name="ce6" table:number-columns-repeated="2"/>
          <table:table-cell table:number-columns-repeated="10"/>
          <table:table-cell office:value-type="float" office:value="6" calcext:value-type="float">
            <text:p>6</text:p>
          </table:table-cell>
          <table:table-cell table:style-name="ce9" office:value-type="float" office:value="213" calcext:value-type="float">
            <text:p>213</text:p>
          </table:table-cell>
          <table:table-cell table:number-columns-repeated="9"/>
          <table:table-cell table:formula="of:=COM.MICROSOFT.CONCAT(IF([.$U5]&gt;119;VLOOKUP([.$U5];[$V.$A$1:.$D$243];4;0);&quot;&quot;);IF([.$U14]&gt;119;VLOOKUP([.$U14];[$V.$A$1:.$D$243];4;0);&quot;&quot;);IF([.$U23]&gt;119;VLOOKUP([.$U23];[$V.$A$1:.$D$243];4;0);&quot;&quot;);IF([.$U32]&gt;119;VLOOKUP([.$U32];[$V.$A$1:.$D$243];4;0);&quot;&quot;);IF([.$U41]&gt;119;VLOOKUP([.$U41];[$V.$A$1:.$D$243];4;0);&quot;&quot;);IF([.$U50]&gt;119;VLOOKUP([.$U50];[$V.$A$1:.$D$243];4;0);&quot;&quot;);IF([.$U59]&gt;119;VLOOKUP([.$U59];[$V.$A$1:.$D$243];4;0);&quot;&quot;);IF([.$U68]&gt;119;VLOOKUP([.$U68];[$V.$A$1:.$D$243];4;0);&quot;&quot;))" office:value-type="string" office:string-value="A,,=B,,C,2D,2" calcext:value-type="string">
            <text:p>A,,=B,,C,2D,2</text:p>
          </table:table-cell>
          <table:table-cell table:formula="of:=COM.MICROSOFT.CONCAT(IF([.$U6]&lt;120;VLOOKUP([.$U6];[$V.$A$1:.$D$243];4;0);&quot;&quot;);IF([.$U15]&lt;120;VLOOKUP([.$U15];[$V.$A$1:.$D$243];4;0);&quot;&quot;);IF([.$U24]&lt;120;VLOOKUP([.$U24];[$V.$A$1:.$D$243];4;0);&quot;&quot;);IF([.$U33]&lt;120;VLOOKUP([.$U33];[$V.$A$1:.$D$243];4;0);&quot;&quot;);IF([.$U42]&lt;120;VLOOKUP([.$U42];[$V.$A$1:.$D$243];4;0);&quot;&quot;);IF([.$U51]&lt;120;VLOOKUP([.$U51];[$V.$A$1:.$D$243];4;0);&quot;&quot;);IF([.$U60]&lt;120;VLOOKUP([.$U60];[$V.$A$1:.$D$243];4;0);&quot;&quot;);IF([.$U69]&lt;120;VLOOKUP([.$U69];[$V.$A$1:.$D$243];4;0);&quot;&quot;))" office:value-type="string" office:string-value="A4f2" calcext:value-type="string">
            <text:p>A4f2</text:p>
          </table:table-cell>
          <table:table-cell table:formula="of:=COM.MICROSOFT.CONCAT([.$U7];&quot; &quot;;[.$U16];&quot; &quot;;[.$U25];&quot; &quot;;[.$U34];&quot; &quot;;[.$U43];&quot; &quot;;[.$U52];&quot; &quot;;[.$U61];&quot; &quot;;[.$U70];&quot; &quot;;[.$U79];&quot; &quot;)" office:value-type="string" office:string-value="213 81 215 73 188 82 190 0  " calcext:value-type="string">
            <text:p>213 81 215 73 188 82 190 0 <text:s/></text:p>
          </table:table-cell>
          <table:table-cell table:number-columns-repeated="16351"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82" calcext:value-type="float">
            <text:p>82</text:p>
          </table:table-cell>
          <table:table-cell table:style-name="ce7" office:value-type="float" office:value="73" calcext:value-type="float">
            <text:p>73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2" calcext:value-type="float">
            <text:p>82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10"/>
          <table:table-cell table:formula="of:=COM.MICROSOFT.CONCAT(IF([.$U6]&gt;119;VLOOKUP([.$U6];[$V.$A$1:.$D$243];4;0);&quot;&quot;);IF([.$U15]&gt;119;VLOOKUP([.$U15];[$V.$A$1:.$D$243];4;0);&quot;&quot;);IF([.$U24]&gt;119;VLOOKUP([.$U24];[$V.$A$1:.$D$243];4;0);&quot;&quot;);IF([.$U33]&gt;119;VLOOKUP([.$U33];[$V.$A$1:.$D$243];4;0);&quot;&quot;);IF([.$U42]&gt;119;VLOOKUP([.$U42];[$V.$A$1:.$D$243];4;0);&quot;&quot;);IF([.$U51]&gt;119;VLOOKUP([.$U51];[$V.$A$1:.$D$243];4;0);&quot;&quot;);IF([.$U60]&gt;119;VLOOKUP([.$U60];[$V.$A$1:.$D$243];4;0);&quot;&quot;);IF([.$U69]&gt;119;VLOOKUP([.$U69];[$V.$A$1:.$D$243];4;0);&quot;&quot;))" office:value-type="string" office:string-value="A,,=B,,C,2D,2" calcext:value-type="string">
            <text:p>A,,=B,,C,2D,2</text:p>
          </table:table-cell>
          <table:table-cell table:style-name="ce30" table:formula="of:=COM.MICROSOFT.CONCAT(IF([.$U7]&lt;120;VLOOKUP([.$U7];[$V.$A$1:.$D$243];4;0);&quot;&quot;);IF([.$U16]&lt;120;VLOOKUP([.$U16];[$V.$A$1:.$D$243];4;0);&quot;&quot;);IF([.$U25]&lt;120;VLOOKUP([.$U25];[$V.$A$1:.$D$243];4;0);&quot;&quot;);IF([.$U34]&lt;120;VLOOKUP([.$U34];[$V.$A$1:.$D$243];4;0);&quot;&quot;);IF([.$U43]&lt;120;VLOOKUP([.$U43];[$V.$A$1:.$D$243];4;0);&quot;&quot;);IF([.$U52]&lt;120;VLOOKUP([.$U52];[$V.$A$1:.$D$243];4;0);&quot;&quot;);IF([.$U61]&lt;120;VLOOKUP([.$U61];[$V.$A$1:.$D$243];4;0);&quot;&quot;);IF([.$U70]&lt;120;VLOOKUP([.$U70];[$V.$A$1:.$D$243];4;0);&quot;&quot;))" office:value-type="string" office:string-value="=e2A2f2" calcext:value-type="string">
            <text:p>=e2A2f2</text:p>
          </table:table-cell>
          <table:table-cell table:formula="of:=COM.MICROSOFT.CONCAT([.$U8];&quot; &quot;;[.$U17];&quot; &quot;;[.$U26];&quot; &quot;;[.$U35];&quot; &quot;;[.$U44];&quot; &quot;;[.$U53];&quot; &quot;;[.$U62];&quot; &quot;;[.$U71];&quot; &quot;;[.$U80];&quot; &quot;)" office:value-type="string" office:string-value="81 213 215 188 190 73 82 0  " calcext:value-type="string">
            <text:p>81 213 215 188 190 73 82 0 <text:s/></text:p>
          </table:table-cell>
          <table:table-cell table:number-columns-repeated="16350"/>
        </table:table-row>
        <table:table-row table:style-name="ro2"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90" calcext:value-type="float">
            <text:p>190</text:p>
          </table:table-cell>
          <table:table-cell table:style-name="ce7" office:value-type="float" office:value="82" calcext:value-type="float">
            <text:p>82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90" calcext:value-type="float">
            <text:p>190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style-name="ce9" office:value-type="float" office:value="86" calcext:value-type="float">
            <text:p>86</text:p>
          </table:table-cell>
          <table:table-cell table:number-columns-repeated="11"/>
          <table:table-cell table:style-name="ce30" table:formula="of:=COM.MICROSOFT.CONCAT(IF([.$U7]&gt;119;VLOOKUP([.$U7];[$V.$A$1:.$D$243];4;0);&quot;&quot;);IF([.$U16]&gt;119;VLOOKUP([.$U16];[$V.$A$1:.$D$243];4;0);&quot;&quot;);IF([.$U25]&gt;119;VLOOKUP([.$U25];[$V.$A$1:.$D$243];4;0);&quot;&quot;);IF([.$U34]&gt;119;VLOOKUP([.$U34];[$V.$A$1:.$D$243];4;0);&quot;&quot;);IF([.$U43]&gt;119;VLOOKUP([.$U43];[$V.$A$1:.$D$243];4;0);&quot;&quot;);IF([.$U52]&gt;119;VLOOKUP([.$U52];[$V.$A$1:.$D$243];4;0);&quot;&quot;);IF([.$U61]&gt;119;VLOOKUP([.$U61];[$V.$A$1:.$D$243];4;0);&quot;&quot;);IF([.$U70]&gt;119;VLOOKUP([.$U70];[$V.$A$1:.$D$243];4;0);&quot;&quot;))" office:value-type="string" office:string-value="A,,=B,,C,2D,2" calcext:value-type="string">
            <text:p>A,,=B,,C,2D,2</text:p>
          </table:table-cell>
          <table:table-cell table:style-name="ce30" table:formula="of:=COM.MICROSOFT.CONCAT(IF([.$U8]&lt;120;VLOOKUP([.$U8];[$V.$A$1:.$D$243];4;0);&quot;&quot;);IF([.$U17]&lt;120;VLOOKUP([.$U17];[$V.$A$1:.$D$243];4;0);&quot;&quot;);IF([.$U26]&lt;120;VLOOKUP([.$U26];[$V.$A$1:.$D$243];4;0);&quot;&quot;);IF([.$U35]&lt;120;VLOOKUP([.$U35];[$V.$A$1:.$D$243];4;0);&quot;&quot;);IF([.$U44]&lt;120;VLOOKUP([.$U44];[$V.$A$1:.$D$243];4;0);&quot;&quot;);IF([.$U53]&lt;120;VLOOKUP([.$U53];[$V.$A$1:.$D$243];4;0);&quot;&quot;);IF([.$U62]&lt;120;VLOOKUP([.$U62];[$V.$A$1:.$D$243];4;0);&quot;&quot;);IF([.$U71]&lt;120;VLOOKUP([.$U71];[$V.$A$1:.$D$243];4;0);&quot;&quot;))" office:value-type="string" office:string-value="=e2A2f2" calcext:value-type="string">
            <text:p>=e2A2f2</text:p>
          </table:table-cell>
          <table:table-cell table:formula="of:=COM.MICROSOFT.CONCAT([.$U9];&quot; &quot;;[.$U18];&quot; &quot;;[.$U27];&quot; &quot;;[.$U36];&quot; &quot;;[.$U45];&quot; &quot;;[.$U54];&quot; &quot;;[.$U63];&quot; &quot;;[.$U72];&quot; &quot;)" office:value-type="string" office:string-value="86 213 73 215 82 188 190 0 " calcext:value-type="string">
            <text:p>86 213 73 215 82 188 190 0 </text:p>
          </table:table-cell>
          <table:table-cell table:number-columns-repeated="16349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6" office:value-type="float" office:value="112" calcext:value-type="float">
            <text:p>11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2" calcext:value-type="float">
            <text:p>112</text:p>
          </table:table-cell>
          <table:table-cell table:style-name="ce6" table:number-columns-repeated="2"/>
          <table:table-cell table:number-columns-repeated="10"/>
          <table:table-cell office:value-type="float" office:value="9" calcext:value-type="float">
            <text:p>9</text:p>
          </table:table-cell>
          <table:table-cell table:style-name="ce10" office:value-type="float" office:value="213" calcext:value-type="float">
            <text:p>213</text:p>
          </table:table-cell>
          <table:table-cell table:number-columns-repeated="12"/>
          <table:table-cell table:style-name="ce30" table:formula="of:=COM.MICROSOFT.CONCAT(IF([.$U8]&gt;119;VLOOKUP([.$U8];[$V.$A$1:.$D$243];4;0);&quot;&quot;);IF([.$U17]&gt;119;VLOOKUP([.$U17];[$V.$A$1:.$D$243];4;0);&quot;&quot;);IF([.$U26]&gt;119;VLOOKUP([.$U26];[$V.$A$1:.$D$243];4;0);&quot;&quot;);IF([.$U35]&gt;119;VLOOKUP([.$U35];[$V.$A$1:.$D$243];4;0);&quot;&quot;);IF([.$U44]&gt;119;VLOOKUP([.$U44];[$V.$A$1:.$D$243];4;0);&quot;&quot;);IF([.$U53]&gt;119;VLOOKUP([.$U53];[$V.$A$1:.$D$243];4;0);&quot;&quot;);IF([.$U62]&gt;119;VLOOKUP([.$U62];[$V.$A$1:.$D$243];4;0);&quot;&quot;);IF([.$U71]&gt;119;VLOOKUP([.$U71];[$V.$A$1:.$D$243];4;0);&quot;&quot;))" office:value-type="string" office:string-value="A,,=B,,C,2D,2" calcext:value-type="string">
            <text:p>A,,=B,,C,2D,2</text:p>
          </table:table-cell>
          <table:table-cell table:style-name="ce31" table:formula="of:=COM.MICROSOFT.CONCAT(IF([.$U9]&lt;120;VLOOKUP([.$U9];[$V.$A$1:.$D$243];4;0);&quot;&quot;);IF([.$U18]&lt;120;VLOOKUP([.$U18];[$V.$A$1:.$D$243];4;0);&quot;&quot;);IF([.$U27]&lt;120;VLOOKUP([.$U27];[$V.$A$1:.$D$243];4;0);&quot;&quot;);IF([.$U36]&lt;120;VLOOKUP([.$U36];[$V.$A$1:.$D$243];4;0);&quot;&quot;);IF([.$U45]&lt;120;VLOOKUP([.$U45];[$V.$A$1:.$D$243];4;0);&quot;&quot;);IF([.$U54]&lt;120;VLOOKUP([.$U54];[$V.$A$1:.$D$243];4;0);&quot;&quot;);IF([.$U63]&lt;120;VLOOKUP([.$U63];[$V.$A$1:.$D$243];4;0);&quot;&quot;);IF([.$U72]&lt;120;VLOOKUP([.$U72];[$V.$A$1:.$D$243];4;0);&quot;&quot;))" office:value-type="string" office:string-value="a2A2f2" calcext:value-type="string">
            <text:p>a2A2f2</text:p>
          </table:table-cell>
          <table:table-cell table:number-columns-repeated="16349"/>
        </table:table-row>
        <table:table-row table:style-name="ro2">
          <table:table-cell table:style-name="ce8" table:number-columns-repeated="9"/>
          <table:table-cell table:style-name="ce10"/>
          <table:table-cell table:number-columns-repeated="9"/>
          <table:table-cell office:value-type="float" office:value="10" calcext:value-type="float">
            <text:p>10</text:p>
          </table:table-cell>
          <table:table-cell table:style-name="ce10" office:value-type="float" office:value="105" calcext:value-type="float">
            <text:p>105</text:p>
          </table:table-cell>
          <table:table-cell table:number-columns-repeated="13"/>
          <table:table-cell table:style-name="ce31" table:formula="of:=COM.MICROSOFT.CONCAT(IF([.$U9]&gt;119;VLOOKUP([.$U9];[$V.$A$1:.$D$243];4;0);&quot;&quot;);IF([.$U18]&gt;119;VLOOKUP([.$U18];[$V.$A$1:.$D$243];4;0);&quot;&quot;);IF([.$U27]&gt;119;VLOOKUP([.$U27];[$V.$A$1:.$D$243];4;0);&quot;&quot;);IF([.$U36]&gt;119;VLOOKUP([.$U36];[$V.$A$1:.$D$243];4;0);&quot;&quot;);IF([.$U45]&gt;119;VLOOKUP([.$U45];[$V.$A$1:.$D$243];4;0);&quot;&quot;);IF([.$U54]&gt;119;VLOOKUP([.$U54];[$V.$A$1:.$D$243];4;0);&quot;&quot;);IF([.$U63]&gt;119;VLOOKUP([.$U63];[$V.$A$1:.$D$243];4;0);&quot;&quot;);IF([.$U72]&gt;119;VLOOKUP([.$U72];[$V.$A$1:.$D$243];4;0);&quot;&quot;))" office:value-type="string" office:string-value="A,,=B,,C,2D,2" calcext:value-type="string">
            <text:p>A,,=B,,C,2D,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table:style-name="ce10" office:value-type="float" office:value="213" calcext:value-type="float">
            <text:p>2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12" calcext:value-type="float">
            <text:p>12</text:p>
          </table:table-cell>
          <table:table-cell table:style-name="ce10" office:value-type="float" office:value="86" calcext:value-type="float">
            <text:p>86</text:p>
          </table:table-cell>
          <table:table-cell table:number-columns-repeated="16363"/>
        </table:table-row>
        <table:table-row table:style-name="ro2">
          <table:table-cell table:formula="of:=IF([.A2]=&quot;&quot;;&quot;&quot;;[.A2])" office:value-type="float" office:value="103" calcext:value-type="float">
            <text:p>103</text:p>
          </table:table-cell>
          <table:table-cell table:formula="of:=IF([.B2]=&quot;&quot;;&quot;&quot;;[.B2])" office:value-type="float" office:value="81" calcext:value-type="float">
            <text:p>81</text:p>
          </table:table-cell>
          <table:table-cell table:formula="of:=IF([.C2]=&quot;&quot;;&quot;&quot;;[.C2])" office:value-type="float" office:value="213" calcext:value-type="float">
            <text:p>213</text:p>
          </table:table-cell>
          <table:table-cell table:formula="of:=IF([.D2]=&quot;&quot;;&quot;&quot;;[.D2])" office:value-type="float" office:value="213" calcext:value-type="float">
            <text:p>213</text:p>
          </table:table-cell>
          <table:table-cell table:formula="of:=IF([.E2]=&quot;&quot;;&quot;&quot;;[.E2])" office:value-type="float" office:value="15" calcext:value-type="float">
            <text:p>15</text:p>
          </table:table-cell>
          <table:table-cell table:formula="of:=IF([.F2]=&quot;&quot;;&quot;&quot;;[.F2])" office:value-type="float" office:value="213" calcext:value-type="float">
            <text:p>213</text:p>
          </table:table-cell>
          <table:table-cell table:formula="of:=IF([.G2]=&quot;&quot;;&quot;&quot;;[.G2])" office:value-type="float" office:value="81" calcext:value-type="float">
            <text:p>81</text:p>
          </table:table-cell>
          <table:table-cell table:formula="of:=IF([.H2]=&quot;&quot;;&quot;&quot;;[.H2])" office:value-type="float" office:value="86" calcext:value-type="float">
            <text:p>86</text:p>
          </table:table-cell>
          <table:table-cell table:formula="of:=IF([.I2]=&quot;&quot;;&quot;&quot;;[.I2])">
            <text:p/>
          </table:table-cell>
          <table:table-cell table:formula="of:=IF([.J2]=&quot;&quot;;&quot;&quot;;[.J2])">
            <text:p/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style-name="ce10" office:value-type="float" office:value="215" calcext:value-type="float">
            <text:p>215</text:p>
          </table:table-cell>
          <table:table-cell table:number-columns-repeated="16363"/>
        </table:table-row>
        <table:table-row table:style-name="ro2">
          <table:table-cell table:formula="of:=IF([.J3]=&quot;&quot;;&quot;&quot;;[.J3])">
            <text:p/>
          </table:table-cell>
          <table:table-cell table:style-name="ce10" table:formula="of:=IF([.I3]=&quot;&quot;;&quot;&quot;;[.I3])" office:value-type="float" office:value="213" calcext:value-type="float">
            <text:p>213</text:p>
          </table:table-cell>
          <table:table-cell table:style-name="ce10" table:formula="of:=IF([.H3]=&quot;&quot;;&quot;&quot;;[.H3])" office:value-type="float" office:value="105" calcext:value-type="float">
            <text:p>105</text:p>
          </table:table-cell>
          <table:table-cell table:style-name="ce10" table:formula="of:=IF([.G3]=&quot;&quot;;&quot;&quot;;[.G3])" office:value-type="float" office:value="213" calcext:value-type="float">
            <text:p>213</text:p>
          </table:table-cell>
          <table:table-cell table:style-name="ce10" table:formula="of:=IF([.F3]=&quot;&quot;;&quot;&quot;;[.F3])" office:value-type="float" office:value="86" calcext:value-type="float">
            <text:p>86</text:p>
          </table:table-cell>
          <table:table-cell table:style-name="ce10" table:formula="of:=IF([.E3]=&quot;&quot;;&quot;&quot;;[.E3])" office:value-type="float" office:value="215" calcext:value-type="float">
            <text:p>215</text:p>
          </table:table-cell>
          <table:table-cell table:style-name="ce10" table:formula="of:=IF([.D3]=&quot;&quot;;&quot;&quot;;[.D3])" office:value-type="float" office:value="213" calcext:value-type="float">
            <text:p>213</text:p>
          </table:table-cell>
          <table:table-cell table:style-name="ce10" table:formula="of:=IF([.C3]=&quot;&quot;;&quot;&quot;;[.C3])" office:value-type="float" office:value="81" calcext:value-type="float">
            <text:p>81</text:p>
          </table:table-cell>
          <table:table-cell table:style-name="ce10" table:formula="of:=IF([.B3]=&quot;&quot;;&quot;&quot;;[.B3])" office:value-type="float" office:value="213" calcext:value-type="float">
            <text:p>213</text:p>
          </table:table-cell>
          <table:table-cell table:style-name="ce10" table:formula="of:=IF([.A3]=&quot;&quot;;&quot;&quot;;[.A3])" office:value-type="float" office:value="213" calcext:value-type="float">
            <text:p>213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10" office:value-type="float" office:value="213" calcext:value-type="float">
            <text:p>213</text:p>
          </table:table-cell>
          <table:table-cell table:number-columns-repeated="16363"/>
        </table:table-row>
        <table:table-row table:style-name="ro2">
          <table:table-cell table:formula="of:=IF([.A4]=&quot;&quot;;&quot;&quot;;[.A4])" office:value-type="float" office:value="215" calcext:value-type="float">
            <text:p>215</text:p>
          </table:table-cell>
          <table:table-cell table:formula="of:=IF([.B4]=&quot;&quot;;&quot;&quot;;[.B4])" office:value-type="float" office:value="129" calcext:value-type="float">
            <text:p>129</text:p>
          </table:table-cell>
          <table:table-cell table:formula="of:=IF([.C4]=&quot;&quot;;&quot;&quot;;[.C4])" office:value-type="float" office:value="215" calcext:value-type="float">
            <text:p>215</text:p>
          </table:table-cell>
          <table:table-cell table:formula="of:=IF([.D4]=&quot;&quot;;&quot;&quot;;[.D4])" office:value-type="float" office:value="73" calcext:value-type="float">
            <text:p>73</text:p>
          </table:table-cell>
          <table:table-cell table:formula="of:=IF([.E4]=&quot;&quot;;&quot;&quot;;[.E4])" office:value-type="float" office:value="81" calcext:value-type="float">
            <text:p>81</text:p>
          </table:table-cell>
          <table:table-cell table:formula="of:=IF([.F4]=&quot;&quot;;&quot;&quot;;[.F4])" office:value-type="float" office:value="215" calcext:value-type="float">
            <text:p>215</text:p>
          </table:table-cell>
          <table:table-cell table:formula="of:=IF([.G4]=&quot;&quot;;&quot;&quot;;[.G4])" office:value-type="float" office:value="215" calcext:value-type="float">
            <text:p>215</text:p>
          </table:table-cell>
          <table:table-cell table:style-name="ce13" table:formula="of:=IF([.H4]=&quot;&quot;;&quot;&quot;;[.H4])" office:value-type="float" office:value="215" calcext:value-type="float">
            <text:p>215</text:p>
          </table:table-cell>
          <table:table-cell table:style-name="ce13" table:formula="of:=IF([.I4]=&quot;&quot;;&quot;&quot;;[.I4])" office:value-type="float" office:value="73" calcext:value-type="float">
            <text:p>73</text:p>
          </table:table-cell>
          <table:table-cell table:formula="of:=IF([.J4]=&quot;&quot;;&quot;&quot;;[.J4])">
            <text:p/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10" office:value-type="float" office:value="81" calcext:value-type="float">
            <text:p>81</text:p>
          </table:table-cell>
          <table:table-cell table:number-columns-repeated="16363"/>
        </table:table-row>
        <table:table-row table:style-name="ro2">
          <table:table-cell table:formula="of:=IF([.J5]=&quot;&quot;;&quot;&quot;;[.J5])">
            <text:p/>
          </table:table-cell>
          <table:table-cell table:formula="of:=IF([.I5]=&quot;&quot;;&quot;&quot;;[.I5])">
            <text:p/>
          </table:table-cell>
          <table:table-cell table:style-name="ce10" table:formula="of:=IF([.H5]=&quot;&quot;;&quot;&quot;;[.H5])" office:value-type="float" office:value="188" calcext:value-type="float">
            <text:p>188</text:p>
          </table:table-cell>
          <table:table-cell table:style-name="ce10" table:formula="of:=IF([.G5]=&quot;&quot;;&quot;&quot;;[.G5])" office:value-type="float" office:value="76" calcext:value-type="float">
            <text:p>76</text:p>
          </table:table-cell>
          <table:table-cell table:style-name="ce10" table:formula="of:=IF([.F5]=&quot;&quot;;&quot;&quot;;[.F5])" office:value-type="float" office:value="188" calcext:value-type="float">
            <text:p>188</text:p>
          </table:table-cell>
          <table:table-cell table:style-name="ce10" table:formula="of:=IF([.E5]=&quot;&quot;;&quot;&quot;;[.E5])" office:value-type="float" office:value="215" calcext:value-type="float">
            <text:p>215</text:p>
          </table:table-cell>
          <table:table-cell table:style-name="ce10" table:formula="of:=IF([.D5]=&quot;&quot;;&quot;&quot;;[.D5])" office:value-type="float" office:value="188" calcext:value-type="float">
            <text:p>188</text:p>
          </table:table-cell>
          <table:table-cell table:style-name="ce10" table:formula="of:=IF([.C5]=&quot;&quot;;&quot;&quot;;[.C5])" office:value-type="float" office:value="82" calcext:value-type="float">
            <text:p>82</text:p>
          </table:table-cell>
          <table:table-cell table:style-name="ce10" table:formula="of:=IF([.B5]=&quot;&quot;;&quot;&quot;;[.B5])" office:value-type="float" office:value="73" calcext:value-type="float">
            <text:p>73</text:p>
          </table:table-cell>
          <table:table-cell table:style-name="ce10" table:formula="of:=IF([.A5]=&quot;&quot;;&quot;&quot;;[.A5])" office:value-type="float" office:value="188" calcext:value-type="float">
            <text:p>188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10" office:value-type="float" office:value="213" calcext:value-type="float">
            <text:p>213</text:p>
          </table:table-cell>
          <table:table-cell table:number-columns-repeated="16363"/>
        </table:table-row>
        <table:table-row table:style-name="ro2">
          <table:table-cell table:formula="of:=IF([.A6]=&quot;&quot;;&quot;&quot;;[.A6])" office:value-type="float" office:value="215" calcext:value-type="float">
            <text:p>215</text:p>
          </table:table-cell>
          <table:table-cell table:formula="of:=IF([.B6]=&quot;&quot;;&quot;&quot;;[.B6])" office:value-type="float" office:value="86" calcext:value-type="float">
            <text:p>86</text:p>
          </table:table-cell>
          <table:table-cell table:formula="of:=IF([.C6]=&quot;&quot;;&quot;&quot;;[.C6])" office:value-type="float" office:value="78" calcext:value-type="float">
            <text:p>78</text:p>
          </table:table-cell>
          <table:table-cell table:formula="of:=IF([.D6]=&quot;&quot;;&quot;&quot;;[.D6])" office:value-type="float" office:value="73" calcext:value-type="float">
            <text:p>73</text:p>
          </table:table-cell>
          <table:table-cell table:formula="of:=IF([.E6]=&quot;&quot;;&quot;&quot;;[.E6])" office:value-type="float" office:value="188" calcext:value-type="float">
            <text:p>188</text:p>
          </table:table-cell>
          <table:table-cell table:formula="of:=IF([.F6]=&quot;&quot;;&quot;&quot;;[.F6])" office:value-type="float" office:value="73" calcext:value-type="float">
            <text:p>73</text:p>
          </table:table-cell>
          <table:table-cell table:formula="of:=IF([.G6]=&quot;&quot;;&quot;&quot;;[.G6])">
            <text:p/>
          </table:table-cell>
          <table:table-cell table:formula="of:=IF([.H6]=&quot;&quot;;&quot;&quot;;[.H6])">
            <text:p/>
          </table:table-cell>
          <table:table-cell table:formula="of:=IF([.I6]=&quot;&quot;;&quot;&quot;;[.I6])">
            <text:p/>
          </table:table-cell>
          <table:table-cell table:formula="of:=IF([.J6]=&quot;&quot;;&quot;&quot;;[.J6])">
            <text:p/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style-name="ce10" office:value-type="float" office:value="213" calcext:value-type="float">
            <text:p>213</text:p>
          </table:table-cell>
          <table:table-cell table:number-columns-repeated="16363"/>
        </table:table-row>
        <table:table-row table:style-name="ro2">
          <table:table-cell table:formula="of:=IF([.J7]=&quot;&quot;;&quot;&quot;;[.J7])">
            <text:p/>
          </table:table-cell>
          <table:table-cell table:formula="of:=IF([.I7]=&quot;&quot;;&quot;&quot;;[.I7])">
            <text:p/>
          </table:table-cell>
          <table:table-cell table:formula="of:=IF([.H7]=&quot;&quot;;&quot;&quot;;[.H7])">
            <text:p/>
          </table:table-cell>
          <table:table-cell table:style-name="ce12" table:formula="of:=IF([.G7]=&quot;&quot;;&quot;&quot;;[.G7])" office:value-type="float" office:value="188" calcext:value-type="float">
            <text:p>188</text:p>
          </table:table-cell>
          <table:table-cell table:style-name="ce10" table:formula="of:=IF([.F7]=&quot;&quot;;&quot;&quot;;[.F7])" office:value-type="float" office:value="188" calcext:value-type="float">
            <text:p>188</text:p>
          </table:table-cell>
          <table:table-cell table:style-name="ce10" table:formula="of:=IF([.E7]=&quot;&quot;;&quot;&quot;;[.E7])" office:value-type="float" office:value="190" calcext:value-type="float">
            <text:p>190</text:p>
          </table:table-cell>
          <table:table-cell table:style-name="ce10" table:formula="of:=IF([.D7]=&quot;&quot;;&quot;&quot;;[.D7])" office:value-type="float" office:value="82" calcext:value-type="float">
            <text:p>82</text:p>
          </table:table-cell>
          <table:table-cell table:style-name="ce10" table:formula="of:=IF([.C7]=&quot;&quot;;&quot;&quot;;[.C7])" office:value-type="float" office:value="81" calcext:value-type="float">
            <text:p>81</text:p>
          </table:table-cell>
          <table:table-cell table:style-name="ce10" table:formula="of:=IF([.B7]=&quot;&quot;;&quot;&quot;;[.B7])" office:value-type="float" office:value="187" calcext:value-type="float">
            <text:p>187</text:p>
          </table:table-cell>
          <table:table-cell table:style-name="ce10" table:formula="of:=IF([.A7]=&quot;&quot;;&quot;&quot;;[.A7])" office:value-type="float" office:value="190" calcext:value-type="float">
            <text:p>190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style-name="ce9" office:value-type="float" office:value="215" calcext:value-type="float">
            <text:p>215</text:p>
          </table:table-cell>
          <table:table-cell table:number-columns-repeated="16363"/>
        </table:table-row>
        <table:table-row table:style-name="ro2">
          <table:table-cell table:formula="of:=IF([.A8]=&quot;&quot;;&quot;&quot;;[.A8])" office:value-type="float" office:value="82" calcext:value-type="float">
            <text:p>82</text:p>
          </table:table-cell>
          <table:table-cell table:formula="of:=IF([.B8]=&quot;&quot;;&quot;&quot;;[.B8])" office:value-type="float" office:value="108" calcext:value-type="float">
            <text:p>108</text:p>
          </table:table-cell>
          <table:table-cell table:formula="of:=IF([.C8]=&quot;&quot;;&quot;&quot;;[.C8])" office:value-type="float" office:value="190" calcext:value-type="float">
            <text:p>190</text:p>
          </table:table-cell>
          <table:table-cell table:formula="of:=IF([.D8]=&quot;&quot;;&quot;&quot;;[.D8])" office:value-type="float" office:value="82" calcext:value-type="float">
            <text:p>82</text:p>
          </table:table-cell>
          <table:table-cell table:formula="of:=IF([.E8]=&quot;&quot;;&quot;&quot;;[.E8])" office:value-type="float" office:value="73" calcext:value-type="float">
            <text:p>73</text:p>
          </table:table-cell>
          <table:table-cell table:formula="of:=IF([.F8]=&quot;&quot;;&quot;&quot;;[.F8])" office:value-type="float" office:value="188" calcext:value-type="float">
            <text:p>188</text:p>
          </table:table-cell>
          <table:table-cell table:formula="of:=IF([.G8]=&quot;&quot;;&quot;&quot;;[.G8])" office:value-type="float" office:value="190" calcext:value-type="float">
            <text:p>190</text:p>
          </table:table-cell>
          <table:table-cell table:formula="of:=IF([.H8]=&quot;&quot;;&quot;&quot;;[.H8])" office:value-type="float" office:value="0" calcext:value-type="float">
            <text:p>0</text:p>
          </table:table-cell>
          <table:table-cell table:formula="of:=IF([.I8]=&quot;&quot;;&quot;&quot;;[.I8])" office:value-type="float" office:value="82" calcext:value-type="float">
            <text:p>82</text:p>
          </table:table-cell>
          <table:table-cell table:formula="of:=IF([.J8]=&quot;&quot;;&quot;&quot;;[.J8])">
            <text:p/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style-name="ce9" office:value-type="float" office:value="129" calcext:value-type="float">
            <text:p>129</text:p>
          </table:table-cell>
          <table:table-cell table:number-columns-repeated="16363"/>
        </table:table-row>
        <table:table-row table:style-name="ro2">
          <table:table-cell table:formula="of:=IF([.J9]=&quot;&quot;;&quot;&quot;;[.J9])">
            <text:p/>
          </table:table-cell>
          <table:table-cell table:style-name="ce10" table:formula="of:=IF([.I9]=&quot;&quot;;&quot;&quot;;[.I9])" office:value-type="float" office:value="190" calcext:value-type="float">
            <text:p>190</text:p>
          </table:table-cell>
          <table:table-cell table:style-name="ce10" table:formula="of:=IF([.H9]=&quot;&quot;;&quot;&quot;;[.H9])" office:value-type="float" office:value="190" calcext:value-type="float">
            <text:p>190</text:p>
          </table:table-cell>
          <table:table-cell table:style-name="ce10" table:formula="of:=IF([.G9]=&quot;&quot;;&quot;&quot;;[.G9])" office:value-type="float" office:value="0" calcext:value-type="float">
            <text:p>0</text:p>
          </table:table-cell>
          <table:table-cell table:style-name="ce10" table:formula="of:=IF([.F9]=&quot;&quot;;&quot;&quot;;[.F9])" office:value-type="float" office:value="190" calcext:value-type="float">
            <text:p>190</text:p>
          </table:table-cell>
          <table:table-cell table:style-name="ce10" table:formula="of:=IF([.E9]=&quot;&quot;;&quot;&quot;;[.E9])" office:value-type="float" office:value="82" calcext:value-type="float">
            <text:p>82</text:p>
          </table:table-cell>
          <table:table-cell table:style-name="ce10" table:formula="of:=IF([.D9]=&quot;&quot;;&quot;&quot;;[.D9])" office:value-type="float" office:value="190" calcext:value-type="float">
            <text:p>190</text:p>
          </table:table-cell>
          <table:table-cell table:style-name="ce10" table:formula="of:=IF([.C9]=&quot;&quot;;&quot;&quot;;[.C9])" office:value-type="float" office:value="108" calcext:value-type="float">
            <text:p>108</text:p>
          </table:table-cell>
          <table:table-cell table:style-name="ce10" table:formula="of:=IF([.B9]=&quot;&quot;;&quot;&quot;;[.B9])" office:value-type="float" office:value="0" calcext:value-type="float">
            <text:p>0</text:p>
          </table:table-cell>
          <table:table-cell table:style-name="ce10" table:formula="of:=IF([.A9]=&quot;&quot;;&quot;&quot;;[.A9])" office:value-type="float" office:value="0" calcext:value-type="float">
            <text:p>0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style-name="ce9" office:value-type="float" office:value="215" calcext:value-type="float">
            <text:p>215</text:p>
          </table:table-cell>
          <table:table-cell table:number-columns-repeated="16363"/>
        </table:table-row>
        <table:table-row table:style-name="ro2">
          <table:table-cell table:formula="of:=IF([.A10]=&quot;&quot;;&quot;&quot;;[.A10])" office:value-type="float" office:value="0" calcext:value-type="float">
            <text:p>0</text:p>
          </table:table-cell>
          <table:table-cell table:formula="of:=IF([.B10]=&quot;&quot;;&quot;&quot;;[.B10])" office:value-type="float" office:value="112" calcext:value-type="float">
            <text:p>112</text:p>
          </table:table-cell>
          <table:table-cell table:formula="of:=IF([.C10]=&quot;&quot;;&quot;&quot;;[.C10])" office:value-type="float" office:value="0" calcext:value-type="float">
            <text:p>0</text:p>
          </table:table-cell>
          <table:table-cell table:formula="of:=IF([.D10]=&quot;&quot;;&quot;&quot;;[.D10])" office:value-type="float" office:value="0" calcext:value-type="float">
            <text:p>0</text:p>
          </table:table-cell>
          <table:table-cell table:formula="of:=IF([.E10]=&quot;&quot;;&quot;&quot;;[.E10])" office:value-type="float" office:value="0" calcext:value-type="float">
            <text:p>0</text:p>
          </table:table-cell>
          <table:table-cell table:formula="of:=IF([.F10]=&quot;&quot;;&quot;&quot;;[.F10])" office:value-type="float" office:value="0" calcext:value-type="float">
            <text:p>0</text:p>
          </table:table-cell>
          <table:table-cell table:formula="of:=IF([.G10]=&quot;&quot;;&quot;&quot;;[.G10])" office:value-type="float" office:value="112" calcext:value-type="float">
            <text:p>112</text:p>
          </table:table-cell>
          <table:table-cell table:formula="of:=IF([.H10]=&quot;&quot;;&quot;&quot;;[.H10])">
            <text:p/>
          </table:table-cell>
          <table:table-cell table:formula="of:=IF([.I10]=&quot;&quot;;&quot;&quot;;[.I10])">
            <text:p/>
          </table:table-cell>
          <table:table-cell table:formula="of:=IF([.J10]=&quot;&quot;;&quot;&quot;;[.J10])">
            <text:p/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formula="of:=IF([.J11]=&quot;&quot;;&quot;&quot;;[.J11])">
            <text:p/>
          </table:table-cell>
          <table:table-cell table:style-name="ce10" table:formula="of:=IF([.I11]=&quot;&quot;;&quot;&quot;;[.I11])">
            <text:p/>
          </table:table-cell>
          <table:table-cell table:style-name="ce10" table:formula="of:=IF([.H11]=&quot;&quot;;&quot;&quot;;[.H11])">
            <text:p/>
          </table:table-cell>
          <table:table-cell table:style-name="ce10" table:formula="of:=IF([.G11]=&quot;&quot;;&quot;&quot;;[.G11])">
            <text:p/>
          </table:table-cell>
          <table:table-cell table:style-name="ce10" table:formula="of:=IF([.F11]=&quot;&quot;;&quot;&quot;;[.F11])">
            <text:p/>
          </table:table-cell>
          <table:table-cell table:style-name="ce10" table:formula="of:=IF([.E11]=&quot;&quot;;&quot;&quot;;[.E11])">
            <text:p/>
          </table:table-cell>
          <table:table-cell table:style-name="ce10" table:formula="of:=IF([.D11]=&quot;&quot;;&quot;&quot;;[.D11])">
            <text:p/>
          </table:table-cell>
          <table:table-cell table:style-name="ce10" table:formula="of:=IF([.C11]=&quot;&quot;;&quot;&quot;;[.C11])">
            <text:p/>
          </table:table-cell>
          <table:table-cell table:style-name="ce10" table:formula="of:=IF([.B11]=&quot;&quot;;&quot;&quot;;[.B11])">
            <text:p/>
          </table:table-cell>
          <table:table-cell table:style-name="ce10" table:formula="of:=IF([.A11]=&quot;&quot;;&quot;&quot;;[.A11])">
            <text:p/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3" calcext:value-type="float">
            <text:p>23</text:p>
          </table:table-cell>
          <table:table-cell table:style-name="ce9" office:value-type="float" office:value="215" calcext:value-type="float">
            <text:p>21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4" calcext:value-type="float">
            <text:p>24</text:p>
          </table:table-cell>
          <table:table-cell table:style-name="ce9" office:value-type="float" office:value="215" calcext:value-type="float">
            <text:p>21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5" calcext:value-type="float">
            <text:p>25</text:p>
          </table:table-cell>
          <table:table-cell table:style-name="ce13" office:value-type="float" office:value="215" calcext:value-type="float">
            <text:p>21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6" calcext:value-type="float">
            <text:p>26</text:p>
          </table:table-cell>
          <table:table-cell table:style-name="ce13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7" calcext:value-type="float">
            <text:p>27</text:p>
          </table:table-cell>
          <table:table-cell table:style-name="ce10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8" calcext:value-type="float">
            <text:p>28</text:p>
          </table:table-cell>
          <table:table-cell table:style-name="ce10" office:value-type="float" office:value="76" calcext:value-type="float">
            <text:p>7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9" calcext:value-type="float">
            <text:p>29</text:p>
          </table:table-cell>
          <table:table-cell table:style-name="ce10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0" calcext:value-type="float">
            <text:p>30</text:p>
          </table:table-cell>
          <table:table-cell table:style-name="ce10" office:value-type="float" office:value="215" calcext:value-type="float">
            <text:p>21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table:style-name="ce10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table:style-name="ce10" office:value-type="float" office:value="82" calcext:value-type="float">
            <text:p>8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table:style-name="ce10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table:style-name="ce10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table:style-name="ce9" office:value-type="float" office:value="215" calcext:value-type="float">
            <text:p>21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table:style-name="ce9" office:value-type="float" office:value="86" calcext:value-type="float">
            <text:p>8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table:style-name="ce9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table:style-name="ce9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table:style-name="ce12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table:style-name="ce10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table:style-name="ce10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table:style-name="ce10" office:value-type="float" office:value="82" calcext:value-type="float">
            <text:p>8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table:style-name="ce10" office:value-type="float" office:value="81" calcext:value-type="float">
            <text:p>8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table:style-name="ce10" office:value-type="float" office:value="187" calcext:value-type="float">
            <text:p>18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table:style-name="ce10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table:style-name="ce9" office:value-type="float" office:value="82" calcext:value-type="float">
            <text:p>8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table:style-name="ce9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table:style-name="ce9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table:style-name="ce9" office:value-type="float" office:value="82" calcext:value-type="float">
            <text:p>8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2" calcext:value-type="float">
            <text:p>52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3" calcext:value-type="float">
            <text:p>53</text:p>
          </table:table-cell>
          <table:table-cell table:style-name="ce9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4" calcext:value-type="float">
            <text:p>54</text:p>
          </table:table-cell>
          <table:table-cell table:style-name="ce9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5" calcext:value-type="float">
            <text:p>5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6" calcext:value-type="float">
            <text:p>56</text:p>
          </table:table-cell>
          <table:table-cell table:style-name="ce9" office:value-type="float" office:value="82" calcext:value-type="float">
            <text:p>8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7" calcext:value-type="float">
            <text:p>57</text:p>
          </table:table-cell>
          <table:table-cell table:style-name="ce10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8" calcext:value-type="float">
            <text:p>58</text:p>
          </table:table-cell>
          <table:table-cell table:style-name="ce10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9" calcext:value-type="float">
            <text:p>59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0" calcext:value-type="float">
            <text:p>60</text:p>
          </table:table-cell>
          <table:table-cell table:style-name="ce10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1" calcext:value-type="float">
            <text:p>61</text:p>
          </table:table-cell>
          <table:table-cell table:style-name="ce10" office:value-type="float" office:value="82" calcext:value-type="float">
            <text:p>8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2" calcext:value-type="float">
            <text:p>62</text:p>
          </table:table-cell>
          <table:table-cell table:style-name="ce10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3" calcext:value-type="float">
            <text:p>63</text:p>
          </table:table-cell>
          <table:table-cell table:style-name="ce10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4" calcext:value-type="float">
            <text:p>64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5" calcext:value-type="float">
            <text:p>6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6" calcext:value-type="float">
            <text:p>6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7" calcext:value-type="float">
            <text:p>67</text:p>
          </table:table-cell>
          <table:table-cell table:style-name="ce9" office:value-type="float" office:value="112" calcext:value-type="float">
            <text:p>11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8" calcext:value-type="float">
            <text:p>6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9" calcext:value-type="float">
            <text:p>6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1" calcext:value-type="float">
            <text:p>7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2" calcext:value-type="float">
            <text:p>72</text:p>
          </table:table-cell>
          <table:table-cell table:style-name="ce9" office:value-type="float" office:value="112" calcext:value-type="float">
            <text:p>112</text:p>
          </table:table-cell>
          <table:table-cell table:number-columns-repeated="16363"/>
        </table:table-row>
        <table:table-row table:style-name="ro2" table:number-rows-repeated="104850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2" table:style-name="ta1">
        <office:forms form:automatic-focus="false" form:apply-design-mode="false"/>
        <table:table-column table:style-name="co4" table:number-columns-repeated="10" table:default-cell-style-name="ce9"/>
        <table:table-column table:style-name="co5" table:number-columns-repeated="9" table:default-cell-style-name="ce9"/>
        <table:table-column table:style-name="co6" table:default-cell-style-name="ce9"/>
        <table:table-column table:style-name="co6" table:default-cell-style-name="Default"/>
        <table:table-column table:style-name="co5" table:number-columns-repeated="5" table:default-cell-style-name="ce9"/>
        <table:table-column table:style-name="co7" table:number-columns-repeated="9" table:default-cell-style-name="ce9"/>
        <table:table-column table:style-name="co8" table:number-columns-repeated="4" table:default-cell-style-name="ce9"/>
        <table:table-column table:style-name="co4" table:number-columns-repeated="16303" table:default-cell-style-name="ce9"/>
        <table:table-column table:style-name="co3" table:number-columns-repeated="42" table:default-cell-style-name="ce9"/>
        <table:table-row table:style-name="ro2">
          <table:table-cell table:style-name="ce29" office:value-type="string" calcext:value-type="string">
            <text:p>Part I - 2<text:span text:style-name="T1">nd</text:span> Measure</text:p>
          </table:table-cell>
          <table:table-cell table:number-columns-repeated="18"/>
          <table:table-cell table:style-name="ce29" office:value-type="string" calcext:value-type="string">
            <text:p>67 notes</text:p>
          </table:table-cell>
          <table:table-cell table:number-columns-repeated="6"/>
          <table:table-cell table:formula="of:=COM.MICROSOFT.CONCAT([.$U10];&quot; &quot;;[.$U19];&quot; &quot;;[.$U28];&quot; &quot;;[.$U37];&quot; &quot;;[.$U46];&quot; &quot;;[.$U55];&quot; &quot;;[.$U64];&quot; &quot;)" office:value-type="string" office:string-value="81 73 188 232 188 86 0 " calcext:value-type="string">
            <text:p>81 73 188 232 188 86 0 </text:p>
          </table:table-cell>
          <table:table-cell table:number-columns-repeated="16357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5"/>
          <table:table-cell table:formula="of:=COM.MICROSOFT.CONCAT(IF([.$U10]&lt;120;VLOOKUP([.$U10];[$V.$A$1:.$D$243];4;0);&quot;&quot;);IF([.$U19]&lt;120;VLOOKUP([.$U19];[$V.$A$1:.$D$243];4;0);&quot;&quot;);IF([.$U28]&lt;120;VLOOKUP([.$U28];[$V.$A$1:.$D$243];4;0);&quot;&quot;);IF([.$U37]&lt;120;VLOOKUP([.$U37];[$V.$A$1:.$D$243];4;0);&quot;&quot;);IF([.$U46]&lt;120;VLOOKUP([.$U46];[$V.$A$1:.$D$243];4;0);&quot;&quot;);IF([.$U55]&lt;120;VLOOKUP([.$U55];[$V.$A$1:.$D$243];4;0);&quot;&quot;);IF([.$U64]&lt;120;VLOOKUP([.$U64];[$V.$A$1:.$D$243];4;0);&quot;&quot;))" office:value-type="string" office:string-value="=e2A2a2" calcext:value-type="string">
            <text:p>=e2A2a2</text:p>
          </table:table-cell>
          <table:table-cell table:formula="of:=COM.MICROSOFT.CONCAT([.$U2];&quot; &quot;;[.$U11];&quot; &quot;;[.$U20];&quot; &quot;;[.$U29];&quot; &quot;;[.$U38];&quot; &quot;;[.$U47];&quot; &quot;;[.$U56];&quot; &quot;;[.$U65];&quot; &quot;)" office:value-type="string" office:string-value="81 188 106 105 193 73 185 0 " calcext:value-type="string">
            <text:p>81 188 106 105 193 73 185 0 </text:p>
          </table:table-cell>
          <table:table-cell table:number-columns-repeated="16356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232" calcext:value-type="float">
            <text:p>232</text:p>
          </table:table-cell>
          <table:table-cell office:value-type="float" office:value="117" calcext:value-type="float">
            <text:p>117</text:p>
          </table:table-cell>
          <table:table-cell office:value-type="float" office:value="232" calcext:value-type="float">
            <text:p>2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office:value-type="float" office:value="81" calcext:value-type="float">
            <text:p>81</text:p>
          </table:table-cell>
          <table:table-cell table:style-name="Default" table:number-columns-repeated="2"/>
          <table:table-cell table:number-columns-repeated="10"/>
          <table:table-cell office:value-type="float" office:value="2" calcext:value-type="float">
            <text:p>2</text:p>
          </table:table-cell>
          <table:table-cell table:style-name="ce9" office:value-type="float" office:value="188" calcext:value-type="float">
            <text:p>188</text:p>
          </table:table-cell>
          <table:table-cell table:number-columns-repeated="5"/>
          <table:table-cell table:formula="of:=COM.MICROSOFT.CONCAT(IF([.$U10]&gt;119;VLOOKUP([.$U10];[$V.$A$1:.$D$243];4;0);&quot;&quot;);IF([.$U19]&gt;119;VLOOKUP([.$U19];[$V.$A$1:.$D$243];4;0);&quot;&quot;);IF([.$U28]&gt;119;VLOOKUP([.$U28];[$V.$A$1:.$D$243];4;0);&quot;&quot;);IF([.$U37]&gt;119;VLOOKUP([.$U37];[$V.$A$1:.$D$243];4;0);&quot;&quot;);IF([.$U46]&gt;119;VLOOKUP([.$U46];[$V.$A$1:.$D$243];4;0);&quot;&quot;);IF([.$U55]&gt;119;VLOOKUP([.$U55];[$V.$A$1:.$D$243];4;0);&quot;&quot;);IF([.$U64]&gt;119;VLOOKUP([.$U64];[$V.$A$1:.$D$243];4;0);&quot;&quot;);IF([.$U73]&gt;119;VLOOKUP([.$U73];[$V.$A$1:.$D$243];4;0);&quot;&quot;))" office:value-type="string" office:string-value="C,2z2C,2" calcext:value-type="string">
            <text:p>C,2z2C,2</text:p>
          </table:table-cell>
          <table:table-cell table:formula="of:=COM.MICROSOFT.CONCAT(IF([.$U2]&lt;120;VLOOKUP([.$U2];[$V.$A$1:.$D$243];4;0);&quot;&quot;);IF([.$U11]&lt;120;VLOOKUP([.$U11];[$V.$A$1:.$D$243];4;0);&quot;&quot;);IF([.$U20]&lt;120;VLOOKUP([.$U20];[$V.$A$1:.$D$243];4;0);&quot;&quot;);IF([.$U29]&lt;120;VLOOKUP([.$U29];[$V.$A$1:.$D$243];4;0);&quot;&quot;);IF([.$U38]&lt;120;VLOOKUP([.$U38];[$V.$A$1:.$D$243];4;0);&quot;&quot;);IF([.$U47]&lt;120;VLOOKUP([.$U47];[$V.$A$1:.$D$243];4;0);&quot;&quot;);IF([.$U56]&lt;120;VLOOKUP([.$U56];[$V.$A$1:.$D$243];4;0);&quot;&quot;);IF([.$U65]&lt;120;VLOOKUP([.$U65];[$V.$A$1:.$D$243];4;0);&quot;&quot;))" office:value-type="string" office:string-value="=e2c=BA2" calcext:value-type="string">
            <text:p>=e2c=BA2</text:p>
          </table:table-cell>
          <table:table-cell table:formula="of:=COM.MICROSOFT.CONCAT([.$U3];&quot; &quot;;[.$U12];&quot; &quot;;[.$U21];&quot; &quot;;[.$U30];&quot; &quot;;[.$U39];&quot; &quot;;[.$U48];&quot; &quot;;[.$U57];&quot; &quot;;[.$U66];&quot; &quot;)" office:value-type="string" office:string-value="188 81 232 86 81 188 0 0 " calcext:value-type="string">
            <text:p>188 81 232 86 81 188 0 0 </text:p>
          </table:table-cell>
          <table:table-cell table:number-columns-repeated="16355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232" calcext:value-type="float">
            <text:p>232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office:value-type="float" office:value="232" calcext:value-type="float">
            <text:p>2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style-name="ce9" office:value-type="float" office:value="188" calcext:value-type="float">
            <text:p>188</text:p>
          </table:table-cell>
          <table:table-cell table:number-columns-repeated="6"/>
          <table:table-cell table:formula="of:=COM.MICROSOFT.CONCAT(IF([.$U2]&gt;119;VLOOKUP([.$U2];[$V.$A$1:.$D$243];4;0);&quot;&quot;);IF([.$U11]&gt;119;VLOOKUP([.$U11];[$V.$A$1:.$D$243];4;0);&quot;&quot;);IF([.$U20]&gt;119;VLOOKUP([.$U20];[$V.$A$1:.$D$243];4;0);&quot;&quot;);IF([.$U29]&gt;119;VLOOKUP([.$U29];[$V.$A$1:.$D$243];4;0);&quot;&quot;);IF([.$U38]&gt;119;VLOOKUP([.$U38];[$V.$A$1:.$D$243];4;0);&quot;&quot;);IF([.$U47]&gt;119;VLOOKUP([.$U47];[$V.$A$1:.$D$243];4;0);&quot;&quot;);IF([.$U56]&gt;119;VLOOKUP([.$U56];[$V.$A$1:.$D$243];4;0);&quot;&quot;);IF([.$U65]&gt;119;VLOOKUP([.$U65];[$V.$A$1:.$D$243];4;0);&quot;&quot;))" office:value-type="string" office:string-value="C,2=E,2A,,2" calcext:value-type="string">
            <text:p>C,2=E,2A,,2</text:p>
          </table:table-cell>
          <table:table-cell table:formula="of:=COM.MICROSOFT.CONCAT(IF([.$U3]&lt;120;VLOOKUP([.$U3];[$V.$A$1:.$D$243];4;0);&quot;&quot;);IF([.$U12]&lt;120;VLOOKUP([.$U12];[$V.$A$1:.$D$243];4;0);&quot;&quot;);IF([.$U21]&lt;120;VLOOKUP([.$U21];[$V.$A$1:.$D$243];4;0);&quot;&quot;);IF([.$U30]&lt;120;VLOOKUP([.$U30];[$V.$A$1:.$D$243];4;0);&quot;&quot;);IF([.$U39]&lt;120;VLOOKUP([.$U39];[$V.$A$1:.$D$243];4;0);&quot;&quot;);IF([.$U48]&lt;120;VLOOKUP([.$U48];[$V.$A$1:.$D$243];4;0);&quot;&quot;);IF([.$U57]&lt;120;VLOOKUP([.$U57];[$V.$A$1:.$D$243];4;0);&quot;&quot;);IF([.$U66]&lt;120;VLOOKUP([.$U66];[$V.$A$1:.$D$243];4;0);&quot;&quot;))" office:value-type="string" office:string-value="=e2a2=e2" calcext:value-type="string">
            <text:p>=e2a2=e2</text:p>
          </table:table-cell>
          <table:table-cell table:formula="of:=COM.MICROSOFT.CONCAT([.$U4];&quot; &quot;;[.$U13];&quot; &quot;;[.$U22];&quot; &quot;;[.$U31];&quot; &quot;;[.$U40];&quot; &quot;;[.$U49];&quot; &quot;;[.$U58];&quot; &quot;;[.$U67];&quot; &quot;)" office:value-type="string" office:string-value="188 232 81 188 113 115 117 103 " calcext:value-type="string">
            <text:p>188 232 81 188 113 115 117 103 </text:p>
          </table:table-cell>
          <table:table-cell table:number-columns-repeated="16354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115" calcext:value-type="float">
            <text:p>115</text:p>
          </table:table-cell>
          <table:table-cell office:value-type="float" office:value="188" calcext:value-type="float">
            <text:p>188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188" calcext:value-type="float">
            <text:p>188</text:p>
          </table:table-cell>
          <table:table-cell office:value-type="float" office:value="111" calcext:value-type="float">
            <text:p>111</text:p>
          </table:table-cell>
          <table:table-cell office:value-type="float" office:value="232" calcext:value-type="float">
            <text:p>23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7"/>
          <table:table-cell table:formula="of:=COM.MICROSOFT.CONCAT(IF([.$U3]&gt;119;VLOOKUP([.$U3];[$V.$A$1:.$D$243];4;0);&quot;&quot;);IF([.$U12]&gt;119;VLOOKUP([.$U12];[$V.$A$1:.$D$243];4;0);&quot;&quot;);IF([.$U21]&gt;119;VLOOKUP([.$U21];[$V.$A$1:.$D$243];4;0);&quot;&quot;);IF([.$U30]&gt;119;VLOOKUP([.$U30];[$V.$A$1:.$D$243];4;0);&quot;&quot;);IF([.$U39]&gt;119;VLOOKUP([.$U39];[$V.$A$1:.$D$243];4;0);&quot;&quot;);IF([.$U48]&gt;119;VLOOKUP([.$U48];[$V.$A$1:.$D$243];4;0);&quot;&quot;);IF([.$U57]&gt;119;VLOOKUP([.$U57];[$V.$A$1:.$D$243];4;0);&quot;&quot;);IF([.$U66]&gt;119;VLOOKUP([.$U66];[$V.$A$1:.$D$243];4;0);&quot;&quot;))" office:value-type="string" office:string-value="C,2z2C,2" calcext:value-type="string">
            <text:p>C,2z2C,2</text:p>
          </table:table-cell>
          <table:table-cell table:formula="of:=COM.MICROSOFT.CONCAT(IF([.$U4]&lt;120;VLOOKUP([.$U4];[$V.$A$1:.$D$243];4;0);&quot;&quot;);IF([.$U13]&lt;120;VLOOKUP([.$U13];[$V.$A$1:.$D$243];4;0);&quot;&quot;);IF([.$U22]&lt;120;VLOOKUP([.$U22];[$V.$A$1:.$D$243];4;0);&quot;&quot;);IF([.$U31]&lt;120;VLOOKUP([.$U31];[$V.$A$1:.$D$243];4;0);&quot;&quot;);IF([.$U40]&lt;120;VLOOKUP([.$U40];[$V.$A$1:.$D$243];4;0);&quot;&quot;);IF([.$U49]&lt;120;VLOOKUP([.$U49];[$V.$A$1:.$D$243];4;0);&quot;&quot;);IF([.$U58]&lt;120;VLOOKUP([.$U58];[$V.$A$1:.$D$243];4;0);&quot;&quot;);IF([.$U67]&lt;120;VLOOKUP([.$U67];[$V.$A$1:.$D$243];4;0);&quot;&quot;))" office:value-type="string" office:string-value="=e2^f^g=aA" calcext:value-type="string">
            <text:p>=e2^f^g=aA</text:p>
          </table:table-cell>
          <table:table-cell table:formula="of:=COM.MICROSOFT.CONCAT([.$U5];&quot; &quot;;[.$U14];&quot; &quot;;[.$U23];&quot; &quot;;[.$U32];&quot; &quot;;[.$U41];&quot; &quot;;[.$U50];&quot; &quot;;[.$U59];&quot; &quot;;[.$U68];&quot; &quot;)" office:value-type="string" office:string-value="81 117 188 115 117 232 103 188 " calcext:value-type="string">
            <text:p>81 117 188 115 117 232 103 188 </text:p>
          </table:table-cell>
          <table:table-cell table:number-columns-repeated="16353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88" calcext:value-type="float">
            <text:p>188</text:p>
          </table:table-cell>
          <table:table-cell office:value-type="float" office:value="102" calcext:value-type="float">
            <text:p>102</text:p>
          </table:table-cell>
          <table:table-cell office:value-type="float" office:value="232" calcext:value-type="float">
            <text:p>232</text:p>
          </table:table-cell>
          <table:table-cell office:value-type="float" office:value="193" calcext:value-type="float">
            <text:p>193</text:p>
          </table:table-cell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style-name="ce9" office:value-type="float" office:value="188" calcext:value-type="float">
            <text:p>188</text:p>
          </table:table-cell>
          <table:table-cell table:number-columns-repeated="8"/>
          <table:table-cell table:formula="of:=COM.MICROSOFT.CONCAT(IF([.$U4]&gt;119;VLOOKUP([.$U4];[$V.$A$1:.$D$243];4;0);&quot;&quot;);IF([.$U13]&gt;119;VLOOKUP([.$U13];[$V.$A$1:.$D$243];4;0);&quot;&quot;);IF([.$U22]&gt;119;VLOOKUP([.$U22];[$V.$A$1:.$D$243];4;0);&quot;&quot;);IF([.$U31]&gt;119;VLOOKUP([.$U31];[$V.$A$1:.$D$243];4;0);&quot;&quot;);IF([.$U40]&gt;119;VLOOKUP([.$U40];[$V.$A$1:.$D$243];4;0);&quot;&quot;);IF([.$U49]&gt;119;VLOOKUP([.$U49];[$V.$A$1:.$D$243];4;0);&quot;&quot;);IF([.$U58]&gt;119;VLOOKUP([.$U58];[$V.$A$1:.$D$243];4;0);&quot;&quot;);IF([.$U67]&gt;119;VLOOKUP([.$U67];[$V.$A$1:.$D$243];4;0);&quot;&quot;))" office:value-type="string" office:string-value="C,2z2C,2" calcext:value-type="string">
            <text:p>C,2z2C,2</text:p>
          </table:table-cell>
          <table:table-cell table:formula="of:=COM.MICROSOFT.CONCAT(IF([.$U5]&lt;120;VLOOKUP([.$U5];[$V.$A$1:.$D$243];4;0);&quot;&quot;);IF([.$U14]&lt;120;VLOOKUP([.$U14];[$V.$A$1:.$D$243];4;0);&quot;&quot;);IF([.$U23]&lt;120;VLOOKUP([.$U23];[$V.$A$1:.$D$243];4;0);&quot;&quot;);IF([.$U32]&lt;120;VLOOKUP([.$U32];[$V.$A$1:.$D$243];4;0);&quot;&quot;);IF([.$U41]&lt;120;VLOOKUP([.$U41];[$V.$A$1:.$D$243];4;0);&quot;&quot;);IF([.$U50]&lt;120;VLOOKUP([.$U50];[$V.$A$1:.$D$243];4;0);&quot;&quot;);IF([.$U59]&lt;120;VLOOKUP([.$U59];[$V.$A$1:.$D$243];4;0);&quot;&quot;);IF([.$U68]&lt;120;VLOOKUP([.$U68];[$V.$A$1:.$D$243];4;0);&quot;&quot;))" office:value-type="string" office:string-value="=e2=a^g=aA" calcext:value-type="string">
            <text:p>=e2=a^g=aA</text:p>
          </table:table-cell>
          <table:table-cell table:formula="of:=COM.MICROSOFT.CONCAT([.$U6];&quot; &quot;;[.$U15];&quot; &quot;;[.$U24];&quot; &quot;;[.$U33];&quot; &quot;;[.$U42];&quot; &quot;;[.$U51];&quot; &quot;;[.$U60];&quot; &quot;)" office:value-type="string" office:string-value="188 232 81 188 117 115 86 " calcext:value-type="string">
            <text:p>188 232 81 188 117 115 86 </text:p>
          </table:table-cell>
          <table:table-cell table:number-columns-repeated="16352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9"/>
          <table:table-cell table:formula="of:=COM.MICROSOFT.CONCAT(IF([.$U5]&gt;119;VLOOKUP([.$U5];[$V.$A$1:.$D$243];4;0);&quot;&quot;);IF([.$U14]&gt;119;VLOOKUP([.$U14];[$V.$A$1:.$D$243];4;0);&quot;&quot;);IF([.$U23]&gt;119;VLOOKUP([.$U23];[$V.$A$1:.$D$243];4;0);&quot;&quot;);IF([.$U32]&gt;119;VLOOKUP([.$U32];[$V.$A$1:.$D$243];4;0);&quot;&quot;);IF([.$U41]&gt;119;VLOOKUP([.$U41];[$V.$A$1:.$D$243];4;0);&quot;&quot;);IF([.$U50]&gt;119;VLOOKUP([.$U50];[$V.$A$1:.$D$243];4;0);&quot;&quot;);IF([.$U59]&gt;119;VLOOKUP([.$U59];[$V.$A$1:.$D$243];4;0);&quot;&quot;);IF([.$U68]&gt;119;VLOOKUP([.$U68];[$V.$A$1:.$D$243];4;0);&quot;&quot;))" office:value-type="string" office:string-value="C,2z2C,2" calcext:value-type="string">
            <text:p>C,2z2C,2</text:p>
          </table:table-cell>
          <table:table-cell table:formula="of:=COM.MICROSOFT.CONCAT(IF([.$U6]&lt;120;VLOOKUP([.$U6];[$V.$A$1:.$D$243];4;0);&quot;&quot;);IF([.$U15]&lt;120;VLOOKUP([.$U15];[$V.$A$1:.$D$243];4;0);&quot;&quot;);IF([.$U24]&lt;120;VLOOKUP([.$U24];[$V.$A$1:.$D$243];4;0);&quot;&quot;);IF([.$U33]&lt;120;VLOOKUP([.$U33];[$V.$A$1:.$D$243];4;0);&quot;&quot;);IF([.$U42]&lt;120;VLOOKUP([.$U42];[$V.$A$1:.$D$243];4;0);&quot;&quot;);IF([.$U51]&lt;120;VLOOKUP([.$U51];[$V.$A$1:.$D$243];4;0);&quot;&quot;);IF([.$U60]&lt;120;VLOOKUP([.$U60];[$V.$A$1:.$D$243];4;0);&quot;&quot;))" office:value-type="string" office:string-value="=e2=a^ga2" calcext:value-type="string">
            <text:p>=e2=a^ga2</text:p>
          </table:table-cell>
          <table:table-cell table:formula="of:=COM.MICROSOFT.CONCAT([.$U7];&quot; &quot;;[.$U16];&quot; &quot;;[.$U25];&quot; &quot;;[.$U34];&quot; &quot;;[.$U43];&quot; &quot;;[.$U52];&quot; &quot;;[.$U61];&quot; &quot;)" office:value-type="string" office:string-value="81 188 113 115 232 86 188 " calcext:value-type="string">
            <text:p>81 188 113 115 232 86 188 </text:p>
          </table:table-cell>
          <table:table-cell table:number-columns-repeated="1635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88" calcext:value-type="float">
            <text:p>188</text:p>
          </table:table-cell>
          <table:table-cell office:value-type="float" office:value="115" calcext:value-type="float">
            <text:p>115</text:p>
          </table:table-cell>
          <table:table-cell office:value-type="float" office:value="232" calcext:value-type="float">
            <text:p>232</text:p>
          </table:table-cell>
          <table:table-cell office:value-type="float" office:value="115" calcext:value-type="float">
            <text:p>115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10"/>
          <table:table-cell table:formula="of:=COM.MICROSOFT.CONCAT(IF([.$U6]&gt;119;VLOOKUP([.$U6];[$V.$A$1:.$D$243];4;0);&quot;&quot;);IF([.$U15]&gt;119;VLOOKUP([.$U15];[$V.$A$1:.$D$243];4;0);&quot;&quot;);IF([.$U24]&gt;119;VLOOKUP([.$U24];[$V.$A$1:.$D$243];4;0);&quot;&quot;);IF([.$U33]&gt;119;VLOOKUP([.$U33];[$V.$A$1:.$D$243];4;0);&quot;&quot;);IF([.$U42]&gt;119;VLOOKUP([.$U42];[$V.$A$1:.$D$243];4;0);&quot;&quot;);IF([.$U51]&gt;119;VLOOKUP([.$U51];[$V.$A$1:.$D$243];4;0);&quot;&quot;);IF([.$U60]&gt;119;VLOOKUP([.$U60];[$V.$A$1:.$D$243];4;0);&quot;&quot;))" office:value-type="string" office:string-value="C,2z2C,2" calcext:value-type="string">
            <text:p>C,2z2C,2</text:p>
          </table:table-cell>
          <table:table-cell table:formula="of:=COM.MICROSOFT.CONCAT(IF([.$U7]&lt;120;VLOOKUP([.$U7];[$V.$A$1:.$D$243];4;0);&quot;&quot;);IF([.$U16]&lt;120;VLOOKUP([.$U16];[$V.$A$1:.$D$243];4;0);&quot;&quot;);IF([.$U25]&lt;120;VLOOKUP([.$U25];[$V.$A$1:.$D$243];4;0);&quot;&quot;);IF([.$U34]&lt;120;VLOOKUP([.$U34];[$V.$A$1:.$D$243];4;0);&quot;&quot;);IF([.$U43]&lt;120;VLOOKUP([.$U43];[$V.$A$1:.$D$243];4;0);&quot;&quot;);IF([.$U52]&lt;120;VLOOKUP([.$U52];[$V.$A$1:.$D$243];4;0);&quot;&quot;);IF([.$U61]&lt;120;VLOOKUP([.$U61];[$V.$A$1:.$D$243];4;0);&quot;&quot;))" office:value-type="string" office:string-value="=e2^f^ga2" calcext:value-type="string">
            <text:p>=e2^f^ga2</text:p>
          </table:table-cell>
          <table:table-cell table:formula="of:=COM.MICROSOFT.CONCAT([.$U8];&quot; &quot;;[.$U17];&quot; &quot;;[.$U26];&quot; &quot;;[.$U35];&quot; &quot;;[.$U44];&quot; &quot;;[.$U53];&quot; &quot;;[.$U62];&quot; &quot;)" office:value-type="string" office:string-value="81 188 232 188 86 73 0 " calcext:value-type="string">
            <text:p>81 188 232 188 86 73 0 </text:p>
          </table:table-cell>
          <table:table-cell table:number-columns-repeated="16350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86" calcext:value-type="float">
            <text:p>86</text:p>
          </table:table-cell>
          <table:table-cell office:value-type="float" office:value="188" calcext:value-type="float">
            <text:p>188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style-name="ce9" office:value-type="float" office:value="188" calcext:value-type="float">
            <text:p>188</text:p>
          </table:table-cell>
          <table:table-cell table:number-columns-repeated="11"/>
          <table:table-cell table:formula="of:=COM.MICROSOFT.CONCAT(IF([.$U7]&gt;119;VLOOKUP([.$U7];[$V.$A$1:.$D$243];4;0);&quot;&quot;);IF([.$U16]&gt;119;VLOOKUP([.$U16];[$V.$A$1:.$D$243];4;0);&quot;&quot;);IF([.$U25]&gt;119;VLOOKUP([.$U25];[$V.$A$1:.$D$243];4;0);&quot;&quot;);IF([.$U34]&gt;119;VLOOKUP([.$U34];[$V.$A$1:.$D$243];4;0);&quot;&quot;);IF([.$U43]&gt;119;VLOOKUP([.$U43];[$V.$A$1:.$D$243];4;0);&quot;&quot;);IF([.$U52]&gt;119;VLOOKUP([.$U52];[$V.$A$1:.$D$243];4;0);&quot;&quot;);IF([.$U61]&gt;119;VLOOKUP([.$U61];[$V.$A$1:.$D$243];4;0);&quot;&quot;))" office:value-type="string" office:string-value="C,2z2C,2" calcext:value-type="string">
            <text:p>C,2z2C,2</text:p>
          </table:table-cell>
          <table:table-cell table:formula="of:=COM.MICROSOFT.CONCAT(IF([.$U8]&lt;120;VLOOKUP([.$U8];[$V.$A$1:.$D$243];4;0);&quot;&quot;);IF([.$U17]&lt;120;VLOOKUP([.$U17];[$V.$A$1:.$D$243];4;0);&quot;&quot;);IF([.$U26]&lt;120;VLOOKUP([.$U26];[$V.$A$1:.$D$243];4;0);&quot;&quot;);IF([.$U35]&lt;120;VLOOKUP([.$U35];[$V.$A$1:.$D$243];4;0);&quot;&quot;);IF([.$U44]&lt;120;VLOOKUP([.$U44];[$V.$A$1:.$D$243];4;0);&quot;&quot;);IF([.$U53]&lt;120;VLOOKUP([.$U53];[$V.$A$1:.$D$243];4;0);&quot;&quot;);IF([.$U62]&lt;120;VLOOKUP([.$U62];[$V.$A$1:.$D$243];4;0);&quot;&quot;))" office:value-type="string" office:string-value="=e2a2A2" calcext:value-type="string">
            <text:p>=e2a2A2</text:p>
          </table:table-cell>
          <table:table-cell table:formula="of:=COM.MICROSOFT.CONCAT([.$U9];&quot; &quot;;[.$U18];&quot; &quot;;[.$U27];&quot; &quot;;[.$U36];&quot; &quot;;[.$U45];&quot; &quot;;[.$U54];&quot; &quot;;[.$U63];&quot; &quot;)" office:value-type="string" office:string-value="188 232 111 102 15 188 0 " calcext:value-type="string">
            <text:p>188 232 111 102 15 188 0 </text:p>
          </table:table-cell>
          <table:table-cell table:number-columns-repeated="16349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88" calcext:value-type="float">
            <text:p>188</text:p>
          </table:table-cell>
          <table:table-cell table:style-name="Default"/>
          <table:table-cell table:number-columns-repeated="11"/>
          <table:table-cell office:value-type="float" office:value="9" calcext:value-type="float">
            <text:p>9</text:p>
          </table:table-cell>
          <table:table-cell table:style-name="ce10" office:value-type="float" office:value="81" calcext:value-type="float">
            <text:p>81</text:p>
          </table:table-cell>
          <table:table-cell table:number-columns-repeated="12"/>
          <table:table-cell table:formula="of:=COM.MICROSOFT.CONCAT(IF([.$U8]&gt;119;VLOOKUP([.$U8];[$V.$A$1:.$D$243];4;0);&quot;&quot;);IF([.$U17]&gt;119;VLOOKUP([.$U17];[$V.$A$1:.$D$243];4;0);&quot;&quot;);IF([.$U26]&gt;119;VLOOKUP([.$U26];[$V.$A$1:.$D$243];4;0);&quot;&quot;);IF([.$U35]&gt;119;VLOOKUP([.$U35];[$V.$A$1:.$D$243];4;0);&quot;&quot;);IF([.$U44]&gt;119;VLOOKUP([.$U44];[$V.$A$1:.$D$243];4;0);&quot;&quot;);IF([.$U53]&gt;119;VLOOKUP([.$U53];[$V.$A$1:.$D$243];4;0);&quot;&quot;);IF([.$U62]&gt;119;VLOOKUP([.$U62];[$V.$A$1:.$D$243];4;0);&quot;&quot;))" office:value-type="string" office:string-value="C,2z2C,2" calcext:value-type="string">
            <text:p>C,2z2C,2</text:p>
          </table:table-cell>
          <table:table-cell table:formula="of:=COM.MICROSOFT.CONCAT(IF([.$U9]&lt;120;VLOOKUP([.$U9];[$V.$A$1:.$D$243];4;0);&quot;&quot;);IF([.$U18]&lt;120;VLOOKUP([.$U18];[$V.$A$1:.$D$243];4;0);&quot;&quot;);IF([.$U27]&lt;120;VLOOKUP([.$U27];[$V.$A$1:.$D$243];4;0);&quot;&quot;);IF([.$U36]&lt;120;VLOOKUP([.$U36];[$V.$A$1:.$D$243];4;0);&quot;&quot;);IF([.$U45]&lt;120;VLOOKUP([.$U45];[$V.$A$1:.$D$243];4;0);&quot;&quot;);IF([.$U54]&lt;120;VLOOKUP([.$U54];[$V.$A$1:.$D$243];4;0);&quot;&quot;);IF([.$U63]&lt;120;VLOOKUP([.$U63];[$V.$A$1:.$D$243];4;0);&quot;&quot;))" office:value-type="string" office:string-value="=e^GA4" calcext:value-type="string">
            <text:p>=e^GA4</text:p>
          </table:table-cell>
          <table:table-cell table:number-columns-repeated="16349"/>
        </table:table-row>
        <table:table-row table:style-name="ro2">
          <table:table-cell table:style-name="ce14" table:number-columns-repeated="7"/>
          <table:table-cell table:style-name="ce10" table:number-columns-repeated="3"/>
          <table:table-cell table:number-columns-repeated="9"/>
          <table:table-cell office:value-type="float" office:value="10" calcext:value-type="float">
            <text:p>10</text:p>
          </table:table-cell>
          <table:table-cell table:style-name="ce10" office:value-type="float" office:value="188" calcext:value-type="float">
            <text:p>188</text:p>
          </table:table-cell>
          <table:table-cell table:number-columns-repeated="13"/>
          <table:table-cell table:formula="of:=COM.MICROSOFT.CONCAT(IF([.$U9]&gt;119;VLOOKUP([.$U9];[$V.$A$1:.$D$243];4;0);&quot;&quot;);IF([.$U18]&gt;119;VLOOKUP([.$U18];[$V.$A$1:.$D$243];4;0);&quot;&quot;);IF([.$U27]&gt;119;VLOOKUP([.$U27];[$V.$A$1:.$D$243];4;0);&quot;&quot;);IF([.$U36]&gt;119;VLOOKUP([.$U36];[$V.$A$1:.$D$243];4;0);&quot;&quot;);IF([.$U45]&gt;119;VLOOKUP([.$U45];[$V.$A$1:.$D$243];4;0);&quot;&quot;);IF([.$U54]&gt;119;VLOOKUP([.$U54];[$V.$A$1:.$D$243];4;0);&quot;&quot;);IF([.$U63]&gt;119;VLOOKUP([.$U63];[$V.$A$1:.$D$243];4;0);&quot;&quot;))" office:value-type="string" office:string-value="C,2z2C,2" calcext:value-type="string">
            <text:p>C,2z2C,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table:style-name="ce10" office:value-type="float" office:value="81" calcext:value-type="float">
            <text:p>8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12" calcext:value-type="float">
            <text:p>12</text:p>
          </table:table-cell>
          <table:table-cell table:style-name="ce10"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formula="of:=IF([.A2]=&quot;&quot;;&quot;&quot;;[.A2])" office:value-type="float" office:value="81" calcext:value-type="float">
            <text:p>81</text:p>
          </table:table-cell>
          <table:table-cell table:formula="of:=IF([.B2]=&quot;&quot;;&quot;&quot;;[.B2])" office:value-type="float" office:value="188" calcext:value-type="float">
            <text:p>188</text:p>
          </table:table-cell>
          <table:table-cell table:formula="of:=IF([.C2]=&quot;&quot;;&quot;&quot;;[.C2])" office:value-type="float" office:value="188" calcext:value-type="float">
            <text:p>188</text:p>
          </table:table-cell>
          <table:table-cell table:formula="of:=IF([.D2]=&quot;&quot;;&quot;&quot;;[.D2])" office:value-type="float" office:value="81" calcext:value-type="float">
            <text:p>81</text:p>
          </table:table-cell>
          <table:table-cell table:formula="of:=IF([.E2]=&quot;&quot;;&quot;&quot;;[.E2])" office:value-type="float" office:value="188" calcext:value-type="float">
            <text:p>188</text:p>
          </table:table-cell>
          <table:table-cell table:formula="of:=IF([.F2]=&quot;&quot;;&quot;&quot;;[.F2])" office:value-type="float" office:value="81" calcext:value-type="float">
            <text:p>81</text:p>
          </table:table-cell>
          <table:table-cell table:formula="of:=IF([.G2]=&quot;&quot;;&quot;&quot;;[.G2])" office:value-type="float" office:value="81" calcext:value-type="float">
            <text:p>81</text:p>
          </table:table-cell>
          <table:table-cell table:formula="of:=IF([.H2]=&quot;&quot;;&quot;&quot;;[.H2])" office:value-type="float" office:value="188" calcext:value-type="float">
            <text:p>188</text:p>
          </table:table-cell>
          <table:table-cell table:formula="of:=IF([.I2]=&quot;&quot;;&quot;&quot;;[.I2])">
            <text:p/>
          </table:table-cell>
          <table:table-cell table:formula="of:=IF([.J2]=&quot;&quot;;&quot;&quot;;[.J2])">
            <text:p/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style-name="ce10" office:value-type="float" office:value="117" calcext:value-type="float">
            <text:p>117</text:p>
          </table:table-cell>
          <table:table-cell table:number-columns-repeated="16363"/>
        </table:table-row>
        <table:table-row table:style-name="ro2">
          <table:table-cell table:formula="of:=IF([.J3]=&quot;&quot;;&quot;&quot;;[.J3])">
            <text:p/>
          </table:table-cell>
          <table:table-cell table:style-name="ce15" table:formula="of:=IF([.I3]=&quot;&quot;;&quot;&quot;;[.I3])">
            <text:p/>
          </table:table-cell>
          <table:table-cell table:style-name="ce15" table:formula="of:=IF([.H3]=&quot;&quot;;&quot;&quot;;[.H3])">
            <text:p/>
          </table:table-cell>
          <table:table-cell table:style-name="ce10" table:formula="of:=IF([.G3]=&quot;&quot;;&quot;&quot;;[.G3])" office:value-type="float" office:value="81" calcext:value-type="float">
            <text:p>81</text:p>
          </table:table-cell>
          <table:table-cell table:style-name="ce10" table:formula="of:=IF([.F3]=&quot;&quot;;&quot;&quot;;[.F3])" office:value-type="float" office:value="188" calcext:value-type="float">
            <text:p>188</text:p>
          </table:table-cell>
          <table:table-cell table:style-name="ce10" table:formula="of:=IF([.E3]=&quot;&quot;;&quot;&quot;;[.E3])" office:value-type="float" office:value="81" calcext:value-type="float">
            <text:p>81</text:p>
          </table:table-cell>
          <table:table-cell table:style-name="ce10" table:formula="of:=IF([.D3]=&quot;&quot;;&quot;&quot;;[.D3])" office:value-type="float" office:value="232" calcext:value-type="float">
            <text:p>232</text:p>
          </table:table-cell>
          <table:table-cell table:style-name="ce10" table:formula="of:=IF([.C3]=&quot;&quot;;&quot;&quot;;[.C3])" office:value-type="float" office:value="117" calcext:value-type="float">
            <text:p>117</text:p>
          </table:table-cell>
          <table:table-cell table:style-name="ce10" table:formula="of:=IF([.B3]=&quot;&quot;;&quot;&quot;;[.B3])" office:value-type="float" office:value="232" calcext:value-type="float">
            <text:p>232</text:p>
          </table:table-cell>
          <table:table-cell table:style-name="ce10" table:formula="of:=IF([.A3]=&quot;&quot;;&quot;&quot;;[.A3])" office:value-type="float" office:value="188" calcext:value-type="float">
            <text:p>188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10"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formula="of:=IF([.A4]=&quot;&quot;;&quot;&quot;;[.A4])" office:value-type="float" office:value="188" calcext:value-type="float">
            <text:p>188</text:p>
          </table:table-cell>
          <table:table-cell table:formula="of:=IF([.B4]=&quot;&quot;;&quot;&quot;;[.B4])" office:value-type="float" office:value="232" calcext:value-type="float">
            <text:p>232</text:p>
          </table:table-cell>
          <table:table-cell table:formula="of:=IF([.C4]=&quot;&quot;;&quot;&quot;;[.C4])" office:value-type="float" office:value="73" calcext:value-type="float">
            <text:p>73</text:p>
          </table:table-cell>
          <table:table-cell table:formula="of:=IF([.D4]=&quot;&quot;;&quot;&quot;;[.D4])" office:value-type="float" office:value="106" calcext:value-type="float">
            <text:p>106</text:p>
          </table:table-cell>
          <table:table-cell table:formula="of:=IF([.E4]=&quot;&quot;;&quot;&quot;;[.E4])" office:value-type="float" office:value="232" calcext:value-type="float">
            <text:p>232</text:p>
          </table:table-cell>
          <table:table-cell table:formula="of:=IF([.F4]=&quot;&quot;;&quot;&quot;;[.F4])" office:value-type="float" office:value="81" calcext:value-type="float">
            <text:p>81</text:p>
          </table:table-cell>
          <table:table-cell table:formula="of:=IF([.G4]=&quot;&quot;;&quot;&quot;;[.G4])" office:value-type="float" office:value="188" calcext:value-type="float">
            <text:p>188</text:p>
          </table:table-cell>
          <table:table-cell table:formula="of:=IF([.H4]=&quot;&quot;;&quot;&quot;;[.H4])" office:value-type="float" office:value="81" calcext:value-type="float">
            <text:p>81</text:p>
          </table:table-cell>
          <table:table-cell table:formula="of:=IF([.I4]=&quot;&quot;;&quot;&quot;;[.I4])" office:value-type="float" office:value="113" calcext:value-type="float">
            <text:p>113</text:p>
          </table:table-cell>
          <table:table-cell table:formula="of:=IF([.J4]=&quot;&quot;;&quot;&quot;;[.J4])">
            <text:p/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10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formula="of:=IF([.J5]=&quot;&quot;;&quot;&quot;;[.J5])">
            <text:p/>
          </table:table-cell>
          <table:table-cell table:formula="of:=IF([.I5]=&quot;&quot;;&quot;&quot;;[.I5])">
            <text:p/>
          </table:table-cell>
          <table:table-cell table:style-name="ce10" table:formula="of:=IF([.H5]=&quot;&quot;;&quot;&quot;;[.H5])" office:value-type="float" office:value="232" calcext:value-type="float">
            <text:p>232</text:p>
          </table:table-cell>
          <table:table-cell table:style-name="ce10" table:formula="of:=IF([.G5]=&quot;&quot;;&quot;&quot;;[.G5])" office:value-type="float" office:value="111" calcext:value-type="float">
            <text:p>111</text:p>
          </table:table-cell>
          <table:table-cell table:style-name="ce10" table:formula="of:=IF([.F5]=&quot;&quot;;&quot;&quot;;[.F5])" office:value-type="float" office:value="188" calcext:value-type="float">
            <text:p>188</text:p>
          </table:table-cell>
          <table:table-cell table:style-name="ce10" table:formula="of:=IF([.E5]=&quot;&quot;;&quot;&quot;;[.E5])" office:value-type="float" office:value="105" calcext:value-type="float">
            <text:p>105</text:p>
          </table:table-cell>
          <table:table-cell table:style-name="ce10" table:formula="of:=IF([.D5]=&quot;&quot;;&quot;&quot;;[.D5])" office:value-type="float" office:value="86" calcext:value-type="float">
            <text:p>86</text:p>
          </table:table-cell>
          <table:table-cell table:style-name="ce10" table:formula="of:=IF([.C5]=&quot;&quot;;&quot;&quot;;[.C5])" office:value-type="float" office:value="188" calcext:value-type="float">
            <text:p>188</text:p>
          </table:table-cell>
          <table:table-cell table:style-name="ce10" table:formula="of:=IF([.B5]=&quot;&quot;;&quot;&quot;;[.B5])" office:value-type="float" office:value="115" calcext:value-type="float">
            <text:p>115</text:p>
          </table:table-cell>
          <table:table-cell table:style-name="ce10" table:formula="of:=IF([.A5]=&quot;&quot;;&quot;&quot;;[.A5])" office:value-type="float" office:value="188" calcext:value-type="float">
            <text:p>188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9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formula="of:=IF([.A6]=&quot;&quot;;&quot;&quot;;[.A6])" office:value-type="float" office:value="115" calcext:value-type="float">
            <text:p>115</text:p>
          </table:table-cell>
          <table:table-cell table:formula="of:=IF([.B6]=&quot;&quot;;&quot;&quot;;[.B6])" office:value-type="float" office:value="188" calcext:value-type="float">
            <text:p>188</text:p>
          </table:table-cell>
          <table:table-cell table:formula="of:=IF([.C6]=&quot;&quot;;&quot;&quot;;[.C6])" office:value-type="float" office:value="102" calcext:value-type="float">
            <text:p>102</text:p>
          </table:table-cell>
          <table:table-cell table:formula="of:=IF([.D6]=&quot;&quot;;&quot;&quot;;[.D6])" office:value-type="float" office:value="232" calcext:value-type="float">
            <text:p>232</text:p>
          </table:table-cell>
          <table:table-cell table:formula="of:=IF([.E6]=&quot;&quot;;&quot;&quot;;[.E6])" office:value-type="float" office:value="193" calcext:value-type="float">
            <text:p>193</text:p>
          </table:table-cell>
          <table:table-cell table:formula="of:=IF([.F6]=&quot;&quot;;&quot;&quot;;[.F6])" office:value-type="float" office:value="81" calcext:value-type="float">
            <text:p>81</text:p>
          </table:table-cell>
          <table:table-cell table:formula="of:=IF([.G6]=&quot;&quot;;&quot;&quot;;[.G6])" office:value-type="float" office:value="113" calcext:value-type="float">
            <text:p>113</text:p>
          </table:table-cell>
          <table:table-cell table:formula="of:=IF([.H6]=&quot;&quot;;&quot;&quot;;[.H6])">
            <text:p/>
          </table:table-cell>
          <table:table-cell table:formula="of:=IF([.I6]=&quot;&quot;;&quot;&quot;;[.I6])">
            <text:p/>
          </table:table-cell>
          <table:table-cell table:formula="of:=IF([.J6]=&quot;&quot;;&quot;&quot;;[.J6])">
            <text:p/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style-name="ce9"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formula="of:=IF([.J7]=&quot;&quot;;&quot;&quot;;[.J7])">
            <text:p/>
          </table:table-cell>
          <table:table-cell table:formula="of:=IF([.I7]=&quot;&quot;;&quot;&quot;;[.I7])">
            <text:p/>
          </table:table-cell>
          <table:table-cell table:formula="of:=IF([.H7]=&quot;&quot;;&quot;&quot;;[.H7])">
            <text:p/>
          </table:table-cell>
          <table:table-cell table:formula="of:=IF([.G7]=&quot;&quot;;&quot;&quot;;[.G7])">
            <text:p/>
          </table:table-cell>
          <table:table-cell table:style-name="ce10" table:formula="of:=IF([.F7]=&quot;&quot;;&quot;&quot;;[.F7])" office:value-type="float" office:value="117" calcext:value-type="float">
            <text:p>117</text:p>
          </table:table-cell>
          <table:table-cell table:style-name="ce10" table:formula="of:=IF([.E7]=&quot;&quot;;&quot;&quot;;[.E7])" office:value-type="float" office:value="117" calcext:value-type="float">
            <text:p>117</text:p>
          </table:table-cell>
          <table:table-cell table:style-name="ce10" table:formula="of:=IF([.D7]=&quot;&quot;;&quot;&quot;;[.D7])" office:value-type="float" office:value="232" calcext:value-type="float">
            <text:p>232</text:p>
          </table:table-cell>
          <table:table-cell table:style-name="ce10" table:formula="of:=IF([.C7]=&quot;&quot;;&quot;&quot;;[.C7])" office:value-type="float" office:value="86" calcext:value-type="float">
            <text:p>86</text:p>
          </table:table-cell>
          <table:table-cell table:style-name="ce10" table:formula="of:=IF([.B7]=&quot;&quot;;&quot;&quot;;[.B7])" office:value-type="float" office:value="15" calcext:value-type="float">
            <text:p>15</text:p>
          </table:table-cell>
          <table:table-cell table:style-name="ce10" table:formula="of:=IF([.A7]=&quot;&quot;;&quot;&quot;;[.A7])" office:value-type="float" office:value="188" calcext:value-type="float">
            <text:p>188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formula="of:=IF([.A8]=&quot;&quot;;&quot;&quot;;[.A8])" office:value-type="float" office:value="73" calcext:value-type="float">
            <text:p>73</text:p>
          </table:table-cell>
          <table:table-cell table:formula="of:=IF([.B8]=&quot;&quot;;&quot;&quot;;[.B8])" office:value-type="float" office:value="188" calcext:value-type="float">
            <text:p>188</text:p>
          </table:table-cell>
          <table:table-cell table:formula="of:=IF([.C8]=&quot;&quot;;&quot;&quot;;[.C8])" office:value-type="float" office:value="115" calcext:value-type="float">
            <text:p>115</text:p>
          </table:table-cell>
          <table:table-cell table:formula="of:=IF([.D8]=&quot;&quot;;&quot;&quot;;[.D8])" office:value-type="float" office:value="232" calcext:value-type="float">
            <text:p>232</text:p>
          </table:table-cell>
          <table:table-cell table:formula="of:=IF([.E8]=&quot;&quot;;&quot;&quot;;[.E8])" office:value-type="float" office:value="115" calcext:value-type="float">
            <text:p>115</text:p>
          </table:table-cell>
          <table:table-cell table:formula="of:=IF([.F8]=&quot;&quot;;&quot;&quot;;[.F8])" office:value-type="float" office:value="86" calcext:value-type="float">
            <text:p>86</text:p>
          </table:table-cell>
          <table:table-cell table:formula="of:=IF([.G8]=&quot;&quot;;&quot;&quot;;[.G8])" office:value-type="float" office:value="73" calcext:value-type="float">
            <text:p>73</text:p>
          </table:table-cell>
          <table:table-cell table:formula="of:=IF([.H8]=&quot;&quot;;&quot;&quot;;[.H8])">
            <text:p/>
          </table:table-cell>
          <table:table-cell table:formula="of:=IF([.I8]=&quot;&quot;;&quot;&quot;;[.I8])">
            <text:p/>
          </table:table-cell>
          <table:table-cell table:formula="of:=IF([.J8]=&quot;&quot;;&quot;&quot;;[.J8])">
            <text:p/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style-name="ce9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formula="of:=IF([.J9]=&quot;&quot;;&quot;&quot;;[.J9])">
            <text:p/>
          </table:table-cell>
          <table:table-cell table:formula="of:=IF([.I9]=&quot;&quot;;&quot;&quot;;[.I9])">
            <text:p/>
          </table:table-cell>
          <table:table-cell table:style-name="ce16" table:formula="of:=IF([.H9]=&quot;&quot;;&quot;&quot;;[.H9])" office:value-type="float" office:value="188" calcext:value-type="float">
            <text:p>188</text:p>
          </table:table-cell>
          <table:table-cell table:style-name="ce10" table:formula="of:=IF([.G9]=&quot;&quot;;&quot;&quot;;[.G9])" office:value-type="float" office:value="86" calcext:value-type="float">
            <text:p>86</text:p>
          </table:table-cell>
          <table:table-cell table:style-name="ce10" table:formula="of:=IF([.F9]=&quot;&quot;;&quot;&quot;;[.F9])" office:value-type="float" office:value="185" calcext:value-type="float">
            <text:p>185</text:p>
          </table:table-cell>
          <table:table-cell table:style-name="ce10" table:formula="of:=IF([.E9]=&quot;&quot;;&quot;&quot;;[.E9])" office:value-type="float" office:value="0" calcext:value-type="float">
            <text:p>0</text:p>
          </table:table-cell>
          <table:table-cell table:style-name="ce10" table:formula="of:=IF([.D9]=&quot;&quot;;&quot;&quot;;[.D9])" office:value-type="float" office:value="117" calcext:value-type="float">
            <text:p>117</text:p>
          </table:table-cell>
          <table:table-cell table:style-name="ce10" table:formula="of:=IF([.C9]=&quot;&quot;;&quot;&quot;;[.C9])" office:value-type="float" office:value="103" calcext:value-type="float">
            <text:p>103</text:p>
          </table:table-cell>
          <table:table-cell table:style-name="ce10" table:formula="of:=IF([.B9]=&quot;&quot;;&quot;&quot;;[.B9])" office:value-type="float" office:value="86" calcext:value-type="float">
            <text:p>86</text:p>
          </table:table-cell>
          <table:table-cell table:style-name="ce10" table:formula="of:=IF([.A9]=&quot;&quot;;&quot;&quot;;[.A9])" office:value-type="float" office:value="188" calcext:value-type="float">
            <text:p>188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style-name="ce9"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formula="of:=IF([.A10]=&quot;&quot;;&quot;&quot;;[.A10])" office:value-type="float" office:value="0" calcext:value-type="float">
            <text:p>0</text:p>
          </table:table-cell>
          <table:table-cell table:formula="of:=IF([.B10]=&quot;&quot;;&quot;&quot;;[.B10])" office:value-type="float" office:value="0" calcext:value-type="float">
            <text:p>0</text:p>
          </table:table-cell>
          <table:table-cell table:formula="of:=IF([.C10]=&quot;&quot;;&quot;&quot;;[.C10])" office:value-type="float" office:value="0" calcext:value-type="float">
            <text:p>0</text:p>
          </table:table-cell>
          <table:table-cell table:formula="of:=IF([.D10]=&quot;&quot;;&quot;&quot;;[.D10])" office:value-type="float" office:value="0" calcext:value-type="float">
            <text:p>0</text:p>
          </table:table-cell>
          <table:table-cell table:formula="of:=IF([.E10]=&quot;&quot;;&quot;&quot;;[.E10])" office:value-type="float" office:value="0" calcext:value-type="float">
            <text:p>0</text:p>
          </table:table-cell>
          <table:table-cell table:formula="of:=IF([.F10]=&quot;&quot;;&quot;&quot;;[.F10])" office:value-type="float" office:value="103" calcext:value-type="float">
            <text:p>103</text:p>
          </table:table-cell>
          <table:table-cell table:formula="of:=IF([.G10]=&quot;&quot;;&quot;&quot;;[.G10])" office:value-type="float" office:value="188" calcext:value-type="float">
            <text:p>188</text:p>
          </table:table-cell>
          <table:table-cell table:formula="of:=IF([.H10]=&quot;&quot;;&quot;&quot;;[.H10])">
            <text:p/>
          </table:table-cell>
          <table:table-cell table:formula="of:=IF([.I10]=&quot;&quot;;&quot;&quot;;[.I10])">
            <text:p/>
          </table:table-cell>
          <table:table-cell table:formula="of:=IF([.J10]=&quot;&quot;;&quot;&quot;;[.J10])">
            <text:p/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16363"/>
        </table:table-row>
        <table:table-row table:style-name="ro2">
          <table:table-cell table:formula="of:=IF([.J11]=&quot;&quot;;&quot;&quot;;[.J11])">
            <text:p/>
          </table:table-cell>
          <table:table-cell table:formula="of:=IF([.I11]=&quot;&quot;;&quot;&quot;;[.I11])">
            <text:p/>
          </table:table-cell>
          <table:table-cell table:formula="of:=IF([.H11]=&quot;&quot;;&quot;&quot;;[.H11])">
            <text:p/>
          </table:table-cell>
          <table:table-cell table:style-name="ce10" table:formula="of:=IF([.G11]=&quot;&quot;;&quot;&quot;;[.G11])">
            <text:p/>
          </table:table-cell>
          <table:table-cell table:style-name="ce10" table:formula="of:=IF([.F11]=&quot;&quot;;&quot;&quot;;[.F11])">
            <text:p/>
          </table:table-cell>
          <table:table-cell table:style-name="ce10" table:formula="of:=IF([.E11]=&quot;&quot;;&quot;&quot;;[.E11])">
            <text:p/>
          </table:table-cell>
          <table:table-cell table:style-name="ce10" table:formula="of:=IF([.D11]=&quot;&quot;;&quot;&quot;;[.D11])">
            <text:p/>
          </table:table-cell>
          <table:table-cell table:style-name="ce10" table:formula="of:=IF([.C11]=&quot;&quot;;&quot;&quot;;[.C11])">
            <text:p/>
          </table:table-cell>
          <table:table-cell table:style-name="ce10" table:formula="of:=IF([.B11]=&quot;&quot;;&quot;&quot;;[.B11])">
            <text:p/>
          </table:table-cell>
          <table:table-cell table:style-name="ce10" table:formula="of:=IF([.A11]=&quot;&quot;;&quot;&quot;;[.A11])">
            <text:p/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style-name="ce9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3" calcext:value-type="float">
            <text:p>23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4" calcext:value-type="float">
            <text:p>24</text:p>
          </table:table-cell>
          <table:table-cell table:style-name="ce9"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5" calcext:value-type="float">
            <text:p>25</text:p>
          </table:table-cell>
          <table:table-cell table:style-name="ce10"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6" calcext:value-type="float">
            <text:p>26</text:p>
          </table:table-cell>
          <table:table-cell table:style-name="ce10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7" calcext:value-type="float">
            <text:p>27</text:p>
          </table:table-cell>
          <table:table-cell table:style-name="ce10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8" calcext:value-type="float">
            <text:p>28</text:p>
          </table:table-cell>
          <table:table-cell table:style-name="ce10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9" calcext:value-type="float">
            <text:p>29</text:p>
          </table:table-cell>
          <table:table-cell table:style-name="ce10" office:value-type="float" office:value="86" calcext:value-type="float">
            <text:p>8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0" calcext:value-type="float">
            <text:p>30</text:p>
          </table:table-cell>
          <table:table-cell table:style-name="ce10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table:style-name="ce10" office:value-type="float" office:value="115" calcext:value-type="float">
            <text:p>11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table:style-name="ce10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table:style-name="ce9" office:value-type="float" office:value="115" calcext:value-type="float">
            <text:p>11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table:style-name="ce9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table:style-name="ce9" office:value-type="float" office:value="102" calcext:value-type="float">
            <text:p>10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table:style-name="ce9"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table:style-name="ce9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table:style-name="ce9"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table:style-name="ce10" office:value-type="float" office:value="117" calcext:value-type="float">
            <text:p>11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table:style-name="ce10" office:value-type="float" office:value="117" calcext:value-type="float">
            <text:p>11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table:style-name="ce10"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table:style-name="ce10" office:value-type="float" office:value="86" calcext:value-type="float">
            <text:p>8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table:style-name="ce10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table:style-name="ce9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table:style-name="ce9" office:value-type="float" office:value="115" calcext:value-type="float">
            <text:p>11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table:style-name="ce9"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table:style-name="ce9" office:value-type="float" office:value="115" calcext:value-type="float">
            <text:p>11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table:style-name="ce9" office:value-type="float" office:value="86" calcext:value-type="float">
            <text:p>8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2" calcext:value-type="float">
            <text:p>52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3" calcext:value-type="float">
            <text:p>53</text:p>
          </table:table-cell>
          <table:table-cell table:style-name="ce16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4" calcext:value-type="float">
            <text:p>54</text:p>
          </table:table-cell>
          <table:table-cell table:style-name="ce10" office:value-type="float" office:value="86" calcext:value-type="float">
            <text:p>8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5" calcext:value-type="float">
            <text:p>55</text:p>
          </table:table-cell>
          <table:table-cell table:style-name="ce10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6" calcext:value-type="float">
            <text:p>56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7" calcext:value-type="float">
            <text:p>57</text:p>
          </table:table-cell>
          <table:table-cell table:style-name="ce10" office:value-type="float" office:value="117" calcext:value-type="float">
            <text:p>11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8" calcext:value-type="float">
            <text:p>58</text:p>
          </table:table-cell>
          <table:table-cell table:style-name="ce10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9" calcext:value-type="float">
            <text:p>59</text:p>
          </table:table-cell>
          <table:table-cell table:style-name="ce10" office:value-type="float" office:value="86" calcext:value-type="float">
            <text:p>8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0" calcext:value-type="float">
            <text:p>60</text:p>
          </table:table-cell>
          <table:table-cell table:style-name="ce10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1" calcext:value-type="float">
            <text:p>6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2" calcext:value-type="float">
            <text:p>6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3" calcext:value-type="float">
            <text:p>6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4" calcext:value-type="float">
            <text:p>6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6" calcext:value-type="float">
            <text:p>66</text:p>
          </table:table-cell>
          <table:table-cell table:style-name="ce9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7" calcext:value-type="float">
            <text:p>67</text:p>
          </table:table-cell>
          <table:table-cell table:style-name="ce9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 table:number-rows-repeated="9">
          <table:table-cell table:number-columns-repeated="19"/>
          <table:table-cell table:style-name="Default"/>
          <table:table-cell table:number-columns-repeated="16364"/>
        </table:table-row>
        <table:table-row table:style-name="ro2" table:number-rows-repeated="104849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3" table:style-name="ta1">
        <office:forms form:automatic-focus="false" form:apply-design-mode="false"/>
        <table:table-column table:style-name="co4" table:number-columns-repeated="10" table:default-cell-style-name="ce9"/>
        <table:table-column table:style-name="co5" table:number-columns-repeated="9" table:default-cell-style-name="ce9"/>
        <table:table-column table:style-name="co6" table:default-cell-style-name="ce9"/>
        <table:table-column table:style-name="co6" table:default-cell-style-name="Default"/>
        <table:table-column table:style-name="co5" table:number-columns-repeated="5" table:default-cell-style-name="ce9"/>
        <table:table-column table:style-name="co7" table:number-columns-repeated="9" table:default-cell-style-name="ce9"/>
        <table:table-column table:style-name="co8" table:number-columns-repeated="8" table:default-cell-style-name="ce9"/>
        <table:table-column table:style-name="co4" table:number-columns-repeated="16341" table:default-cell-style-name="ce9"/>
        <table:table-row table:style-name="ro2">
          <table:table-cell table:style-name="ce29" office:value-type="string" calcext:value-type="string">
            <text:p>Part I - 3<text:span text:style-name="T1">rd</text:span> Measure</text:p>
          </table:table-cell>
          <table:table-cell table:number-columns-repeated="11"/>
          <table:table-cell table:style-name="ce15" table:number-columns-repeated="2"/>
          <table:table-cell table:number-columns-repeated="5"/>
          <table:table-cell table:style-name="ce29" office:value-type="string" calcext:value-type="string">
            <text:p>58 notes</text:p>
          </table:table-cell>
          <table:table-cell table:number-columns-repeated="6"/>
          <table:table-cell table:formula="of:=COM.MICROSOFT.CONCAT([.$U10];&quot; &quot;;[.$U19];&quot; &quot;;[.$U28];&quot; &quot;;[.$U37];&quot; &quot;;[.$U46];&quot; &quot;;[.$U55];&quot; &quot;)" office:value-type="string" office:string-value="68 131 78 75 198 0 " calcext:value-type="string">
            <text:p>68 131 78 75 198 0 </text:p>
          </table:table-cell>
          <table:table-cell table:number-columns-repeated="16357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131" calcext:value-type="float">
            <text:p>131</text:p>
          </table:table-cell>
          <table:table-cell office:value-type="float" office:value="78" calcext:value-type="float">
            <text:p>78</text:p>
          </table:table-cell>
          <table:table-cell office:value-type="float" office:value="131" calcext:value-type="float">
            <text:p>131</text:p>
          </table:table-cell>
          <table:table-cell office:value-type="float" office:value="75" calcext:value-type="float">
            <text:p>75</text:p>
          </table:table-cell>
          <table:table-cell table:style-name="Default"/>
          <table:table-cell table:number-columns-repeated="4"/>
          <table:table-cell table:style-name="ce15" table:number-columns-repeated="2"/>
          <table:table-cell table:number-columns-repeated="5"/>
          <table:table-cell office:value-type="float" office:value="1" calcext:value-type="float">
            <text:p>1</text:p>
          </table:table-cell>
          <table:table-cell table:style-name="ce9" office:value-type="float" office:value="108" calcext:value-type="float">
            <text:p>108</text:p>
          </table:table-cell>
          <table:table-cell table:number-columns-repeated="5"/>
          <table:table-cell table:formula="of:=COM.MICROSOFT.CONCAT(IF([.$U10]&lt;120;VLOOKUP([.$U10];[$V.$A$1:.$D$243];4;0);&quot;&quot;);IF([.$U19]&lt;120;VLOOKUP([.$U19];[$V.$A$1:.$D$243];4;0);&quot;&quot;);IF([.$U28]&lt;120;VLOOKUP([.$U28];[$V.$A$1:.$D$243];4;0);&quot;&quot;);IF([.$U37]&lt;120;VLOOKUP([.$U37];[$V.$A$1:.$D$243];4;0);&quot;&quot;);IF([.$U46]&lt;120;VLOOKUP([.$U46];[$V.$A$1:.$D$243];4;0);&quot;&quot;);IF([.$U55]&lt;120;VLOOKUP([.$U55];[$V.$A$1:.$D$243];4;0);&quot;&quot;))" office:value-type="string" office:string-value="=E2d2=B2" calcext:value-type="string">
            <text:p>=E2d2=B2</text:p>
          </table:table-cell>
          <table:table-cell table:formula="of:=COM.MICROSOFT.CONCAT([.$U2];&quot; &quot;;[.$U11];&quot; &quot;;[.$U20];&quot; &quot;;[.$U29];&quot; &quot;;[.$U38];&quot; &quot;;[.$U47];&quot; &quot;;[.$U56];&quot; &quot;)" office:value-type="string" office:string-value="108 105 102 98 131 78 193 " calcext:value-type="string">
            <text:p>108 105 102 98 131 78 193 </text:p>
          </table:table-cell>
          <table:table-cell table:number-columns-repeated="16356"/>
        </table:table-row>
        <table:table-row table:style-name="ro2"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131" calcext:value-type="float">
            <text:p>131</text:p>
          </table:table-cell>
          <table:table-cell table:number-columns-repeated="4"/>
          <table:table-cell table:style-name="ce15" table:number-columns-repeated="2"/>
          <table:table-cell table:number-columns-repeated="5"/>
          <table:table-cell office:value-type="float" office:value="2" calcext:value-type="float">
            <text:p>2</text:p>
          </table:table-cell>
          <table:table-cell table:style-name="ce9" office:value-type="float" office:value="78" calcext:value-type="float">
            <text:p>78</text:p>
          </table:table-cell>
          <table:table-cell table:number-columns-repeated="5"/>
          <table:table-cell table:formula="of:=COM.MICROSOFT.CONCAT(IF([.$U10]&gt;119;VLOOKUP([.$U10];[$V.$A$1:.$D$243];4;0);&quot;&quot;);IF([.$U19]&gt;119;VLOOKUP([.$U19];[$V.$A$1:.$D$243];4;0);&quot;&quot;);IF([.$U28]&gt;119;VLOOKUP([.$U28];[$V.$A$1:.$D$243];4;0);&quot;&quot;);IF([.$U37]&gt;119;VLOOKUP([.$U37];[$V.$A$1:.$D$243];4;0);&quot;&quot;);IF([.$U46]&gt;119;VLOOKUP([.$U46];[$V.$A$1:.$D$243];4;0);&quot;&quot;);IF([.$U55]&gt;119;VLOOKUP([.$U55];[$V.$A$1:.$D$243];4;0);&quot;&quot;))" office:value-type="string" office:string-value="=B,,4A,2" calcext:value-type="string">
            <text:p>=B,,4A,2</text:p>
          </table:table-cell>
          <table:table-cell table:formula="of:=COM.MICROSOFT.CONCAT(IF([.$U2]&lt;120;VLOOKUP([.$U2];[$V.$A$1:.$D$243];4;0);&quot;&quot;);IF([.$U11]&lt;120;VLOOKUP([.$U11];[$V.$A$1:.$D$243];4;0);&quot;&quot;);IF([.$U20]&lt;120;VLOOKUP([.$U20];[$V.$A$1:.$D$243];4;0);&quot;&quot;);IF([.$U29]&lt;120;VLOOKUP([.$U29];[$V.$A$1:.$D$243];4;0);&quot;&quot;);IF([.$U38]&lt;120;VLOOKUP([.$U38];[$V.$A$1:.$D$243];4;0);&quot;&quot;);IF([.$U47]&lt;120;VLOOKUP([.$U47];[$V.$A$1:.$D$243];4;0);&quot;&quot;);IF([.$U56]&lt;120;VLOOKUP([.$U56];[$V.$A$1:.$D$243];4;0);&quot;&quot;))" office:value-type="string" office:string-value="d=B^G=ed2" calcext:value-type="string">
            <text:p>d=B^G=ed2</text:p>
          </table:table-cell>
          <table:table-cell table:formula="of:=COM.MICROSOFT.CONCAT([.$U3];&quot; &quot;;[.$U12];&quot; &quot;;[.$U21];&quot; &quot;;[.$U30];&quot; &quot;;[.$U39];&quot; &quot;;[.$U48];&quot; &quot;;[.$U57];&quot; &quot;)" office:value-type="string" office:string-value="78 131 76 193 75 0 0 " calcext:value-type="string">
            <text:p>78 131 76 193 75 0 0 </text:p>
          </table:table-cell>
          <table:table-cell table:number-columns-repeated="16355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78" calcext:value-type="float">
            <text:p>78</text:p>
          </table:table-cell>
          <table:table-cell office:value-type="float" office:value="131" calcext:value-type="float">
            <text:p>131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131" calcext:value-type="float">
            <text:p>13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3"/>
          <table:table-cell table:style-name="ce15" table:number-columns-repeated="2"/>
          <table:table-cell table:number-columns-repeated="5"/>
          <table:table-cell office:value-type="float" office:value="3" calcext:value-type="float">
            <text:p>3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6"/>
          <table:table-cell table:formula="of:=COM.MICROSOFT.CONCAT(IF([.$U2]&gt;119;VLOOKUP([.$U2];[$V.$A$1:.$D$243];4;0);&quot;&quot;);IF([.$U11]&gt;119;VLOOKUP([.$U11];[$V.$A$1:.$D$243];4;0);&quot;&quot;);IF([.$U20]&gt;119;VLOOKUP([.$U20];[$V.$A$1:.$D$243];4;0);&quot;&quot;);IF([.$U29]&gt;119;VLOOKUP([.$U29];[$V.$A$1:.$D$243];4;0);&quot;&quot;);IF([.$U38]&gt;119;VLOOKUP([.$U38];[$V.$A$1:.$D$243];4;0);&quot;&quot;);IF([.$U47]&gt;119;VLOOKUP([.$U47];[$V.$A$1:.$D$243];4;0);&quot;&quot;);IF([.$U56]&gt;119;VLOOKUP([.$U56];[$V.$A$1:.$D$243];4;0);&quot;&quot;))" office:value-type="string" office:string-value="=B,,4=E,2" calcext:value-type="string">
            <text:p>=B,,4=E,2</text:p>
          </table:table-cell>
          <table:table-cell table:formula="of:=COM.MICROSOFT.CONCAT(IF([.$U3]&lt;120;VLOOKUP([.$U3];[$V.$A$1:.$D$243];4;0);&quot;&quot;);IF([.$U12]&lt;120;VLOOKUP([.$U12];[$V.$A$1:.$D$243];4;0);&quot;&quot;);IF([.$U21]&lt;120;VLOOKUP([.$U21];[$V.$A$1:.$D$243];4;0);&quot;&quot;);IF([.$U30]&lt;120;VLOOKUP([.$U30];[$V.$A$1:.$D$243];4;0);&quot;&quot;);IF([.$U39]&lt;120;VLOOKUP([.$U39];[$V.$A$1:.$D$243];4;0);&quot;&quot;);IF([.$U48]&lt;120;VLOOKUP([.$U48];[$V.$A$1:.$D$243];4;0);&quot;&quot;);IF([.$U57]&lt;120;VLOOKUP([.$U57];[$V.$A$1:.$D$243];4;0);&quot;&quot;))" office:value-type="string" office:string-value="d2c2=B2" calcext:value-type="string">
            <text:p>d2c2=B2</text:p>
          </table:table-cell>
          <table:table-cell table:formula="of:=COM.MICROSOFT.CONCAT([.$U4];&quot; &quot;;[.$U13];&quot; &quot;;[.$U22];&quot; &quot;;[.$U31];&quot; &quot;;[.$U40];&quot; &quot;;[.$U49];&quot; &quot;;[.$U58];&quot; &quot;)" office:value-type="string" office:string-value="68 78 131 106 105 193 0 " calcext:value-type="string">
            <text:p>68 78 131 106 105 193 0 </text:p>
          </table:table-cell>
          <table:table-cell table:number-columns-repeated="16354"/>
        </table:table-row>
        <table:table-row table:style-name="ro2"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68" calcext:value-type="float">
            <text:p>68</text:p>
          </table:table-cell>
          <table:table-cell table:number-columns-repeated="4"/>
          <table:table-cell table:style-name="ce15" table:number-columns-repeated="2"/>
          <table:table-cell table:number-columns-repeated="5"/>
          <table:table-cell office:value-type="float" office:value="4" calcext:value-type="float">
            <text:p>4</text:p>
          </table:table-cell>
          <table:table-cell table:style-name="ce9" office:value-type="float" office:value="131" calcext:value-type="float">
            <text:p>131</text:p>
          </table:table-cell>
          <table:table-cell table:number-columns-repeated="7"/>
          <table:table-cell table:formula="of:=COM.MICROSOFT.CONCAT(IF([.$U3]&gt;119;VLOOKUP([.$U3];[$V.$A$1:.$D$243];4;0);&quot;&quot;);IF([.$U12]&gt;119;VLOOKUP([.$U12];[$V.$A$1:.$D$243];4;0);&quot;&quot;);IF([.$U21]&gt;119;VLOOKUP([.$U21];[$V.$A$1:.$D$243];4;0);&quot;&quot;);IF([.$U30]&gt;119;VLOOKUP([.$U30];[$V.$A$1:.$D$243];4;0);&quot;&quot;);IF([.$U39]&gt;119;VLOOKUP([.$U39];[$V.$A$1:.$D$243];4;0);&quot;&quot;);IF([.$U48]&gt;119;VLOOKUP([.$U48];[$V.$A$1:.$D$243];4;0);&quot;&quot;);IF([.$U57]&gt;119;VLOOKUP([.$U57];[$V.$A$1:.$D$243];4;0);&quot;&quot;))" office:value-type="string" office:string-value="=B,,4=E,2" calcext:value-type="string">
            <text:p>=B,,4=E,2</text:p>
          </table:table-cell>
          <table:table-cell table:formula="of:=COM.MICROSOFT.CONCAT(IF([.$U4]&lt;120;VLOOKUP([.$U4];[$V.$A$1:.$D$243];4;0);&quot;&quot;);IF([.$U13]&lt;120;VLOOKUP([.$U13];[$V.$A$1:.$D$243];4;0);&quot;&quot;);IF([.$U22]&lt;120;VLOOKUP([.$U22];[$V.$A$1:.$D$243];4;0);&quot;&quot;);IF([.$U31]&lt;120;VLOOKUP([.$U31];[$V.$A$1:.$D$243];4;0);&quot;&quot;);IF([.$U40]&lt;120;VLOOKUP([.$U40];[$V.$A$1:.$D$243];4;0);&quot;&quot;);IF([.$U49]&lt;120;VLOOKUP([.$U49];[$V.$A$1:.$D$243];4;0);&quot;&quot;);IF([.$U58]&lt;120;VLOOKUP([.$U58];[$V.$A$1:.$D$243];4;0);&quot;&quot;))" office:value-type="string" office:string-value="=E2d2c=B" calcext:value-type="string">
            <text:p>=E2d2c=B</text:p>
          </table:table-cell>
          <table:table-cell table:formula="of:=COM.MICROSOFT.CONCAT([.$U5];&quot; &quot;;[.$U14];&quot; &quot;;[.$U23];&quot; &quot;;[.$U32];&quot; &quot;;[.$U41];&quot; &quot;;[.$U50];&quot; &quot;;[.$U59];&quot; &quot;)" office:value-type="string" office:string-value="131 193 78 98 108 106 105 " calcext:value-type="string">
            <text:p>131 193 78 98 108 106 105 </text:p>
          </table:table-cell>
          <table:table-cell table:number-columns-repeated="1635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131" calcext:value-type="float">
            <text:p>131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ce15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 table:style-name="ce9" office:value-type="float" office:value="78" calcext:value-type="float">
            <text:p>78</text:p>
          </table:table-cell>
          <table:table-cell table:number-columns-repeated="8"/>
          <table:table-cell table:formula="of:=COM.MICROSOFT.CONCAT(IF([.$U4]&gt;119;VLOOKUP([.$U4];[$V.$A$1:.$D$243];4;0);&quot;&quot;);IF([.$U13]&gt;119;VLOOKUP([.$U13];[$V.$A$1:.$D$243];4;0);&quot;&quot;);IF([.$U22]&gt;119;VLOOKUP([.$U22];[$V.$A$1:.$D$243];4;0);&quot;&quot;);IF([.$U31]&gt;119;VLOOKUP([.$U31];[$V.$A$1:.$D$243];4;0);&quot;&quot;);IF([.$U40]&gt;119;VLOOKUP([.$U40];[$V.$A$1:.$D$243];4;0);&quot;&quot;);IF([.$U49]&gt;119;VLOOKUP([.$U49];[$V.$A$1:.$D$243];4;0);&quot;&quot;);IF([.$U58]&gt;119;VLOOKUP([.$U58];[$V.$A$1:.$D$243];4;0);&quot;&quot;))" office:value-type="string" office:string-value="=B,,4=E,2" calcext:value-type="string">
            <text:p>=B,,4=E,2</text:p>
          </table:table-cell>
          <table:table-cell table:formula="of:=COM.MICROSOFT.CONCAT(IF([.$U5]&lt;120;VLOOKUP([.$U5];[$V.$A$1:.$D$243];4;0);&quot;&quot;);IF([.$U14]&lt;120;VLOOKUP([.$U14];[$V.$A$1:.$D$243];4;0);&quot;&quot;);IF([.$U23]&lt;120;VLOOKUP([.$U23];[$V.$A$1:.$D$243];4;0);&quot;&quot;);IF([.$U32]&lt;120;VLOOKUP([.$U32];[$V.$A$1:.$D$243];4;0);&quot;&quot;);IF([.$U41]&lt;120;VLOOKUP([.$U41];[$V.$A$1:.$D$243];4;0);&quot;&quot;);IF([.$U50]&lt;120;VLOOKUP([.$U50];[$V.$A$1:.$D$243];4;0);&quot;&quot;);IF([.$U59]&lt;120;VLOOKUP([.$U59];[$V.$A$1:.$D$243];4;0);&quot;&quot;))" office:value-type="string" office:string-value="d2=edc=B" calcext:value-type="string">
            <text:p>d2=edc=B</text:p>
          </table:table-cell>
          <table:table-cell table:formula="of:=COM.MICROSOFT.CONCAT([.$U6];&quot; &quot;;[.$U15];&quot; &quot;;[.$U24];&quot; &quot;;[.$U33];&quot; &quot;;[.$U42];&quot; &quot;;[.$U51];&quot; &quot;)" office:value-type="string" office:string-value="78 131 193 68 75 0 " calcext:value-type="string">
            <text:p>78 131 193 68 75 0 </text:p>
          </table:table-cell>
          <table:table-cell table:number-columns-repeated="16352"/>
        </table:table-row>
        <table:table-row table:style-name="ro2"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8" calcext:value-type="float">
            <text:p>108</text:p>
          </table:table-cell>
          <table:table-cell table:style-name="Default" table:number-columns-repeated="2"/>
          <table:table-cell table:number-columns-repeated="4"/>
          <table:table-cell table:style-name="ce15" table:number-columns-repeated="2"/>
          <table:table-cell table:number-columns-repeated="5"/>
          <table:table-cell office:value-type="float" office:value="6" calcext:value-type="float">
            <text:p>6</text:p>
          </table:table-cell>
          <table:table-cell table:style-name="ce9" office:value-type="float" office:value="131" calcext:value-type="float">
            <text:p>131</text:p>
          </table:table-cell>
          <table:table-cell table:number-columns-repeated="9"/>
          <table:table-cell table:formula="of:=COM.MICROSOFT.CONCAT(IF([.$U5]&gt;119;VLOOKUP([.$U5];[$V.$A$1:.$D$243];4;0);&quot;&quot;);IF([.$U14]&gt;119;VLOOKUP([.$U14];[$V.$A$1:.$D$243];4;0);&quot;&quot;);IF([.$U23]&gt;119;VLOOKUP([.$U23];[$V.$A$1:.$D$243];4;0);&quot;&quot;);IF([.$U32]&gt;119;VLOOKUP([.$U32];[$V.$A$1:.$D$243];4;0);&quot;&quot;);IF([.$U41]&gt;119;VLOOKUP([.$U41];[$V.$A$1:.$D$243];4;0);&quot;&quot;);IF([.$U50]&gt;119;VLOOKUP([.$U50];[$V.$A$1:.$D$243];4;0);&quot;&quot;);IF([.$U59]&gt;119;VLOOKUP([.$U59];[$V.$A$1:.$D$243];4;0);&quot;&quot;))" office:value-type="string" office:string-value="=B,,4=E,2" calcext:value-type="string">
            <text:p>=B,,4=E,2</text:p>
          </table:table-cell>
          <table:table-cell table:formula="of:=COM.MICROSOFT.CONCAT(IF([.$U6]&lt;120;VLOOKUP([.$U6];[$V.$A$1:.$D$243];4;0);&quot;&quot;);IF([.$U15]&lt;120;VLOOKUP([.$U15];[$V.$A$1:.$D$243];4;0);&quot;&quot;);IF([.$U24]&lt;120;VLOOKUP([.$U24];[$V.$A$1:.$D$243];4;0);&quot;&quot;);IF([.$U33]&lt;120;VLOOKUP([.$U33];[$V.$A$1:.$D$243];4;0);&quot;&quot;);IF([.$U42]&lt;120;VLOOKUP([.$U42];[$V.$A$1:.$D$243];4;0);&quot;&quot;);IF([.$U51]&lt;120;VLOOKUP([.$U51];[$V.$A$1:.$D$243];4;0);&quot;&quot;))" office:value-type="string" office:string-value="d2=E2=B2" calcext:value-type="string">
            <text:p>d2=E2=B2</text:p>
          </table:table-cell>
          <table:table-cell table:formula="of:=COM.MICROSOFT.CONCAT([.$U7];&quot; &quot;;[.$U16];&quot; &quot;;[.$U25];&quot; &quot;;[.$U34];&quot; &quot;;[.$U43];&quot; &quot;;[.$U52];&quot; &quot;)" office:value-type="string" office:string-value="131 98 193 108 76 75 " calcext:value-type="string">
            <text:p>131 98 193 108 76 75 </text:p>
          </table:table-cell>
          <table:table-cell table:number-columns-repeated="1635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06" calcext:value-type="float">
            <text:p>106</text:p>
          </table:table-cell>
          <table:table-cell table:style-name="Default" table:number-columns-repeated="5"/>
          <table:table-cell table:number-columns-repeated="3"/>
          <table:table-cell table:style-name="ce15" table:number-columns-repeated="2"/>
          <table:table-cell table:number-columns-repeated="5"/>
          <table:table-cell office:value-type="float" office:value="7" calcext:value-type="float">
            <text:p>7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10"/>
          <table:table-cell table:formula="of:=COM.MICROSOFT.CONCAT(IF([.$U6]&gt;119;VLOOKUP([.$U6];[$V.$A$1:.$D$243];4;0);&quot;&quot;);IF([.$U15]&gt;119;VLOOKUP([.$U15];[$V.$A$1:.$D$243];4;0);&quot;&quot;);IF([.$U24]&gt;119;VLOOKUP([.$U24];[$V.$A$1:.$D$243];4;0);&quot;&quot;);IF([.$U33]&gt;119;VLOOKUP([.$U33];[$V.$A$1:.$D$243];4;0);&quot;&quot;);IF([.$U42]&gt;119;VLOOKUP([.$U42];[$V.$A$1:.$D$243];4;0);&quot;&quot;);IF([.$U51]&gt;119;VLOOKUP([.$U51];[$V.$A$1:.$D$243];4;0);&quot;&quot;))" office:value-type="string" office:string-value="=B,,4=E,2" calcext:value-type="string">
            <text:p>=B,,4=E,2</text:p>
          </table:table-cell>
          <table:table-cell table:formula="of:=COM.MICROSOFT.CONCAT(IF([.$U7]&lt;120;VLOOKUP([.$U7];[$V.$A$1:.$D$243];4;0);&quot;&quot;);IF([.$U16]&lt;120;VLOOKUP([.$U16];[$V.$A$1:.$D$243];4;0);&quot;&quot;);IF([.$U25]&lt;120;VLOOKUP([.$U25];[$V.$A$1:.$D$243];4;0);&quot;&quot;);IF([.$U34]&lt;120;VLOOKUP([.$U34];[$V.$A$1:.$D$243];4;0);&quot;&quot;);IF([.$U43]&lt;120;VLOOKUP([.$U43];[$V.$A$1:.$D$243];4;0);&quot;&quot;);IF([.$U52]&lt;120;VLOOKUP([.$U52];[$V.$A$1:.$D$243];4;0);&quot;&quot;))" office:value-type="string" office:string-value="=edc2=B2" calcext:value-type="string">
            <text:p>=edc2=B2</text:p>
          </table:table-cell>
          <table:table-cell table:formula="of:=COM.MICROSOFT.CONCAT([.$U8];&quot; &quot;;[.$U17];&quot; &quot;;[.$U26];&quot; &quot;;[.$U35];&quot; &quot;;[.$U44];&quot; &quot;;[.$U53];&quot; &quot;)" office:value-type="string" office:string-value="75 131 68 78 193 0 " calcext:value-type="string">
            <text:p>75 131 68 78 193 0 </text:p>
          </table:table-cell>
          <table:table-cell table:number-columns-repeated="16350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5" table:number-columns-repeated="2"/>
          <table:table-cell table:number-columns-repeated="5"/>
          <table:table-cell office:value-type="float" office:value="8" calcext:value-type="float">
            <text:p>8</text:p>
          </table:table-cell>
          <table:table-cell table:style-name="ce10" office:value-type="float" office:value="131" calcext:value-type="float">
            <text:p>131</text:p>
          </table:table-cell>
          <table:table-cell table:number-columns-repeated="11"/>
          <table:table-cell table:formula="of:=COM.MICROSOFT.CONCAT(IF([.$U7]&gt;119;VLOOKUP([.$U7];[$V.$A$1:.$D$243];4;0);&quot;&quot;);IF([.$U16]&gt;119;VLOOKUP([.$U16];[$V.$A$1:.$D$243];4;0);&quot;&quot;);IF([.$U25]&gt;119;VLOOKUP([.$U25];[$V.$A$1:.$D$243];4;0);&quot;&quot;);IF([.$U34]&gt;119;VLOOKUP([.$U34];[$V.$A$1:.$D$243];4;0);&quot;&quot;);IF([.$U43]&gt;119;VLOOKUP([.$U43];[$V.$A$1:.$D$243];4;0);&quot;&quot;);IF([.$U52]&gt;119;VLOOKUP([.$U52];[$V.$A$1:.$D$243];4;0);&quot;&quot;))" office:value-type="string" office:string-value="=B,,4=E,2" calcext:value-type="string">
            <text:p>=B,,4=E,2</text:p>
          </table:table-cell>
          <table:table-cell table:formula="of:=COM.MICROSOFT.CONCAT(IF([.$U8]&lt;120;VLOOKUP([.$U8];[$V.$A$1:.$D$243];4;0);&quot;&quot;);IF([.$U17]&lt;120;VLOOKUP([.$U17];[$V.$A$1:.$D$243];4;0);&quot;&quot;);IF([.$U26]&lt;120;VLOOKUP([.$U26];[$V.$A$1:.$D$243];4;0);&quot;&quot;);IF([.$U35]&lt;120;VLOOKUP([.$U35];[$V.$A$1:.$D$243];4;0);&quot;&quot;);IF([.$U44]&lt;120;VLOOKUP([.$U44];[$V.$A$1:.$D$243];4;0);&quot;&quot;);IF([.$U53]&lt;120;VLOOKUP([.$U53];[$V.$A$1:.$D$243];4;0);&quot;&quot;))" office:value-type="string" office:string-value="=B2=E2d2" calcext:value-type="string">
            <text:p>=B2=E2d2</text:p>
          </table:table-cell>
          <table:table-cell table:formula="of:=COM.MICROSOFT.CONCAT([.$U9];&quot; &quot;;[.$U18];&quot; &quot;;[.$U27];&quot; &quot;;[.$U36];&quot; &quot;;[.$U45];&quot; &quot;;[.$U54];&quot; &quot;)" office:value-type="string" office:string-value="131 78 193 68 106 105 " calcext:value-type="string">
            <text:p>131 78 193 68 106 105 </text:p>
          </table:table-cell>
          <table:table-cell table:number-columns-repeated="1634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2"/>
          <table:table-cell table:number-columns-repeated="11"/>
          <table:table-cell office:value-type="float" office:value="9" calcext:value-type="float">
            <text:p>9</text:p>
          </table:table-cell>
          <table:table-cell table:style-name="ce10" office:value-type="float" office:value="68" calcext:value-type="float">
            <text:p>68</text:p>
          </table:table-cell>
          <table:table-cell table:number-columns-repeated="12"/>
          <table:table-cell table:formula="of:=COM.MICROSOFT.CONCAT(IF([.$U8]&gt;119;VLOOKUP([.$U8];[$V.$A$1:.$D$243];4;0);&quot;&quot;);IF([.$U17]&gt;119;VLOOKUP([.$U17];[$V.$A$1:.$D$243];4;0);&quot;&quot;);IF([.$U26]&gt;119;VLOOKUP([.$U26];[$V.$A$1:.$D$243];4;0);&quot;&quot;);IF([.$U35]&gt;119;VLOOKUP([.$U35];[$V.$A$1:.$D$243];4;0);&quot;&quot;);IF([.$U44]&gt;119;VLOOKUP([.$U44];[$V.$A$1:.$D$243];4;0);&quot;&quot;);IF([.$U53]&gt;119;VLOOKUP([.$U53];[$V.$A$1:.$D$243];4;0);&quot;&quot;))" office:value-type="string" office:string-value="=B,,4=E,2" calcext:value-type="string">
            <text:p>=B,,4=E,2</text:p>
          </table:table-cell>
          <table:table-cell table:formula="of:=COM.MICROSOFT.CONCAT(IF([.$U9]&lt;120;VLOOKUP([.$U9];[$V.$A$1:.$D$243];4;0);&quot;&quot;);IF([.$U18]&lt;120;VLOOKUP([.$U18];[$V.$A$1:.$D$243];4;0);&quot;&quot;);IF([.$U27]&lt;120;VLOOKUP([.$U27];[$V.$A$1:.$D$243];4;0);&quot;&quot;);IF([.$U36]&lt;120;VLOOKUP([.$U36];[$V.$A$1:.$D$243];4;0);&quot;&quot;);IF([.$U45]&lt;120;VLOOKUP([.$U45];[$V.$A$1:.$D$243];4;0);&quot;&quot;);IF([.$U54]&lt;120;VLOOKUP([.$U54];[$V.$A$1:.$D$243];4;0);&quot;&quot;))" office:value-type="string" office:string-value="d2=E2c=B" calcext:value-type="string">
            <text:p>d2=E2c=B</text:p>
          </table:table-cell>
          <table:table-cell table:number-columns-repeated="16349"/>
        </table:table-row>
        <table:table-row table:style-name="ro2">
          <table:table-cell table:style-name="ce14" table:number-columns-repeated="9"/>
          <table:table-cell table:style-name="ce10"/>
          <table:table-cell table:number-columns-repeated="9"/>
          <table:table-cell office:value-type="float" office:value="10" calcext:value-type="float">
            <text:p>10</text:p>
          </table:table-cell>
          <table:table-cell table:style-name="ce10" office:value-type="float" office:value="105" calcext:value-type="float">
            <text:p>105</text:p>
          </table:table-cell>
          <table:table-cell table:number-columns-repeated="13"/>
          <table:table-cell table:formula="of:=COM.MICROSOFT.CONCAT(IF([.$U9]&gt;119;VLOOKUP([.$U9];[$V.$A$1:.$D$243];4;0);&quot;&quot;);IF([.$U18]&gt;119;VLOOKUP([.$U18];[$V.$A$1:.$D$243];4;0);&quot;&quot;);IF([.$U27]&gt;119;VLOOKUP([.$U27];[$V.$A$1:.$D$243];4;0);&quot;&quot;);IF([.$U36]&gt;119;VLOOKUP([.$U36];[$V.$A$1:.$D$243];4;0);&quot;&quot;);IF([.$U45]&gt;119;VLOOKUP([.$U45];[$V.$A$1:.$D$243];4;0);&quot;&quot;);IF([.$U54]&gt;119;VLOOKUP([.$U54];[$V.$A$1:.$D$243];4;0);&quot;&quot;))" office:value-type="string" office:string-value="=B,,4=E,2" calcext:value-type="string">
            <text:p>=B,,4=E,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table:style-name="ce10" office:value-type="float" office:value="131" calcext:value-type="float">
            <text:p>13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12" calcext:value-type="float">
            <text:p>12</text:p>
          </table:table-cell>
          <table:table-cell table:style-name="ce10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formula="of:=IF([.A2]=&quot;&quot;;&quot;&quot;;[.A2])" office:value-type="float" office:value="108" calcext:value-type="float">
            <text:p>108</text:p>
          </table:table-cell>
          <table:table-cell table:formula="of:=IF([.B2]=&quot;&quot;;&quot;&quot;;[.B2])" office:value-type="float" office:value="78" calcext:value-type="float">
            <text:p>78</text:p>
          </table:table-cell>
          <table:table-cell table:formula="of:=IF([.C2]=&quot;&quot;;&quot;&quot;;[.C2])" office:value-type="float" office:value="68" calcext:value-type="float">
            <text:p>68</text:p>
          </table:table-cell>
          <table:table-cell table:formula="of:=IF([.D2]=&quot;&quot;;&quot;&quot;;[.D2])" office:value-type="float" office:value="131" calcext:value-type="float">
            <text:p>131</text:p>
          </table:table-cell>
          <table:table-cell table:formula="of:=IF([.E2]=&quot;&quot;;&quot;&quot;;[.E2])" office:value-type="float" office:value="78" calcext:value-type="float">
            <text:p>78</text:p>
          </table:table-cell>
          <table:table-cell table:formula="of:=IF([.F2]=&quot;&quot;;&quot;&quot;;[.F2])" office:value-type="float" office:value="131" calcext:value-type="float">
            <text:p>131</text:p>
          </table:table-cell>
          <table:table-cell table:formula="of:=IF([.G2]=&quot;&quot;;&quot;&quot;;[.G2])" office:value-type="float" office:value="75" calcext:value-type="float">
            <text:p>75</text:p>
          </table:table-cell>
          <table:table-cell table:formula="of:=IF([.H2]=&quot;&quot;;&quot;&quot;;[.H2])">
            <text:p/>
          </table:table-cell>
          <table:table-cell table:formula="of:=IF([.I2]=&quot;&quot;;&quot;&quot;;[.I2])">
            <text:p/>
          </table:table-cell>
          <table:table-cell table:formula="of:=IF([.J2]=&quot;&quot;;&quot;&quot;;[.J2])">
            <text:p/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style-name="ce10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style-name="ce15" table:formula="of:=IF([.J3]=&quot;&quot;;&quot;&quot;;[.J3])">
            <text:p/>
          </table:table-cell>
          <table:table-cell table:style-name="ce15" table:formula="of:=IF([.I3]=&quot;&quot;;&quot;&quot;;[.I3])">
            <text:p/>
          </table:table-cell>
          <table:table-cell table:style-name="ce10" table:formula="of:=IF([.H3]=&quot;&quot;;&quot;&quot;;[.H3])" office:value-type="float" office:value="131" calcext:value-type="float">
            <text:p>131</text:p>
          </table:table-cell>
          <table:table-cell table:style-name="ce10" table:formula="of:=IF([.G3]=&quot;&quot;;&quot;&quot;;[.G3])" office:value-type="float" office:value="68" calcext:value-type="float">
            <text:p>68</text:p>
          </table:table-cell>
          <table:table-cell table:style-name="ce10" table:formula="of:=IF([.F3]=&quot;&quot;;&quot;&quot;;[.F3])" office:value-type="float" office:value="105" calcext:value-type="float">
            <text:p>105</text:p>
          </table:table-cell>
          <table:table-cell table:style-name="ce10" table:formula="of:=IF([.E3]=&quot;&quot;;&quot;&quot;;[.E3])" office:value-type="float" office:value="131" calcext:value-type="float">
            <text:p>131</text:p>
          </table:table-cell>
          <table:table-cell table:style-name="ce10" table:formula="of:=IF([.D3]=&quot;&quot;;&quot;&quot;;[.D3])" office:value-type="float" office:value="78" calcext:value-type="float">
            <text:p>78</text:p>
          </table:table-cell>
          <table:table-cell table:style-name="ce10" table:formula="of:=IF([.C3]=&quot;&quot;;&quot;&quot;;[.C3])" office:value-type="float" office:value="193" calcext:value-type="float">
            <text:p>193</text:p>
          </table:table-cell>
          <table:table-cell table:style-name="ce10" table:formula="of:=IF([.B3]=&quot;&quot;;&quot;&quot;;[.B3])" office:value-type="float" office:value="131" calcext:value-type="float">
            <text:p>131</text:p>
          </table:table-cell>
          <table:table-cell table:style-name="ce10" table:formula="of:=IF([.A3]=&quot;&quot;;&quot;&quot;;[.A3])" office:value-type="float" office:value="98" calcext:value-type="float">
            <text:p>98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10" office:value-type="float" office:value="131" calcext:value-type="float">
            <text:p>131</text:p>
          </table:table-cell>
          <table:table-cell table:number-columns-repeated="16363"/>
        </table:table-row>
        <table:table-row table:style-name="ro2">
          <table:table-cell table:style-name="ce15" table:formula="of:=IF([.A4]=&quot;&quot;;&quot;&quot;;[.A4])" office:value-type="float" office:value="131" calcext:value-type="float">
            <text:p>131</text:p>
          </table:table-cell>
          <table:table-cell table:style-name="ce15" table:formula="of:=IF([.B4]=&quot;&quot;;&quot;&quot;;[.B4])" office:value-type="float" office:value="78" calcext:value-type="float">
            <text:p>78</text:p>
          </table:table-cell>
          <table:table-cell table:style-name="ce15" table:formula="of:=IF([.C4]=&quot;&quot;;&quot;&quot;;[.C4])" office:value-type="float" office:value="131" calcext:value-type="float">
            <text:p>131</text:p>
          </table:table-cell>
          <table:table-cell table:style-name="ce15" table:formula="of:=IF([.D4]=&quot;&quot;;&quot;&quot;;[.D4])" office:value-type="float" office:value="102" calcext:value-type="float">
            <text:p>102</text:p>
          </table:table-cell>
          <table:table-cell table:style-name="ce15" table:formula="of:=IF([.E4]=&quot;&quot;;&quot;&quot;;[.E4])" office:value-type="float" office:value="76" calcext:value-type="float">
            <text:p>76</text:p>
          </table:table-cell>
          <table:table-cell table:style-name="ce15" table:formula="of:=IF([.F4]=&quot;&quot;;&quot;&quot;;[.F4])" office:value-type="float" office:value="131" calcext:value-type="float">
            <text:p>131</text:p>
          </table:table-cell>
          <table:table-cell table:style-name="ce15" table:formula="of:=IF([.G4]=&quot;&quot;;&quot;&quot;;[.G4])" office:value-type="float" office:value="78" calcext:value-type="float">
            <text:p>78</text:p>
          </table:table-cell>
          <table:table-cell table:style-name="ce15" table:formula="of:=IF([.H4]=&quot;&quot;;&quot;&quot;;[.H4])" office:value-type="float" office:value="193" calcext:value-type="float">
            <text:p>193</text:p>
          </table:table-cell>
          <table:table-cell table:style-name="ce15" table:formula="of:=IF([.I4]=&quot;&quot;;&quot;&quot;;[.I4])" office:value-type="float" office:value="193" calcext:value-type="float">
            <text:p>193</text:p>
          </table:table-cell>
          <table:table-cell table:style-name="ce15" table:formula="of:=IF([.J4]=&quot;&quot;;&quot;&quot;;[.J4])">
            <text:p/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10" office:value-type="float" office:value="98" calcext:value-type="float">
            <text:p>98</text:p>
          </table:table-cell>
          <table:table-cell table:number-columns-repeated="16363"/>
        </table:table-row>
        <table:table-row table:style-name="ro2">
          <table:table-cell table:style-name="ce15" table:formula="of:=IF([.J5]=&quot;&quot;;&quot;&quot;;[.J5])">
            <text:p/>
          </table:table-cell>
          <table:table-cell table:style-name="ce15" table:formula="of:=IF([.I5]=&quot;&quot;;&quot;&quot;;[.I5])">
            <text:p/>
          </table:table-cell>
          <table:table-cell table:style-name="ce10" table:formula="of:=IF([.H5]=&quot;&quot;;&quot;&quot;;[.H5])" office:value-type="float" office:value="68" calcext:value-type="float">
            <text:p>68</text:p>
          </table:table-cell>
          <table:table-cell table:style-name="ce10" table:formula="of:=IF([.G5]=&quot;&quot;;&quot;&quot;;[.G5])" office:value-type="float" office:value="193" calcext:value-type="float">
            <text:p>193</text:p>
          </table:table-cell>
          <table:table-cell table:style-name="ce10" table:formula="of:=IF([.F5]=&quot;&quot;;&quot;&quot;;[.F5])" office:value-type="float" office:value="78" calcext:value-type="float">
            <text:p>78</text:p>
          </table:table-cell>
          <table:table-cell table:style-name="ce10" table:formula="of:=IF([.E5]=&quot;&quot;;&quot;&quot;;[.E5])" office:value-type="float" office:value="98" calcext:value-type="float">
            <text:p>98</text:p>
          </table:table-cell>
          <table:table-cell table:style-name="ce10" table:formula="of:=IF([.D5]=&quot;&quot;;&quot;&quot;;[.D5])" office:value-type="float" office:value="193" calcext:value-type="float">
            <text:p>193</text:p>
          </table:table-cell>
          <table:table-cell table:style-name="ce10" table:formula="of:=IF([.C5]=&quot;&quot;;&quot;&quot;;[.C5])" office:value-type="float" office:value="106" calcext:value-type="float">
            <text:p>106</text:p>
          </table:table-cell>
          <table:table-cell table:style-name="ce10" table:formula="of:=IF([.B5]=&quot;&quot;;&quot;&quot;;[.B5])" office:value-type="float" office:value="98" calcext:value-type="float">
            <text:p>98</text:p>
          </table:table-cell>
          <table:table-cell table:style-name="ce10" table:formula="of:=IF([.A5]=&quot;&quot;;&quot;&quot;;[.A5])" office:value-type="float" office:value="68" calcext:value-type="float">
            <text:p>68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15" office:value-type="float" office:value="131" calcext:value-type="float">
            <text:p>131</text:p>
          </table:table-cell>
          <table:table-cell table:number-columns-repeated="16363"/>
        </table:table-row>
        <table:table-row table:style-name="ro2">
          <table:table-cell table:style-name="ce15" table:formula="of:=IF([.A6]=&quot;&quot;;&quot;&quot;;[.A6])" office:value-type="float" office:value="108" calcext:value-type="float">
            <text:p>108</text:p>
          </table:table-cell>
          <table:table-cell table:style-name="ce15" table:formula="of:=IF([.B6]=&quot;&quot;;&quot;&quot;;[.B6])" office:value-type="float" office:value="78" calcext:value-type="float">
            <text:p>78</text:p>
          </table:table-cell>
          <table:table-cell table:style-name="ce15" table:formula="of:=IF([.C6]=&quot;&quot;;&quot;&quot;;[.C6])" office:value-type="float" office:value="68" calcext:value-type="float">
            <text:p>68</text:p>
          </table:table-cell>
          <table:table-cell table:style-name="ce15" table:formula="of:=IF([.D6]=&quot;&quot;;&quot;&quot;;[.D6])" office:value-type="float" office:value="75" calcext:value-type="float">
            <text:p>75</text:p>
          </table:table-cell>
          <table:table-cell table:style-name="ce15" table:formula="of:=IF([.E6]=&quot;&quot;;&quot;&quot;;[.E6])" office:value-type="float" office:value="131" calcext:value-type="float">
            <text:p>131</text:p>
          </table:table-cell>
          <table:table-cell table:style-name="ce15" table:formula="of:=IF([.F6]=&quot;&quot;;&quot;&quot;;[.F6])" office:value-type="float" office:value="75" calcext:value-type="float">
            <text:p>75</text:p>
          </table:table-cell>
          <table:table-cell table:style-name="ce15" table:formula="of:=IF([.G6]=&quot;&quot;;&quot;&quot;;[.G6])" office:value-type="float" office:value="105" calcext:value-type="float">
            <text:p>105</text:p>
          </table:table-cell>
          <table:table-cell table:style-name="ce15" table:formula="of:=IF([.H6]=&quot;&quot;;&quot;&quot;;[.H6])">
            <text:p/>
          </table:table-cell>
          <table:table-cell table:style-name="ce15" table:formula="of:=IF([.I6]=&quot;&quot;;&quot;&quot;;[.I6])">
            <text:p/>
          </table:table-cell>
          <table:table-cell table:style-name="ce15" table:formula="of:=IF([.J6]=&quot;&quot;;&quot;&quot;;[.J6])">
            <text:p/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style-name="ce15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style-name="ce15" table:formula="of:=IF([.J7]=&quot;&quot;;&quot;&quot;;[.J7])">
            <text:p/>
          </table:table-cell>
          <table:table-cell table:style-name="ce15" table:formula="of:=IF([.I7]=&quot;&quot;;&quot;&quot;;[.I7])">
            <text:p/>
          </table:table-cell>
          <table:table-cell table:style-name="ce15" table:formula="of:=IF([.H7]=&quot;&quot;;&quot;&quot;;[.H7])">
            <text:p/>
          </table:table-cell>
          <table:table-cell table:style-name="ce15" table:formula="of:=IF([.G7]=&quot;&quot;;&quot;&quot;;[.G7])">
            <text:p/>
          </table:table-cell>
          <table:table-cell table:style-name="ce10" table:formula="of:=IF([.F7]=&quot;&quot;;&quot;&quot;;[.F7])" office:value-type="float" office:value="108" calcext:value-type="float">
            <text:p>108</text:p>
          </table:table-cell>
          <table:table-cell table:style-name="ce10" table:formula="of:=IF([.E7]=&quot;&quot;;&quot;&quot;;[.E7])" office:value-type="float" office:value="75" calcext:value-type="float">
            <text:p>75</text:p>
          </table:table-cell>
          <table:table-cell table:style-name="ce10" table:formula="of:=IF([.D7]=&quot;&quot;;&quot;&quot;;[.D7])" office:value-type="float" office:value="76" calcext:value-type="float">
            <text:p>76</text:p>
          </table:table-cell>
          <table:table-cell table:style-name="ce10" table:formula="of:=IF([.C7]=&quot;&quot;;&quot;&quot;;[.C7])" office:value-type="float" office:value="193" calcext:value-type="float">
            <text:p>193</text:p>
          </table:table-cell>
          <table:table-cell table:style-name="ce10" table:formula="of:=IF([.B7]=&quot;&quot;;&quot;&quot;;[.B7])" office:value-type="float" office:value="106" calcext:value-type="float">
            <text:p>106</text:p>
          </table:table-cell>
          <table:table-cell table:style-name="ce10" table:formula="of:=IF([.A7]=&quot;&quot;;&quot;&quot;;[.A7])" office:value-type="float" office:value="198" calcext:value-type="float">
            <text:p>198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style-name="ce15" office:value-type="float" office:value="131" calcext:value-type="float">
            <text:p>131</text:p>
          </table:table-cell>
          <table:table-cell table:number-columns-repeated="16363"/>
        </table:table-row>
        <table:table-row table:style-name="ro2">
          <table:table-cell table:style-name="ce15" table:formula="of:=IF([.A8]=&quot;&quot;;&quot;&quot;;[.A8])" office:value-type="float" office:value="78" calcext:value-type="float">
            <text:p>78</text:p>
          </table:table-cell>
          <table:table-cell table:style-name="ce15" table:formula="of:=IF([.B8]=&quot;&quot;;&quot;&quot;;[.B8])" office:value-type="float" office:value="0" calcext:value-type="float">
            <text:p>0</text:p>
          </table:table-cell>
          <table:table-cell table:style-name="ce15" table:formula="of:=IF([.C8]=&quot;&quot;;&quot;&quot;;[.C8])" office:value-type="float" office:value="193" calcext:value-type="float">
            <text:p>193</text:p>
          </table:table-cell>
          <table:table-cell table:style-name="ce15" table:formula="of:=IF([.D8]=&quot;&quot;;&quot;&quot;;[.D8])" office:value-type="float" office:value="106" calcext:value-type="float">
            <text:p>106</text:p>
          </table:table-cell>
          <table:table-cell table:style-name="ce15" table:formula="of:=IF([.E8]=&quot;&quot;;&quot;&quot;;[.E8])">
            <text:p/>
          </table:table-cell>
          <table:table-cell table:style-name="ce15" table:formula="of:=IF([.F8]=&quot;&quot;;&quot;&quot;;[.F8])">
            <text:p/>
          </table:table-cell>
          <table:table-cell table:style-name="ce15" table:formula="of:=IF([.G8]=&quot;&quot;;&quot;&quot;;[.G8])">
            <text:p/>
          </table:table-cell>
          <table:table-cell table:style-name="ce15" table:formula="of:=IF([.H8]=&quot;&quot;;&quot;&quot;;[.H8])">
            <text:p/>
          </table:table-cell>
          <table:table-cell table:style-name="ce15" table:formula="of:=IF([.I8]=&quot;&quot;;&quot;&quot;;[.I8])">
            <text:p/>
          </table:table-cell>
          <table:table-cell table:style-name="ce15" table:formula="of:=IF([.J8]=&quot;&quot;;&quot;&quot;;[.J8])">
            <text:p/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style-name="ce15" office:value-type="float" office:value="102" calcext:value-type="float">
            <text:p>102</text:p>
          </table:table-cell>
          <table:table-cell table:number-columns-repeated="16363"/>
        </table:table-row>
        <table:table-row table:style-name="ro2">
          <table:table-cell table:style-name="ce15" table:formula="of:=IF([.J9]=&quot;&quot;;&quot;&quot;;[.J9])">
            <text:p/>
          </table:table-cell>
          <table:table-cell table:style-name="ce15" table:formula="of:=IF([.I9]=&quot;&quot;;&quot;&quot;;[.I9])">
            <text:p/>
          </table:table-cell>
          <table:table-cell table:style-name="ce15" table:formula="of:=IF([.H9]=&quot;&quot;;&quot;&quot;;[.H9])">
            <text:p/>
          </table:table-cell>
          <table:table-cell table:style-name="ce15" table:formula="of:=IF([.G9]=&quot;&quot;;&quot;&quot;;[.G9])">
            <text:p/>
          </table:table-cell>
          <table:table-cell table:style-name="ce15" table:formula="of:=IF([.F9]=&quot;&quot;;&quot;&quot;;[.F9])">
            <text:p/>
          </table:table-cell>
          <table:table-cell table:style-name="ce15" table:formula="of:=IF([.E9]=&quot;&quot;;&quot;&quot;;[.E9])">
            <text:p/>
          </table:table-cell>
          <table:table-cell table:style-name="ce15" table:formula="of:=IF([.D9]=&quot;&quot;;&quot;&quot;;[.D9])">
            <text:p/>
          </table:table-cell>
          <table:table-cell table:style-name="ce10" table:formula="of:=IF([.C9]=&quot;&quot;;&quot;&quot;;[.C9])" office:value-type="float" office:value="0" calcext:value-type="float">
            <text:p>0</text:p>
          </table:table-cell>
          <table:table-cell table:style-name="ce10" table:formula="of:=IF([.B9]=&quot;&quot;;&quot;&quot;;[.B9])" office:value-type="float" office:value="75" calcext:value-type="float">
            <text:p>75</text:p>
          </table:table-cell>
          <table:table-cell table:style-name="ce10" table:formula="of:=IF([.A9]=&quot;&quot;;&quot;&quot;;[.A9])" office:value-type="float" office:value="0" calcext:value-type="float">
            <text:p>0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style-name="ce15" office:value-type="float" office:value="76" calcext:value-type="float">
            <text:p>76</text:p>
          </table:table-cell>
          <table:table-cell table:number-columns-repeated="16363"/>
        </table:table-row>
        <table:table-row table:style-name="ro2">
          <table:table-cell table:style-name="ce15" table:formula="of:=IF([.A10]=&quot;&quot;;&quot;&quot;;[.A10])" office:value-type="float" office:value="105" calcext:value-type="float">
            <text:p>105</text:p>
          </table:table-cell>
          <table:table-cell table:style-name="ce15" table:formula="of:=IF([.B10]=&quot;&quot;;&quot;&quot;;[.B10])" office:value-type="float" office:value="0" calcext:value-type="float">
            <text:p>0</text:p>
          </table:table-cell>
          <table:table-cell table:style-name="ce15" table:formula="of:=IF([.C10]=&quot;&quot;;&quot;&quot;;[.C10])" office:value-type="float" office:value="193" calcext:value-type="float">
            <text:p>193</text:p>
          </table:table-cell>
          <table:table-cell table:style-name="ce15" table:formula="of:=IF([.D10]=&quot;&quot;;&quot;&quot;;[.D10])" office:value-type="float" office:value="0" calcext:value-type="float">
            <text:p>0</text:p>
          </table:table-cell>
          <table:table-cell table:style-name="ce15" table:formula="of:=IF([.E10]=&quot;&quot;;&quot;&quot;;[.E10])" office:value-type="float" office:value="0" calcext:value-type="float">
            <text:p>0</text:p>
          </table:table-cell>
          <table:table-cell table:style-name="ce15" table:formula="of:=IF([.F10]=&quot;&quot;;&quot;&quot;;[.F10])" office:value-type="float" office:value="105" calcext:value-type="float">
            <text:p>105</text:p>
          </table:table-cell>
          <table:table-cell table:style-name="ce15" table:formula="of:=IF([.G10]=&quot;&quot;;&quot;&quot;;[.G10])">
            <text:p/>
          </table:table-cell>
          <table:table-cell table:style-name="ce15" table:formula="of:=IF([.H10]=&quot;&quot;;&quot;&quot;;[.H10])">
            <text:p/>
          </table:table-cell>
          <table:table-cell table:style-name="ce15" table:formula="of:=IF([.I10]=&quot;&quot;;&quot;&quot;;[.I10])">
            <text:p/>
          </table:table-cell>
          <table:table-cell table:style-name="ce15" table:formula="of:=IF([.J10]=&quot;&quot;;&quot;&quot;;[.J10])">
            <text:p/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style-name="ce15" office:value-type="float" office:value="131" calcext:value-type="float">
            <text:p>131</text:p>
          </table:table-cell>
          <table:table-cell table:number-columns-repeated="16363"/>
        </table:table-row>
        <table:table-row table:style-name="ro2">
          <table:table-cell table:style-name="ce15" table:formula="of:=IF([.J11]=&quot;&quot;;&quot;&quot;;[.J11])">
            <text:p/>
          </table:table-cell>
          <table:table-cell table:style-name="ce10" table:formula="of:=IF([.I11]=&quot;&quot;;&quot;&quot;;[.I11])">
            <text:p/>
          </table:table-cell>
          <table:table-cell table:style-name="ce10" table:formula="of:=IF([.H11]=&quot;&quot;;&quot;&quot;;[.H11])">
            <text:p/>
          </table:table-cell>
          <table:table-cell table:style-name="ce10" table:formula="of:=IF([.G11]=&quot;&quot;;&quot;&quot;;[.G11])">
            <text:p/>
          </table:table-cell>
          <table:table-cell table:style-name="ce10" table:formula="of:=IF([.F11]=&quot;&quot;;&quot;&quot;;[.F11])">
            <text:p/>
          </table:table-cell>
          <table:table-cell table:style-name="ce10" table:formula="of:=IF([.E11]=&quot;&quot;;&quot;&quot;;[.E11])">
            <text:p/>
          </table:table-cell>
          <table:table-cell table:style-name="ce10" table:formula="of:=IF([.D11]=&quot;&quot;;&quot;&quot;;[.D11])">
            <text:p/>
          </table:table-cell>
          <table:table-cell table:style-name="ce10" table:formula="of:=IF([.C11]=&quot;&quot;;&quot;&quot;;[.C11])">
            <text:p/>
          </table:table-cell>
          <table:table-cell table:style-name="ce10" table:formula="of:=IF([.B11]=&quot;&quot;;&quot;&quot;;[.B11])">
            <text:p/>
          </table:table-cell>
          <table:table-cell table:style-name="ce10" table:formula="of:=IF([.A11]=&quot;&quot;;&quot;&quot;;[.A11])">
            <text:p/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style-name="ce15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3" calcext:value-type="float">
            <text:p>23</text:p>
          </table:table-cell>
          <table:table-cell table:style-name="ce15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4" calcext:value-type="float">
            <text:p>24</text:p>
          </table:table-cell>
          <table:table-cell table:style-name="ce15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5" calcext:value-type="float">
            <text:p>25</text:p>
          </table:table-cell>
          <table:table-cell table:style-name="ce10" office:value-type="float" office:value="68" calcext:value-type="float">
            <text:p>6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6" calcext:value-type="float">
            <text:p>26</text:p>
          </table:table-cell>
          <table:table-cell table:style-name="ce10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7" calcext:value-type="float">
            <text:p>27</text:p>
          </table:table-cell>
          <table:table-cell table:style-name="ce10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8" calcext:value-type="float">
            <text:p>28</text:p>
          </table:table-cell>
          <table:table-cell table:style-name="ce10" office:value-type="float" office:value="98" calcext:value-type="float">
            <text:p>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9" calcext:value-type="float">
            <text:p>29</text:p>
          </table:table-cell>
          <table:table-cell table:style-name="ce10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0" calcext:value-type="float">
            <text:p>30</text:p>
          </table:table-cell>
          <table:table-cell table:style-name="ce10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table:style-name="ce10" office:value-type="float" office:value="98" calcext:value-type="float">
            <text:p>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table:style-name="ce10" office:value-type="float" office:value="68" calcext:value-type="float">
            <text:p>6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table:style-name="ce15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table:style-name="ce15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table:style-name="ce15" office:value-type="float" office:value="68" calcext:value-type="float">
            <text:p>6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table:style-name="ce15" office:value-type="float" office:value="131" calcext:value-type="float">
            <text:p>13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table:style-name="ce15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table:style-name="ce10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table:style-name="ce10" office:value-type="float" office:value="76" calcext:value-type="float">
            <text:p>7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table:style-name="ce10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table:style-name="ce10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table:style-name="ce10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table:style-name="ce15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table:style-name="ce15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table:style-name="ce15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2" calcext:value-type="float">
            <text:p>5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3" calcext:value-type="float">
            <text:p>53</text:p>
          </table:table-cell>
          <table:table-cell table:style-name="ce15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4" calcext:value-type="float">
            <text:p>54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5" calcext:value-type="float">
            <text:p>55</text:p>
          </table:table-cell>
          <table:table-cell table:style-name="ce15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6" calcext:value-type="float">
            <text:p>5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7" calcext:value-type="float">
            <text:p>57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8" calcext:value-type="float">
            <text:p>58</text:p>
          </table:table-cell>
          <table:table-cell table:style-name="ce15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 table:number-rows-repeated="24">
          <table:table-cell table:number-columns-repeated="19"/>
          <table:table-cell table:style-name="Default"/>
          <table:table-cell table:number-columns-repeated="16364"/>
        </table:table-row>
        <table:table-row table:style-name="ro2" table:number-rows-repeated="104849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4" table:style-name="ta1">
        <office:forms form:automatic-focus="false" form:apply-design-mode="false"/>
        <table:table-column table:style-name="co4" table:number-columns-repeated="10" table:default-cell-style-name="ce9"/>
        <table:table-column table:style-name="co5" table:number-columns-repeated="9" table:default-cell-style-name="ce9"/>
        <table:table-column table:style-name="co6" table:default-cell-style-name="ce9"/>
        <table:table-column table:style-name="co6" table:default-cell-style-name="Default"/>
        <table:table-column table:style-name="co5" table:number-columns-repeated="5" table:default-cell-style-name="ce9"/>
        <table:table-column table:style-name="co7" table:number-columns-repeated="9" table:default-cell-style-name="ce9"/>
        <table:table-column table:style-name="co8" table:number-columns-repeated="17" table:default-cell-style-name="ce9"/>
        <table:table-column table:style-name="co4" table:number-columns-repeated="16332" table:default-cell-style-name="ce9"/>
        <table:table-row table:style-name="ro2">
          <table:table-cell table:style-name="ce29" office:value-type="string" calcext:value-type="string">
            <text:p>Part I - 4<text:span text:style-name="T1">th</text:span> Measure</text:p>
          </table:table-cell>
          <table:table-cell table:number-columns-repeated="10"/>
          <table:table-cell table:style-name="ce15" table:number-columns-repeated="2"/>
          <table:table-cell table:number-columns-repeated="6"/>
          <table:table-cell table:style-name="ce29" office:value-type="string" calcext:value-type="string">
            <text:p>65 notes</text:p>
          </table:table-cell>
          <table:table-cell table:number-columns-repeated="6"/>
          <table:table-cell table:formula="of:=COM.MICROSOFT.CONCAT([.$U10];&quot; &quot;;[.$U19];&quot; &quot;;[.$U28];&quot; &quot;;[.$U37];&quot; &quot;;[.$U46];&quot; &quot;;[.$U55];&quot; &quot;;[.$U64];&quot; &quot;)" office:value-type="string" office:string-value="106 142 105 232 106 105 73 " calcext:value-type="string">
            <text:p>106 142 105 232 106 105 73 </text:p>
          </table:table-cell>
          <table:table-cell table:number-columns-repeated="16357"/>
        </table:table-row>
        <table:table-row table:style-name="ro2">
          <table:table-cell office:value-type="float" office:value="106" calcext:value-type="float">
            <text:p>106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/>
          <table:table-cell table:style-name="ce15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style-name="ce15" office:value-type="float" office:value="106" calcext:value-type="float">
            <text:p>106</text:p>
          </table:table-cell>
          <table:table-cell table:number-columns-repeated="5"/>
          <table:table-cell table:formula="of:=COM.MICROSOFT.CONCAT(IF([.$U10]&lt;120;VLOOKUP([.$U10];[$V.$A$1:.$D$243];4;0);&quot;&quot;);IF([.$U19]&lt;120;VLOOKUP([.$U19];[$V.$A$1:.$D$243];4;0);&quot;&quot;);IF([.$U28]&lt;120;VLOOKUP([.$U28];[$V.$A$1:.$D$243];4;0);&quot;&quot;);IF([.$U37]&lt;120;VLOOKUP([.$U37];[$V.$A$1:.$D$243];4;0);&quot;&quot;);IF([.$U46]&lt;120;VLOOKUP([.$U46];[$V.$A$1:.$D$243];4;0);&quot;&quot;);IF([.$U55]&lt;120;VLOOKUP([.$U55];[$V.$A$1:.$D$243];4;0);&quot;&quot;);IF([.$U64]&lt;120;VLOOKUP([.$U64];[$V.$A$1:.$D$243];4;0);&quot;&quot;))" office:value-type="string" office:string-value="c=Bc=BA2" calcext:value-type="string">
            <text:p>c=Bc=BA2</text:p>
          </table:table-cell>
          <table:table-cell table:formula="of:=COM.MICROSOFT.CONCAT([.$U2];&quot; &quot;;[.$U11];&quot; &quot;;[.$U20];&quot; &quot;;[.$U29];&quot; &quot;;[.$U38];&quot; &quot;;[.$U47];&quot; &quot;;[.$U56];&quot; &quot;;[.$U65];&quot; &quot;)" office:value-type="string" office:string-value="106 108 198 111 102 193 73 185 " calcext:value-type="string">
            <text:p>106 108 198 111 102 193 73 185 </text:p>
          </table:table-cell>
          <table:table-cell table:number-columns-repeated="16356"/>
        </table:table-row>
        <table:table-row table:style-name="ro2">
          <table:table-cell table:number-columns-repeated="3" table:style-name="ce10" office:value-type="float" office:value="142" calcext:value-type="float">
            <text:p>142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108" calcext:value-type="float">
            <text:p>108</text:p>
          </table:table-cell>
          <table:table-cell table:number-columns-repeated="3"/>
          <table:table-cell table:style-name="ce15" table:number-columns-repeated="2"/>
          <table:table-cell table:number-columns-repeated="6"/>
          <table:table-cell office:value-type="float" office:value="2" calcext:value-type="float">
            <text:p>2</text:p>
          </table:table-cell>
          <table:table-cell table:style-name="ce15" office:value-type="float" office:value="142" calcext:value-type="float">
            <text:p>142</text:p>
          </table:table-cell>
          <table:table-cell table:number-columns-repeated="5"/>
          <table:table-cell table:formula="of:=COM.MICROSOFT.CONCAT(IF([.$U10]&gt;119;VLOOKUP([.$U10];[$V.$A$1:.$D$243];4;0);&quot;&quot;);IF([.$U19]&gt;119;VLOOKUP([.$U19];[$V.$A$1:.$D$243];4;0);&quot;&quot;);IF([.$U28]&gt;119;VLOOKUP([.$U28];[$V.$A$1:.$D$243];4;0);&quot;&quot;);IF([.$U37]&gt;119;VLOOKUP([.$U37];[$V.$A$1:.$D$243];4;0);&quot;&quot;);IF([.$U46]&gt;119;VLOOKUP([.$U46];[$V.$A$1:.$D$243];4;0);&quot;&quot;);IF([.$U55]&gt;119;VLOOKUP([.$U55];[$V.$A$1:.$D$243];4;0);&quot;&quot;);IF([.$U64]&gt;119;VLOOKUP([.$U64];[$V.$A$1:.$D$243];4;0);&quot;&quot;))" office:value-type="string" office:string-value="A,4z2" calcext:value-type="string">
            <text:p>A,4z2</text:p>
          </table:table-cell>
          <table:table-cell table:formula="of:=COM.MICROSOFT.CONCAT(IF([.$U2]&lt;120;VLOOKUP([.$U2];[$V.$A$1:.$D$243];4;0);&quot;&quot;);IF([.$U11]&lt;120;VLOOKUP([.$U11];[$V.$A$1:.$D$243];4;0);&quot;&quot;);IF([.$U20]&lt;120;VLOOKUP([.$U20];[$V.$A$1:.$D$243];4;0);&quot;&quot;);IF([.$U29]&lt;120;VLOOKUP([.$U29];[$V.$A$1:.$D$243];4;0);&quot;&quot;);IF([.$U38]&lt;120;VLOOKUP([.$U38];[$V.$A$1:.$D$243];4;0);&quot;&quot;);IF([.$U47]&lt;120;VLOOKUP([.$U47];[$V.$A$1:.$D$243];4;0);&quot;&quot;);IF([.$U56]&lt;120;VLOOKUP([.$U56];[$V.$A$1:.$D$243];4;0);&quot;&quot;);IF([.$U65]&lt;120;VLOOKUP([.$U65];[$V.$A$1:.$D$243];4;0);&quot;&quot;))" office:value-type="string" office:string-value="cd=e^GA2" calcext:value-type="string">
            <text:p>cd=e^GA2</text:p>
          </table:table-cell>
          <table:table-cell table:formula="of:=COM.MICROSOFT.CONCAT([.$U3];&quot; &quot;;[.$U12];&quot; &quot;;[.$U21];&quot; &quot;;[.$U30];&quot; &quot;;[.$U39];&quot; &quot;;[.$U48];&quot; &quot;;[.$U57];&quot; &quot;;[.$U66])" office:value-type="string" office:string-value="142 76 232 105 106 73 0 0" calcext:value-type="string">
            <text:p>142 76 232 105 106 73 0 0</text:p>
          </table:table-cell>
          <table:table-cell table:number-columns-repeated="16355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198" calcext:value-type="float">
            <text:p>198</text:p>
          </table:table-cell>
          <table:table-cell office:value-type="float" office:value="232" calcext:value-type="float">
            <text:p>232</text:p>
          </table:table-cell>
          <table:table-cell office:value-type="float" office:value="94" calcext:value-type="float">
            <text:p>94</text:p>
          </table:table-cell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15" table:number-columns-repeated="2"/>
          <table:table-cell table:number-columns-repeated="6"/>
          <table:table-cell office:value-type="float" office:value="3" calcext:value-type="float">
            <text:p>3</text:p>
          </table:table-cell>
          <table:table-cell table:style-name="ce15" office:value-type="float" office:value="142" calcext:value-type="float">
            <text:p>142</text:p>
          </table:table-cell>
          <table:table-cell table:number-columns-repeated="6"/>
          <table:table-cell table:formula="of:=COM.MICROSOFT.CONCAT(IF([.$U2]&gt;119;VLOOKUP([.$U2];[$V.$A$1:.$D$243];4;0);&quot;&quot;);IF([.$U11]&gt;119;VLOOKUP([.$U11];[$V.$A$1:.$D$243];4;0);&quot;&quot;);IF([.$U20]&gt;119;VLOOKUP([.$U20];[$V.$A$1:.$D$243];4;0);&quot;&quot;);IF([.$U29]&gt;119;VLOOKUP([.$U29];[$V.$A$1:.$D$243];4;0);&quot;&quot;);IF([.$U38]&gt;119;VLOOKUP([.$U38];[$V.$A$1:.$D$243];4;0);&quot;&quot;);IF([.$U47]&gt;119;VLOOKUP([.$U47];[$V.$A$1:.$D$243];4;0);&quot;&quot;);IF([.$U56]&gt;119;VLOOKUP([.$U56];[$V.$A$1:.$D$243];4;0);&quot;&quot;);IF([.$U65]&gt;119;VLOOKUP([.$U65];[$V.$A$1:.$D$243];4;0);&quot;&quot;))" office:value-type="string" office:string-value="A,2=E,2A,,2" calcext:value-type="string">
            <text:p>A,2=E,2A,,2</text:p>
          </table:table-cell>
          <table:table-cell table:style-name="ce35" table:formula="of:=COM.MICROSOFT.CONCAT(IF([.$U3]&lt;120;VLOOKUP([.$U3];[$V.$A$1:.$D$243];4;0);&quot;&quot;);IF([.$U12]&lt;120;VLOOKUP([.$U12];[$V.$A$1:.$D$243];4;0);&quot;&quot;);IF([.$U21]&lt;120;VLOOKUP([.$U21];[$V.$A$1:.$D$243];4;0);&quot;&quot;);IF([.$U30]&lt;120;VLOOKUP([.$U30];[$V.$A$1:.$D$243];4;0);&quot;&quot;);IF([.$U39]&lt;120;VLOOKUP([.$U39];[$V.$A$1:.$D$243];4;0);&quot;&quot;);IF([.$U48]&lt;120;VLOOKUP([.$U48];[$V.$A$1:.$D$243];4;0);&quot;&quot;);IF([.$U57]&lt;120;VLOOKUP([.$U57];[$V.$A$1:.$D$243];4;0);&quot;&quot;);IF([.$U66]&lt;120;VLOOKUP([.$U66];[$V.$A$1:.$D$243];4;0);&quot;&quot;))" office:value-type="string" office:string-value="c2=BcA2" calcext:value-type="string">
            <text:p>c2=BcA2</text:p>
          </table:table-cell>
          <table:table-cell table:formula="of:=COM.MICROSOFT.CONCAT([.$U4];&quot; &quot;;[.$U13];&quot; &quot;;[.$U22];&quot; &quot;;[.$U31];&quot; &quot;;[.$U40];&quot; &quot;;[.$U49];&quot; &quot;;[.$U58];&quot; &quot;)" office:value-type="string" office:string-value="142 73 94 93 61 232 0 " calcext:value-type="string">
            <text:p>142 73 94 93 61 232 0 </text:p>
          </table:table-cell>
          <table:table-cell table:number-columns-repeated="16354"/>
        </table:table-row>
        <table:table-row table:style-name="ro2"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105" calcext:value-type="float">
            <text:p>105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office:value-type="float" office:value="4" calcext:value-type="float">
            <text:p>4</text:p>
          </table:table-cell>
          <table:table-cell table:style-name="ce15" office:value-type="float" office:value="106" calcext:value-type="float">
            <text:p>106</text:p>
          </table:table-cell>
          <table:table-cell table:number-columns-repeated="7"/>
          <table:table-cell table:style-name="ce35" table:formula="of:=COM.MICROSOFT.CONCAT(IF([.$U3]&gt;119;VLOOKUP([.$U3];[$V.$A$1:.$D$243];4;0);&quot;&quot;);IF([.$U12]&gt;119;VLOOKUP([.$U12];[$V.$A$1:.$D$243];4;0);&quot;&quot;);IF([.$U21]&gt;119;VLOOKUP([.$U21];[$V.$A$1:.$D$243];4;0);&quot;&quot;);IF([.$U30]&gt;119;VLOOKUP([.$U30];[$V.$A$1:.$D$243];4;0);&quot;&quot;);IF([.$U39]&gt;119;VLOOKUP([.$U39];[$V.$A$1:.$D$243];4;0);&quot;&quot;);IF([.$U48]&gt;119;VLOOKUP([.$U48];[$V.$A$1:.$D$243];4;0);&quot;&quot;);IF([.$U57]&gt;119;VLOOKUP([.$U57];[$V.$A$1:.$D$243];4;0);&quot;&quot;);IF([.$U66]&gt;119;VLOOKUP([.$U66];[$V.$A$1:.$D$243];4;0);&quot;&quot;))" office:value-type="string" office:string-value="A,4z2" calcext:value-type="string">
            <text:p>A,4z2</text:p>
          </table:table-cell>
          <table:table-cell table:formula="of:=COM.MICROSOFT.CONCAT(IF([.$U4]&lt;120;VLOOKUP([.$U4];[$V.$A$1:.$D$243];4;0);&quot;&quot;);IF([.$U13]&lt;120;VLOOKUP([.$U13];[$V.$A$1:.$D$243];4;0);&quot;&quot;);IF([.$U22]&lt;120;VLOOKUP([.$U22];[$V.$A$1:.$D$243];4;0);&quot;&quot;);IF([.$U31]&lt;120;VLOOKUP([.$U31];[$V.$A$1:.$D$243];4;0);&quot;&quot;);IF([.$U40]&lt;120;VLOOKUP([.$U40];[$V.$A$1:.$D$243];4;0);&quot;&quot;);IF([.$U49]&lt;120;VLOOKUP([.$U49];[$V.$A$1:.$D$243];4;0);&quot;&quot;);IF([.$U58]&lt;120;VLOOKUP([.$U58];[$V.$A$1:.$D$243];4;0);&quot;&quot;))" office:value-type="string" office:string-value="A2C=B,=A,2" calcext:value-type="string">
            <text:p>A2C=B,=A,2</text:p>
          </table:table-cell>
          <table:table-cell table:formula="of:=COM.MICROSOFT.CONCAT([.$U5];&quot; &quot;;[.$U14];&quot; &quot;;[.$U23];&quot; &quot;;[.$U32];&quot; &quot;;[.$U41];&quot; &quot;;[.$U50];&quot; &quot;;[.$U59];&quot; &quot;)" office:value-type="string" office:string-value="106 105 142 232 103 102 73 " calcext:value-type="string">
            <text:p>106 105 142 232 103 102 73 </text:p>
          </table:table-cell>
          <table:table-cell table:number-columns-repeated="16353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105" calcext:value-type="float">
            <text:p>105</text:p>
          </table:table-cell>
          <table:table-cell office:value-type="float" office:value="232" calcext:value-type="float">
            <text:p>232</text:p>
          </table:table-cell>
          <table:table-cell office:value-type="float" office:value="106" calcext:value-type="float">
            <text:p>106</text:p>
          </table:table-cell>
          <table:table-cell office:value-type="float" office:value="232" calcext:value-type="float">
            <text:p>232</text:p>
          </table:table-cell>
          <table:table-cell table:style-name="Default"/>
          <table:table-cell table:number-columns-repeated="5"/>
          <table:table-cell table:style-name="ce15" table:number-columns-repeated="2"/>
          <table:table-cell table:number-columns-repeated="6"/>
          <table:table-cell office:value-type="float" office:value="5" calcext:value-type="float">
            <text:p>5</text:p>
          </table:table-cell>
          <table:table-cell table:style-name="ce15" office:value-type="float" office:value="142" calcext:value-type="float">
            <text:p>142</text:p>
          </table:table-cell>
          <table:table-cell table:number-columns-repeated="8"/>
          <table:table-cell table:formula="of:=COM.MICROSOFT.CONCAT(IF([.$U4]&gt;119;VLOOKUP([.$U4];[$V.$A$1:.$D$243];4;0);&quot;&quot;);IF([.$U13]&gt;119;VLOOKUP([.$U13];[$V.$A$1:.$D$243];4;0);&quot;&quot;);IF([.$U22]&gt;119;VLOOKUP([.$U22];[$V.$A$1:.$D$243];4;0);&quot;&quot;);IF([.$U31]&gt;119;VLOOKUP([.$U31];[$V.$A$1:.$D$243];4;0);&quot;&quot;);IF([.$U40]&gt;119;VLOOKUP([.$U40];[$V.$A$1:.$D$243];4;0);&quot;&quot;);IF([.$U49]&gt;119;VLOOKUP([.$U49];[$V.$A$1:.$D$243];4;0);&quot;&quot;);IF([.$U58]&gt;119;VLOOKUP([.$U58];[$V.$A$1:.$D$243];4;0);&quot;&quot;))" office:value-type="string" office:string-value="A,4z2" calcext:value-type="string">
            <text:p>A,4z2</text:p>
          </table:table-cell>
          <table:table-cell table:formula="of:=COM.MICROSOFT.CONCAT(IF([.$U5]&lt;120;VLOOKUP([.$U5];[$V.$A$1:.$D$243];4;0);&quot;&quot;);IF([.$U14]&lt;120;VLOOKUP([.$U14];[$V.$A$1:.$D$243];4;0);&quot;&quot;);IF([.$U23]&lt;120;VLOOKUP([.$U23];[$V.$A$1:.$D$243];4;0);&quot;&quot;);IF([.$U32]&lt;120;VLOOKUP([.$U32];[$V.$A$1:.$D$243];4;0);&quot;&quot;);IF([.$U41]&lt;120;VLOOKUP([.$U41];[$V.$A$1:.$D$243];4;0);&quot;&quot;);IF([.$U50]&lt;120;VLOOKUP([.$U50];[$V.$A$1:.$D$243];4;0);&quot;&quot;);IF([.$U59]&lt;120;VLOOKUP([.$U59];[$V.$A$1:.$D$243];4;0);&quot;&quot;))" office:value-type="string" office:string-value="c=BA^GA2" calcext:value-type="string">
            <text:p>c=BA^GA2</text:p>
          </table:table-cell>
          <table:table-cell table:formula="of:=COM.MICROSOFT.CONCAT([.$U6];&quot; &quot;;[.$U15];&quot; &quot;;[.$U24];&quot; &quot;;[.$U33];&quot; &quot;;[.$U42];&quot; &quot;;[.$U51];&quot; &quot;;[.$U60];&quot; &quot;)" office:value-type="string" office:string-value="142 106 106 105 102 73 232 " calcext:value-type="string">
            <text:p>142 106 106 105 102 73 232 </text:p>
          </table:table-cell>
          <table:table-cell table:number-columns-repeated="16352"/>
        </table:table-row>
        <table:table-row table:style-name="ro2"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232" calcext:value-type="float">
            <text:p>232</text:p>
          </table:table-cell>
          <table:table-cell table:style-name="Default"/>
          <table:table-cell table:number-columns-repeated="4"/>
          <table:table-cell table:style-name="ce15" table:number-columns-repeated="2"/>
          <table:table-cell table:number-columns-repeated="6"/>
          <table:table-cell office:value-type="float" office:value="6" calcext:value-type="float">
            <text:p>6</text:p>
          </table:table-cell>
          <table:table-cell table:style-name="ce15" office:value-type="float" office:value="106" calcext:value-type="float">
            <text:p>106</text:p>
          </table:table-cell>
          <table:table-cell table:number-columns-repeated="9"/>
          <table:table-cell table:formula="of:=COM.MICROSOFT.CONCAT(IF([.$U5]&gt;119;VLOOKUP([.$U5];[$V.$A$1:.$D$243];4;0);&quot;&quot;);IF([.$U14]&gt;119;VLOOKUP([.$U14];[$V.$A$1:.$D$243];4;0);&quot;&quot;);IF([.$U23]&gt;119;VLOOKUP([.$U23];[$V.$A$1:.$D$243];4;0);&quot;&quot;);IF([.$U32]&gt;119;VLOOKUP([.$U32];[$V.$A$1:.$D$243];4;0);&quot;&quot;);IF([.$U41]&gt;119;VLOOKUP([.$U41];[$V.$A$1:.$D$243];4;0);&quot;&quot;);IF([.$U50]&gt;119;VLOOKUP([.$U50];[$V.$A$1:.$D$243];4;0);&quot;&quot;);IF([.$U59]&gt;119;VLOOKUP([.$U59];[$V.$A$1:.$D$243];4;0);&quot;&quot;))" office:value-type="string" office:string-value="A,4z2" calcext:value-type="string">
            <text:p>A,4z2</text:p>
          </table:table-cell>
          <table:table-cell table:formula="of:=COM.MICROSOFT.CONCAT(IF([.$U6]&lt;120;VLOOKUP([.$U6];[$V.$A$1:.$D$243];4;0);&quot;&quot;);IF([.$U15]&lt;120;VLOOKUP([.$U15];[$V.$A$1:.$D$243];4;0);&quot;&quot;);IF([.$U24]&lt;120;VLOOKUP([.$U24];[$V.$A$1:.$D$243];4;0);&quot;&quot;);IF([.$U33]&lt;120;VLOOKUP([.$U33];[$V.$A$1:.$D$243];4;0);&quot;&quot;);IF([.$U42]&lt;120;VLOOKUP([.$U42];[$V.$A$1:.$D$243];4;0);&quot;&quot;);IF([.$U51]&lt;120;VLOOKUP([.$U51];[$V.$A$1:.$D$243];4;0);&quot;&quot;);IF([.$U60]&lt;120;VLOOKUP([.$U60];[$V.$A$1:.$D$243];4;0);&quot;&quot;))" office:value-type="string" office:string-value="cc=B^GA2" calcext:value-type="string">
            <text:p>cc=B^GA2</text:p>
          </table:table-cell>
          <table:table-cell table:formula="of:=COM.MICROSOFT.CONCAT([.$U7];&quot; &quot;;[.$U16];&quot; &quot;;[.$U25];&quot; &quot;;[.$U34];&quot; &quot;;[.$U43];&quot; &quot;;[.$U52];&quot; &quot;;[.$U61];&quot; &quot;)" office:value-type="string" office:string-value="106 142 102 232 15 0 0 " calcext:value-type="string">
            <text:p>106 142 102 232 15 0 0 </text:p>
          </table:table-cell>
          <table:table-cell table:number-columns-repeated="1635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93" calcext:value-type="float">
            <text:p>193</text:p>
          </table:table-cell>
          <table:table-cell office:value-type="float" office:value="73" calcext:value-type="float">
            <text:p>73</text:p>
          </table:table-cell>
          <table:table-cell office:value-type="float" office:value="232" calcext:value-type="float">
            <text:p>232</text:p>
          </table:table-cell>
          <table:table-cell table:style-name="Default"/>
          <table:table-cell table:number-columns-repeated="3"/>
          <table:table-cell table:style-name="ce15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15" office:value-type="float" office:value="76" calcext:value-type="float">
            <text:p>76</text:p>
          </table:table-cell>
          <table:table-cell table:number-columns-repeated="10"/>
          <table:table-cell table:formula="of:=COM.MICROSOFT.CONCAT(IF([.$U6]&gt;119;VLOOKUP([.$U6];[$V.$A$1:.$D$243];4;0);&quot;&quot;);IF([.$U15]&gt;119;VLOOKUP([.$U15];[$V.$A$1:.$D$243];4;0);&quot;&quot;);IF([.$U24]&gt;119;VLOOKUP([.$U24];[$V.$A$1:.$D$243];4;0);&quot;&quot;);IF([.$U33]&gt;119;VLOOKUP([.$U33];[$V.$A$1:.$D$243];4;0);&quot;&quot;);IF([.$U42]&gt;119;VLOOKUP([.$U42];[$V.$A$1:.$D$243];4;0);&quot;&quot;);IF([.$U51]&gt;119;VLOOKUP([.$U51];[$V.$A$1:.$D$243];4;0);&quot;&quot;);IF([.$U60]&gt;119;VLOOKUP([.$U60];[$V.$A$1:.$D$243];4;0);&quot;&quot;))" office:value-type="string" office:string-value="A,4z2" calcext:value-type="string">
            <text:p>A,4z2</text:p>
          </table:table-cell>
          <table:table-cell table:style-name="ce36" table:formula="of:=COM.MICROSOFT.CONCAT(IF([.$U7]&lt;120;VLOOKUP([.$U7];[$V.$A$1:.$D$243];4;0);&quot;&quot;);IF([.$U16]&lt;120;VLOOKUP([.$U16];[$V.$A$1:.$D$243];4;0);&quot;&quot;);IF([.$U25]&lt;120;VLOOKUP([.$U25];[$V.$A$1:.$D$243];4;0);&quot;&quot;);IF([.$U34]&lt;120;VLOOKUP([.$U34];[$V.$A$1:.$D$243];4;0);&quot;&quot;);IF([.$U43]&lt;120;VLOOKUP([.$U43];[$V.$A$1:.$D$243];4;0);&quot;&quot;);IF([.$U52]&lt;120;VLOOKUP([.$U52];[$V.$A$1:.$D$243];4;0);&quot;&quot;);IF([.$U61]&lt;120;VLOOKUP([.$U61];[$V.$A$1:.$D$243];4;0);&quot;&quot;))" office:value-type="string" office:string-value="c^GA4" calcext:value-type="string">
            <text:p>c^GA4</text:p>
          </table:table-cell>
          <table:table-cell table:formula="of:=COM.MICROSOFT.CONCAT([.$U8];&quot; &quot;;[.$U17];&quot; &quot;;[.$U26];&quot; &quot;;[.$U35];&quot; &quot;;[.$U44];&quot; &quot;;[.$U53];&quot; &quot;;[.$U62];&quot; &quot;)" office:value-type="string" office:string-value="76 142 105 106 73 232 0 " calcext:value-type="string">
            <text:p>76 142 105 106 73 232 0 </text:p>
          </table:table-cell>
          <table:table-cell table:number-columns-repeated="16350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102" calcext:value-type="float">
            <text:p>102</text:p>
          </table:table-cell>
          <table:table-cell table:number-columns-repeated="3"/>
          <table:table-cell table:style-name="ce15" table:number-columns-repeated="2"/>
          <table:table-cell table:number-columns-repeated="6"/>
          <table:table-cell office:value-type="float" office:value="8" calcext:value-type="float">
            <text:p>8</text:p>
          </table:table-cell>
          <table:table-cell table:style-name="ce15" office:value-type="float" office:value="106" calcext:value-type="float">
            <text:p>106</text:p>
          </table:table-cell>
          <table:table-cell table:number-columns-repeated="11"/>
          <table:table-cell table:style-name="ce36" table:formula="of:=COM.MICROSOFT.CONCAT(IF([.$U7]&gt;119;VLOOKUP([.$U7];[$V.$A$1:.$D$243];4;0);&quot;&quot;);IF([.$U16]&gt;119;VLOOKUP([.$U16];[$V.$A$1:.$D$243];4;0);&quot;&quot;);IF([.$U25]&gt;119;VLOOKUP([.$U25];[$V.$A$1:.$D$243];4;0);&quot;&quot;);IF([.$U34]&gt;119;VLOOKUP([.$U34];[$V.$A$1:.$D$243];4;0);&quot;&quot;);IF([.$U43]&gt;119;VLOOKUP([.$U43];[$V.$A$1:.$D$243];4;0);&quot;&quot;);IF([.$U52]&gt;119;VLOOKUP([.$U52];[$V.$A$1:.$D$243];4;0);&quot;&quot;);IF([.$U61]&gt;119;VLOOKUP([.$U61];[$V.$A$1:.$D$243];4;0);&quot;&quot;))" office:value-type="string" office:string-value="A,4z2" calcext:value-type="string">
            <text:p>A,4z2</text:p>
          </table:table-cell>
          <table:table-cell table:style-name="ce35" table:formula="of:=COM.MICROSOFT.CONCAT(IF([.$U8]&lt;120;VLOOKUP([.$U8];[$V.$A$1:.$D$243];4;0);&quot;&quot;);IF([.$U17]&lt;120;VLOOKUP([.$U17];[$V.$A$1:.$D$243];4;0);&quot;&quot;);IF([.$U26]&lt;120;VLOOKUP([.$U26];[$V.$A$1:.$D$243];4;0);&quot;&quot;);IF([.$U35]&lt;120;VLOOKUP([.$U35];[$V.$A$1:.$D$243];4;0);&quot;&quot;);IF([.$U44]&lt;120;VLOOKUP([.$U44];[$V.$A$1:.$D$243];4;0);&quot;&quot;);IF([.$U53]&lt;120;VLOOKUP([.$U53];[$V.$A$1:.$D$243];4;0);&quot;&quot;);IF([.$U62]&lt;120;VLOOKUP([.$U62];[$V.$A$1:.$D$243];4;0);&quot;&quot;))" office:value-type="string" office:string-value="c2=BcA2" calcext:value-type="string">
            <text:p>c2=BcA2</text:p>
          </table:table-cell>
          <table:table-cell table:formula="of:=COM.MICROSOFT.CONCAT([.$U9];&quot; &quot;;[.$U18];&quot; &quot;;[.$U27];&quot; &quot;;[.$U36];&quot; &quot;;[.$U45];&quot; &quot;;[.$U54];&quot; &quot;;[.$U63];&quot; &quot;)" office:value-type="string" office:string-value="106 142 102 232 15 0 0 " calcext:value-type="string">
            <text:p>106 142 102 232 15 0 0 </text:p>
          </table:table-cell>
          <table:table-cell table:number-columns-repeated="1634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style-name="ce15" office:value-type="float" office:value="106" calcext:value-type="float">
            <text:p>106</text:p>
          </table:table-cell>
          <table:table-cell table:number-columns-repeated="12"/>
          <table:table-cell table:style-name="ce35" table:formula="of:=COM.MICROSOFT.CONCAT(IF([.$U8]&gt;119;VLOOKUP([.$U8];[$V.$A$1:.$D$243];4;0);&quot;&quot;);IF([.$U17]&gt;119;VLOOKUP([.$U17];[$V.$A$1:.$D$243];4;0);&quot;&quot;);IF([.$U26]&gt;119;VLOOKUP([.$U26];[$V.$A$1:.$D$243];4;0);&quot;&quot;);IF([.$U35]&gt;119;VLOOKUP([.$U35];[$V.$A$1:.$D$243];4;0);&quot;&quot;);IF([.$U44]&gt;119;VLOOKUP([.$U44];[$V.$A$1:.$D$243];4;0);&quot;&quot;);IF([.$U53]&gt;119;VLOOKUP([.$U53];[$V.$A$1:.$D$243];4;0);&quot;&quot;);IF([.$U62]&gt;119;VLOOKUP([.$U62];[$V.$A$1:.$D$243];4;0);&quot;&quot;))" office:value-type="string" office:string-value="A,4z2" calcext:value-type="string">
            <text:p>A,4z2</text:p>
          </table:table-cell>
          <table:table-cell table:style-name="ce36" table:formula="of:=COM.MICROSOFT.CONCAT(IF([.$U9]&lt;120;VLOOKUP([.$U9];[$V.$A$1:.$D$243];4;0);&quot;&quot;);IF([.$U18]&lt;120;VLOOKUP([.$U18];[$V.$A$1:.$D$243];4;0);&quot;&quot;);IF([.$U27]&lt;120;VLOOKUP([.$U27];[$V.$A$1:.$D$243];4;0);&quot;&quot;);IF([.$U36]&lt;120;VLOOKUP([.$U36];[$V.$A$1:.$D$243];4;0);&quot;&quot;);IF([.$U45]&lt;120;VLOOKUP([.$U45];[$V.$A$1:.$D$243];4;0);&quot;&quot;);IF([.$U54]&lt;120;VLOOKUP([.$U54];[$V.$A$1:.$D$243];4;0);&quot;&quot;);IF([.$U63]&lt;120;VLOOKUP([.$U63];[$V.$A$1:.$D$243];4;0);&quot;&quot;))" office:value-type="string" office:string-value="c^GA4" calcext:value-type="string">
            <text:p>c^GA4</text:p>
          </table:table-cell>
          <table:table-cell table:number-columns-repeated="16349"/>
        </table:table-row>
        <table:table-row table:style-name="ro2">
          <table:table-cell table:style-name="ce14" table:number-columns-repeated="6"/>
          <table:table-cell table:style-name="ce10" table:number-columns-repeated="4"/>
          <table:table-cell table:number-columns-repeated="9"/>
          <table:table-cell office:value-type="float" office:value="10" calcext:value-type="float">
            <text:p>10</text:p>
          </table:table-cell>
          <table:table-cell table:style-name="ce10" office:value-type="float" office:value="108" calcext:value-type="float">
            <text:p>108</text:p>
          </table:table-cell>
          <table:table-cell table:number-columns-repeated="13"/>
          <table:table-cell table:style-name="ce36" table:formula="of:=COM.MICROSOFT.CONCAT(IF([.$U9]&gt;119;VLOOKUP([.$U9];[$V.$A$1:.$D$243];4;0);&quot;&quot;);IF([.$U18]&gt;119;VLOOKUP([.$U18];[$V.$A$1:.$D$243];4;0);&quot;&quot;);IF([.$U27]&gt;119;VLOOKUP([.$U27];[$V.$A$1:.$D$243];4;0);&quot;&quot;);IF([.$U36]&gt;119;VLOOKUP([.$U36];[$V.$A$1:.$D$243];4;0);&quot;&quot;);IF([.$U45]&gt;119;VLOOKUP([.$U45];[$V.$A$1:.$D$243];4;0);&quot;&quot;);IF([.$U54]&gt;119;VLOOKUP([.$U54];[$V.$A$1:.$D$243];4;0);&quot;&quot;);IF([.$U63]&gt;119;VLOOKUP([.$U63];[$V.$A$1:.$D$243];4;0);&quot;&quot;))" office:value-type="string" office:string-value="A,4z2" calcext:value-type="string">
            <text:p>A,4z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table:style-name="ce10" office:value-type="float" office:value="76" calcext:value-type="float">
            <text:p>7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12" calcext:value-type="float">
            <text:p>12</text:p>
          </table:table-cell>
          <table:table-cell table:style-name="ce10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style-name="ce15" table:formula="of:=IF([.A2]=&quot;&quot;;&quot;&quot;;[.A2])" office:value-type="float" office:value="106" calcext:value-type="float">
            <text:p>106</text:p>
          </table:table-cell>
          <table:table-cell table:style-name="ce15" table:formula="of:=IF([.B2]=&quot;&quot;;&quot;&quot;;[.B2])" office:value-type="float" office:value="142" calcext:value-type="float">
            <text:p>142</text:p>
          </table:table-cell>
          <table:table-cell table:style-name="ce15" table:formula="of:=IF([.C2]=&quot;&quot;;&quot;&quot;;[.C2])" office:value-type="float" office:value="142" calcext:value-type="float">
            <text:p>142</text:p>
          </table:table-cell>
          <table:table-cell table:style-name="ce15" table:formula="of:=IF([.D2]=&quot;&quot;;&quot;&quot;;[.D2])" office:value-type="float" office:value="106" calcext:value-type="float">
            <text:p>106</text:p>
          </table:table-cell>
          <table:table-cell table:style-name="ce15" table:formula="of:=IF([.E2]=&quot;&quot;;&quot;&quot;;[.E2])" office:value-type="float" office:value="142" calcext:value-type="float">
            <text:p>142</text:p>
          </table:table-cell>
          <table:table-cell table:style-name="ce15" table:formula="of:=IF([.F2]=&quot;&quot;;&quot;&quot;;[.F2])" office:value-type="float" office:value="106" calcext:value-type="float">
            <text:p>106</text:p>
          </table:table-cell>
          <table:table-cell table:style-name="ce15" table:formula="of:=IF([.G2]=&quot;&quot;;&quot;&quot;;[.G2])" office:value-type="float" office:value="76" calcext:value-type="float">
            <text:p>76</text:p>
          </table:table-cell>
          <table:table-cell table:style-name="ce15" table:formula="of:=IF([.H2]=&quot;&quot;;&quot;&quot;;[.H2])" office:value-type="float" office:value="106" calcext:value-type="float">
            <text:p>106</text:p>
          </table:table-cell>
          <table:table-cell table:style-name="ce15" table:formula="of:=IF([.I2]=&quot;&quot;;&quot;&quot;;[.I2])" office:value-type="float" office:value="106" calcext:value-type="float">
            <text:p>106</text:p>
          </table:table-cell>
          <table:table-cell table:style-name="ce15" table:formula="of:=IF([.J2]=&quot;&quot;;&quot;&quot;;[.J2])">
            <text:p/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style-name="ce10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style-name="ce15" table:formula="of:=IF([.J3]=&quot;&quot;;&quot;&quot;;[.J3])">
            <text:p/>
          </table:table-cell>
          <table:table-cell table:style-name="ce15" table:formula="of:=IF([.I3]=&quot;&quot;;&quot;&quot;;[.I3])">
            <text:p/>
          </table:table-cell>
          <table:table-cell table:style-name="ce10" table:formula="of:=IF([.H3]=&quot;&quot;;&quot;&quot;;[.H3])" office:value-type="float" office:value="108" calcext:value-type="float">
            <text:p>108</text:p>
          </table:table-cell>
          <table:table-cell table:style-name="ce10" table:formula="of:=IF([.G3]=&quot;&quot;;&quot;&quot;;[.G3])" office:value-type="float" office:value="76" calcext:value-type="float">
            <text:p>76</text:p>
          </table:table-cell>
          <table:table-cell table:style-name="ce10" table:formula="of:=IF([.F3]=&quot;&quot;;&quot;&quot;;[.F3])" office:value-type="float" office:value="73" calcext:value-type="float">
            <text:p>73</text:p>
          </table:table-cell>
          <table:table-cell table:style-name="ce10" table:formula="of:=IF([.E3]=&quot;&quot;;&quot;&quot;;[.E3])" office:value-type="float" office:value="105" calcext:value-type="float">
            <text:p>105</text:p>
          </table:table-cell>
          <table:table-cell table:style-name="ce10" table:formula="of:=IF([.D3]=&quot;&quot;;&quot;&quot;;[.D3])" office:value-type="float" office:value="106" calcext:value-type="float">
            <text:p>106</text:p>
          </table:table-cell>
          <table:table-cell table:style-name="ce10" table:formula="of:=IF([.C3]=&quot;&quot;;&quot;&quot;;[.C3])" office:value-type="float" office:value="142" calcext:value-type="float">
            <text:p>142</text:p>
          </table:table-cell>
          <table:table-cell table:style-name="ce10" table:formula="of:=IF([.B3]=&quot;&quot;;&quot;&quot;;[.B3])" office:value-type="float" office:value="142" calcext:value-type="float">
            <text:p>142</text:p>
          </table:table-cell>
          <table:table-cell table:style-name="ce10" table:formula="of:=IF([.A3]=&quot;&quot;;&quot;&quot;;[.A3])" office:value-type="float" office:value="142" calcext:value-type="float">
            <text:p>142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10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style-name="ce15" table:formula="of:=IF([.A4]=&quot;&quot;;&quot;&quot;;[.A4])" office:value-type="float" office:value="142" calcext:value-type="float">
            <text:p>142</text:p>
          </table:table-cell>
          <table:table-cell table:style-name="ce15" table:formula="of:=IF([.B4]=&quot;&quot;;&quot;&quot;;[.B4])" office:value-type="float" office:value="198" calcext:value-type="float">
            <text:p>198</text:p>
          </table:table-cell>
          <table:table-cell table:style-name="ce15" table:formula="of:=IF([.C4]=&quot;&quot;;&quot;&quot;;[.C4])" office:value-type="float" office:value="232" calcext:value-type="float">
            <text:p>232</text:p>
          </table:table-cell>
          <table:table-cell table:style-name="ce15" table:formula="of:=IF([.D4]=&quot;&quot;;&quot;&quot;;[.D4])" office:value-type="float" office:value="94" calcext:value-type="float">
            <text:p>94</text:p>
          </table:table-cell>
          <table:table-cell table:style-name="ce15" table:formula="of:=IF([.E4]=&quot;&quot;;&quot;&quot;;[.E4])" office:value-type="float" office:value="142" calcext:value-type="float">
            <text:p>142</text:p>
          </table:table-cell>
          <table:table-cell table:style-name="ce15" table:formula="of:=IF([.F4]=&quot;&quot;;&quot;&quot;;[.F4])" office:value-type="float" office:value="106" calcext:value-type="float">
            <text:p>106</text:p>
          </table:table-cell>
          <table:table-cell table:style-name="ce15" table:formula="of:=IF([.G4]=&quot;&quot;;&quot;&quot;;[.G4])" office:value-type="float" office:value="102" calcext:value-type="float">
            <text:p>102</text:p>
          </table:table-cell>
          <table:table-cell table:style-name="ce15" table:formula="of:=IF([.H4]=&quot;&quot;;&quot;&quot;;[.H4])">
            <text:p/>
          </table:table-cell>
          <table:table-cell table:style-name="ce15" table:formula="of:=IF([.I4]=&quot;&quot;;&quot;&quot;;[.I4])">
            <text:p/>
          </table:table-cell>
          <table:table-cell table:style-name="ce15" table:formula="of:=IF([.J4]=&quot;&quot;;&quot;&quot;;[.J4])">
            <text:p/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10" office:value-type="float" office:value="142" calcext:value-type="float">
            <text:p>142</text:p>
          </table:table-cell>
          <table:table-cell table:number-columns-repeated="16363"/>
        </table:table-row>
        <table:table-row table:style-name="ro2">
          <table:table-cell table:style-name="ce15" table:formula="of:=IF([.J5]=&quot;&quot;;&quot;&quot;;[.J5])">
            <text:p/>
          </table:table-cell>
          <table:table-cell table:style-name="ce15" table:formula="of:=IF([.I5]=&quot;&quot;;&quot;&quot;;[.I5])">
            <text:p/>
          </table:table-cell>
          <table:table-cell table:style-name="ce15" table:formula="of:=IF([.H5]=&quot;&quot;;&quot;&quot;;[.H5])">
            <text:p/>
          </table:table-cell>
          <table:table-cell table:style-name="ce15" table:formula="of:=IF([.G5]=&quot;&quot;;&quot;&quot;;[.G5])">
            <text:p/>
          </table:table-cell>
          <table:table-cell table:style-name="ce10" table:formula="of:=IF([.F5]=&quot;&quot;;&quot;&quot;;[.F5])" office:value-type="float" office:value="105" calcext:value-type="float">
            <text:p>105</text:p>
          </table:table-cell>
          <table:table-cell table:style-name="ce10" table:formula="of:=IF([.E5]=&quot;&quot;;&quot;&quot;;[.E5])" office:value-type="float" office:value="102" calcext:value-type="float">
            <text:p>102</text:p>
          </table:table-cell>
          <table:table-cell table:style-name="ce10" table:formula="of:=IF([.D5]=&quot;&quot;;&quot;&quot;;[.D5])" office:value-type="float" office:value="105" calcext:value-type="float">
            <text:p>105</text:p>
          </table:table-cell>
          <table:table-cell table:style-name="ce10" table:formula="of:=IF([.C5]=&quot;&quot;;&quot;&quot;;[.C5])" office:value-type="float" office:value="111" calcext:value-type="float">
            <text:p>111</text:p>
          </table:table-cell>
          <table:table-cell table:style-name="ce10" table:formula="of:=IF([.B5]=&quot;&quot;;&quot;&quot;;[.B5])" office:value-type="float" office:value="105" calcext:value-type="float">
            <text:p>105</text:p>
          </table:table-cell>
          <table:table-cell table:style-name="ce10" table:formula="of:=IF([.A5]=&quot;&quot;;&quot;&quot;;[.A5])" office:value-type="float" office:value="93" calcext:value-type="float">
            <text:p>93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10" office:value-type="float" office:value="142" calcext:value-type="float">
            <text:p>142</text:p>
          </table:table-cell>
          <table:table-cell table:number-columns-repeated="16363"/>
        </table:table-row>
        <table:table-row table:style-name="ro2">
          <table:table-cell table:style-name="ce15" table:formula="of:=IF([.A6]=&quot;&quot;;&quot;&quot;;[.A6])" office:value-type="float" office:value="232" calcext:value-type="float">
            <text:p>232</text:p>
          </table:table-cell>
          <table:table-cell table:style-name="ce15" table:formula="of:=IF([.B6]=&quot;&quot;;&quot;&quot;;[.B6])" office:value-type="float" office:value="105" calcext:value-type="float">
            <text:p>105</text:p>
          </table:table-cell>
          <table:table-cell table:style-name="ce15" table:formula="of:=IF([.C6]=&quot;&quot;;&quot;&quot;;[.C6])" office:value-type="float" office:value="232" calcext:value-type="float">
            <text:p>232</text:p>
          </table:table-cell>
          <table:table-cell table:style-name="ce15" table:formula="of:=IF([.D6]=&quot;&quot;;&quot;&quot;;[.D6])" office:value-type="float" office:value="106" calcext:value-type="float">
            <text:p>106</text:p>
          </table:table-cell>
          <table:table-cell table:style-name="ce15" table:formula="of:=IF([.E6]=&quot;&quot;;&quot;&quot;;[.E6])" office:value-type="float" office:value="232" calcext:value-type="float">
            <text:p>232</text:p>
          </table:table-cell>
          <table:table-cell table:style-name="ce15" table:formula="of:=IF([.F6]=&quot;&quot;;&quot;&quot;;[.F6])">
            <text:p/>
          </table:table-cell>
          <table:table-cell table:style-name="ce15" table:formula="of:=IF([.G6]=&quot;&quot;;&quot;&quot;;[.G6])">
            <text:p/>
          </table:table-cell>
          <table:table-cell table:style-name="ce15" table:formula="of:=IF([.H6]=&quot;&quot;;&quot;&quot;;[.H6])">
            <text:p/>
          </table:table-cell>
          <table:table-cell table:style-name="ce15" table:formula="of:=IF([.I6]=&quot;&quot;;&quot;&quot;;[.I6])">
            <text:p/>
          </table:table-cell>
          <table:table-cell table:style-name="ce15" table:formula="of:=IF([.J6]=&quot;&quot;;&quot;&quot;;[.J6])">
            <text:p/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style-name="ce10" office:value-type="float" office:value="142" calcext:value-type="float">
            <text:p>142</text:p>
          </table:table-cell>
          <table:table-cell table:number-columns-repeated="16363"/>
        </table:table-row>
        <table:table-row table:style-name="ro2">
          <table:table-cell table:style-name="ce15" table:formula="of:=IF([.J7]=&quot;&quot;;&quot;&quot;;[.J7])">
            <text:p/>
          </table:table-cell>
          <table:table-cell table:style-name="ce15" table:formula="of:=IF([.I7]=&quot;&quot;;&quot;&quot;;[.I7])">
            <text:p/>
          </table:table-cell>
          <table:table-cell table:style-name="ce15" table:formula="of:=IF([.H7]=&quot;&quot;;&quot;&quot;;[.H7])">
            <text:p/>
          </table:table-cell>
          <table:table-cell table:style-name="ce15" table:formula="of:=IF([.G7]=&quot;&quot;;&quot;&quot;;[.G7])">
            <text:p/>
          </table:table-cell>
          <table:table-cell table:style-name="ce10" table:formula="of:=IF([.F7]=&quot;&quot;;&quot;&quot;;[.F7])" office:value-type="float" office:value="232" calcext:value-type="float">
            <text:p>232</text:p>
          </table:table-cell>
          <table:table-cell table:style-name="ce10" table:formula="of:=IF([.E7]=&quot;&quot;;&quot;&quot;;[.E7])" office:value-type="float" office:value="102" calcext:value-type="float">
            <text:p>102</text:p>
          </table:table-cell>
          <table:table-cell table:style-name="ce10" table:formula="of:=IF([.D7]=&quot;&quot;;&quot;&quot;;[.D7])" office:value-type="float" office:value="106" calcext:value-type="float">
            <text:p>106</text:p>
          </table:table-cell>
          <table:table-cell table:style-name="ce10" table:formula="of:=IF([.C7]=&quot;&quot;;&quot;&quot;;[.C7])" office:value-type="float" office:value="61" calcext:value-type="float">
            <text:p>61</text:p>
          </table:table-cell>
          <table:table-cell table:style-name="ce10" table:formula="of:=IF([.B7]=&quot;&quot;;&quot;&quot;;[.B7])" office:value-type="float" office:value="103" calcext:value-type="float">
            <text:p>103</text:p>
          </table:table-cell>
          <table:table-cell table:style-name="ce10" table:formula="of:=IF([.A7]=&quot;&quot;;&quot;&quot;;[.A7])" office:value-type="float" office:value="102" calcext:value-type="float">
            <text:p>102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style-name="ce15" office:value-type="float" office:value="142" calcext:value-type="float">
            <text:p>142</text:p>
          </table:table-cell>
          <table:table-cell table:number-columns-repeated="16363"/>
        </table:table-row>
        <table:table-row table:style-name="ro2">
          <table:table-cell table:style-name="ce15" table:formula="of:=IF([.A8]=&quot;&quot;;&quot;&quot;;[.A8])" office:value-type="float" office:value="15" calcext:value-type="float">
            <text:p>15</text:p>
          </table:table-cell>
          <table:table-cell table:style-name="ce15" table:formula="of:=IF([.B8]=&quot;&quot;;&quot;&quot;;[.B8])" office:value-type="float" office:value="73" calcext:value-type="float">
            <text:p>73</text:p>
          </table:table-cell>
          <table:table-cell table:style-name="ce15" table:formula="of:=IF([.C8]=&quot;&quot;;&quot;&quot;;[.C8])" office:value-type="float" office:value="15" calcext:value-type="float">
            <text:p>15</text:p>
          </table:table-cell>
          <table:table-cell table:style-name="ce15" table:formula="of:=IF([.D8]=&quot;&quot;;&quot;&quot;;[.D8])" office:value-type="float" office:value="106" calcext:value-type="float">
            <text:p>106</text:p>
          </table:table-cell>
          <table:table-cell table:style-name="ce15" table:formula="of:=IF([.E8]=&quot;&quot;;&quot;&quot;;[.E8])" office:value-type="float" office:value="193" calcext:value-type="float">
            <text:p>193</text:p>
          </table:table-cell>
          <table:table-cell table:style-name="ce15" table:formula="of:=IF([.F8]=&quot;&quot;;&quot;&quot;;[.F8])" office:value-type="float" office:value="73" calcext:value-type="float">
            <text:p>73</text:p>
          </table:table-cell>
          <table:table-cell table:style-name="ce15" table:formula="of:=IF([.G8]=&quot;&quot;;&quot;&quot;;[.G8])" office:value-type="float" office:value="232" calcext:value-type="float">
            <text:p>232</text:p>
          </table:table-cell>
          <table:table-cell table:style-name="ce15" table:formula="of:=IF([.H8]=&quot;&quot;;&quot;&quot;;[.H8])">
            <text:p/>
          </table:table-cell>
          <table:table-cell table:style-name="ce15" table:formula="of:=IF([.I8]=&quot;&quot;;&quot;&quot;;[.I8])">
            <text:p/>
          </table:table-cell>
          <table:table-cell table:style-name="ce15" table:formula="of:=IF([.J8]=&quot;&quot;;&quot;&quot;;[.J8])">
            <text:p/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style-name="ce15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style-name="ce15" table:formula="of:=IF([.J9]=&quot;&quot;;&quot;&quot;;[.J9])">
            <text:p/>
          </table:table-cell>
          <table:table-cell table:style-name="ce15" table:formula="of:=IF([.I9]=&quot;&quot;;&quot;&quot;;[.I9])">
            <text:p/>
          </table:table-cell>
          <table:table-cell table:style-name="ce10" table:formula="of:=IF([.H9]=&quot;&quot;;&quot;&quot;;[.H9])" office:value-type="float" office:value="102" calcext:value-type="float">
            <text:p>102</text:p>
          </table:table-cell>
          <table:table-cell table:style-name="ce10" table:formula="of:=IF([.G9]=&quot;&quot;;&quot;&quot;;[.G9])" office:value-type="float" office:value="73" calcext:value-type="float">
            <text:p>73</text:p>
          </table:table-cell>
          <table:table-cell table:style-name="ce10" table:formula="of:=IF([.F9]=&quot;&quot;;&quot;&quot;;[.F9])" office:value-type="float" office:value="0" calcext:value-type="float">
            <text:p>0</text:p>
          </table:table-cell>
          <table:table-cell table:style-name="ce10" table:formula="of:=IF([.E9]=&quot;&quot;;&quot;&quot;;[.E9])" office:value-type="float" office:value="232" calcext:value-type="float">
            <text:p>232</text:p>
          </table:table-cell>
          <table:table-cell table:style-name="ce10" table:formula="of:=IF([.D9]=&quot;&quot;;&quot;&quot;;[.D9])" office:value-type="float" office:value="0" calcext:value-type="float">
            <text:p>0</text:p>
          </table:table-cell>
          <table:table-cell table:style-name="ce10" table:formula="of:=IF([.C9]=&quot;&quot;;&quot;&quot;;[.C9])" office:value-type="float" office:value="105" calcext:value-type="float">
            <text:p>105</text:p>
          </table:table-cell>
          <table:table-cell table:style-name="ce10" table:formula="of:=IF([.B9]=&quot;&quot;;&quot;&quot;;[.B9])" office:value-type="float" office:value="73" calcext:value-type="float">
            <text:p>73</text:p>
          </table:table-cell>
          <table:table-cell table:style-name="ce10" table:formula="of:=IF([.A9]=&quot;&quot;;&quot;&quot;;[.A9])" office:value-type="float" office:value="0" calcext:value-type="float">
            <text:p>0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style-name="ce15"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style-name="ce15" table:formula="of:=IF([.A10]=&quot;&quot;;&quot;&quot;;[.A10])" office:value-type="float" office:value="0" calcext:value-type="float">
            <text:p>0</text:p>
          </table:table-cell>
          <table:table-cell table:style-name="ce15" table:formula="of:=IF([.B10]=&quot;&quot;;&quot;&quot;;[.B10])" office:value-type="float" office:value="73" calcext:value-type="float">
            <text:p>73</text:p>
          </table:table-cell>
          <table:table-cell table:style-name="ce15" table:formula="of:=IF([.C10]=&quot;&quot;;&quot;&quot;;[.C10])" office:value-type="float" office:value="232" calcext:value-type="float">
            <text:p>232</text:p>
          </table:table-cell>
          <table:table-cell table:style-name="ce15" table:formula="of:=IF([.D10]=&quot;&quot;;&quot;&quot;;[.D10])" office:value-type="float" office:value="0" calcext:value-type="float">
            <text:p>0</text:p>
          </table:table-cell>
          <table:table-cell table:style-name="ce15" table:formula="of:=IF([.E10]=&quot;&quot;;&quot;&quot;;[.E10])" office:value-type="float" office:value="0" calcext:value-type="float">
            <text:p>0</text:p>
          </table:table-cell>
          <table:table-cell table:style-name="ce15" table:formula="of:=IF([.F10]=&quot;&quot;;&quot;&quot;;[.F10])" office:value-type="float" office:value="0" calcext:value-type="float">
            <text:p>0</text:p>
          </table:table-cell>
          <table:table-cell table:style-name="ce15" table:formula="of:=IF([.G10]=&quot;&quot;;&quot;&quot;;[.G10])" office:value-type="float" office:value="73" calcext:value-type="float">
            <text:p>73</text:p>
          </table:table-cell>
          <table:table-cell table:style-name="ce15" table:formula="of:=IF([.H10]=&quot;&quot;;&quot;&quot;;[.H10])" office:value-type="float" office:value="185" calcext:value-type="float">
            <text:p>185</text:p>
          </table:table-cell>
          <table:table-cell table:style-name="ce15" table:formula="of:=IF([.I10]=&quot;&quot;;&quot;&quot;;[.I10])" office:value-type="float" office:value="0" calcext:value-type="float">
            <text:p>0</text:p>
          </table:table-cell>
          <table:table-cell table:style-name="ce15" table:formula="of:=IF([.J10]=&quot;&quot;;&quot;&quot;;[.J10])">
            <text:p/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style-name="ce15" office:value-type="float" office:value="94" calcext:value-type="float">
            <text:p>94</text:p>
          </table:table-cell>
          <table:table-cell table:number-columns-repeated="16363"/>
        </table:table-row>
        <table:table-row table:style-name="ro2">
          <table:table-cell table:style-name="ce15" table:formula="of:=IF([.J11]=&quot;&quot;;&quot;&quot;;[.J11])">
            <text:p/>
          </table:table-cell>
          <table:table-cell table:style-name="ce15" table:formula="of:=IF([.I11]=&quot;&quot;;&quot;&quot;;[.I11])">
            <text:p/>
          </table:table-cell>
          <table:table-cell table:style-name="ce15" table:formula="of:=IF([.H11]=&quot;&quot;;&quot;&quot;;[.H11])">
            <text:p/>
          </table:table-cell>
          <table:table-cell table:style-name="ce15" table:formula="of:=IF([.G11]=&quot;&quot;;&quot;&quot;;[.G11])">
            <text:p/>
          </table:table-cell>
          <table:table-cell table:style-name="ce10" table:formula="of:=IF([.F11]=&quot;&quot;;&quot;&quot;;[.F11])">
            <text:p/>
          </table:table-cell>
          <table:table-cell table:style-name="ce10" table:formula="of:=IF([.E11]=&quot;&quot;;&quot;&quot;;[.E11])">
            <text:p/>
          </table:table-cell>
          <table:table-cell table:style-name="ce10" table:formula="of:=IF([.D11]=&quot;&quot;;&quot;&quot;;[.D11])">
            <text:p/>
          </table:table-cell>
          <table:table-cell table:style-name="ce10" table:formula="of:=IF([.C11]=&quot;&quot;;&quot;&quot;;[.C11])">
            <text:p/>
          </table:table-cell>
          <table:table-cell table:style-name="ce10" table:formula="of:=IF([.B11]=&quot;&quot;;&quot;&quot;;[.B11])">
            <text:p/>
          </table:table-cell>
          <table:table-cell table:style-name="ce10" table:formula="of:=IF([.A11]=&quot;&quot;;&quot;&quot;;[.A11])">
            <text:p/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style-name="ce15" office:value-type="float" office:value="142" calcext:value-type="float">
            <text:p>14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3" calcext:value-type="float">
            <text:p>23</text:p>
          </table:table-cell>
          <table:table-cell table:style-name="ce15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4" calcext:value-type="float">
            <text:p>24</text:p>
          </table:table-cell>
          <table:table-cell table:style-name="ce15" office:value-type="float" office:value="102" calcext:value-type="float">
            <text:p>10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5" calcext:value-type="float">
            <text:p>25</text:p>
          </table:table-cell>
          <table:table-cell table:style-name="ce10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6" calcext:value-type="float">
            <text:p>26</text:p>
          </table:table-cell>
          <table:table-cell table:style-name="ce10" office:value-type="float" office:value="102" calcext:value-type="float">
            <text:p>10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7" calcext:value-type="float">
            <text:p>27</text:p>
          </table:table-cell>
          <table:table-cell table:style-name="ce10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8" calcext:value-type="float">
            <text:p>28</text:p>
          </table:table-cell>
          <table:table-cell table:style-name="ce10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9" calcext:value-type="float">
            <text:p>29</text:p>
          </table:table-cell>
          <table:table-cell table:style-name="ce10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0" calcext:value-type="float">
            <text:p>30</text:p>
          </table:table-cell>
          <table:table-cell table:style-name="ce10" office:value-type="float" office:value="93" calcext:value-type="float">
            <text:p>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table:style-name="ce15"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table:style-name="ce15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table:style-name="ce15"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table:style-name="ce15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table:style-name="ce15"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table:style-name="ce10"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table:style-name="ce10" office:value-type="float" office:value="102" calcext:value-type="float">
            <text:p>10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table:style-name="ce10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table:style-name="ce10" office:value-type="float" office:value="61" calcext:value-type="float">
            <text:p>6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table:style-name="ce10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table:style-name="ce10" office:value-type="float" office:value="102" calcext:value-type="float">
            <text:p>10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table:style-name="ce15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table:style-name="ce15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table:style-name="ce15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table:style-name="ce15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table:style-name="ce15"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table:style-name="ce10" office:value-type="float" office:value="102" calcext:value-type="float">
            <text:p>10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table:style-name="ce10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2" calcext:value-type="float">
            <text:p>52</text:p>
          </table:table-cell>
          <table:table-cell table:style-name="ce10"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3" calcext:value-type="float">
            <text:p>5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4" calcext:value-type="float">
            <text:p>54</text:p>
          </table:table-cell>
          <table:table-cell table:style-name="ce10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5" calcext:value-type="float">
            <text:p>55</text:p>
          </table:table-cell>
          <table:table-cell table:style-name="ce10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6" calcext:value-type="float">
            <text:p>56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7" calcext:value-type="float">
            <text:p>57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8" calcext:value-type="float">
            <text:p>58</text:p>
          </table:table-cell>
          <table:table-cell table:style-name="ce15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9" calcext:value-type="float">
            <text:p>59</text:p>
          </table:table-cell>
          <table:table-cell table:style-name="ce15"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0" calcext:value-type="float">
            <text:p>6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1" calcext:value-type="float">
            <text:p>6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2" calcext:value-type="float">
            <text:p>6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3" calcext:value-type="float">
            <text:p>63</text:p>
          </table:table-cell>
          <table:table-cell table:style-name="ce15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4" calcext:value-type="float">
            <text:p>64</text:p>
          </table:table-cell>
          <table:table-cell table:style-name="ce15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5" calcext:value-type="float">
            <text:p>6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 table:number-rows-repeated="7">
          <table:table-cell table:number-columns-repeated="19"/>
          <table:table-cell table:style-name="Default"/>
          <table:table-cell table:number-columns-repeated="16364"/>
        </table:table-row>
        <table:table-row table:style-name="ro2" table:number-rows-repeated="104850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5" table:style-name="ta1">
        <office:forms form:automatic-focus="false" form:apply-design-mode="false"/>
        <table:table-column table:style-name="co4" table:number-columns-repeated="10" table:default-cell-style-name="ce9"/>
        <table:table-column table:style-name="co5" table:number-columns-repeated="9" table:default-cell-style-name="ce9"/>
        <table:table-column table:style-name="co6" table:number-columns-repeated="2" table:default-cell-style-name="ce9"/>
        <table:table-column table:style-name="co9" table:number-columns-repeated="5" table:default-cell-style-name="ce9"/>
        <table:table-column table:style-name="co3" table:number-columns-repeated="3" table:default-cell-style-name="ce9"/>
        <table:table-column table:style-name="co7" table:default-cell-style-name="ce9"/>
        <table:table-column table:style-name="co3" table:number-columns-repeated="16354" table:default-cell-style-name="ce9"/>
        <table:table-row table:style-name="ro2">
          <table:table-cell table:style-name="ce29" office:value-type="string" calcext:value-type="string">
            <text:p>Part I - 5<text:span text:style-name="T1">th</text:span> Measure</text:p>
          </table:table-cell>
          <table:table-cell table:number-columns-repeated="9"/>
          <table:table-cell table:style-name="ce15" table:number-columns-repeated="6"/>
          <table:table-cell table:number-columns-repeated="3"/>
          <table:table-cell table:style-name="ce29" office:value-type="string" calcext:value-type="string">
            <text:p>64 notes</text:p>
          </table:table-cell>
          <table:table-cell table:number-columns-repeated="6"/>
          <table:table-cell table:formula="of:=COM.MICROSOFT.CONCAT([.$U10];&quot; &quot;;[.$U19];&quot; &quot;;[.$U28];&quot; &quot;;[.$U37];&quot; &quot;;[.$U46];&quot; &quot;;[.$U55];&quot; &quot;;[.$U64];&quot; &quot;)" office:value-type="string" office:string-value="140 78 183 75 103 101 0 " calcext:value-type="string">
            <text:p>140 78 183 75 103 101 0 </text:p>
          </table:table-cell>
          <table:table-cell table:number-columns-repeated="16357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78" calcext:value-type="float">
            <text:p>78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style-name="ce15" table:number-columns-repeated="6"/>
          <table:table-cell table:number-columns-repeated="3"/>
          <table:table-cell office:value-type="float" office:value="1" calcext:value-type="float">
            <text:p>1</text:p>
          </table:table-cell>
          <table:table-cell table:style-name="ce15" office:value-type="float" office:value="187" calcext:value-type="float">
            <text:p>187</text:p>
          </table:table-cell>
          <table:table-cell table:number-columns-repeated="5"/>
          <table:table-cell table:formula="of:=COM.MICROSOFT.CONCAT(IF([.$U10]&lt;120;VLOOKUP([.$U10];[$V.$A$1:.$D$243];4;0);&quot;&quot;);IF([.$U19]&lt;120;VLOOKUP([.$U19];[$V.$A$1:.$D$243];4;0);&quot;&quot;);IF([.$U28]&lt;120;VLOOKUP([.$U28];[$V.$A$1:.$D$243];4;0);&quot;&quot;);IF([.$U37]&lt;120;VLOOKUP([.$U37];[$V.$A$1:.$D$243];4;0);&quot;&quot;);IF([.$U46]&lt;120;VLOOKUP([.$U46];[$V.$A$1:.$D$243];4;0);&quot;&quot;);IF([.$U55]&lt;120;VLOOKUP([.$U55];[$V.$A$1:.$D$243];4;0);&quot;&quot;);IF([.$U64]&lt;120;VLOOKUP([.$U64];[$V.$A$1:.$D$243];4;0);&quot;&quot;))" office:value-type="string" office:string-value="d2=B2AG" calcext:value-type="string">
            <text:p>d2=B2AG</text:p>
          </table:table-cell>
          <table:table-cell table:formula="of:=COM.MICROSOFT.CONCAT([.$U2];&quot; &quot;;[.$U11];&quot; &quot;;[.$U20];&quot; &quot;;[.$U29];&quot; &quot;;[.$U38];&quot; &quot;;[.$U47];&quot; &quot;;[.$U56];&quot; &quot;;[.$U65])" office:value-type="string" office:string-value="187 114 114 117 183 84 187 82" calcext:value-type="string">
            <text:p>187 114 114 117 183 84 187 82</text:p>
          </table:table-cell>
          <table:table-cell table:number-columns-repeated="16356"/>
        </table:table-row>
        <table:table-row table:style-name="ro2"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114" calcext:value-type="float">
            <text:p>114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108" calcext:value-type="float">
            <text:p>108</text:p>
          </table:table-cell>
          <table:table-cell table:style-name="ce15" table:number-columns-repeated="2"/>
          <table:table-cell/>
          <table:table-cell table:style-name="ce15" table:number-columns-repeated="6"/>
          <table:table-cell table:number-columns-repeated="3"/>
          <table:table-cell office:value-type="float" office:value="2" calcext:value-type="float">
            <text:p>2</text:p>
          </table:table-cell>
          <table:table-cell table:style-name="ce15" office:value-type="float" office:value="78" calcext:value-type="float">
            <text:p>78</text:p>
          </table:table-cell>
          <table:table-cell table:number-columns-repeated="5"/>
          <table:table-cell table:formula="of:=COM.MICROSOFT.CONCAT(IF([.$U10]&gt;119;VLOOKUP([.$U10];[$V.$A$1:.$D$243];4;0);&quot;&quot;);IF([.$U19]&gt;119;VLOOKUP([.$U19];[$V.$A$1:.$D$243];4;0);&quot;&quot;);IF([.$U28]&gt;119;VLOOKUP([.$U28];[$V.$A$1:.$D$243];4;0);&quot;&quot;);IF([.$U37]&gt;119;VLOOKUP([.$U37];[$V.$A$1:.$D$243];4;0);&quot;&quot;);IF([.$U46]&gt;119;VLOOKUP([.$U46];[$V.$A$1:.$D$243];4;0);&quot;&quot;);IF([.$U55]&gt;119;VLOOKUP([.$U55];[$V.$A$1:.$D$243];4;0);&quot;&quot;);IF([.$U64]&gt;119;VLOOKUP([.$U64];[$V.$A$1:.$D$243];4;0);&quot;&quot;))" office:value-type="string" office:string-value="G,4G,,2" calcext:value-type="string">
            <text:p>G,4G,,2</text:p>
          </table:table-cell>
          <table:table-cell table:formula="of:=COM.MICROSOFT.CONCAT(IF([.$U2]&lt;120;VLOOKUP([.$U2];[$V.$A$1:.$D$243];4;0);&quot;&quot;);IF([.$U11]&lt;120;VLOOKUP([.$U11];[$V.$A$1:.$D$243];4;0);&quot;&quot;);IF([.$U20]&lt;120;VLOOKUP([.$U20];[$V.$A$1:.$D$243];4;0);&quot;&quot;);IF([.$U29]&lt;120;VLOOKUP([.$U29];[$V.$A$1:.$D$243];4;0);&quot;&quot;);IF([.$U38]&lt;120;VLOOKUP([.$U38];[$V.$A$1:.$D$243];4;0);&quot;&quot;);IF([.$U47]&lt;120;VLOOKUP([.$U47];[$V.$A$1:.$D$243];4;0);&quot;&quot;);IF([.$U56]&lt;120;VLOOKUP([.$U56];[$V.$A$1:.$D$243];4;0);&quot;&quot;);IF([.$U65]&lt;120;VLOOKUP([.$U65];[$V.$A$1:.$D$243];4;0);&quot;&quot;))" office:value-type="string" office:string-value="gg=ag2f2" calcext:value-type="string">
            <text:p>gg=ag2f2</text:p>
          </table:table-cell>
          <table:table-cell table:formula="of:=COM.MICROSOFT.CONCAT([.$U3];&quot; &quot;;[.$U12];&quot; &quot;;[.$U21];&quot; &quot;;[.$U30];&quot; &quot;;[.$U39];&quot; &quot;;[.$U48];&quot; &quot;;[.$U57];&quot; &quot;)" office:value-type="string" office:string-value="78 140 75 183 103 101 0 " calcext:value-type="string">
            <text:p>78 140 75 183 103 101 0 </text:p>
          </table:table-cell>
          <table:table-cell table:number-columns-repeated="16355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83" calcext:value-type="float">
            <text:p>183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183" calcext:value-type="float">
            <text:p>183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style-name="ce15" table:number-columns-repeated="6"/>
          <table:table-cell table:number-columns-repeated="3"/>
          <table:table-cell office:value-type="float" office:value="3" calcext:value-type="float">
            <text:p>3</text:p>
          </table:table-cell>
          <table:table-cell table:style-name="ce15" office:value-type="float" office:value="140" calcext:value-type="float">
            <text:p>140</text:p>
          </table:table-cell>
          <table:table-cell table:number-columns-repeated="6"/>
          <table:table-cell table:formula="of:=COM.MICROSOFT.CONCAT(IF([.$U2]&gt;119;VLOOKUP([.$U2];[$V.$A$1:.$D$243];4;0);&quot;&quot;);IF([.$U11]&gt;119;VLOOKUP([.$U11];[$V.$A$1:.$D$243];4;0);&quot;&quot;);IF([.$U20]&gt;119;VLOOKUP([.$U20];[$V.$A$1:.$D$243];4;0);&quot;&quot;);IF([.$U29]&gt;119;VLOOKUP([.$U29];[$V.$A$1:.$D$243];4;0);&quot;&quot;);IF([.$U38]&gt;119;VLOOKUP([.$U38];[$V.$A$1:.$D$243];4;0);&quot;&quot;);IF([.$U47]&gt;119;VLOOKUP([.$U47];[$V.$A$1:.$D$243];4;0);&quot;&quot;);IF([.$U56]&gt;119;VLOOKUP([.$U56];[$V.$A$1:.$D$243];4;0);&quot;&quot;);IF([.$U65]&gt;119;VLOOKUP([.$U65];[$V.$A$1:.$D$243];4;0);&quot;&quot;))" office:value-type="string" office:string-value="=B,,2G,,2=B,,2" calcext:value-type="string">
            <text:p>=B,,2G,,2=B,,2</text:p>
          </table:table-cell>
          <table:table-cell table:style-name="ce37" table:formula="of:=COM.MICROSOFT.CONCAT(IF([.$U3]&lt;120;VLOOKUP([.$U3];[$V.$A$1:.$D$243];4;0);&quot;&quot;);IF([.$U12]&lt;120;VLOOKUP([.$U12];[$V.$A$1:.$D$243];4;0);&quot;&quot;);IF([.$U21]&lt;120;VLOOKUP([.$U21];[$V.$A$1:.$D$243];4;0);&quot;&quot;);IF([.$U30]&lt;120;VLOOKUP([.$U30];[$V.$A$1:.$D$243];4;0);&quot;&quot;);IF([.$U39]&lt;120;VLOOKUP([.$U39];[$V.$A$1:.$D$243];4;0);&quot;&quot;);IF([.$U48]&lt;120;VLOOKUP([.$U48];[$V.$A$1:.$D$243];4;0);&quot;&quot;);IF([.$U57]&lt;120;VLOOKUP([.$U57];[$V.$A$1:.$D$243];4;0);&quot;&quot;))" office:value-type="string" office:string-value="d2=B2AG" calcext:value-type="string">
            <text:p>d2=B2AG</text:p>
          </table:table-cell>
          <table:table-cell table:formula="of:=COM.MICROSOFT.CONCAT([.$U4];&quot; &quot;;[.$U13];&quot; &quot;;[.$U22];&quot; &quot;;[.$U31];&quot; &quot;;[.$U40];&quot; &quot;;[.$U49];&quot; &quot;;[.$U58];&quot; &quot;)" office:value-type="string" office:string-value="140 71 183 108 112 111 108 " calcext:value-type="string">
            <text:p>140 71 183 108 112 111 108 </text:p>
          </table:table-cell>
          <table:table-cell table:number-columns-repeated="16354"/>
        </table:table-row>
        <table:table-row table:style-name="ro2"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117" calcext:value-type="float">
            <text:p>117</text:p>
          </table:table-cell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140" calcext:value-type="float">
            <text:p>140</text:p>
          </table:table-cell>
          <table:table-cell table:number-columns-repeated="2" table:style-name="ce10" office:value-type="float" office:value="108" calcext:value-type="float">
            <text:p>108</text:p>
          </table:table-cell>
          <table:table-cell table:style-name="ce10" office:value-type="float" office:value="183" calcext:value-type="float">
            <text:p>183</text:p>
          </table:table-cell>
          <table:table-cell table:style-name="ce15"/>
          <table:table-cell/>
          <table:table-cell table:style-name="ce15" table:number-columns-repeated="6"/>
          <table:table-cell table:number-columns-repeated="3"/>
          <table:table-cell office:value-type="float" office:value="4" calcext:value-type="float">
            <text:p>4</text:p>
          </table:table-cell>
          <table:table-cell table:style-name="ce15" office:value-type="float" office:value="78" calcext:value-type="float">
            <text:p>78</text:p>
          </table:table-cell>
          <table:table-cell table:number-columns-repeated="7"/>
          <table:table-cell table:style-name="ce37" table:formula="of:=COM.MICROSOFT.CONCAT(IF([.$U3]&gt;119;VLOOKUP([.$U3];[$V.$A$1:.$D$243];4;0);&quot;&quot;);IF([.$U12]&gt;119;VLOOKUP([.$U12];[$V.$A$1:.$D$243];4;0);&quot;&quot;);IF([.$U21]&gt;119;VLOOKUP([.$U21];[$V.$A$1:.$D$243];4;0);&quot;&quot;);IF([.$U30]&gt;119;VLOOKUP([.$U30];[$V.$A$1:.$D$243];4;0);&quot;&quot;);IF([.$U39]&gt;119;VLOOKUP([.$U39];[$V.$A$1:.$D$243];4;0);&quot;&quot;);IF([.$U48]&gt;119;VLOOKUP([.$U48];[$V.$A$1:.$D$243];4;0);&quot;&quot;);IF([.$U57]&gt;119;VLOOKUP([.$U57];[$V.$A$1:.$D$243];4;0);&quot;&quot;))" office:value-type="string" office:string-value="G,4G,,2" calcext:value-type="string">
            <text:p>G,4G,,2</text:p>
          </table:table-cell>
          <table:table-cell table:formula="of:=COM.MICROSOFT.CONCAT(IF([.$U4]&lt;120;VLOOKUP([.$U4];[$V.$A$1:.$D$243];4;0);&quot;&quot;);IF([.$U13]&lt;120;VLOOKUP([.$U13];[$V.$A$1:.$D$243];4;0);&quot;&quot;);IF([.$U22]&lt;120;VLOOKUP([.$U22];[$V.$A$1:.$D$243];4;0);&quot;&quot;);IF([.$U31]&lt;120;VLOOKUP([.$U31];[$V.$A$1:.$D$243];4;0);&quot;&quot;);IF([.$U40]&lt;120;VLOOKUP([.$U40];[$V.$A$1:.$D$243];4;0);&quot;&quot;);IF([.$U49]&lt;120;VLOOKUP([.$U49];[$V.$A$1:.$D$243];4;0);&quot;&quot;);IF([.$U58]&lt;120;VLOOKUP([.$U58];[$V.$A$1:.$D$243];4;0);&quot;&quot;))" office:value-type="string" office:string-value="G2df=ed" calcext:value-type="string">
            <text:p>G2df=ed</text:p>
          </table:table-cell>
          <table:table-cell table:formula="of:=COM.MICROSOFT.CONCAT([.$U5];&quot; &quot;;[.$U14];&quot; &quot;;[.$U23];&quot; &quot;;[.$U32];&quot; &quot;;[.$U41];&quot; &quot;;[.$U50];&quot; &quot;;[.$U59];&quot; &quot;)" office:value-type="string" office:string-value="78 105 140 103 183 71 0 " calcext:value-type="string">
            <text:p>78 105 140 103 183 71 0 </text:p>
          </table:table-cell>
          <table:table-cell table:number-columns-repeated="16353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office:value-type="float" office:value="183" calcext:value-type="float">
            <text:p>183</text:p>
          </table:table-cell>
          <table:table-cell office:value-type="float" office:value="75" calcext:value-type="float">
            <text:p>75</text:p>
          </table:table-cell>
          <table:table-cell office:value-type="float" office:value="183" calcext:value-type="float">
            <text:p>183</text:p>
          </table:table-cell>
          <table:table-cell table:number-columns-repeated="3"/>
          <table:table-cell table:style-name="ce15" table:number-columns-repeated="6"/>
          <table:table-cell table:number-columns-repeated="3"/>
          <table:table-cell office:value-type="float" office:value="5" calcext:value-type="float">
            <text:p>5</text:p>
          </table:table-cell>
          <table:table-cell table:style-name="ce15" office:value-type="float" office:value="140" calcext:value-type="float">
            <text:p>140</text:p>
          </table:table-cell>
          <table:table-cell table:number-columns-repeated="8"/>
          <table:table-cell table:formula="of:=COM.MICROSOFT.CONCAT(IF([.$U4]&gt;119;VLOOKUP([.$U4];[$V.$A$1:.$D$243];4;0);&quot;&quot;);IF([.$U13]&gt;119;VLOOKUP([.$U13];[$V.$A$1:.$D$243];4;0);&quot;&quot;);IF([.$U22]&gt;119;VLOOKUP([.$U22];[$V.$A$1:.$D$243];4;0);&quot;&quot;);IF([.$U31]&gt;119;VLOOKUP([.$U31];[$V.$A$1:.$D$243];4;0);&quot;&quot;);IF([.$U40]&gt;119;VLOOKUP([.$U40];[$V.$A$1:.$D$243];4;0);&quot;&quot;);IF([.$U49]&gt;119;VLOOKUP([.$U49];[$V.$A$1:.$D$243];4;0);&quot;&quot;);IF([.$U58]&gt;119;VLOOKUP([.$U58];[$V.$A$1:.$D$243];4;0);&quot;&quot;))" office:value-type="string" office:string-value="G,4G,,2" calcext:value-type="string">
            <text:p>G,4G,,2</text:p>
          </table:table-cell>
          <table:table-cell table:style-name="ce37" table:formula="of:=COM.MICROSOFT.CONCAT(IF([.$U5]&lt;120;VLOOKUP([.$U5];[$V.$A$1:.$D$243];4;0);&quot;&quot;);IF([.$U14]&lt;120;VLOOKUP([.$U14];[$V.$A$1:.$D$243];4;0);&quot;&quot;);IF([.$U23]&lt;120;VLOOKUP([.$U23];[$V.$A$1:.$D$243];4;0);&quot;&quot;);IF([.$U32]&lt;120;VLOOKUP([.$U32];[$V.$A$1:.$D$243];4;0);&quot;&quot;);IF([.$U41]&lt;120;VLOOKUP([.$U41];[$V.$A$1:.$D$243];4;0);&quot;&quot;);IF([.$U50]&lt;120;VLOOKUP([.$U50];[$V.$A$1:.$D$243];4;0);&quot;&quot;);IF([.$U59]&lt;120;VLOOKUP([.$U59];[$V.$A$1:.$D$243];4;0);&quot;&quot;))" office:value-type="string" office:string-value="d2=BAG2" calcext:value-type="string">
            <text:p>d2=BAG2</text:p>
          </table:table-cell>
          <table:table-cell table:formula="of:=COM.MICROSOFT.CONCAT([.$U6];&quot; &quot;;[.$U15];&quot; &quot;;[.$U24];&quot; &quot;;[.$U33];&quot; &quot;;[.$U42];&quot; &quot;;[.$U51];&quot; &quot;;[.$U60];&quot; &quot;)" office:value-type="string" office:string-value="140 78 183 75 103 101 0 " calcext:value-type="string">
            <text:p>140 78 183 75 103 101 0 </text:p>
          </table:table-cell>
          <table:table-cell table:number-columns-repeated="16352"/>
        </table:table-row>
        <table:table-row table:style-name="ro2"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103" calcext:value-type="float">
            <text:p>103</text:p>
          </table:table-cell>
          <table:table-cell table:number-columns-repeated="2"/>
          <table:table-cell table:style-name="ce15" table:number-columns-repeated="6"/>
          <table:table-cell table:number-columns-repeated="3"/>
          <table:table-cell office:value-type="float" office:value="6" calcext:value-type="float">
            <text:p>6</text:p>
          </table:table-cell>
          <table:table-cell table:style-name="ce15" office:value-type="float" office:value="112" calcext:value-type="float">
            <text:p>112</text:p>
          </table:table-cell>
          <table:table-cell table:number-columns-repeated="9"/>
          <table:table-cell table:style-name="ce37" table:formula="of:=COM.MICROSOFT.CONCAT(IF([.$U5]&gt;119;VLOOKUP([.$U5];[$V.$A$1:.$D$243];4;0);&quot;&quot;);IF([.$U14]&gt;119;VLOOKUP([.$U14];[$V.$A$1:.$D$243];4;0);&quot;&quot;);IF([.$U23]&gt;119;VLOOKUP([.$U23];[$V.$A$1:.$D$243];4;0);&quot;&quot;);IF([.$U32]&gt;119;VLOOKUP([.$U32];[$V.$A$1:.$D$243];4;0);&quot;&quot;);IF([.$U41]&gt;119;VLOOKUP([.$U41];[$V.$A$1:.$D$243];4;0);&quot;&quot;);IF([.$U50]&gt;119;VLOOKUP([.$U50];[$V.$A$1:.$D$243];4;0);&quot;&quot;);IF([.$U59]&gt;119;VLOOKUP([.$U59];[$V.$A$1:.$D$243];4;0);&quot;&quot;))" office:value-type="string" office:string-value="G,4G,,2" calcext:value-type="string">
            <text:p>G,4G,,2</text:p>
          </table:table-cell>
          <table:table-cell table:style-name="ce37" table:formula="of:=COM.MICROSOFT.CONCAT(IF([.$U6]&lt;120;VLOOKUP([.$U6];[$V.$A$1:.$D$243];4;0);&quot;&quot;);IF([.$U15]&lt;120;VLOOKUP([.$U15];[$V.$A$1:.$D$243];4;0);&quot;&quot;);IF([.$U24]&lt;120;VLOOKUP([.$U24];[$V.$A$1:.$D$243];4;0);&quot;&quot;);IF([.$U33]&lt;120;VLOOKUP([.$U33];[$V.$A$1:.$D$243];4;0);&quot;&quot;);IF([.$U42]&lt;120;VLOOKUP([.$U42];[$V.$A$1:.$D$243];4;0);&quot;&quot;);IF([.$U51]&lt;120;VLOOKUP([.$U51];[$V.$A$1:.$D$243];4;0);&quot;&quot;);IF([.$U60]&lt;120;VLOOKUP([.$U60];[$V.$A$1:.$D$243];4;0);&quot;&quot;))" office:value-type="string" office:string-value="d2=B2AG" calcext:value-type="string">
            <text:p>d2=B2AG</text:p>
          </table:table-cell>
          <table:table-cell table:formula="of:=COM.MICROSOFT.CONCAT([.$U7];&quot; &quot;;[.$U16];&quot; &quot;;[.$U25];&quot; &quot;;[.$U34];&quot; &quot;;[.$U43];&quot; &quot;;[.$U52];&quot; &quot;;[.$U61];&quot; &quot;)" office:value-type="string" office:string-value="112 140 108 75 183 103 101 " calcext:value-type="string">
            <text:p>112 140 108 75 183 103 101 </text:p>
          </table:table-cell>
          <table:table-cell table:number-columns-repeated="1635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style-name="ce15" table:number-columns-repeated="6"/>
          <table:table-cell table:number-columns-repeated="3"/>
          <table:table-cell office:value-type="float" office:value="7" calcext:value-type="float">
            <text:p>7</text:p>
          </table:table-cell>
          <table:table-cell table:style-name="ce15" office:value-type="float" office:value="140" calcext:value-type="float">
            <text:p>140</text:p>
          </table:table-cell>
          <table:table-cell table:number-columns-repeated="10"/>
          <table:table-cell table:style-name="ce37" table:formula="of:=COM.MICROSOFT.CONCAT(IF([.$U6]&gt;119;VLOOKUP([.$U6];[$V.$A$1:.$D$243];4;0);&quot;&quot;);IF([.$U15]&gt;119;VLOOKUP([.$U15];[$V.$A$1:.$D$243];4;0);&quot;&quot;);IF([.$U24]&gt;119;VLOOKUP([.$U24];[$V.$A$1:.$D$243];4;0);&quot;&quot;);IF([.$U33]&gt;119;VLOOKUP([.$U33];[$V.$A$1:.$D$243];4;0);&quot;&quot;);IF([.$U42]&gt;119;VLOOKUP([.$U42];[$V.$A$1:.$D$243];4;0);&quot;&quot;);IF([.$U51]&gt;119;VLOOKUP([.$U51];[$V.$A$1:.$D$243];4;0);&quot;&quot;);IF([.$U60]&gt;119;VLOOKUP([.$U60];[$V.$A$1:.$D$243];4;0);&quot;&quot;))" office:value-type="string" office:string-value="G,4G,,2" calcext:value-type="string">
            <text:p>G,4G,,2</text:p>
          </table:table-cell>
          <table:table-cell table:formula="of:=COM.MICROSOFT.CONCAT(IF([.$U7]&lt;120;VLOOKUP([.$U7];[$V.$A$1:.$D$243];4;0);&quot;&quot;);IF([.$U16]&lt;120;VLOOKUP([.$U16];[$V.$A$1:.$D$243];4;0);&quot;&quot;);IF([.$U25]&lt;120;VLOOKUP([.$U25];[$V.$A$1:.$D$243];4;0);&quot;&quot;);IF([.$U34]&lt;120;VLOOKUP([.$U34];[$V.$A$1:.$D$243];4;0);&quot;&quot;);IF([.$U43]&lt;120;VLOOKUP([.$U43];[$V.$A$1:.$D$243];4;0);&quot;&quot;);IF([.$U52]&lt;120;VLOOKUP([.$U52];[$V.$A$1:.$D$243];4;0);&quot;&quot;);IF([.$U61]&lt;120;VLOOKUP([.$U61];[$V.$A$1:.$D$243];4;0);&quot;&quot;))" office:value-type="string" office:string-value="fd=B2AG" calcext:value-type="string">
            <text:p>fd=B2AG</text:p>
          </table:table-cell>
          <table:table-cell table:formula="of:=COM.MICROSOFT.CONCAT([.$U8];&quot; &quot;;[.$U17];&quot; &quot;;[.$U26];&quot; &quot;;[.$U35];&quot; &quot;;[.$U44];&quot; &quot;;[.$U53];&quot; &quot;;[.$U62];&quot; &quot;)" office:value-type="string" office:string-value="140 183 108 112 17 0 0 " calcext:value-type="string">
            <text:p>140 183 108 112 17 0 0 </text:p>
          </table:table-cell>
          <table:table-cell table:number-columns-repeated="16350"/>
        </table:table-row>
        <table:table-row table:style-name="ro2"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0" calcext:value-type="float">
            <text:p>0</text:p>
          </table:table-cell>
          <table:table-cell table:style-name="ce15"/>
          <table:table-cell table:number-columns-repeated="3"/>
          <table:table-cell table:style-name="ce15" table:number-columns-repeated="6"/>
          <table:table-cell table:number-columns-repeated="3"/>
          <table:table-cell office:value-type="float" office:value="8" calcext:value-type="float">
            <text:p>8</text:p>
          </table:table-cell>
          <table:table-cell table:style-name="ce10" office:value-type="float" office:value="108" calcext:value-type="float">
            <text:p>108</text:p>
          </table:table-cell>
          <table:table-cell table:number-columns-repeated="11"/>
          <table:table-cell table:formula="of:=COM.MICROSOFT.CONCAT(IF([.$U7]&gt;119;VLOOKUP([.$U7];[$V.$A$1:.$D$243];4;0);&quot;&quot;);IF([.$U16]&gt;119;VLOOKUP([.$U16];[$V.$A$1:.$D$243];4;0);&quot;&quot;);IF([.$U25]&gt;119;VLOOKUP([.$U25];[$V.$A$1:.$D$243];4;0);&quot;&quot;);IF([.$U34]&gt;119;VLOOKUP([.$U34];[$V.$A$1:.$D$243];4;0);&quot;&quot;);IF([.$U43]&gt;119;VLOOKUP([.$U43];[$V.$A$1:.$D$243];4;0);&quot;&quot;);IF([.$U52]&gt;119;VLOOKUP([.$U52];[$V.$A$1:.$D$243];4;0);&quot;&quot;);IF([.$U61]&gt;119;VLOOKUP([.$U61];[$V.$A$1:.$D$243];4;0);&quot;&quot;))" office:value-type="string" office:string-value="G,4G,,2" calcext:value-type="string">
            <text:p>G,4G,,2</text:p>
          </table:table-cell>
          <table:table-cell table:formula="of:=COM.MICROSOFT.CONCAT(IF([.$U8]&lt;120;VLOOKUP([.$U8];[$V.$A$1:.$D$243];4;0);&quot;&quot;);IF([.$U17]&lt;120;VLOOKUP([.$U17];[$V.$A$1:.$D$243];4;0);&quot;&quot;);IF([.$U26]&lt;120;VLOOKUP([.$U26];[$V.$A$1:.$D$243];4;0);&quot;&quot;);IF([.$U35]&lt;120;VLOOKUP([.$U35];[$V.$A$1:.$D$243];4;0);&quot;&quot;);IF([.$U44]&lt;120;VLOOKUP([.$U44];[$V.$A$1:.$D$243];4;0);&quot;&quot;);IF([.$U53]&lt;120;VLOOKUP([.$U53];[$V.$A$1:.$D$243];4;0);&quot;&quot;);IF([.$U62]&lt;120;VLOOKUP([.$U62];[$V.$A$1:.$D$243];4;0);&quot;&quot;))" office:value-type="string" office:string-value="df=B4" calcext:value-type="string">
            <text:p>df=B4</text:p>
          </table:table-cell>
          <table:table-cell table:formula="of:=COM.MICROSOFT.CONCAT([.$U9];&quot; &quot;;[.$U18];&quot; &quot;;[.$U27];&quot; &quot;;[.$U36];&quot; &quot;;[.$U45];&quot; &quot;;[.$U54];&quot; &quot;;[.$U63];&quot; &quot;)" office:value-type="string" office:string-value="108 105 140 183 71 82 0 " calcext:value-type="string">
            <text:p>108 105 140 183 71 82 0 </text:p>
          </table:table-cell>
          <table:table-cell table:number-columns-repeated="16349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style-name="ce10" office:value-type="float" office:value="140" calcext:value-type="float">
            <text:p>140</text:p>
          </table:table-cell>
          <table:table-cell table:number-columns-repeated="12"/>
          <table:table-cell table:formula="of:=COM.MICROSOFT.CONCAT(IF([.$U8]&gt;119;VLOOKUP([.$U8];[$V.$A$1:.$D$243];4;0);&quot;&quot;);IF([.$U17]&gt;119;VLOOKUP([.$U17];[$V.$A$1:.$D$243];4;0);&quot;&quot;);IF([.$U26]&gt;119;VLOOKUP([.$U26];[$V.$A$1:.$D$243];4;0);&quot;&quot;);IF([.$U35]&gt;119;VLOOKUP([.$U35];[$V.$A$1:.$D$243];4;0);&quot;&quot;);IF([.$U44]&gt;119;VLOOKUP([.$U44];[$V.$A$1:.$D$243];4;0);&quot;&quot;);IF([.$U53]&gt;119;VLOOKUP([.$U53];[$V.$A$1:.$D$243];4;0);&quot;&quot;);IF([.$U62]&gt;119;VLOOKUP([.$U62];[$V.$A$1:.$D$243];4;0);&quot;&quot;))" office:value-type="string" office:string-value="G,4G,,2" calcext:value-type="string">
            <text:p>G,4G,,2</text:p>
          </table:table-cell>
          <table:table-cell table:formula="of:=COM.MICROSOFT.CONCAT(IF([.$U9]&lt;120;VLOOKUP([.$U9];[$V.$A$1:.$D$243];4;0);&quot;&quot;);IF([.$U18]&lt;120;VLOOKUP([.$U18];[$V.$A$1:.$D$243];4;0);&quot;&quot;);IF([.$U27]&lt;120;VLOOKUP([.$U27];[$V.$A$1:.$D$243];4;0);&quot;&quot;);IF([.$U36]&lt;120;VLOOKUP([.$U36];[$V.$A$1:.$D$243];4;0);&quot;&quot;);IF([.$U45]&lt;120;VLOOKUP([.$U45];[$V.$A$1:.$D$243];4;0);&quot;&quot;);IF([.$U54]&lt;120;VLOOKUP([.$U54];[$V.$A$1:.$D$243];4;0);&quot;&quot;);IF([.$U63]&lt;120;VLOOKUP([.$U63];[$V.$A$1:.$D$243];4;0);&quot;&quot;))" office:value-type="string" office:string-value="d=BG2f2" calcext:value-type="string">
            <text:p>d=BG2f2</text:p>
          </table:table-cell>
          <table:table-cell table:number-columns-repeated="16349"/>
        </table:table-row>
        <table:table-row table:style-name="ro2">
          <table:table-cell table:style-name="ce10" table:number-columns-repeated="10"/>
          <table:table-cell table:number-columns-repeated="9"/>
          <table:table-cell office:value-type="float" office:value="10" calcext:value-type="float">
            <text:p>10</text:p>
          </table:table-cell>
          <table:table-cell table:style-name="ce10" office:value-type="float" office:value="114" calcext:value-type="float">
            <text:p>114</text:p>
          </table:table-cell>
          <table:table-cell table:number-columns-repeated="13"/>
          <table:table-cell table:formula="of:=COM.MICROSOFT.CONCAT(IF([.$U9]&gt;119;VLOOKUP([.$U9];[$V.$A$1:.$D$243];4;0);&quot;&quot;);IF([.$U18]&gt;119;VLOOKUP([.$U18];[$V.$A$1:.$D$243];4;0);&quot;&quot;);IF([.$U27]&gt;119;VLOOKUP([.$U27];[$V.$A$1:.$D$243];4;0);&quot;&quot;);IF([.$U36]&gt;119;VLOOKUP([.$U36];[$V.$A$1:.$D$243];4;0);&quot;&quot;);IF([.$U45]&gt;119;VLOOKUP([.$U45];[$V.$A$1:.$D$243];4;0);&quot;&quot;);IF([.$U54]&gt;119;VLOOKUP([.$U54];[$V.$A$1:.$D$243];4;0);&quot;&quot;);IF([.$U63]&gt;119;VLOOKUP([.$U63];[$V.$A$1:.$D$243];4;0);&quot;&quot;))" office:value-type="string" office:string-value="G,4G,,2" calcext:value-type="string">
            <text:p>G,4G,,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table:style-name="ce10" office:value-type="float" office:value="140" calcext:value-type="float">
            <text:p>14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12" calcext:value-type="float">
            <text:p>12</text:p>
          </table:table-cell>
          <table:table-cell table:style-name="ce10" office:value-type="float" office:value="71" calcext:value-type="float">
            <text:p>71</text:p>
          </table:table-cell>
          <table:table-cell table:number-columns-repeated="16363"/>
        </table:table-row>
        <table:table-row table:style-name="ro2">
          <table:table-cell table:style-name="ce15" table:formula="of:=IF([.A2]=&quot;&quot;;&quot;&quot;;[.A2])" office:value-type="float" office:value="187" calcext:value-type="float">
            <text:p>187</text:p>
          </table:table-cell>
          <table:table-cell table:style-name="ce15" table:formula="of:=IF([.B2]=&quot;&quot;;&quot;&quot;;[.B2])" office:value-type="float" office:value="78" calcext:value-type="float">
            <text:p>78</text:p>
          </table:table-cell>
          <table:table-cell table:style-name="ce15" table:formula="of:=IF([.C2]=&quot;&quot;;&quot;&quot;;[.C2])" office:value-type="float" office:value="140" calcext:value-type="float">
            <text:p>140</text:p>
          </table:table-cell>
          <table:table-cell table:style-name="ce15" table:formula="of:=IF([.D2]=&quot;&quot;;&quot;&quot;;[.D2])" office:value-type="float" office:value="78" calcext:value-type="float">
            <text:p>78</text:p>
          </table:table-cell>
          <table:table-cell table:style-name="ce15" table:formula="of:=IF([.E2]=&quot;&quot;;&quot;&quot;;[.E2])" office:value-type="float" office:value="140" calcext:value-type="float">
            <text:p>140</text:p>
          </table:table-cell>
          <table:table-cell table:style-name="ce15" table:formula="of:=IF([.F2]=&quot;&quot;;&quot;&quot;;[.F2])" office:value-type="float" office:value="112" calcext:value-type="float">
            <text:p>112</text:p>
          </table:table-cell>
          <table:table-cell table:style-name="ce15" table:formula="of:=IF([.G2]=&quot;&quot;;&quot;&quot;;[.G2])" office:value-type="float" office:value="140" calcext:value-type="float">
            <text:p>140</text:p>
          </table:table-cell>
          <table:table-cell table:style-name="ce15" table:formula="of:=IF([.H2]=&quot;&quot;;&quot;&quot;;[.H2])">
            <text:p/>
          </table:table-cell>
          <table:table-cell table:style-name="ce15" table:formula="of:=IF([.I2]=&quot;&quot;;&quot;&quot;;[.I2])">
            <text:p/>
          </table:table-cell>
          <table:table-cell table:style-name="ce15" table:formula="of:=IF([.J2]=&quot;&quot;;&quot;&quot;;[.J2])">
            <text:p/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style-name="ce10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style-name="ce15" table:formula="of:=IF([.J3]=&quot;&quot;;&quot;&quot;;[.J3])">
            <text:p/>
          </table:table-cell>
          <table:table-cell table:style-name="ce15" table:formula="of:=IF([.I3]=&quot;&quot;;&quot;&quot;;[.I3])">
            <text:p/>
          </table:table-cell>
          <table:table-cell table:style-name="ce15" table:formula="of:=IF([.H3]=&quot;&quot;;&quot;&quot;;[.H3])">
            <text:p/>
          </table:table-cell>
          <table:table-cell table:style-name="ce10" table:formula="of:=IF([.G3]=&quot;&quot;;&quot;&quot;;[.G3])" office:value-type="float" office:value="108" calcext:value-type="float">
            <text:p>108</text:p>
          </table:table-cell>
          <table:table-cell table:style-name="ce10" table:formula="of:=IF([.F3]=&quot;&quot;;&quot;&quot;;[.F3])" office:value-type="float" office:value="140" calcext:value-type="float">
            <text:p>140</text:p>
          </table:table-cell>
          <table:table-cell table:style-name="ce10" table:formula="of:=IF([.E3]=&quot;&quot;;&quot;&quot;;[.E3])" office:value-type="float" office:value="114" calcext:value-type="float">
            <text:p>114</text:p>
          </table:table-cell>
          <table:table-cell table:style-name="ce10" table:formula="of:=IF([.D3]=&quot;&quot;;&quot;&quot;;[.D3])" office:value-type="float" office:value="140" calcext:value-type="float">
            <text:p>140</text:p>
          </table:table-cell>
          <table:table-cell table:style-name="ce10" table:formula="of:=IF([.C3]=&quot;&quot;;&quot;&quot;;[.C3])" office:value-type="float" office:value="71" calcext:value-type="float">
            <text:p>71</text:p>
          </table:table-cell>
          <table:table-cell table:style-name="ce10" table:formula="of:=IF([.B3]=&quot;&quot;;&quot;&quot;;[.B3])" office:value-type="float" office:value="105" calcext:value-type="float">
            <text:p>105</text:p>
          </table:table-cell>
          <table:table-cell table:style-name="ce10" table:formula="of:=IF([.A3]=&quot;&quot;;&quot;&quot;;[.A3])" office:value-type="float" office:value="78" calcext:value-type="float">
            <text:p>78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10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style-name="ce15" table:formula="of:=IF([.A4]=&quot;&quot;;&quot;&quot;;[.A4])" office:value-type="float" office:value="140" calcext:value-type="float">
            <text:p>140</text:p>
          </table:table-cell>
          <table:table-cell table:style-name="ce15" table:formula="of:=IF([.B4]=&quot;&quot;;&quot;&quot;;[.B4])" office:value-type="float" office:value="183" calcext:value-type="float">
            <text:p>183</text:p>
          </table:table-cell>
          <table:table-cell table:style-name="ce15" table:formula="of:=IF([.C4]=&quot;&quot;;&quot;&quot;;[.C4])" office:value-type="float" office:value="105" calcext:value-type="float">
            <text:p>105</text:p>
          </table:table-cell>
          <table:table-cell table:style-name="ce15" table:formula="of:=IF([.D4]=&quot;&quot;;&quot;&quot;;[.D4])" office:value-type="float" office:value="78" calcext:value-type="float">
            <text:p>78</text:p>
          </table:table-cell>
          <table:table-cell table:style-name="ce15" table:formula="of:=IF([.E4]=&quot;&quot;;&quot;&quot;;[.E4])" office:value-type="float" office:value="114" calcext:value-type="float">
            <text:p>114</text:p>
          </table:table-cell>
          <table:table-cell table:style-name="ce15" table:formula="of:=IF([.F4]=&quot;&quot;;&quot;&quot;;[.F4])" office:value-type="float" office:value="75" calcext:value-type="float">
            <text:p>75</text:p>
          </table:table-cell>
          <table:table-cell table:style-name="ce15" table:formula="of:=IF([.G4]=&quot;&quot;;&quot;&quot;;[.G4])" office:value-type="float" office:value="183" calcext:value-type="float">
            <text:p>183</text:p>
          </table:table-cell>
          <table:table-cell table:style-name="ce15" table:formula="of:=IF([.H4]=&quot;&quot;;&quot;&quot;;[.H4])" office:value-type="float" office:value="140" calcext:value-type="float">
            <text:p>140</text:p>
          </table:table-cell>
          <table:table-cell table:style-name="ce15" table:formula="of:=IF([.I4]=&quot;&quot;;&quot;&quot;;[.I4])">
            <text:p/>
          </table:table-cell>
          <table:table-cell table:style-name="ce15" table:formula="of:=IF([.J4]=&quot;&quot;;&quot;&quot;;[.J4])">
            <text:p/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15" office:value-type="float" office:value="140" calcext:value-type="float">
            <text:p>140</text:p>
          </table:table-cell>
          <table:table-cell table:number-columns-repeated="16363"/>
        </table:table-row>
        <table:table-row table:style-name="ro2">
          <table:table-cell table:style-name="ce15" table:formula="of:=IF([.J5]=&quot;&quot;;&quot;&quot;;[.J5])">
            <text:p/>
          </table:table-cell>
          <table:table-cell table:style-name="ce15" table:formula="of:=IF([.I5]=&quot;&quot;;&quot;&quot;;[.I5])">
            <text:p/>
          </table:table-cell>
          <table:table-cell table:style-name="ce10" table:formula="of:=IF([.H5]=&quot;&quot;;&quot;&quot;;[.H5])" office:value-type="float" office:value="183" calcext:value-type="float">
            <text:p>183</text:p>
          </table:table-cell>
          <table:table-cell table:style-name="ce10" table:formula="of:=IF([.G5]=&quot;&quot;;&quot;&quot;;[.G5])" office:value-type="float" office:value="108" calcext:value-type="float">
            <text:p>108</text:p>
          </table:table-cell>
          <table:table-cell table:style-name="ce10" table:formula="of:=IF([.F5]=&quot;&quot;;&quot;&quot;;[.F5])" office:value-type="float" office:value="108" calcext:value-type="float">
            <text:p>108</text:p>
          </table:table-cell>
          <table:table-cell table:style-name="ce10" table:formula="of:=IF([.E5]=&quot;&quot;;&quot;&quot;;[.E5])" office:value-type="float" office:value="140" calcext:value-type="float">
            <text:p>140</text:p>
          </table:table-cell>
          <table:table-cell table:style-name="ce10" table:formula="of:=IF([.D5]=&quot;&quot;;&quot;&quot;;[.D5])" office:value-type="float" office:value="183" calcext:value-type="float">
            <text:p>183</text:p>
          </table:table-cell>
          <table:table-cell table:style-name="ce10" table:formula="of:=IF([.C5]=&quot;&quot;;&quot;&quot;;[.C5])" office:value-type="float" office:value="117" calcext:value-type="float">
            <text:p>117</text:p>
          </table:table-cell>
          <table:table-cell table:style-name="ce10" table:formula="of:=IF([.B5]=&quot;&quot;;&quot;&quot;;[.B5])" office:value-type="float" office:value="183" calcext:value-type="float">
            <text:p>183</text:p>
          </table:table-cell>
          <table:table-cell table:style-name="ce10" table:formula="of:=IF([.A5]=&quot;&quot;;&quot;&quot;;[.A5])" office:value-type="float" office:value="108" calcext:value-type="float">
            <text:p>108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15" office:value-type="float" office:value="183" calcext:value-type="float">
            <text:p>183</text:p>
          </table:table-cell>
          <table:table-cell table:number-columns-repeated="16363"/>
        </table:table-row>
        <table:table-row table:style-name="ro2">
          <table:table-cell table:style-name="ce15" table:formula="of:=IF([.A6]=&quot;&quot;;&quot;&quot;;[.A6])" office:value-type="float" office:value="103" calcext:value-type="float">
            <text:p>103</text:p>
          </table:table-cell>
          <table:table-cell table:style-name="ce15" table:formula="of:=IF([.B6]=&quot;&quot;;&quot;&quot;;[.B6])" office:value-type="float" office:value="75" calcext:value-type="float">
            <text:p>75</text:p>
          </table:table-cell>
          <table:table-cell table:style-name="ce15" table:formula="of:=IF([.C6]=&quot;&quot;;&quot;&quot;;[.C6])" office:value-type="float" office:value="75" calcext:value-type="float">
            <text:p>75</text:p>
          </table:table-cell>
          <table:table-cell table:style-name="ce15" table:formula="of:=IF([.D6]=&quot;&quot;;&quot;&quot;;[.D6])" office:value-type="float" office:value="112" calcext:value-type="float">
            <text:p>112</text:p>
          </table:table-cell>
          <table:table-cell table:style-name="ce15" table:formula="of:=IF([.E6]=&quot;&quot;;&quot;&quot;;[.E6])" office:value-type="float" office:value="183" calcext:value-type="float">
            <text:p>183</text:p>
          </table:table-cell>
          <table:table-cell table:style-name="ce15" table:formula="of:=IF([.F6]=&quot;&quot;;&quot;&quot;;[.F6])" office:value-type="float" office:value="75" calcext:value-type="float">
            <text:p>75</text:p>
          </table:table-cell>
          <table:table-cell table:style-name="ce15" table:formula="of:=IF([.G6]=&quot;&quot;;&quot;&quot;;[.G6])" office:value-type="float" office:value="183" calcext:value-type="float">
            <text:p>183</text:p>
          </table:table-cell>
          <table:table-cell table:style-name="ce15" table:formula="of:=IF([.H6]=&quot;&quot;;&quot;&quot;;[.H6])">
            <text:p/>
          </table:table-cell>
          <table:table-cell table:style-name="ce15" table:formula="of:=IF([.I6]=&quot;&quot;;&quot;&quot;;[.I6])">
            <text:p/>
          </table:table-cell>
          <table:table-cell table:style-name="ce15" table:formula="of:=IF([.J6]=&quot;&quot;;&quot;&quot;;[.J6])">
            <text:p/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style-name="ce15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style-name="ce15" table:formula="of:=IF([.J7]=&quot;&quot;;&quot;&quot;;[.J7])">
            <text:p/>
          </table:table-cell>
          <table:table-cell table:style-name="ce15" table:formula="of:=IF([.I7]=&quot;&quot;;&quot;&quot;;[.I7])">
            <text:p/>
          </table:table-cell>
          <table:table-cell table:style-name="ce10" table:formula="of:=IF([.H7]=&quot;&quot;;&quot;&quot;;[.H7])" office:value-type="float" office:value="103" calcext:value-type="float">
            <text:p>103</text:p>
          </table:table-cell>
          <table:table-cell table:style-name="ce10" table:formula="of:=IF([.G7]=&quot;&quot;;&quot;&quot;;[.G7])" office:value-type="float" office:value="112" calcext:value-type="float">
            <text:p>112</text:p>
          </table:table-cell>
          <table:table-cell table:style-name="ce10" table:formula="of:=IF([.F7]=&quot;&quot;;&quot;&quot;;[.F7])" office:value-type="float" office:value="183" calcext:value-type="float">
            <text:p>183</text:p>
          </table:table-cell>
          <table:table-cell table:style-name="ce10" table:formula="of:=IF([.E7]=&quot;&quot;;&quot;&quot;;[.E7])" office:value-type="float" office:value="103" calcext:value-type="float">
            <text:p>103</text:p>
          </table:table-cell>
          <table:table-cell table:style-name="ce10" table:formula="of:=IF([.D7]=&quot;&quot;;&quot;&quot;;[.D7])" office:value-type="float" office:value="183" calcext:value-type="float">
            <text:p>183</text:p>
          </table:table-cell>
          <table:table-cell table:style-name="ce10" table:formula="of:=IF([.C7]=&quot;&quot;;&quot;&quot;;[.C7])" office:value-type="float" office:value="17" calcext:value-type="float">
            <text:p>17</text:p>
          </table:table-cell>
          <table:table-cell table:style-name="ce10" table:formula="of:=IF([.B7]=&quot;&quot;;&quot;&quot;;[.B7])" office:value-type="float" office:value="71" calcext:value-type="float">
            <text:p>71</text:p>
          </table:table-cell>
          <table:table-cell table:style-name="ce10" table:formula="of:=IF([.A7]=&quot;&quot;;&quot;&quot;;[.A7])" office:value-type="float" office:value="103" calcext:value-type="float">
            <text:p>103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style-name="ce15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style-name="ce15" table:formula="of:=IF([.A8]=&quot;&quot;;&quot;&quot;;[.A8])" office:value-type="float" office:value="84" calcext:value-type="float">
            <text:p>84</text:p>
          </table:table-cell>
          <table:table-cell table:style-name="ce15" table:formula="of:=IF([.B8]=&quot;&quot;;&quot;&quot;;[.B8])" office:value-type="float" office:value="101" calcext:value-type="float">
            <text:p>101</text:p>
          </table:table-cell>
          <table:table-cell table:style-name="ce15" table:formula="of:=IF([.C8]=&quot;&quot;;&quot;&quot;;[.C8])" office:value-type="float" office:value="111" calcext:value-type="float">
            <text:p>111</text:p>
          </table:table-cell>
          <table:table-cell table:style-name="ce15" table:formula="of:=IF([.D8]=&quot;&quot;;&quot;&quot;;[.D8])" office:value-type="float" office:value="71" calcext:value-type="float">
            <text:p>71</text:p>
          </table:table-cell>
          <table:table-cell table:style-name="ce15" table:formula="of:=IF([.E8]=&quot;&quot;;&quot;&quot;;[.E8])" office:value-type="float" office:value="101" calcext:value-type="float">
            <text:p>101</text:p>
          </table:table-cell>
          <table:table-cell table:style-name="ce15" table:formula="of:=IF([.F8]=&quot;&quot;;&quot;&quot;;[.F8])" office:value-type="float" office:value="103" calcext:value-type="float">
            <text:p>103</text:p>
          </table:table-cell>
          <table:table-cell table:style-name="ce15" table:formula="of:=IF([.G8]=&quot;&quot;;&quot;&quot;;[.G8])">
            <text:p/>
          </table:table-cell>
          <table:table-cell table:style-name="ce15" table:formula="of:=IF([.H8]=&quot;&quot;;&quot;&quot;;[.H8])">
            <text:p/>
          </table:table-cell>
          <table:table-cell table:style-name="ce15" table:formula="of:=IF([.I8]=&quot;&quot;;&quot;&quot;;[.I8])">
            <text:p/>
          </table:table-cell>
          <table:table-cell table:style-name="ce15" table:formula="of:=IF([.J8]=&quot;&quot;;&quot;&quot;;[.J8])">
            <text:p/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style-name="ce15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style-name="ce15" table:formula="of:=IF([.J9]=&quot;&quot;;&quot;&quot;;[.J9])">
            <text:p/>
          </table:table-cell>
          <table:table-cell table:style-name="ce15" table:formula="of:=IF([.I9]=&quot;&quot;;&quot;&quot;;[.I9])">
            <text:p/>
          </table:table-cell>
          <table:table-cell table:style-name="ce15" table:formula="of:=IF([.H9]=&quot;&quot;;&quot;&quot;;[.H9])">
            <text:p/>
          </table:table-cell>
          <table:table-cell table:style-name="ce15" table:formula="of:=IF([.G9]=&quot;&quot;;&quot;&quot;;[.G9])">
            <text:p/>
          </table:table-cell>
          <table:table-cell table:style-name="ce10" table:formula="of:=IF([.F9]=&quot;&quot;;&quot;&quot;;[.F9])" office:value-type="float" office:value="0" calcext:value-type="float">
            <text:p>0</text:p>
          </table:table-cell>
          <table:table-cell table:style-name="ce10" table:formula="of:=IF([.E9]=&quot;&quot;;&quot;&quot;;[.E9])" office:value-type="float" office:value="82" calcext:value-type="float">
            <text:p>82</text:p>
          </table:table-cell>
          <table:table-cell table:style-name="ce10" table:formula="of:=IF([.D9]=&quot;&quot;;&quot;&quot;;[.D9])" office:value-type="float" office:value="101" calcext:value-type="float">
            <text:p>101</text:p>
          </table:table-cell>
          <table:table-cell table:style-name="ce10" table:formula="of:=IF([.C9]=&quot;&quot;;&quot;&quot;;[.C9])" office:value-type="float" office:value="187" calcext:value-type="float">
            <text:p>187</text:p>
          </table:table-cell>
          <table:table-cell table:style-name="ce10" table:formula="of:=IF([.B9]=&quot;&quot;;&quot;&quot;;[.B9])" office:value-type="float" office:value="0" calcext:value-type="float">
            <text:p>0</text:p>
          </table:table-cell>
          <table:table-cell table:style-name="ce10" table:formula="of:=IF([.A9]=&quot;&quot;;&quot;&quot;;[.A9])" office:value-type="float" office:value="108" calcext:value-type="float">
            <text:p>108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16363"/>
        </table:table-row>
        <table:table-row table:style-name="ro2">
          <table:table-cell table:style-name="ce15" table:formula="of:=IF([.A10]=&quot;&quot;;&quot;&quot;;[.A10])" office:value-type="float" office:value="0" calcext:value-type="float">
            <text:p>0</text:p>
          </table:table-cell>
          <table:table-cell table:style-name="ce15" table:formula="of:=IF([.B10]=&quot;&quot;;&quot;&quot;;[.B10])" office:value-type="float" office:value="0" calcext:value-type="float">
            <text:p>0</text:p>
          </table:table-cell>
          <table:table-cell table:style-name="ce15" table:formula="of:=IF([.C10]=&quot;&quot;;&quot;&quot;;[.C10])" office:value-type="float" office:value="101" calcext:value-type="float">
            <text:p>101</text:p>
          </table:table-cell>
          <table:table-cell table:style-name="ce15" table:formula="of:=IF([.D10]=&quot;&quot;;&quot;&quot;;[.D10])" office:value-type="float" office:value="0" calcext:value-type="float">
            <text:p>0</text:p>
          </table:table-cell>
          <table:table-cell table:style-name="ce15" table:formula="of:=IF([.E10]=&quot;&quot;;&quot;&quot;;[.E10])" office:value-type="float" office:value="0" calcext:value-type="float">
            <text:p>0</text:p>
          </table:table-cell>
          <table:table-cell table:style-name="ce15" table:formula="of:=IF([.F10]=&quot;&quot;;&quot;&quot;;[.F10])" office:value-type="float" office:value="0" calcext:value-type="float">
            <text:p>0</text:p>
          </table:table-cell>
          <table:table-cell table:style-name="ce15" table:formula="of:=IF([.G10]=&quot;&quot;;&quot;&quot;;[.G10])" office:value-type="float" office:value="82" calcext:value-type="float">
            <text:p>82</text:p>
          </table:table-cell>
          <table:table-cell table:style-name="ce15" table:formula="of:=IF([.H10]=&quot;&quot;;&quot;&quot;;[.H10])">
            <text:p/>
          </table:table-cell>
          <table:table-cell table:style-name="ce15" table:formula="of:=IF([.I10]=&quot;&quot;;&quot;&quot;;[.I10])">
            <text:p/>
          </table:table-cell>
          <table:table-cell table:style-name="ce15" table:formula="of:=IF([.J10]=&quot;&quot;;&quot;&quot;;[.J10])">
            <text:p/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style-name="ce15" office:value-type="float" office:value="183" calcext:value-type="float">
            <text:p>183</text:p>
          </table:table-cell>
          <table:table-cell table:number-columns-repeated="16363"/>
        </table:table-row>
        <table:table-row table:style-name="ro2">
          <table:table-cell table:style-name="ce10" table:formula="of:=IF([.J11]=&quot;&quot;;&quot;&quot;;[.J11])">
            <text:p/>
          </table:table-cell>
          <table:table-cell table:style-name="ce10" table:formula="of:=IF([.I11]=&quot;&quot;;&quot;&quot;;[.I11])">
            <text:p/>
          </table:table-cell>
          <table:table-cell table:style-name="ce10" table:formula="of:=IF([.H11]=&quot;&quot;;&quot;&quot;;[.H11])">
            <text:p/>
          </table:table-cell>
          <table:table-cell table:style-name="ce10" table:formula="of:=IF([.G11]=&quot;&quot;;&quot;&quot;;[.G11])">
            <text:p/>
          </table:table-cell>
          <table:table-cell table:style-name="ce10" table:formula="of:=IF([.F11]=&quot;&quot;;&quot;&quot;;[.F11])">
            <text:p/>
          </table:table-cell>
          <table:table-cell table:style-name="ce10" table:formula="of:=IF([.E11]=&quot;&quot;;&quot;&quot;;[.E11])">
            <text:p/>
          </table:table-cell>
          <table:table-cell table:style-name="ce10" table:formula="of:=IF([.D11]=&quot;&quot;;&quot;&quot;;[.D11])">
            <text:p/>
          </table:table-cell>
          <table:table-cell table:style-name="ce10" table:formula="of:=IF([.C11]=&quot;&quot;;&quot;&quot;;[.C11])">
            <text:p/>
          </table:table-cell>
          <table:table-cell table:style-name="ce10" table:formula="of:=IF([.B11]=&quot;&quot;;&quot;&quot;;[.B11])">
            <text:p/>
          </table:table-cell>
          <table:table-cell table:style-name="ce10" table:formula="of:=IF([.A11]=&quot;&quot;;&quot;&quot;;[.A11])">
            <text:p/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style-name="ce15" office:value-type="float" office:value="140" calcext:value-type="float">
            <text:p>14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3" calcext:value-type="float">
            <text:p>23</text:p>
          </table:table-cell>
          <table:table-cell table:style-name="ce10" office:value-type="float" office:value="183" calcext:value-type="float">
            <text:p>18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4" calcext:value-type="float">
            <text:p>24</text:p>
          </table:table-cell>
          <table:table-cell table:style-name="ce10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5" calcext:value-type="float">
            <text:p>25</text:p>
          </table:table-cell>
          <table:table-cell table:style-name="ce10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6" calcext:value-type="float">
            <text:p>26</text:p>
          </table:table-cell>
          <table:table-cell table:style-name="ce10" office:value-type="float" office:value="140" calcext:value-type="float">
            <text:p>14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7" calcext:value-type="float">
            <text:p>27</text:p>
          </table:table-cell>
          <table:table-cell table:style-name="ce10" office:value-type="float" office:value="183" calcext:value-type="float">
            <text:p>18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8" calcext:value-type="float">
            <text:p>28</text:p>
          </table:table-cell>
          <table:table-cell table:style-name="ce10" office:value-type="float" office:value="117" calcext:value-type="float">
            <text:p>11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9" calcext:value-type="float">
            <text:p>29</text:p>
          </table:table-cell>
          <table:table-cell table:style-name="ce10" office:value-type="float" office:value="183" calcext:value-type="float">
            <text:p>18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0" calcext:value-type="float">
            <text:p>30</text:p>
          </table:table-cell>
          <table:table-cell table:style-name="ce10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table:style-name="ce15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table:style-name="ce15" office:value-type="float" office:value="112" calcext:value-type="float">
            <text:p>11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table:style-name="ce15" office:value-type="float" office:value="183" calcext:value-type="float">
            <text:p>18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table:style-name="ce15" office:value-type="float" office:value="183" calcext:value-type="float">
            <text:p>18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table:style-name="ce10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table:style-name="ce10" office:value-type="float" office:value="112" calcext:value-type="float">
            <text:p>11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table:style-name="ce10" office:value-type="float" office:value="183" calcext:value-type="float">
            <text:p>18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table:style-name="ce10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table:style-name="ce10" office:value-type="float" office:value="183" calcext:value-type="float">
            <text:p>18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table:style-name="ce10" office:value-type="float" office:value="71" calcext:value-type="float">
            <text:p>7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table:style-name="ce10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table:style-name="ce15" office:value-type="float" office:value="84" calcext:value-type="float">
            <text:p>8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table:style-name="ce15" office:value-type="float" office:value="101" calcext:value-type="float">
            <text:p>10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table:style-name="ce15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table:style-name="ce15" office:value-type="float" office:value="71" calcext:value-type="float">
            <text:p>7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table:style-name="ce15" office:value-type="float" office:value="101" calcext:value-type="float">
            <text:p>10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table:style-name="ce15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2" calcext:value-type="float">
            <text:p>5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3" calcext:value-type="float">
            <text:p>53</text:p>
          </table:table-cell>
          <table:table-cell table:style-name="ce10" office:value-type="float" office:value="82" calcext:value-type="float">
            <text:p>8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4" calcext:value-type="float">
            <text:p>54</text:p>
          </table:table-cell>
          <table:table-cell table:style-name="ce10" office:value-type="float" office:value="101" calcext:value-type="float">
            <text:p>10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5" calcext:value-type="float">
            <text:p>55</text:p>
          </table:table-cell>
          <table:table-cell table:style-name="ce10" office:value-type="float" office:value="187" calcext:value-type="float">
            <text:p>18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6" calcext:value-type="float">
            <text:p>56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7" calcext:value-type="float">
            <text:p>57</text:p>
          </table:table-cell>
          <table:table-cell table:style-name="ce10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8" calcext:value-type="float">
            <text:p>58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9" calcext:value-type="float">
            <text:p>59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0" calcext:value-type="float">
            <text:p>60</text:p>
          </table:table-cell>
          <table:table-cell table:style-name="ce15" office:value-type="float" office:value="101" calcext:value-type="float">
            <text:p>10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1" calcext:value-type="float">
            <text:p>6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2" calcext:value-type="float">
            <text:p>6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3" calcext:value-type="float">
            <text:p>6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4" calcext:value-type="float">
            <text:p>64</text:p>
          </table:table-cell>
          <table:table-cell table:style-name="ce15" office:value-type="float" office:value="82" calcext:value-type="float">
            <text:p>82</text:p>
          </table:table-cell>
          <table:table-cell table:number-columns-repeated="16363"/>
        </table:table-row>
        <table:table-row table:style-name="ro2" table:number-rows-repeated="104851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6" table:style-name="ta1">
        <office:forms form:automatic-focus="false" form:apply-design-mode="false"/>
        <table:table-column table:style-name="co4" table:number-columns-repeated="10" table:default-cell-style-name="ce9"/>
        <table:table-column table:style-name="co5" table:number-columns-repeated="9" table:default-cell-style-name="ce9"/>
        <table:table-column table:style-name="co4" table:number-columns-repeated="2" table:default-cell-style-name="ce9"/>
        <table:table-column table:style-name="co9" table:number-columns-repeated="5" table:default-cell-style-name="ce9"/>
        <table:table-column table:style-name="co7" table:number-columns-repeated="9" table:default-cell-style-name="ce9"/>
        <table:table-column table:style-name="co4" table:number-columns-repeated="16349" table:default-cell-style-name="ce9"/>
        <table:table-row table:style-name="ro2">
          <table:table-cell table:style-name="ce29" office:value-type="string" calcext:value-type="string">
            <text:p>Part I - 6<text:span text:style-name="T1">th</text:span> Measure</text:p>
          </table:table-cell>
          <table:table-cell table:style-name="Default"/>
          <table:table-cell table:number-columns-repeated="8"/>
          <table:table-cell table:style-name="ce15" table:number-columns-repeated="5"/>
          <table:table-cell table:number-columns-repeated="4"/>
          <table:table-cell table:style-name="ce29" office:value-type="string" calcext:value-type="string">
            <text:p>72 notes</text:p>
          </table:table-cell>
          <table:table-cell table:number-columns-repeated="6"/>
          <table:table-cell table:formula="of:=COM.MICROSOFT.CONCAT([.$U10];&quot; &quot;;[.$U19];&quot; &quot;;[.$U28];&quot; &quot;;[.$U37];&quot; &quot;;[.$U46];&quot; &quot;;[.$U55];&quot; &quot;;[.$U64];&quot; &quot;;[.$U73])" office:value-type="string" office:string-value="188 111 232 108 106 193 105 76" calcext:value-type="string">
            <text:p>188 111 232 108 106 193 105 76</text:p>
          </table:table-cell>
          <table:table-cell table:number-columns-repeated="16357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38" office:value-type="float" office:value="188" calcext:value-type="float">
            <text:p>18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88" calcext:value-type="float">
            <text:p>188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15" table:number-columns-repeated="5"/>
          <table:table-cell table:number-columns-repeated="4"/>
          <table:table-cell office:value-type="float" office:value="1" calcext:value-type="float">
            <text:p>1</text:p>
          </table:table-cell>
          <table:table-cell table:style-name="ce15" office:value-type="float" office:value="111" calcext:value-type="float">
            <text:p>111</text:p>
          </table:table-cell>
          <table:table-cell table:number-columns-repeated="5"/>
          <table:table-cell table:formula="of:=COM.MICROSOFT.CONCAT(IF([.$U10]&lt;120;VLOOKUP([.$U10];[$V.$A$1:.$D$243];4;0);&quot;&quot;);IF([.$U19]&lt;120;VLOOKUP([.$U19];[$V.$A$1:.$D$243];4;0);&quot;&quot;);IF([.$U28]&lt;120;VLOOKUP([.$U28];[$V.$A$1:.$D$243];4;0);&quot;&quot;);IF([.$U37]&lt;120;VLOOKUP([.$U37];[$V.$A$1:.$D$243];4;0);&quot;&quot;);IF([.$U46]&lt;120;VLOOKUP([.$U46];[$V.$A$1:.$D$243];4;0);&quot;&quot;);IF([.$U55]&lt;120;VLOOKUP([.$U55];[$V.$A$1:.$D$243];4;0);&quot;&quot;);IF([.$U64]&lt;120;VLOOKUP([.$U64];[$V.$A$1:.$D$243];4;0);&quot;&quot;);IF([.$U73]&lt;120;VLOOKUP([.$U73];[$V.$A$1:.$D$243];4;0);&quot;&quot;))" office:value-type="string" office:string-value="=edc=Bc2" calcext:value-type="string">
            <text:p>=edc=Bc2</text:p>
          </table:table-cell>
          <table:table-cell table:formula="of:=COM.MICROSOFT.CONCAT([.$U2];&quot; &quot;;[.$U11];&quot; &quot;;[.$U20];&quot; &quot;;[.$U29];&quot; &quot;;[.$U38];&quot; &quot;;[.$U47];&quot; &quot;;[.$U56];&quot; &quot;;[.$U65];&quot; &quot;)" office:value-type="string" office:string-value="111 108 188 111 112 232 84 193 " calcext:value-type="string">
            <text:p>111 108 188 111 112 232 84 193 </text:p>
          </table:table-cell>
          <table:table-cell table:number-columns-repeated="16356"/>
        </table:table-row>
        <table:table-row table:style-name="ro2"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108" calcext:value-type="float">
            <text:p>108</text:p>
          </table:table-cell>
          <table:table-cell table:number-columns-repeated="2"/>
          <table:table-cell table:style-name="ce15" table:number-columns-repeated="5"/>
          <table:table-cell table:number-columns-repeated="4"/>
          <table:table-cell office:value-type="float" office:value="2" calcext:value-type="float">
            <text:p>2</text:p>
          </table:table-cell>
          <table:table-cell table:style-name="ce38" office:value-type="float" office:value="188" calcext:value-type="float">
            <text:p>188</text:p>
          </table:table-cell>
          <table:table-cell table:number-columns-repeated="5"/>
          <table:table-cell table:formula="of:=COM.MICROSOFT.CONCAT(IF([.$U10]&gt;119;VLOOKUP([.$U10];[$V.$A$1:.$D$243];4;0);&quot;&quot;);IF([.$U19]&gt;119;VLOOKUP([.$U19];[$V.$A$1:.$D$243];4;0);&quot;&quot;);IF([.$U28]&gt;119;VLOOKUP([.$U28];[$V.$A$1:.$D$243];4;0);&quot;&quot;);IF([.$U37]&gt;119;VLOOKUP([.$U37];[$V.$A$1:.$D$243];4;0);&quot;&quot;);IF([.$U46]&gt;119;VLOOKUP([.$U46];[$V.$A$1:.$D$243];4;0);&quot;&quot;);IF([.$U55]&gt;119;VLOOKUP([.$U55];[$V.$A$1:.$D$243];4;0);&quot;&quot;);IF([.$U64]&gt;119;VLOOKUP([.$U64];[$V.$A$1:.$D$243];4;0);&quot;&quot;);IF([.$U73]&gt;119;VLOOKUP([.$U73];[$V.$A$1:.$D$243];4;0);&quot;&quot;))" office:value-type="string" office:string-value="C,2z2=E,2" calcext:value-type="string">
            <text:p>C,2z2=E,2</text:p>
          </table:table-cell>
          <table:table-cell table:formula="of:=COM.MICROSOFT.CONCAT(IF([.$U2]&lt;120;VLOOKUP([.$U2];[$V.$A$1:.$D$243];4;0);&quot;&quot;);IF([.$U11]&lt;120;VLOOKUP([.$U11];[$V.$A$1:.$D$243];4;0);&quot;&quot;);IF([.$U20]&lt;120;VLOOKUP([.$U20];[$V.$A$1:.$D$243];4;0);&quot;&quot;);IF([.$U29]&lt;120;VLOOKUP([.$U29];[$V.$A$1:.$D$243];4;0);&quot;&quot;);IF([.$U38]&lt;120;VLOOKUP([.$U38];[$V.$A$1:.$D$243];4;0);&quot;&quot;);IF([.$U47]&lt;120;VLOOKUP([.$U47];[$V.$A$1:.$D$243];4;0);&quot;&quot;);IF([.$U56]&lt;120;VLOOKUP([.$U56];[$V.$A$1:.$D$243];4;0);&quot;&quot;);IF([.$U65]&lt;120;VLOOKUP([.$U65];[$V.$A$1:.$D$243];4;0);&quot;&quot;))" office:value-type="string" office:string-value="=ed=efg2" calcext:value-type="string">
            <text:p>=ed=efg2</text:p>
          </table:table-cell>
          <table:table-cell table:formula="of:=COM.MICROSOFT.CONCAT([.$U3];&quot; &quot;;[.$U12];&quot; &quot;;[.$U21];&quot; &quot;;[.$U30];&quot; &quot;;[.$U39];&quot; &quot;;[.$U48];&quot; &quot;;[.$U57];&quot; &quot;;[.$U66];&quot; &quot;)" office:value-type="string" office:string-value="188 106 232 108 193 111 112 84 " calcext:value-type="string">
            <text:p>188 106 232 108 193 111 112 84 </text:p>
          </table:table-cell>
          <table:table-cell table:number-columns-repeated="1635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88" calcext:value-type="float">
            <text:p>188</text:p>
          </table:table-cell>
          <table:table-cell office:value-type="float" office:value="232" calcext:value-type="float">
            <text:p>232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office:value-type="float" office:value="232" calcext:value-type="float">
            <text:p>232</text:p>
          </table:table-cell>
          <table:table-cell table:number-columns-repeated="3"/>
          <table:table-cell table:style-name="ce15" table:number-columns-repeated="5"/>
          <table:table-cell table:number-columns-repeated="4"/>
          <table:table-cell office:value-type="float" office:value="3" calcext:value-type="float">
            <text:p>3</text:p>
          </table:table-cell>
          <table:table-cell table:style-name="ce15" office:value-type="float" office:value="81" calcext:value-type="float">
            <text:p>81</text:p>
          </table:table-cell>
          <table:table-cell table:number-columns-repeated="6"/>
          <table:table-cell table:formula="of:=COM.MICROSOFT.CONCAT(IF([.$U2]&gt;119;VLOOKUP([.$U2];[$V.$A$1:.$D$243];4;0);&quot;&quot;);IF([.$U11]&gt;119;VLOOKUP([.$U11];[$V.$A$1:.$D$243];4;0);&quot;&quot;);IF([.$U20]&gt;119;VLOOKUP([.$U20];[$V.$A$1:.$D$243];4;0);&quot;&quot;);IF([.$U29]&gt;119;VLOOKUP([.$U29];[$V.$A$1:.$D$243];4;0);&quot;&quot;);IF([.$U38]&gt;119;VLOOKUP([.$U38];[$V.$A$1:.$D$243];4;0);&quot;&quot;);IF([.$U47]&gt;119;VLOOKUP([.$U47];[$V.$A$1:.$D$243];4;0);&quot;&quot;);IF([.$U56]&gt;119;VLOOKUP([.$U56];[$V.$A$1:.$D$243];4;0);&quot;&quot;);IF([.$U65]&gt;119;VLOOKUP([.$U65];[$V.$A$1:.$D$243];4;0);&quot;&quot;))" office:value-type="string" office:string-value="C,2z2=E,2" calcext:value-type="string">
            <text:p>C,2z2=E,2</text:p>
          </table:table-cell>
          <table:table-cell table:formula="of:=COM.MICROSOFT.CONCAT(IF([.$U3]&lt;120;VLOOKUP([.$U3];[$V.$A$1:.$D$243];4;0);&quot;&quot;);IF([.$U12]&lt;120;VLOOKUP([.$U12];[$V.$A$1:.$D$243];4;0);&quot;&quot;);IF([.$U21]&lt;120;VLOOKUP([.$U21];[$V.$A$1:.$D$243];4;0);&quot;&quot;);IF([.$U30]&lt;120;VLOOKUP([.$U30];[$V.$A$1:.$D$243];4;0);&quot;&quot;);IF([.$U39]&lt;120;VLOOKUP([.$U39];[$V.$A$1:.$D$243];4;0);&quot;&quot;);IF([.$U48]&lt;120;VLOOKUP([.$U48];[$V.$A$1:.$D$243];4;0);&quot;&quot;);IF([.$U57]&lt;120;VLOOKUP([.$U57];[$V.$A$1:.$D$243];4;0);&quot;&quot;);IF([.$U66]&lt;120;VLOOKUP([.$U66];[$V.$A$1:.$D$243];4;0);&quot;&quot;))" office:value-type="string" office:string-value="cd=efg2" calcext:value-type="string">
            <text:p>cd=efg2</text:p>
          </table:table-cell>
          <table:table-cell table:formula="of:=COM.MICROSOFT.CONCAT([.$U4];&quot; &quot;;[.$U13];&quot; &quot;;[.$U22];&quot; &quot;;[.$U31];&quot; &quot;;[.$U40];&quot; &quot;;[.$U49];&quot; &quot;;[.$U58];&quot; &quot;;[.$U67];&quot; &quot;)" office:value-type="string" office:string-value="81 188 75 232 76 193 0 0 " calcext:value-type="string">
            <text:p>81 188 75 232 76 193 0 0 </text:p>
          </table:table-cell>
          <table:table-cell table:number-columns-repeated="16354"/>
        </table:table-row>
        <table:table-row table:style-name="ro2"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114" calcext:value-type="float">
            <text:p>114</text:p>
          </table:table-cell>
          <table:table-cell table:number-columns-repeated="3"/>
          <table:table-cell table:style-name="ce15" table:number-columns-repeated="5"/>
          <table:table-cell table:number-columns-repeated="4"/>
          <table:table-cell office:value-type="float" office:value="4" calcext:value-type="float">
            <text:p>4</text:p>
          </table:table-cell>
          <table:table-cell table:style-name="ce15" office:value-type="float" office:value="111" calcext:value-type="float">
            <text:p>111</text:p>
          </table:table-cell>
          <table:table-cell table:number-columns-repeated="7"/>
          <table:table-cell table:style-name="ce40" table:formula="of:=COM.MICROSOFT.CONCAT(IF([.$U3]&gt;119;VLOOKUP([.$U3];[$V.$A$1:.$D$243];4;0);&quot;&quot;);IF([.$U12]&gt;119;VLOOKUP([.$U12];[$V.$A$1:.$D$243];4;0);&quot;&quot;);IF([.$U21]&gt;119;VLOOKUP([.$U21];[$V.$A$1:.$D$243];4;0);&quot;&quot;);IF([.$U30]&gt;119;VLOOKUP([.$U30];[$V.$A$1:.$D$243];4;0);&quot;&quot;);IF([.$U39]&gt;119;VLOOKUP([.$U39];[$V.$A$1:.$D$243];4;0);&quot;&quot;);IF([.$U48]&gt;119;VLOOKUP([.$U48];[$V.$A$1:.$D$243];4;0);&quot;&quot;);IF([.$U57]&gt;119;VLOOKUP([.$U57];[$V.$A$1:.$D$243];4;0);&quot;&quot;);IF([.$U66]&gt;119;VLOOKUP([.$U66];[$V.$A$1:.$D$243];4;0);&quot;&quot;))" office:value-type="string" office:string-value="C,2z2=E,2" calcext:value-type="string">
            <text:p>C,2z2=E,2</text:p>
          </table:table-cell>
          <table:table-cell table:formula="of:=COM.MICROSOFT.CONCAT(IF([.$U4]&lt;120;VLOOKUP([.$U4];[$V.$A$1:.$D$243];4;0);&quot;&quot;);IF([.$U13]&lt;120;VLOOKUP([.$U13];[$V.$A$1:.$D$243];4;0);&quot;&quot;);IF([.$U22]&lt;120;VLOOKUP([.$U22];[$V.$A$1:.$D$243];4;0);&quot;&quot;);IF([.$U31]&lt;120;VLOOKUP([.$U31];[$V.$A$1:.$D$243];4;0);&quot;&quot;);IF([.$U40]&lt;120;VLOOKUP([.$U40];[$V.$A$1:.$D$243];4;0);&quot;&quot;);IF([.$U49]&lt;120;VLOOKUP([.$U49];[$V.$A$1:.$D$243];4;0);&quot;&quot;);IF([.$U58]&lt;120;VLOOKUP([.$U58];[$V.$A$1:.$D$243];4;0);&quot;&quot;);IF([.$U67]&lt;120;VLOOKUP([.$U67];[$V.$A$1:.$D$243];4;0);&quot;&quot;))" office:value-type="string" office:string-value="=e2=B2c2" calcext:value-type="string">
            <text:p>=e2=B2c2</text:p>
          </table:table-cell>
          <table:table-cell table:formula="of:=COM.MICROSOFT.CONCAT([.$U5];&quot; &quot;;[.$U14];&quot; &quot;;[.$U23];&quot; &quot;;[.$U32];&quot; &quot;;[.$U41];&quot; &quot;;[.$U50];&quot; &quot;;[.$U59];&quot; &quot;;[.$U68];&quot; &quot;)" office:value-type="string" office:string-value="111 105 18 188 232 193 0 0 " calcext:value-type="string">
            <text:p>111 105 18 188 232 193 0 0 </text:p>
          </table:table-cell>
          <table:table-cell table:number-columns-repeated="16353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106" calcext:value-type="float">
            <text:p>106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93" calcext:value-type="float">
            <text:p>193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style-name="ce15" table:number-columns-repeated="5"/>
          <table:table-cell table:number-columns-repeated="4"/>
          <table:table-cell office:value-type="float" office:value="5" calcext:value-type="float">
            <text:p>5</text:p>
          </table:table-cell>
          <table:table-cell table:style-name="ce15" office:value-type="float" office:value="111" calcext:value-type="float">
            <text:p>111</text:p>
          </table:table-cell>
          <table:table-cell table:number-columns-repeated="8"/>
          <table:table-cell table:formula="of:=COM.MICROSOFT.CONCAT(IF([.$U4]&gt;119;VLOOKUP([.$U4];[$V.$A$1:.$D$243];4;0);&quot;&quot;);IF([.$U13]&gt;119;VLOOKUP([.$U13];[$V.$A$1:.$D$243];4;0);&quot;&quot;);IF([.$U22]&gt;119;VLOOKUP([.$U22];[$V.$A$1:.$D$243];4;0);&quot;&quot;);IF([.$U31]&gt;119;VLOOKUP([.$U31];[$V.$A$1:.$D$243];4;0);&quot;&quot;);IF([.$U40]&gt;119;VLOOKUP([.$U40];[$V.$A$1:.$D$243];4;0);&quot;&quot;);IF([.$U49]&gt;119;VLOOKUP([.$U49];[$V.$A$1:.$D$243];4;0);&quot;&quot;);IF([.$U58]&gt;119;VLOOKUP([.$U58];[$V.$A$1:.$D$243];4;0);&quot;&quot;);IF([.$U67]&gt;119;VLOOKUP([.$U67];[$V.$A$1:.$D$243];4;0);&quot;&quot;))" office:value-type="string" office:string-value="C,2z2=E,2" calcext:value-type="string">
            <text:p>C,2z2=E,2</text:p>
          </table:table-cell>
          <table:table-cell table:formula="of:=COM.MICROSOFT.CONCAT(IF([.$U5]&lt;120;VLOOKUP([.$U5];[$V.$A$1:.$D$243];4;0);&quot;&quot;);IF([.$U14]&lt;120;VLOOKUP([.$U14];[$V.$A$1:.$D$243];4;0);&quot;&quot;);IF([.$U23]&lt;120;VLOOKUP([.$U23];[$V.$A$1:.$D$243];4;0);&quot;&quot;);IF([.$U32]&lt;120;VLOOKUP([.$U32];[$V.$A$1:.$D$243];4;0);&quot;&quot;);IF([.$U41]&lt;120;VLOOKUP([.$U41];[$V.$A$1:.$D$243];4;0);&quot;&quot;);IF([.$U50]&lt;120;VLOOKUP([.$U50];[$V.$A$1:.$D$243];4;0);&quot;&quot;);IF([.$U59]&lt;120;VLOOKUP([.$U59];[$V.$A$1:.$D$243];4;0);&quot;&quot;);IF([.$U68]&lt;120;VLOOKUP([.$U68];[$V.$A$1:.$D$243];4;0);&quot;&quot;))" office:value-type="string" office:string-value="=e=Bc4" calcext:value-type="string">
            <text:p>=e=Bc4</text:p>
          </table:table-cell>
          <table:table-cell table:formula="of:=COM.MICROSOFT.CONCAT([.$U6];&quot; &quot;;[.$U15];&quot; &quot;;[.$U24];&quot; &quot;;[.$U33];&quot; &quot;;[.$U42];&quot; &quot;;[.$U51];&quot; &quot;;[.$U60];&quot; &quot;;[.$U69];&quot; &quot;)" office:value-type="string" office:string-value="111 188 112 232 114 105 76 193 " calcext:value-type="string">
            <text:p>111 188 112 232 114 105 76 193 </text:p>
          </table:table-cell>
          <table:table-cell table:number-columns-repeated="16352"/>
        </table:table-row>
        <table:table-row table:style-name="ro2"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114" calcext:value-type="float">
            <text:p>114</text:p>
          </table:table-cell>
          <table:table-cell table:style-name="ce10" office:value-type="float" office:value="232" calcext:value-type="float">
            <text:p>232</text:p>
          </table:table-cell>
          <table:table-cell/>
          <table:table-cell table:style-name="ce15" table:number-columns-repeated="5"/>
          <table:table-cell table:number-columns-repeated="4"/>
          <table:table-cell office:value-type="float" office:value="6" calcext:value-type="float">
            <text:p>6</text:p>
          </table:table-cell>
          <table:table-cell table:style-name="ce15" office:value-type="float" office:value="188" calcext:value-type="float">
            <text:p>188</text:p>
          </table:table-cell>
          <table:table-cell table:number-columns-repeated="9"/>
          <table:table-cell table:formula="of:=COM.MICROSOFT.CONCAT(IF([.$U5]&gt;119;VLOOKUP([.$U5];[$V.$A$1:.$D$243];4;0);&quot;&quot;);IF([.$U14]&gt;119;VLOOKUP([.$U14];[$V.$A$1:.$D$243];4;0);&quot;&quot;);IF([.$U23]&gt;119;VLOOKUP([.$U23];[$V.$A$1:.$D$243];4;0);&quot;&quot;);IF([.$U32]&gt;119;VLOOKUP([.$U32];[$V.$A$1:.$D$243];4;0);&quot;&quot;);IF([.$U41]&gt;119;VLOOKUP([.$U41];[$V.$A$1:.$D$243];4;0);&quot;&quot;);IF([.$U50]&gt;119;VLOOKUP([.$U50];[$V.$A$1:.$D$243];4;0);&quot;&quot;);IF([.$U59]&gt;119;VLOOKUP([.$U59];[$V.$A$1:.$D$243];4;0);&quot;&quot;);IF([.$U68]&gt;119;VLOOKUP([.$U68];[$V.$A$1:.$D$243];4;0);&quot;&quot;))" office:value-type="string" office:string-value="C,2z2=E,2" calcext:value-type="string">
            <text:p>C,2z2=E,2</text:p>
          </table:table-cell>
          <table:table-cell table:formula="of:=COM.MICROSOFT.CONCAT(IF([.$U6]&lt;120;VLOOKUP([.$U6];[$V.$A$1:.$D$243];4;0);&quot;&quot;);IF([.$U15]&lt;120;VLOOKUP([.$U15];[$V.$A$1:.$D$243];4;0);&quot;&quot;);IF([.$U24]&lt;120;VLOOKUP([.$U24];[$V.$A$1:.$D$243];4;0);&quot;&quot;);IF([.$U33]&lt;120;VLOOKUP([.$U33];[$V.$A$1:.$D$243];4;0);&quot;&quot;);IF([.$U42]&lt;120;VLOOKUP([.$U42];[$V.$A$1:.$D$243];4;0);&quot;&quot;);IF([.$U51]&lt;120;VLOOKUP([.$U51];[$V.$A$1:.$D$243];4;0);&quot;&quot;);IF([.$U60]&lt;120;VLOOKUP([.$U60];[$V.$A$1:.$D$243];4;0);&quot;&quot;);IF([.$U69]&lt;120;VLOOKUP([.$U69];[$V.$A$1:.$D$243];4;0);&quot;&quot;))" office:value-type="string" office:string-value="=efg=Bc2" calcext:value-type="string">
            <text:p>=efg=Bc2</text:p>
          </table:table-cell>
          <table:table-cell table:formula="of:=COM.MICROSOFT.CONCAT([.$U7];&quot; &quot;;[.$U16];&quot; &quot;;[.$U25];&quot; &quot;;[.$U34];&quot; &quot;;[.$U43];&quot; &quot;;[.$U52];&quot; &quot;;[.$U61];&quot; &quot;;[.$U70];&quot; &quot;)" office:value-type="string" office:string-value="188 111 232 106 193 108 105 76 " calcext:value-type="string">
            <text:p>188 111 232 106 193 108 105 76 </text:p>
          </table:table-cell>
          <table:table-cell table:number-columns-repeated="16351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93" calcext:value-type="float">
            <text:p>193</text:p>
          </table:table-cell>
          <table:table-cell office:value-type="float" office:value="232" calcext:value-type="float">
            <text:p>232</text:p>
          </table:table-cell>
          <table:table-cell office:value-type="float" office:value="193" calcext:value-type="float">
            <text:p>193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table:number-columns-repeated="5"/>
          <table:table-cell table:number-columns-repeated="4"/>
          <table:table-cell office:value-type="float" office:value="7" calcext:value-type="float">
            <text:p>7</text:p>
          </table:table-cell>
          <table:table-cell table:style-name="ce15" office:value-type="float" office:value="111" calcext:value-type="float">
            <text:p>111</text:p>
          </table:table-cell>
          <table:table-cell table:number-columns-repeated="10"/>
          <table:table-cell table:formula="of:=COM.MICROSOFT.CONCAT(IF([.$U6]&gt;119;VLOOKUP([.$U6];[$V.$A$1:.$D$243];4;0);&quot;&quot;);IF([.$U15]&gt;119;VLOOKUP([.$U15];[$V.$A$1:.$D$243];4;0);&quot;&quot;);IF([.$U24]&gt;119;VLOOKUP([.$U24];[$V.$A$1:.$D$243];4;0);&quot;&quot;);IF([.$U33]&gt;119;VLOOKUP([.$U33];[$V.$A$1:.$D$243];4;0);&quot;&quot;);IF([.$U42]&gt;119;VLOOKUP([.$U42];[$V.$A$1:.$D$243];4;0);&quot;&quot;);IF([.$U51]&gt;119;VLOOKUP([.$U51];[$V.$A$1:.$D$243];4;0);&quot;&quot;);IF([.$U60]&gt;119;VLOOKUP([.$U60];[$V.$A$1:.$D$243];4;0);&quot;&quot;);IF([.$U69]&gt;119;VLOOKUP([.$U69];[$V.$A$1:.$D$243];4;0);&quot;&quot;))" office:value-type="string" office:string-value="C,2z2=E,2" calcext:value-type="string">
            <text:p>C,2z2=E,2</text:p>
          </table:table-cell>
          <table:table-cell table:formula="of:=COM.MICROSOFT.CONCAT(IF([.$U7]&lt;120;VLOOKUP([.$U7];[$V.$A$1:.$D$243];4;0);&quot;&quot;);IF([.$U16]&lt;120;VLOOKUP([.$U16];[$V.$A$1:.$D$243];4;0);&quot;&quot;);IF([.$U25]&lt;120;VLOOKUP([.$U25];[$V.$A$1:.$D$243];4;0);&quot;&quot;);IF([.$U34]&lt;120;VLOOKUP([.$U34];[$V.$A$1:.$D$243];4;0);&quot;&quot;);IF([.$U43]&lt;120;VLOOKUP([.$U43];[$V.$A$1:.$D$243];4;0);&quot;&quot;);IF([.$U52]&lt;120;VLOOKUP([.$U52];[$V.$A$1:.$D$243];4;0);&quot;&quot;);IF([.$U61]&lt;120;VLOOKUP([.$U61];[$V.$A$1:.$D$243];4;0);&quot;&quot;);IF([.$U70]&lt;120;VLOOKUP([.$U70];[$V.$A$1:.$D$243];4;0);&quot;&quot;))" office:value-type="string" office:string-value="=ecd=Bc2" calcext:value-type="string">
            <text:p>=ecd=Bc2</text:p>
          </table:table-cell>
          <table:table-cell table:formula="of:=COM.MICROSOFT.CONCAT([.$U8];&quot; &quot;;[.$U17];&quot; &quot;;[.$U26];&quot; &quot;;[.$U35];&quot; &quot;;[.$U44];&quot; &quot;;[.$U53];&quot; &quot;;[.$U62];&quot; &quot;;[.$U71];&quot; &quot;)" office:value-type="string" office:string-value="111 188 114 232 18 193 0 0 " calcext:value-type="string">
            <text:p>111 188 114 232 18 193 0 0 </text:p>
          </table:table-cell>
          <table:table-cell table:number-columns-repeated="16350"/>
        </table:table-row>
        <table:table-row table:style-name="ro2"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5" table:number-columns-repeated="5"/>
          <table:table-cell table:number-columns-repeated="4"/>
          <table:table-cell office:value-type="float" office:value="8" calcext:value-type="float">
            <text:p>8</text:p>
          </table:table-cell>
          <table:table-cell table:style-name="ce15" office:value-type="float" office:value="114" calcext:value-type="float">
            <text:p>114</text:p>
          </table:table-cell>
          <table:table-cell table:number-columns-repeated="11"/>
          <table:table-cell table:formula="of:=COM.MICROSOFT.CONCAT(IF([.$U7]&gt;119;VLOOKUP([.$U7];[$V.$A$1:.$D$243];4;0);&quot;&quot;);IF([.$U16]&gt;119;VLOOKUP([.$U16];[$V.$A$1:.$D$243];4;0);&quot;&quot;);IF([.$U25]&gt;119;VLOOKUP([.$U25];[$V.$A$1:.$D$243];4;0);&quot;&quot;);IF([.$U34]&gt;119;VLOOKUP([.$U34];[$V.$A$1:.$D$243];4;0);&quot;&quot;);IF([.$U43]&gt;119;VLOOKUP([.$U43];[$V.$A$1:.$D$243];4;0);&quot;&quot;);IF([.$U52]&gt;119;VLOOKUP([.$U52];[$V.$A$1:.$D$243];4;0);&quot;&quot;);IF([.$U61]&gt;119;VLOOKUP([.$U61];[$V.$A$1:.$D$243];4;0);&quot;&quot;);IF([.$U70]&gt;119;VLOOKUP([.$U70];[$V.$A$1:.$D$243];4;0);&quot;&quot;))" office:value-type="string" office:string-value="C,2z2=E,2" calcext:value-type="string">
            <text:p>C,2z2=E,2</text:p>
          </table:table-cell>
          <table:table-cell table:formula="of:=COM.MICROSOFT.CONCAT(IF([.$U8]&lt;120;VLOOKUP([.$U8];[$V.$A$1:.$D$243];4;0);&quot;&quot;);IF([.$U17]&lt;120;VLOOKUP([.$U17];[$V.$A$1:.$D$243];4;0);&quot;&quot;);IF([.$U26]&lt;120;VLOOKUP([.$U26];[$V.$A$1:.$D$243];4;0);&quot;&quot;);IF([.$U35]&lt;120;VLOOKUP([.$U35];[$V.$A$1:.$D$243];4;0);&quot;&quot;);IF([.$U44]&lt;120;VLOOKUP([.$U44];[$V.$A$1:.$D$243];4;0);&quot;&quot;);IF([.$U53]&lt;120;VLOOKUP([.$U53];[$V.$A$1:.$D$243];4;0);&quot;&quot;);IF([.$U62]&lt;120;VLOOKUP([.$U62];[$V.$A$1:.$D$243];4;0);&quot;&quot;);IF([.$U71]&lt;120;VLOOKUP([.$U71];[$V.$A$1:.$D$243];4;0);&quot;&quot;))" office:value-type="string" office:string-value="=egc4" calcext:value-type="string">
            <text:p>=egc4</text:p>
          </table:table-cell>
          <table:table-cell table:formula="of:=COM.MICROSOFT.CONCAT([.$U9];&quot; &quot;;[.$U18];&quot; &quot;;[.$U27];&quot; &quot;;[.$U36];&quot; &quot;;[.$U45];&quot; &quot;;[.$U54];&quot; &quot;;[.$U63];&quot; &quot;;[.$U72];&quot; &quot;)" office:value-type="string" office:string-value="114 112 111 108 188 232 193 76 " calcext:value-type="string">
            <text:p>114 112 111 108 188 232 193 76 </text:p>
          </table:table-cell>
          <table:table-cell table:number-columns-repeated="16349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3"/>
          <table:table-cell table:style-name="ce15" table:number-columns-repeated="5"/>
          <table:table-cell table:number-columns-repeated="4"/>
          <table:table-cell office:value-type="float" office:value="9" calcext:value-type="float">
            <text:p>9</text:p>
          </table:table-cell>
          <table:table-cell table:style-name="ce15" office:value-type="float" office:value="188" calcext:value-type="float">
            <text:p>188</text:p>
          </table:table-cell>
          <table:table-cell table:number-columns-repeated="12"/>
          <table:table-cell table:formula="of:=COM.MICROSOFT.CONCAT(IF([.$U8]&gt;119;VLOOKUP([.$U8];[$V.$A$1:.$D$243];4;0);&quot;&quot;);IF([.$U17]&gt;119;VLOOKUP([.$U17];[$V.$A$1:.$D$243];4;0);&quot;&quot;);IF([.$U26]&gt;119;VLOOKUP([.$U26];[$V.$A$1:.$D$243];4;0);&quot;&quot;);IF([.$U35]&gt;119;VLOOKUP([.$U35];[$V.$A$1:.$D$243];4;0);&quot;&quot;);IF([.$U44]&gt;119;VLOOKUP([.$U44];[$V.$A$1:.$D$243];4;0);&quot;&quot;);IF([.$U53]&gt;119;VLOOKUP([.$U53];[$V.$A$1:.$D$243];4;0);&quot;&quot;);IF([.$U62]&gt;119;VLOOKUP([.$U62];[$V.$A$1:.$D$243];4;0);&quot;&quot;);IF([.$U71]&gt;119;VLOOKUP([.$U71];[$V.$A$1:.$D$243];4;0);&quot;&quot;))" office:value-type="string" office:string-value="C,2z2=E,2" calcext:value-type="string">
            <text:p>C,2z2=E,2</text:p>
          </table:table-cell>
          <table:table-cell table:formula="of:=COM.MICROSOFT.CONCAT(IF([.$U9]&lt;120;VLOOKUP([.$U9];[$V.$A$1:.$D$243];4;0);&quot;&quot;);IF([.$U18]&lt;120;VLOOKUP([.$U18];[$V.$A$1:.$D$243];4;0);&quot;&quot;);IF([.$U27]&lt;120;VLOOKUP([.$U27];[$V.$A$1:.$D$243];4;0);&quot;&quot;);IF([.$U36]&lt;120;VLOOKUP([.$U36];[$V.$A$1:.$D$243];4;0);&quot;&quot;);IF([.$U45]&lt;120;VLOOKUP([.$U45];[$V.$A$1:.$D$243];4;0);&quot;&quot;);IF([.$U54]&lt;120;VLOOKUP([.$U54];[$V.$A$1:.$D$243];4;0);&quot;&quot;);IF([.$U63]&lt;120;VLOOKUP([.$U63];[$V.$A$1:.$D$243];4;0);&quot;&quot;);IF([.$U72]&lt;120;VLOOKUP([.$U72];[$V.$A$1:.$D$243];4;0);&quot;&quot;))" office:value-type="string" office:string-value="gf=edc2" calcext:value-type="string">
            <text:p>gf=edc2</text:p>
          </table:table-cell>
          <table:table-cell table:number-columns-repeated="16349"/>
        </table:table-row>
        <table:table-row table:style-name="ro2">
          <table:table-cell table:style-name="ce10" table:number-columns-repeated="10"/>
          <table:table-cell table:number-columns-repeated="9"/>
          <table:table-cell office:value-type="float" office:value="10" calcext:value-type="float">
            <text:p>10</text:p>
          </table:table-cell>
          <table:table-cell table:style-name="ce10" office:value-type="float" office:value="108" calcext:value-type="float">
            <text:p>108</text:p>
          </table:table-cell>
          <table:table-cell table:number-columns-repeated="13"/>
          <table:table-cell table:formula="of:=COM.MICROSOFT.CONCAT(IF([.$U9]&gt;119;VLOOKUP([.$U9];[$V.$A$1:.$D$243];4;0);&quot;&quot;);IF([.$U18]&gt;119;VLOOKUP([.$U18];[$V.$A$1:.$D$243];4;0);&quot;&quot;);IF([.$U27]&gt;119;VLOOKUP([.$U27];[$V.$A$1:.$D$243];4;0);&quot;&quot;);IF([.$U36]&gt;119;VLOOKUP([.$U36];[$V.$A$1:.$D$243];4;0);&quot;&quot;);IF([.$U45]&gt;119;VLOOKUP([.$U45];[$V.$A$1:.$D$243];4;0);&quot;&quot;);IF([.$U54]&gt;119;VLOOKUP([.$U54];[$V.$A$1:.$D$243];4;0);&quot;&quot;);IF([.$U63]&gt;119;VLOOKUP([.$U63];[$V.$A$1:.$D$243];4;0);&quot;&quot;);IF([.$U72]&gt;119;VLOOKUP([.$U72];[$V.$A$1:.$D$243];4;0);&quot;&quot;))" office:value-type="string" office:string-value="C,2z2=E,2" calcext:value-type="string">
            <text:p>C,2z2=E,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table:style-name="ce10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/>
          <table:table-cell table:style-name="ce17"/>
          <table:table-cell table:number-columns-repeated="17"/>
          <table:table-cell office:value-type="float" office:value="12" calcext:value-type="float">
            <text:p>12</text:p>
          </table:table-cell>
          <table:table-cell table:style-name="ce10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style-name="ce15" table:formula="of:=IF([.A2]=&quot;&quot;;&quot;&quot;;[.A2])" office:value-type="float" office:value="111" calcext:value-type="float">
            <text:p>111</text:p>
          </table:table-cell>
          <table:table-cell table:style-name="ce38" table:formula="of:=IF([.B2]=&quot;&quot;;&quot;&quot;;[.B2])" office:value-type="float" office:value="188" calcext:value-type="float">
            <text:p>188</text:p>
          </table:table-cell>
          <table:table-cell table:style-name="ce15" table:formula="of:=IF([.C2]=&quot;&quot;;&quot;&quot;;[.C2])" office:value-type="float" office:value="81" calcext:value-type="float">
            <text:p>81</text:p>
          </table:table-cell>
          <table:table-cell table:style-name="ce15" table:formula="of:=IF([.D2]=&quot;&quot;;&quot;&quot;;[.D2])" office:value-type="float" office:value="111" calcext:value-type="float">
            <text:p>111</text:p>
          </table:table-cell>
          <table:table-cell table:style-name="ce15" table:formula="of:=IF([.E2]=&quot;&quot;;&quot;&quot;;[.E2])" office:value-type="float" office:value="111" calcext:value-type="float">
            <text:p>111</text:p>
          </table:table-cell>
          <table:table-cell table:style-name="ce15" table:formula="of:=IF([.F2]=&quot;&quot;;&quot;&quot;;[.F2])" office:value-type="float" office:value="188" calcext:value-type="float">
            <text:p>188</text:p>
          </table:table-cell>
          <table:table-cell table:style-name="ce15" table:formula="of:=IF([.G2]=&quot;&quot;;&quot;&quot;;[.G2])" office:value-type="float" office:value="111" calcext:value-type="float">
            <text:p>111</text:p>
          </table:table-cell>
          <table:table-cell table:style-name="ce15" table:formula="of:=IF([.H2]=&quot;&quot;;&quot;&quot;;[.H2])" office:value-type="float" office:value="114" calcext:value-type="float">
            <text:p>114</text:p>
          </table:table-cell>
          <table:table-cell table:style-name="ce15" table:formula="of:=IF([.I2]=&quot;&quot;;&quot;&quot;;[.I2])" office:value-type="float" office:value="188" calcext:value-type="float">
            <text:p>188</text:p>
          </table:table-cell>
          <table:table-cell table:style-name="ce15" table:formula="of:=IF([.J2]=&quot;&quot;;&quot;&quot;;[.J2])">
            <text:p/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style-name="ce10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style-name="ce15" table:formula="of:=IF([.J3]=&quot;&quot;;&quot;&quot;;[.J3])">
            <text:p/>
          </table:table-cell>
          <table:table-cell table:style-name="ce15" table:formula="of:=IF([.I3]=&quot;&quot;;&quot;&quot;;[.I3])">
            <text:p/>
          </table:table-cell>
          <table:table-cell table:style-name="ce10" table:formula="of:=IF([.H3]=&quot;&quot;;&quot;&quot;;[.H3])" office:value-type="float" office:value="108" calcext:value-type="float">
            <text:p>108</text:p>
          </table:table-cell>
          <table:table-cell table:style-name="ce10" table:formula="of:=IF([.G3]=&quot;&quot;;&quot;&quot;;[.G3])" office:value-type="float" office:value="106" calcext:value-type="float">
            <text:p>106</text:p>
          </table:table-cell>
          <table:table-cell table:style-name="ce10" table:formula="of:=IF([.F3]=&quot;&quot;;&quot;&quot;;[.F3])" office:value-type="float" office:value="188" calcext:value-type="float">
            <text:p>188</text:p>
          </table:table-cell>
          <table:table-cell table:style-name="ce10" table:formula="of:=IF([.E3]=&quot;&quot;;&quot;&quot;;[.E3])" office:value-type="float" office:value="105" calcext:value-type="float">
            <text:p>105</text:p>
          </table:table-cell>
          <table:table-cell table:style-name="ce10" table:formula="of:=IF([.D3]=&quot;&quot;;&quot;&quot;;[.D3])" office:value-type="float" office:value="188" calcext:value-type="float">
            <text:p>188</text:p>
          </table:table-cell>
          <table:table-cell table:style-name="ce10" table:formula="of:=IF([.C3]=&quot;&quot;;&quot;&quot;;[.C3])" office:value-type="float" office:value="111" calcext:value-type="float">
            <text:p>111</text:p>
          </table:table-cell>
          <table:table-cell table:style-name="ce10" table:formula="of:=IF([.B3]=&quot;&quot;;&quot;&quot;;[.B3])" office:value-type="float" office:value="188" calcext:value-type="float">
            <text:p>188</text:p>
          </table:table-cell>
          <table:table-cell table:style-name="ce10" table:formula="of:=IF([.A3]=&quot;&quot;;&quot;&quot;;[.A3])" office:value-type="float" office:value="112" calcext:value-type="float">
            <text:p>112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10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style-name="ce15" table:formula="of:=IF([.A4]=&quot;&quot;;&quot;&quot;;[.A4])" office:value-type="float" office:value="111" calcext:value-type="float">
            <text:p>111</text:p>
          </table:table-cell>
          <table:table-cell table:style-name="ce15" table:formula="of:=IF([.B4]=&quot;&quot;;&quot;&quot;;[.B4])" office:value-type="float" office:value="188" calcext:value-type="float">
            <text:p>188</text:p>
          </table:table-cell>
          <table:table-cell table:style-name="ce15" table:formula="of:=IF([.C4]=&quot;&quot;;&quot;&quot;;[.C4])" office:value-type="float" office:value="232" calcext:value-type="float">
            <text:p>232</text:p>
          </table:table-cell>
          <table:table-cell table:style-name="ce15" table:formula="of:=IF([.D4]=&quot;&quot;;&quot;&quot;;[.D4])" office:value-type="float" office:value="75" calcext:value-type="float">
            <text:p>75</text:p>
          </table:table-cell>
          <table:table-cell table:style-name="ce15" table:formula="of:=IF([.E4]=&quot;&quot;;&quot;&quot;;[.E4])" office:value-type="float" office:value="18" calcext:value-type="float">
            <text:p>18</text:p>
          </table:table-cell>
          <table:table-cell table:style-name="ce15" table:formula="of:=IF([.F4]=&quot;&quot;;&quot;&quot;;[.F4])" office:value-type="float" office:value="112" calcext:value-type="float">
            <text:p>112</text:p>
          </table:table-cell>
          <table:table-cell table:style-name="ce15" table:formula="of:=IF([.G4]=&quot;&quot;;&quot;&quot;;[.G4])" office:value-type="float" office:value="232" calcext:value-type="float">
            <text:p>232</text:p>
          </table:table-cell>
          <table:table-cell table:style-name="ce15" table:formula="of:=IF([.H4]=&quot;&quot;;&quot;&quot;;[.H4])">
            <text:p/>
          </table:table-cell>
          <table:table-cell table:style-name="ce15" table:formula="of:=IF([.I4]=&quot;&quot;;&quot;&quot;;[.I4])">
            <text:p/>
          </table:table-cell>
          <table:table-cell table:style-name="ce15" table:formula="of:=IF([.J4]=&quot;&quot;;&quot;&quot;;[.J4])">
            <text:p/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10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style-name="ce15" table:formula="of:=IF([.J5]=&quot;&quot;;&quot;&quot;;[.J5])">
            <text:p/>
          </table:table-cell>
          <table:table-cell table:style-name="ce15" table:formula="of:=IF([.I5]=&quot;&quot;;&quot;&quot;;[.I5])">
            <text:p/>
          </table:table-cell>
          <table:table-cell table:style-name="ce15" table:formula="of:=IF([.H5]=&quot;&quot;;&quot;&quot;;[.H5])">
            <text:p/>
          </table:table-cell>
          <table:table-cell table:style-name="ce10" table:formula="of:=IF([.G5]=&quot;&quot;;&quot;&quot;;[.G5])" office:value-type="float" office:value="114" calcext:value-type="float">
            <text:p>114</text:p>
          </table:table-cell>
          <table:table-cell table:style-name="ce10" table:formula="of:=IF([.F5]=&quot;&quot;;&quot;&quot;;[.F5])" office:value-type="float" office:value="111" calcext:value-type="float">
            <text:p>111</text:p>
          </table:table-cell>
          <table:table-cell table:style-name="ce10" table:formula="of:=IF([.E5]=&quot;&quot;;&quot;&quot;;[.E5])" office:value-type="float" office:value="232" calcext:value-type="float">
            <text:p>232</text:p>
          </table:table-cell>
          <table:table-cell table:style-name="ce10" table:formula="of:=IF([.D5]=&quot;&quot;;&quot;&quot;;[.D5])" office:value-type="float" office:value="111" calcext:value-type="float">
            <text:p>111</text:p>
          </table:table-cell>
          <table:table-cell table:style-name="ce10" table:formula="of:=IF([.C5]=&quot;&quot;;&quot;&quot;;[.C5])" office:value-type="float" office:value="108" calcext:value-type="float">
            <text:p>108</text:p>
          </table:table-cell>
          <table:table-cell table:style-name="ce10" table:formula="of:=IF([.B5]=&quot;&quot;;&quot;&quot;;[.B5])" office:value-type="float" office:value="232" calcext:value-type="float">
            <text:p>232</text:p>
          </table:table-cell>
          <table:table-cell table:style-name="ce10" table:formula="of:=IF([.A5]=&quot;&quot;;&quot;&quot;;[.A5])" office:value-type="float" office:value="188" calcext:value-type="float">
            <text:p>188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10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style-name="ce15" table:formula="of:=IF([.A6]=&quot;&quot;;&quot;&quot;;[.A6])" office:value-type="float" office:value="232" calcext:value-type="float">
            <text:p>232</text:p>
          </table:table-cell>
          <table:table-cell table:style-name="ce15" table:formula="of:=IF([.B6]=&quot;&quot;;&quot;&quot;;[.B6])" office:value-type="float" office:value="106" calcext:value-type="float">
            <text:p>106</text:p>
          </table:table-cell>
          <table:table-cell table:style-name="ce15" table:formula="of:=IF([.C6]=&quot;&quot;;&quot;&quot;;[.C6])" office:value-type="float" office:value="232" calcext:value-type="float">
            <text:p>232</text:p>
          </table:table-cell>
          <table:table-cell table:style-name="ce15" table:formula="of:=IF([.D6]=&quot;&quot;;&quot;&quot;;[.D6])" office:value-type="float" office:value="108" calcext:value-type="float">
            <text:p>108</text:p>
          </table:table-cell>
          <table:table-cell table:style-name="ce15" table:formula="of:=IF([.E6]=&quot;&quot;;&quot;&quot;;[.E6])" office:value-type="float" office:value="108" calcext:value-type="float">
            <text:p>108</text:p>
          </table:table-cell>
          <table:table-cell table:style-name="ce15" table:formula="of:=IF([.F6]=&quot;&quot;;&quot;&quot;;[.F6])" office:value-type="float" office:value="112" calcext:value-type="float">
            <text:p>112</text:p>
          </table:table-cell>
          <table:table-cell table:style-name="ce15" table:formula="of:=IF([.G6]=&quot;&quot;;&quot;&quot;;[.G6])" office:value-type="float" office:value="193" calcext:value-type="float">
            <text:p>193</text:p>
          </table:table-cell>
          <table:table-cell table:style-name="ce15" table:formula="of:=IF([.H6]=&quot;&quot;;&quot;&quot;;[.H6])" office:value-type="float" office:value="76" calcext:value-type="float">
            <text:p>76</text:p>
          </table:table-cell>
          <table:table-cell table:style-name="ce15" table:formula="of:=IF([.I6]=&quot;&quot;;&quot;&quot;;[.I6])">
            <text:p/>
          </table:table-cell>
          <table:table-cell table:style-name="ce15" table:formula="of:=IF([.J6]=&quot;&quot;;&quot;&quot;;[.J6])">
            <text:p/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style-name="ce10" office:value-type="float" office:value="112" calcext:value-type="float">
            <text:p>112</text:p>
          </table:table-cell>
          <table:table-cell table:number-columns-repeated="16363"/>
        </table:table-row>
        <table:table-row table:style-name="ro2">
          <table:table-cell table:style-name="ce15" table:formula="of:=IF([.J7]=&quot;&quot;;&quot;&quot;;[.J7])">
            <text:p/>
          </table:table-cell>
          <table:table-cell table:style-name="ce10" table:formula="of:=IF([.I7]=&quot;&quot;;&quot;&quot;;[.I7])" office:value-type="float" office:value="232" calcext:value-type="float">
            <text:p>232</text:p>
          </table:table-cell>
          <table:table-cell table:style-name="ce10" table:formula="of:=IF([.H7]=&quot;&quot;;&quot;&quot;;[.H7])" office:value-type="float" office:value="114" calcext:value-type="float">
            <text:p>114</text:p>
          </table:table-cell>
          <table:table-cell table:style-name="ce10" table:formula="of:=IF([.G7]=&quot;&quot;;&quot;&quot;;[.G7])" office:value-type="float" office:value="193" calcext:value-type="float">
            <text:p>193</text:p>
          </table:table-cell>
          <table:table-cell table:style-name="ce10" table:formula="of:=IF([.F7]=&quot;&quot;;&quot;&quot;;[.F7])" office:value-type="float" office:value="18" calcext:value-type="float">
            <text:p>18</text:p>
          </table:table-cell>
          <table:table-cell table:style-name="ce10" table:formula="of:=IF([.E7]=&quot;&quot;;&quot;&quot;;[.E7])" office:value-type="float" office:value="188" calcext:value-type="float">
            <text:p>188</text:p>
          </table:table-cell>
          <table:table-cell table:style-name="ce10" table:formula="of:=IF([.D7]=&quot;&quot;;&quot;&quot;;[.D7])" office:value-type="float" office:value="106" calcext:value-type="float">
            <text:p>106</text:p>
          </table:table-cell>
          <table:table-cell table:style-name="ce10" table:formula="of:=IF([.C7]=&quot;&quot;;&quot;&quot;;[.C7])" office:value-type="float" office:value="232" calcext:value-type="float">
            <text:p>232</text:p>
          </table:table-cell>
          <table:table-cell table:style-name="ce10" table:formula="of:=IF([.B7]=&quot;&quot;;&quot;&quot;;[.B7])" office:value-type="float" office:value="111" calcext:value-type="float">
            <text:p>111</text:p>
          </table:table-cell>
          <table:table-cell table:style-name="ce10" table:formula="of:=IF([.A7]=&quot;&quot;;&quot;&quot;;[.A7])" office:value-type="float" office:value="193" calcext:value-type="float">
            <text:p>193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style-name="ce15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style-name="ce15" table:formula="of:=IF([.A8]=&quot;&quot;;&quot;&quot;;[.A8])" office:value-type="float" office:value="193" calcext:value-type="float">
            <text:p>193</text:p>
          </table:table-cell>
          <table:table-cell table:style-name="ce15" table:formula="of:=IF([.B8]=&quot;&quot;;&quot;&quot;;[.B8])" office:value-type="float" office:value="105" calcext:value-type="float">
            <text:p>105</text:p>
          </table:table-cell>
          <table:table-cell table:style-name="ce15" table:formula="of:=IF([.C8]=&quot;&quot;;&quot;&quot;;[.C8])" office:value-type="float" office:value="108" calcext:value-type="float">
            <text:p>108</text:p>
          </table:table-cell>
          <table:table-cell table:style-name="ce15" table:formula="of:=IF([.D8]=&quot;&quot;;&quot;&quot;;[.D8])" office:value-type="float" office:value="193" calcext:value-type="float">
            <text:p>193</text:p>
          </table:table-cell>
          <table:table-cell table:style-name="ce15" table:formula="of:=IF([.E8]=&quot;&quot;;&quot;&quot;;[.E8])" office:value-type="float" office:value="232" calcext:value-type="float">
            <text:p>232</text:p>
          </table:table-cell>
          <table:table-cell table:style-name="ce15" table:formula="of:=IF([.F8]=&quot;&quot;;&quot;&quot;;[.F8])" office:value-type="float" office:value="193" calcext:value-type="float">
            <text:p>193</text:p>
          </table:table-cell>
          <table:table-cell table:style-name="ce15" table:formula="of:=IF([.G8]=&quot;&quot;;&quot;&quot;;[.G8])" office:value-type="float" office:value="84" calcext:value-type="float">
            <text:p>84</text:p>
          </table:table-cell>
          <table:table-cell table:style-name="ce15" table:formula="of:=IF([.H8]=&quot;&quot;;&quot;&quot;;[.H8])" office:value-type="float" office:value="112" calcext:value-type="float">
            <text:p>112</text:p>
          </table:table-cell>
          <table:table-cell table:style-name="ce15" table:formula="of:=IF([.I8]=&quot;&quot;;&quot;&quot;;[.I8])" office:value-type="float" office:value="0" calcext:value-type="float">
            <text:p>0</text:p>
          </table:table-cell>
          <table:table-cell table:style-name="ce15" table:formula="of:=IF([.J8]=&quot;&quot;;&quot;&quot;;[.J8])">
            <text:p/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style-name="ce15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style-name="ce15" table:formula="of:=IF([.J9]=&quot;&quot;;&quot;&quot;;[.J9])">
            <text:p/>
          </table:table-cell>
          <table:table-cell table:style-name="ce15" table:formula="of:=IF([.I9]=&quot;&quot;;&quot;&quot;;[.I9])">
            <text:p/>
          </table:table-cell>
          <table:table-cell table:style-name="ce10" table:formula="of:=IF([.H9]=&quot;&quot;;&quot;&quot;;[.H9])" office:value-type="float" office:value="0" calcext:value-type="float">
            <text:p>0</text:p>
          </table:table-cell>
          <table:table-cell table:style-name="ce10" table:formula="of:=IF([.G9]=&quot;&quot;;&quot;&quot;;[.G9])" office:value-type="float" office:value="76" calcext:value-type="float">
            <text:p>76</text:p>
          </table:table-cell>
          <table:table-cell table:style-name="ce10" table:formula="of:=IF([.F9]=&quot;&quot;;&quot;&quot;;[.F9])" office:value-type="float" office:value="105" calcext:value-type="float">
            <text:p>105</text:p>
          </table:table-cell>
          <table:table-cell table:style-name="ce10" table:formula="of:=IF([.E9]=&quot;&quot;;&quot;&quot;;[.E9])" office:value-type="float" office:value="0" calcext:value-type="float">
            <text:p>0</text:p>
          </table:table-cell>
          <table:table-cell table:style-name="ce10" table:formula="of:=IF([.D9]=&quot;&quot;;&quot;&quot;;[.D9])" office:value-type="float" office:value="193" calcext:value-type="float">
            <text:p>193</text:p>
          </table:table-cell>
          <table:table-cell table:style-name="ce10" table:formula="of:=IF([.C9]=&quot;&quot;;&quot;&quot;;[.C9])" office:value-type="float" office:value="105" calcext:value-type="float">
            <text:p>105</text:p>
          </table:table-cell>
          <table:table-cell table:style-name="ce10" table:formula="of:=IF([.B9]=&quot;&quot;;&quot;&quot;;[.B9])" office:value-type="float" office:value="193" calcext:value-type="float">
            <text:p>193</text:p>
          </table:table-cell>
          <table:table-cell table:style-name="ce10" table:formula="of:=IF([.A9]=&quot;&quot;;&quot;&quot;;[.A9])" office:value-type="float" office:value="84" calcext:value-type="float">
            <text:p>84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style-name="ce15"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style-name="ce15" table:formula="of:=IF([.A10]=&quot;&quot;;&quot;&quot;;[.A10])" office:value-type="float" office:value="0" calcext:value-type="float">
            <text:p>0</text:p>
          </table:table-cell>
          <table:table-cell table:style-name="ce15" table:formula="of:=IF([.B10]=&quot;&quot;;&quot;&quot;;[.B10])" office:value-type="float" office:value="0" calcext:value-type="float">
            <text:p>0</text:p>
          </table:table-cell>
          <table:table-cell table:style-name="ce15" table:formula="of:=IF([.C10]=&quot;&quot;;&quot;&quot;;[.C10])" office:value-type="float" office:value="193" calcext:value-type="float">
            <text:p>193</text:p>
          </table:table-cell>
          <table:table-cell table:style-name="ce15" table:formula="of:=IF([.D10]=&quot;&quot;;&quot;&quot;;[.D10])" office:value-type="float" office:value="76" calcext:value-type="float">
            <text:p>76</text:p>
          </table:table-cell>
          <table:table-cell table:style-name="ce15" table:formula="of:=IF([.E10]=&quot;&quot;;&quot;&quot;;[.E10])" office:value-type="float" office:value="0" calcext:value-type="float">
            <text:p>0</text:p>
          </table:table-cell>
          <table:table-cell table:style-name="ce15" table:formula="of:=IF([.F10]=&quot;&quot;;&quot;&quot;;[.F10])" office:value-type="float" office:value="76" calcext:value-type="float">
            <text:p>76</text:p>
          </table:table-cell>
          <table:table-cell table:style-name="ce15" table:formula="of:=IF([.G10]=&quot;&quot;;&quot;&quot;;[.G10])" office:value-type="float" office:value="76" calcext:value-type="float">
            <text:p>76</text:p>
          </table:table-cell>
          <table:table-cell table:style-name="ce15" table:formula="of:=IF([.H10]=&quot;&quot;;&quot;&quot;;[.H10])">
            <text:p/>
          </table:table-cell>
          <table:table-cell table:style-name="ce15" table:formula="of:=IF([.I10]=&quot;&quot;;&quot;&quot;;[.I10])">
            <text:p/>
          </table:table-cell>
          <table:table-cell table:style-name="ce15" table:formula="of:=IF([.J10]=&quot;&quot;;&quot;&quot;;[.J10])">
            <text:p/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16363"/>
        </table:table-row>
        <table:table-row table:style-name="ro2">
          <table:table-cell table:style-name="ce10" table:formula="of:=IF([.J11]=&quot;&quot;;&quot;&quot;;[.J11])">
            <text:p/>
          </table:table-cell>
          <table:table-cell table:style-name="ce10" table:formula="of:=IF([.I11]=&quot;&quot;;&quot;&quot;;[.I11])">
            <text:p/>
          </table:table-cell>
          <table:table-cell table:style-name="ce10" table:formula="of:=IF([.H11]=&quot;&quot;;&quot;&quot;;[.H11])">
            <text:p/>
          </table:table-cell>
          <table:table-cell table:style-name="ce10" table:formula="of:=IF([.G11]=&quot;&quot;;&quot;&quot;;[.G11])">
            <text:p/>
          </table:table-cell>
          <table:table-cell table:style-name="ce10" table:formula="of:=IF([.F11]=&quot;&quot;;&quot;&quot;;[.F11])">
            <text:p/>
          </table:table-cell>
          <table:table-cell table:style-name="ce10" table:formula="of:=IF([.E11]=&quot;&quot;;&quot;&quot;;[.E11])">
            <text:p/>
          </table:table-cell>
          <table:table-cell table:style-name="ce10" table:formula="of:=IF([.D11]=&quot;&quot;;&quot;&quot;;[.D11])">
            <text:p/>
          </table:table-cell>
          <table:table-cell table:style-name="ce10" table:formula="of:=IF([.C11]=&quot;&quot;;&quot;&quot;;[.C11])">
            <text:p/>
          </table:table-cell>
          <table:table-cell table:style-name="ce10" table:formula="of:=IF([.B11]=&quot;&quot;;&quot;&quot;;[.B11])">
            <text:p/>
          </table:table-cell>
          <table:table-cell table:style-name="ce10" table:formula="of:=IF([.A11]=&quot;&quot;;&quot;&quot;;[.A11])">
            <text:p/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style-name="ce15" office:value-type="float" office:value="18" calcext:value-type="float">
            <text:p>1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3" calcext:value-type="float">
            <text:p>23</text:p>
          </table:table-cell>
          <table:table-cell table:style-name="ce15" office:value-type="float" office:value="112" calcext:value-type="float">
            <text:p>11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4" calcext:value-type="float">
            <text:p>24</text:p>
          </table:table-cell>
          <table:table-cell table:style-name="ce15"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5" calcext:value-type="float">
            <text:p>25</text:p>
          </table:table-cell>
          <table:table-cell table:style-name="ce10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6" calcext:value-type="float">
            <text:p>26</text:p>
          </table:table-cell>
          <table:table-cell table:style-name="ce10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7" calcext:value-type="float">
            <text:p>27</text:p>
          </table:table-cell>
          <table:table-cell table:style-name="ce10"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8" calcext:value-type="float">
            <text:p>28</text:p>
          </table:table-cell>
          <table:table-cell table:style-name="ce10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9" calcext:value-type="float">
            <text:p>29</text:p>
          </table:table-cell>
          <table:table-cell table:style-name="ce10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0" calcext:value-type="float">
            <text:p>30</text:p>
          </table:table-cell>
          <table:table-cell table:style-name="ce10"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table:style-name="ce10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table:style-name="ce15"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table:style-name="ce15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table:style-name="ce15"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table:style-name="ce15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table:style-name="ce15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table:style-name="ce15" office:value-type="float" office:value="112" calcext:value-type="float">
            <text:p>11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table:style-name="ce15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table:style-name="ce15" office:value-type="float" office:value="76" calcext:value-type="float">
            <text:p>7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table:style-name="ce10"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table:style-name="ce10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table:style-name="ce10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table:style-name="ce10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table:style-name="ce10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table:style-name="ce10"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table:style-name="ce10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table:style-name="ce10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table:style-name="ce15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table:style-name="ce15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table:style-name="ce15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2" calcext:value-type="float">
            <text:p>52</text:p>
          </table:table-cell>
          <table:table-cell table:style-name="ce15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3" calcext:value-type="float">
            <text:p>53</text:p>
          </table:table-cell>
          <table:table-cell table:style-name="ce15"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4" calcext:value-type="float">
            <text:p>54</text:p>
          </table:table-cell>
          <table:table-cell table:style-name="ce15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5" calcext:value-type="float">
            <text:p>55</text:p>
          </table:table-cell>
          <table:table-cell table:style-name="ce15" office:value-type="float" office:value="84" calcext:value-type="float">
            <text:p>8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6" calcext:value-type="float">
            <text:p>56</text:p>
          </table:table-cell>
          <table:table-cell table:style-name="ce15" office:value-type="float" office:value="112" calcext:value-type="float">
            <text:p>11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7" calcext:value-type="float">
            <text:p>57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8" calcext:value-type="float">
            <text:p>5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9" calcext:value-type="float">
            <text:p>59</text:p>
          </table:table-cell>
          <table:table-cell table:style-name="ce10" office:value-type="float" office:value="76" calcext:value-type="float">
            <text:p>7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0" calcext:value-type="float">
            <text:p>60</text:p>
          </table:table-cell>
          <table:table-cell table:style-name="ce10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1" calcext:value-type="float">
            <text:p>6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2" calcext:value-type="float">
            <text:p>62</text:p>
          </table:table-cell>
          <table:table-cell table:style-name="ce10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3" calcext:value-type="float">
            <text:p>63</text:p>
          </table:table-cell>
          <table:table-cell table:style-name="ce10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4" calcext:value-type="float">
            <text:p>64</text:p>
          </table:table-cell>
          <table:table-cell table:style-name="ce10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5" calcext:value-type="float">
            <text:p>65</text:p>
          </table:table-cell>
          <table:table-cell table:style-name="ce10" office:value-type="float" office:value="84" calcext:value-type="float">
            <text:p>8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6" calcext:value-type="float">
            <text:p>6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7" calcext:value-type="float">
            <text:p>67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8" calcext:value-type="float">
            <text:p>68</text:p>
          </table:table-cell>
          <table:table-cell table:style-name="ce15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9" calcext:value-type="float">
            <text:p>69</text:p>
          </table:table-cell>
          <table:table-cell table:style-name="ce15" office:value-type="float" office:value="76" calcext:value-type="float">
            <text:p>7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0" calcext:value-type="float">
            <text:p>7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1" calcext:value-type="float">
            <text:p>71</text:p>
          </table:table-cell>
          <table:table-cell table:style-name="ce15" office:value-type="float" office:value="76" calcext:value-type="float">
            <text:p>7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2" calcext:value-type="float">
            <text:p>72</text:p>
          </table:table-cell>
          <table:table-cell table:style-name="ce15" office:value-type="float" office:value="76" calcext:value-type="float">
            <text:p>76</text:p>
          </table:table-cell>
          <table:table-cell table:number-columns-repeated="16363"/>
        </table:table-row>
        <table:table-row table:style-name="ro2" table:number-rows-repeated="2">
          <table:table-cell table:number-columns-repeated="19"/>
          <table:table-cell table:style-name="Default" table:number-columns-repeated="2"/>
          <table:table-cell table:number-columns-repeated="16363"/>
        </table:table-row>
        <table:table-row table:style-name="ro2" table:number-rows-repeated="104850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7" table:style-name="ta1">
        <office:forms form:automatic-focus="false" form:apply-design-mode="false"/>
        <table:table-column table:style-name="co4" table:number-columns-repeated="10" table:default-cell-style-name="ce9"/>
        <table:table-column table:style-name="co5" table:number-columns-repeated="9" table:default-cell-style-name="ce9"/>
        <table:table-column table:style-name="co4" table:number-columns-repeated="2" table:default-cell-style-name="ce9"/>
        <table:table-column table:style-name="co9" table:number-columns-repeated="5" table:default-cell-style-name="ce9"/>
        <table:table-column table:style-name="co7" table:number-columns-repeated="9" table:default-cell-style-name="ce9"/>
        <table:table-column table:style-name="co4" table:number-columns-repeated="16349" table:default-cell-style-name="ce9"/>
        <table:table-row table:style-name="ro2">
          <table:table-cell table:style-name="ce29" office:value-type="string" calcext:value-type="string">
            <text:p>Part I - 7<text:span text:style-name="T1">th</text:span> Measure</text:p>
          </table:table-cell>
          <table:table-cell table:number-columns-repeated="10"/>
          <table:table-cell table:style-name="ce15" table:number-columns-repeated="2"/>
          <table:table-cell table:number-columns-repeated="6"/>
          <table:table-cell table:style-name="ce29" office:value-type="string" calcext:value-type="string">
            <text:p>71 notes</text:p>
          </table:table-cell>
          <table:table-cell table:number-columns-repeated="6"/>
          <table:table-cell table:formula="of:=COM.MICROSOFT.CONCAT([.$U10];&quot; &quot;;[.$U19];&quot; &quot;;[.$U28];&quot; &quot;;[.$U37];&quot; &quot;;[.$U46];&quot; &quot;;[.$U55];&quot; &quot;;[.$U64];&quot; &quot;)" office:value-type="string" office:string-value="194 196 78 71 183 75 0 " calcext:value-type="string">
            <text:p>194 196 78 71 183 75 0 </text:p>
          </table:table-cell>
          <table:table-cell table:number-columns-repeated="16357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8" calcext:value-type="float">
            <text:p>78</text:p>
          </table:table-cell>
          <table:table-cell office:value-type="float" office:value="194" calcext:value-type="float">
            <text:p>194</text:p>
          </table:table-cell>
          <table:table-cell office:value-type="float" office:value="108" calcext:value-type="float">
            <text:p>108</text:p>
          </table:table-cell>
          <table:table-cell office:value-type="float" office:value="194" calcext:value-type="float">
            <text:p>194</text:p>
          </table:table-cell>
          <table:table-cell office:value-type="float" office:value="108" calcext:value-type="float">
            <text:p>108</text:p>
          </table:table-cell>
          <table:table-cell office:value-type="float" office:value="194" calcext:value-type="float">
            <text:p>194</text:p>
          </table:table-cell>
          <table:table-cell table:style-name="Default" table:number-columns-repeated="2"/>
          <table:table-cell table:number-columns-repeated="2"/>
          <table:table-cell table:style-name="ce15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ce41" table:formula="of:=COM.MICROSOFT.CONCAT(IF([.$U10]&lt;120;VLOOKUP([.$U10];[$V.$A$1:.$D$243];4;0);&quot;&quot;);IF([.$U19]&lt;120;VLOOKUP([.$U19];[$V.$A$1:.$D$243];4;0);&quot;&quot;);IF([.$U28]&lt;120;VLOOKUP([.$U28];[$V.$A$1:.$D$243];4;0);&quot;&quot;);IF([.$U37]&lt;120;VLOOKUP([.$U37];[$V.$A$1:.$D$243];4;0);&quot;&quot;);IF([.$U46]&lt;120;VLOOKUP([.$U46];[$V.$A$1:.$D$243];4;0);&quot;&quot;);IF([.$U55]&lt;120;VLOOKUP([.$U55];[$V.$A$1:.$D$243];4;0);&quot;&quot;);IF([.$U64]&lt;120;VLOOKUP([.$U64];[$V.$A$1:.$D$243];4;0);&quot;&quot;))" office:value-type="string" office:string-value="d2G2=B2" calcext:value-type="string">
            <text:p>d2G2=B2</text:p>
          </table:table-cell>
          <table:table-cell table:formula="of:=COM.MICROSOFT.CONCAT([.$U2];&quot; &quot;;[.$U11];&quot; &quot;;[.$U20];&quot; &quot;;[.$U29];&quot; &quot;;[.$U38];&quot; &quot;;[.$U47];&quot; &quot;;[.$U56];&quot; &quot;;[.$U65];&quot; &quot;)" office:value-type="string" office:string-value="193 71 103 108 194 106 105 196 " calcext:value-type="string">
            <text:p>193 71 103 108 194 106 105 196 </text:p>
          </table:table-cell>
          <table:table-cell table:number-columns-repeated="16356"/>
        </table:table-row>
        <table:table-row table:style-name="ro2"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78" calcext:value-type="float">
            <text:p>78</text:p>
          </table:table-cell>
          <table:table-cell table:number-columns-repeated="3"/>
          <table:table-cell table:style-name="ce15" table:number-columns-repeated="2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number-columns-repeated="5"/>
          <table:table-cell table:style-name="ce41" table:formula="of:=COM.MICROSOFT.CONCAT(IF([.$U10]&gt;119;VLOOKUP([.$U10];[$V.$A$1:.$D$243];4;0);&quot;&quot;);IF([.$U19]&gt;119;VLOOKUP([.$U19];[$V.$A$1:.$D$243];4;0);&quot;&quot;);IF([.$U28]&gt;119;VLOOKUP([.$U28];[$V.$A$1:.$D$243];4;0);&quot;&quot;);IF([.$U37]&gt;119;VLOOKUP([.$U37];[$V.$A$1:.$D$243];4;0);&quot;&quot;);IF([.$U46]&gt;119;VLOOKUP([.$U46];[$V.$A$1:.$D$243];4;0);&quot;&quot;);IF([.$U55]&gt;119;VLOOKUP([.$U55];[$V.$A$1:.$D$243];4;0);&quot;&quot;);IF([.$U64]&gt;119;VLOOKUP([.$U64];[$V.$A$1:.$D$243];4;0);&quot;&quot;))" office:value-type="string" office:string-value="F,2G,2G,,2" calcext:value-type="string">
            <text:p>F,2G,2G,,2</text:p>
          </table:table-cell>
          <table:table-cell table:formula="of:=COM.MICROSOFT.CONCAT(IF([.$U2]&lt;120;VLOOKUP([.$U2];[$V.$A$1:.$D$243];4;0);&quot;&quot;);IF([.$U11]&lt;120;VLOOKUP([.$U11];[$V.$A$1:.$D$243];4;0);&quot;&quot;);IF([.$U20]&lt;120;VLOOKUP([.$U20];[$V.$A$1:.$D$243];4;0);&quot;&quot;);IF([.$U29]&lt;120;VLOOKUP([.$U29];[$V.$A$1:.$D$243];4;0);&quot;&quot;);IF([.$U38]&lt;120;VLOOKUP([.$U38];[$V.$A$1:.$D$243];4;0);&quot;&quot;);IF([.$U47]&lt;120;VLOOKUP([.$U47];[$V.$A$1:.$D$243];4;0);&quot;&quot;);IF([.$U56]&lt;120;VLOOKUP([.$U56];[$V.$A$1:.$D$243];4;0);&quot;&quot;);IF([.$U65]&lt;120;VLOOKUP([.$U65];[$V.$A$1:.$D$243];4;0);&quot;&quot;))" office:value-type="string" office:string-value="G2Adc=B" calcext:value-type="string">
            <text:p>G2Adc=B</text:p>
          </table:table-cell>
          <table:table-cell table:formula="of:=COM.MICROSOFT.CONCAT([.$U3];&quot; &quot;;[.$U12];&quot; &quot;;[.$U21];&quot; &quot;;[.$U30];&quot; &quot;;[.$U39];&quot; &quot;;[.$U48];&quot; &quot;;[.$U57];&quot; &quot;;[.$U66];&quot; &quot;)" office:value-type="string" office:string-value="78 111 108 194 106 196 105 183 " calcext:value-type="string">
            <text:p>78 111 108 194 106 196 105 183 </text:p>
          </table:table-cell>
          <table:table-cell table:number-columns-repeated="16355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111" calcext:value-type="float">
            <text:p>111</text:p>
          </table:table-cell>
          <table:table-cell office:value-type="float" office:value="196" calcext:value-type="float">
            <text:p>196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83" calcext:value-type="float">
            <text:p>183</text:p>
          </table:table-cell>
          <table:table-cell office:value-type="float" office:value="111" calcext:value-type="float">
            <text:p>111</text:p>
          </table:table-cell>
          <table:table-cell office:value-type="float" office:value="196" calcext:value-type="float">
            <text:p>196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style-name="ce15" table:number-columns-repeated="2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formula="of:=COM.MICROSOFT.CONCAT(IF([.$U2]&gt;119;VLOOKUP([.$U2];[$V.$A$1:.$D$243];4;0);&quot;&quot;);IF([.$U11]&gt;119;VLOOKUP([.$U11];[$V.$A$1:.$D$243];4;0);&quot;&quot;);IF([.$U20]&gt;119;VLOOKUP([.$U20];[$V.$A$1:.$D$243];4;0);&quot;&quot;);IF([.$U29]&gt;119;VLOOKUP([.$U29];[$V.$A$1:.$D$243];4;0);&quot;&quot;);IF([.$U38]&gt;119;VLOOKUP([.$U38];[$V.$A$1:.$D$243];4;0);&quot;&quot;);IF([.$U47]&gt;119;VLOOKUP([.$U47];[$V.$A$1:.$D$243];4;0);&quot;&quot;);IF([.$U56]&gt;119;VLOOKUP([.$U56];[$V.$A$1:.$D$243];4;0);&quot;&quot;);IF([.$U65]&gt;119;VLOOKUP([.$U65];[$V.$A$1:.$D$243];4;0);&quot;&quot;))" office:value-type="string" office:string-value="=E,2F,2G,2" calcext:value-type="string">
            <text:p>=E,2F,2G,2</text:p>
          </table:table-cell>
          <table:table-cell table:style-name="ce42" table:formula="of:=COM.MICROSOFT.CONCAT(IF([.$U3]&lt;120;VLOOKUP([.$U3];[$V.$A$1:.$D$243];4;0);&quot;&quot;);IF([.$U12]&lt;120;VLOOKUP([.$U12];[$V.$A$1:.$D$243];4;0);&quot;&quot;);IF([.$U21]&lt;120;VLOOKUP([.$U21];[$V.$A$1:.$D$243];4;0);&quot;&quot;);IF([.$U30]&lt;120;VLOOKUP([.$U30];[$V.$A$1:.$D$243];4;0);&quot;&quot;);IF([.$U39]&lt;120;VLOOKUP([.$U39];[$V.$A$1:.$D$243];4;0);&quot;&quot;);IF([.$U48]&lt;120;VLOOKUP([.$U48];[$V.$A$1:.$D$243];4;0);&quot;&quot;);IF([.$U57]&lt;120;VLOOKUP([.$U57];[$V.$A$1:.$D$243];4;0);&quot;&quot;);IF([.$U66]&lt;120;VLOOKUP([.$U66];[$V.$A$1:.$D$243];4;0);&quot;&quot;))" office:value-type="string" office:string-value="d2=edc=B" calcext:value-type="string">
            <text:p>d2=edc=B</text:p>
          </table:table-cell>
          <table:table-cell table:formula="of:=COM.MICROSOFT.CONCAT([.$U4];&quot; &quot;;[.$U13];&quot; &quot;;[.$U22];&quot; &quot;;[.$U31];&quot; &quot;;[.$U40];&quot; &quot;;[.$U49];&quot; &quot;;[.$U58];&quot; &quot;;[.$U67];&quot; &quot;)" office:value-type="string" office:string-value="194 196 183 78 59 75 0 0 " calcext:value-type="string">
            <text:p>194 196 183 78 59 75 0 0 </text:p>
          </table:table-cell>
          <table:table-cell table:number-columns-repeated="16354"/>
        </table:table-row>
        <table:table-row table:style-name="ro2"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183" calcext:value-type="float">
            <text:p>183</text:p>
          </table:table-cell>
          <table:table-cell table:number-columns-repeated="2"/>
          <table:table-cell table:style-name="ce15" table:number-columns-repeated="2"/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7"/>
          <table:table-cell table:style-name="ce42" table:formula="of:=COM.MICROSOFT.CONCAT(IF([.$U3]&gt;119;VLOOKUP([.$U3];[$V.$A$1:.$D$243];4;0);&quot;&quot;);IF([.$U12]&gt;119;VLOOKUP([.$U12];[$V.$A$1:.$D$243];4;0);&quot;&quot;);IF([.$U21]&gt;119;VLOOKUP([.$U21];[$V.$A$1:.$D$243];4;0);&quot;&quot;);IF([.$U30]&gt;119;VLOOKUP([.$U30];[$V.$A$1:.$D$243];4;0);&quot;&quot;);IF([.$U39]&gt;119;VLOOKUP([.$U39];[$V.$A$1:.$D$243];4;0);&quot;&quot;);IF([.$U48]&gt;119;VLOOKUP([.$U48];[$V.$A$1:.$D$243];4;0);&quot;&quot;);IF([.$U57]&gt;119;VLOOKUP([.$U57];[$V.$A$1:.$D$243];4;0);&quot;&quot;);IF([.$U66]&gt;119;VLOOKUP([.$U66];[$V.$A$1:.$D$243];4;0);&quot;&quot;))" office:value-type="string" office:string-value="F,2G,2G,,2" calcext:value-type="string">
            <text:p>F,2G,2G,,2</text:p>
          </table:table-cell>
          <table:table-cell table:style-name="ce41" table:formula="of:=COM.MICROSOFT.CONCAT(IF([.$U4]&lt;120;VLOOKUP([.$U4];[$V.$A$1:.$D$243];4;0);&quot;&quot;);IF([.$U13]&lt;120;VLOOKUP([.$U13];[$V.$A$1:.$D$243];4;0);&quot;&quot;);IF([.$U22]&lt;120;VLOOKUP([.$U22];[$V.$A$1:.$D$243];4;0);&quot;&quot;);IF([.$U31]&lt;120;VLOOKUP([.$U31];[$V.$A$1:.$D$243];4;0);&quot;&quot;);IF([.$U40]&lt;120;VLOOKUP([.$U40];[$V.$A$1:.$D$243];4;0);&quot;&quot;);IF([.$U49]&lt;120;VLOOKUP([.$U49];[$V.$A$1:.$D$243];4;0);&quot;&quot;);IF([.$U58]&lt;120;VLOOKUP([.$U58];[$V.$A$1:.$D$243];4;0);&quot;&quot;);IF([.$U67]&lt;120;VLOOKUP([.$U67];[$V.$A$1:.$D$243];4;0);&quot;&quot;))" office:value-type="string" office:string-value="d2G,2=B2" calcext:value-type="string">
            <text:p>d2G,2=B2</text:p>
          </table:table-cell>
          <table:table-cell table:formula="of:=COM.MICROSOFT.CONCAT([.$U5];&quot; &quot;;[.$U14];&quot; &quot;;[.$U23];&quot; &quot;;[.$U32];&quot; &quot;;[.$U41];&quot; &quot;;[.$U50];&quot; &quot;;[.$U59];&quot; &quot;;[.$U68];&quot; &quot;)" office:value-type="string" office:string-value="108 194 111 196 71 183 75 0 " calcext:value-type="string">
            <text:p>108 194 111 196 71 183 75 0 </text:p>
          </table:table-cell>
          <table:table-cell table:number-columns-repeated="16353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94" calcext:value-type="float">
            <text:p>194</text:p>
          </table:table-cell>
          <table:table-cell office:value-type="float" office:value="71" calcext:value-type="float">
            <text:p>71</text:p>
          </table:table-cell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183" calcext:value-type="float">
            <text:p>183</text:p>
          </table:table-cell>
          <table:table-cell table:number-columns-repeated="3"/>
          <table:table-cell table:style-name="ce15" table:number-columns-repeated="2"/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table:number-columns-repeated="8"/>
          <table:table-cell table:style-name="ce41" table:formula="of:=COM.MICROSOFT.CONCAT(IF([.$U4]&gt;119;VLOOKUP([.$U4];[$V.$A$1:.$D$243];4;0);&quot;&quot;);IF([.$U13]&gt;119;VLOOKUP([.$U13];[$V.$A$1:.$D$243];4;0);&quot;&quot;);IF([.$U22]&gt;119;VLOOKUP([.$U22];[$V.$A$1:.$D$243];4;0);&quot;&quot;);IF([.$U31]&gt;119;VLOOKUP([.$U31];[$V.$A$1:.$D$243];4;0);&quot;&quot;);IF([.$U40]&gt;119;VLOOKUP([.$U40];[$V.$A$1:.$D$243];4;0);&quot;&quot;);IF([.$U49]&gt;119;VLOOKUP([.$U49];[$V.$A$1:.$D$243];4;0);&quot;&quot;);IF([.$U58]&gt;119;VLOOKUP([.$U58];[$V.$A$1:.$D$243];4;0);&quot;&quot;);IF([.$U67]&gt;119;VLOOKUP([.$U67];[$V.$A$1:.$D$243];4;0);&quot;&quot;))" office:value-type="string" office:string-value="F,2G,2G,,2" calcext:value-type="string">
            <text:p>F,2G,2G,,2</text:p>
          </table:table-cell>
          <table:table-cell table:formula="of:=COM.MICROSOFT.CONCAT(IF([.$U5]&lt;120;VLOOKUP([.$U5];[$V.$A$1:.$D$243];4;0);&quot;&quot;);IF([.$U14]&lt;120;VLOOKUP([.$U14];[$V.$A$1:.$D$243];4;0);&quot;&quot;);IF([.$U23]&lt;120;VLOOKUP([.$U23];[$V.$A$1:.$D$243];4;0);&quot;&quot;);IF([.$U32]&lt;120;VLOOKUP([.$U32];[$V.$A$1:.$D$243];4;0);&quot;&quot;);IF([.$U41]&lt;120;VLOOKUP([.$U41];[$V.$A$1:.$D$243];4;0);&quot;&quot;);IF([.$U50]&lt;120;VLOOKUP([.$U50];[$V.$A$1:.$D$243];4;0);&quot;&quot;);IF([.$U59]&lt;120;VLOOKUP([.$U59];[$V.$A$1:.$D$243];4;0);&quot;&quot;);IF([.$U68]&lt;120;VLOOKUP([.$U68];[$V.$A$1:.$D$243];4;0);&quot;&quot;))" office:value-type="string" office:string-value="d=eG2=B2" calcext:value-type="string">
            <text:p>d=eG2=B2</text:p>
          </table:table-cell>
          <table:table-cell table:formula="of:=COM.MICROSOFT.CONCAT([.$U6];&quot; &quot;;[.$U15];&quot; &quot;;[.$U24];&quot; &quot;;[.$U33];&quot; &quot;;[.$U42];&quot; &quot;;[.$U51];&quot; &quot;;[.$U60];&quot; &quot;;[.$U69];&quot; &quot;)" office:value-type="string" office:string-value="194 78 196 71 183 75 0 0 " calcext:value-type="string">
            <text:p>194 78 196 71 183 75 0 0 </text:p>
          </table:table-cell>
          <table:table-cell table:number-columns-repeated="16352"/>
        </table:table-row>
        <table:table-row table:style-name="ro2"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196" calcext:value-type="float">
            <text:p>196</text:p>
          </table:table-cell>
          <table:table-cell table:number-columns-repeated="4"/>
          <table:table-cell table:style-name="ce15" table:number-columns-repeated="2"/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table:number-columns-repeated="9"/>
          <table:table-cell table:formula="of:=COM.MICROSOFT.CONCAT(IF([.$U5]&gt;119;VLOOKUP([.$U5];[$V.$A$1:.$D$243];4;0);&quot;&quot;);IF([.$U14]&gt;119;VLOOKUP([.$U14];[$V.$A$1:.$D$243];4;0);&quot;&quot;);IF([.$U23]&gt;119;VLOOKUP([.$U23];[$V.$A$1:.$D$243];4;0);&quot;&quot;);IF([.$U32]&gt;119;VLOOKUP([.$U32];[$V.$A$1:.$D$243];4;0);&quot;&quot;);IF([.$U41]&gt;119;VLOOKUP([.$U41];[$V.$A$1:.$D$243];4;0);&quot;&quot;);IF([.$U50]&gt;119;VLOOKUP([.$U50];[$V.$A$1:.$D$243];4;0);&quot;&quot;);IF([.$U59]&gt;119;VLOOKUP([.$U59];[$V.$A$1:.$D$243];4;0);&quot;&quot;);IF([.$U68]&gt;119;VLOOKUP([.$U68];[$V.$A$1:.$D$243];4;0);&quot;&quot;))" office:value-type="string" office:string-value="F,2G,2G,,2" calcext:value-type="string">
            <text:p>F,2G,2G,,2</text:p>
          </table:table-cell>
          <table:table-cell table:style-name="ce41" table:formula="of:=COM.MICROSOFT.CONCAT(IF([.$U6]&lt;120;VLOOKUP([.$U6];[$V.$A$1:.$D$243];4;0);&quot;&quot;);IF([.$U15]&lt;120;VLOOKUP([.$U15];[$V.$A$1:.$D$243];4;0);&quot;&quot;);IF([.$U24]&lt;120;VLOOKUP([.$U24];[$V.$A$1:.$D$243];4;0);&quot;&quot;);IF([.$U33]&lt;120;VLOOKUP([.$U33];[$V.$A$1:.$D$243];4;0);&quot;&quot;);IF([.$U42]&lt;120;VLOOKUP([.$U42];[$V.$A$1:.$D$243];4;0);&quot;&quot;);IF([.$U51]&lt;120;VLOOKUP([.$U51];[$V.$A$1:.$D$243];4;0);&quot;&quot;);IF([.$U60]&lt;120;VLOOKUP([.$U60];[$V.$A$1:.$D$243];4;0);&quot;&quot;);IF([.$U69]&lt;120;VLOOKUP([.$U69];[$V.$A$1:.$D$243];4;0);&quot;&quot;))" office:value-type="string" office:string-value="d2G2=B2" calcext:value-type="string">
            <text:p>d2G2=B2</text:p>
          </table:table-cell>
          <table:table-cell table:formula="of:=COM.MICROSOFT.CONCAT([.$U7];&quot; &quot;;[.$U16];&quot; &quot;;[.$U25];&quot; &quot;;[.$U34];&quot; &quot;;[.$U43];&quot; &quot;;[.$U52];&quot; &quot;;[.$U61];&quot; &quot;;[.$U70];&quot; &quot;)" office:value-type="string" office:string-value="108 111 59 194 196 183 75 0 " calcext:value-type="string">
            <text:p>108 111 59 194 196 183 75 0 </text:p>
          </table:table-cell>
          <table:table-cell table:number-columns-repeated="16351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75" calcext:value-type="float">
            <text:p>75</text:p>
          </table:table-cell>
          <table:table-cell office:value-type="float" office:value="183" calcext:value-type="float">
            <text:p>183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table:style-name="Default"/>
          <table:table-cell table:number-columns-repeated="3"/>
          <table:table-cell table:style-name="ce15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table:number-columns-repeated="10"/>
          <table:table-cell table:style-name="ce41" table:formula="of:=COM.MICROSOFT.CONCAT(IF([.$U6]&gt;119;VLOOKUP([.$U6];[$V.$A$1:.$D$243];4;0);&quot;&quot;);IF([.$U15]&gt;119;VLOOKUP([.$U15];[$V.$A$1:.$D$243];4;0);&quot;&quot;);IF([.$U24]&gt;119;VLOOKUP([.$U24];[$V.$A$1:.$D$243];4;0);&quot;&quot;);IF([.$U33]&gt;119;VLOOKUP([.$U33];[$V.$A$1:.$D$243];4;0);&quot;&quot;);IF([.$U42]&gt;119;VLOOKUP([.$U42];[$V.$A$1:.$D$243];4;0);&quot;&quot;);IF([.$U51]&gt;119;VLOOKUP([.$U51];[$V.$A$1:.$D$243];4;0);&quot;&quot;);IF([.$U60]&gt;119;VLOOKUP([.$U60];[$V.$A$1:.$D$243];4;0);&quot;&quot;);IF([.$U69]&gt;119;VLOOKUP([.$U69];[$V.$A$1:.$D$243];4;0);&quot;&quot;))" office:value-type="string" office:string-value="F,2G,2G,,2" calcext:value-type="string">
            <text:p>F,2G,2G,,2</text:p>
          </table:table-cell>
          <table:table-cell table:formula="of:=COM.MICROSOFT.CONCAT(IF([.$U7]&lt;120;VLOOKUP([.$U7];[$V.$A$1:.$D$243];4;0);&quot;&quot;);IF([.$U16]&lt;120;VLOOKUP([.$U16];[$V.$A$1:.$D$243];4;0);&quot;&quot;);IF([.$U25]&lt;120;VLOOKUP([.$U25];[$V.$A$1:.$D$243];4;0);&quot;&quot;);IF([.$U34]&lt;120;VLOOKUP([.$U34];[$V.$A$1:.$D$243];4;0);&quot;&quot;);IF([.$U43]&lt;120;VLOOKUP([.$U43];[$V.$A$1:.$D$243];4;0);&quot;&quot;);IF([.$U52]&lt;120;VLOOKUP([.$U52];[$V.$A$1:.$D$243];4;0);&quot;&quot;);IF([.$U61]&lt;120;VLOOKUP([.$U61];[$V.$A$1:.$D$243];4;0);&quot;&quot;);IF([.$U70]&lt;120;VLOOKUP([.$U70];[$V.$A$1:.$D$243];4;0);&quot;&quot;))" office:value-type="string" office:string-value="d=eG,2=B2" calcext:value-type="string">
            <text:p>d=eG,2=B2</text:p>
          </table:table-cell>
          <table:table-cell table:formula="of:=COM.MICROSOFT.CONCAT([.$U8];&quot; &quot;;[.$U17];&quot; &quot;;[.$U26];&quot; &quot;;[.$U35];&quot; &quot;;[.$U44];&quot; &quot;;[.$U53];&quot; &quot;;[.$U62];&quot; &quot;;[.$U71];&quot; &quot;)" office:value-type="string" office:string-value="194 196 183 78 71 75 0 0 " calcext:value-type="string">
            <text:p>194 196 183 78 71 75 0 0 </text:p>
          </table:table-cell>
          <table:table-cell table:number-columns-repeated="16350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5" calcext:value-type="float">
            <text:p>105</text:p>
          </table:table-cell>
          <table:table-cell table:style-name="Default"/>
          <table:table-cell table:number-columns-repeated="2"/>
          <table:table-cell table:style-name="ce15" table:number-columns-repeated="2"/>
          <table:table-cell table:number-columns-repeated="6"/>
          <table:table-cell office:value-type="float" office:value="8" calcext:value-type="float">
            <text:p>8</text:p>
          </table:table-cell>
          <table:table-cell table:style-name="ce10" office:value-type="float" office:value="78" calcext:value-type="float">
            <text:p>78</text:p>
          </table:table-cell>
          <table:table-cell table:number-columns-repeated="11"/>
          <table:table-cell table:formula="of:=COM.MICROSOFT.CONCAT(IF([.$U7]&gt;119;VLOOKUP([.$U7];[$V.$A$1:.$D$243];4;0);&quot;&quot;);IF([.$U16]&gt;119;VLOOKUP([.$U16];[$V.$A$1:.$D$243];4;0);&quot;&quot;);IF([.$U25]&gt;119;VLOOKUP([.$U25];[$V.$A$1:.$D$243];4;0);&quot;&quot;);IF([.$U34]&gt;119;VLOOKUP([.$U34];[$V.$A$1:.$D$243];4;0);&quot;&quot;);IF([.$U43]&gt;119;VLOOKUP([.$U43];[$V.$A$1:.$D$243];4;0);&quot;&quot;);IF([.$U52]&gt;119;VLOOKUP([.$U52];[$V.$A$1:.$D$243];4;0);&quot;&quot;);IF([.$U61]&gt;119;VLOOKUP([.$U61];[$V.$A$1:.$D$243];4;0);&quot;&quot;);IF([.$U70]&gt;119;VLOOKUP([.$U70];[$V.$A$1:.$D$243];4;0);&quot;&quot;))" office:value-type="string" office:string-value="F,2G,2G,,2" calcext:value-type="string">
            <text:p>F,2G,2G,,2</text:p>
          </table:table-cell>
          <table:table-cell table:style-name="ce41" table:formula="of:=COM.MICROSOFT.CONCAT(IF([.$U8]&lt;120;VLOOKUP([.$U8];[$V.$A$1:.$D$243];4;0);&quot;&quot;);IF([.$U17]&lt;120;VLOOKUP([.$U17];[$V.$A$1:.$D$243];4;0);&quot;&quot;);IF([.$U26]&lt;120;VLOOKUP([.$U26];[$V.$A$1:.$D$243];4;0);&quot;&quot;);IF([.$U35]&lt;120;VLOOKUP([.$U35];[$V.$A$1:.$D$243];4;0);&quot;&quot;);IF([.$U44]&lt;120;VLOOKUP([.$U44];[$V.$A$1:.$D$243];4;0);&quot;&quot;);IF([.$U53]&lt;120;VLOOKUP([.$U53];[$V.$A$1:.$D$243];4;0);&quot;&quot;);IF([.$U62]&lt;120;VLOOKUP([.$U62];[$V.$A$1:.$D$243];4;0);&quot;&quot;);IF([.$U71]&lt;120;VLOOKUP([.$U71];[$V.$A$1:.$D$243];4;0);&quot;&quot;))" office:value-type="string" office:string-value="d2G2=B2" calcext:value-type="string">
            <text:p>d2G2=B2</text:p>
          </table:table-cell>
          <table:table-cell table:formula="of:=COM.MICROSOFT.CONCAT([.$U9];&quot; &quot;;[.$U18];&quot; &quot;;[.$U27];&quot; &quot;;[.$U36];&quot; &quot;;[.$U45];&quot; &quot;;[.$U54];&quot; &quot;;[.$U63];&quot; &quot;;[.$U72];&quot; &quot;)" office:value-type="string" office:string-value="78 111 108 194 196 106 105 183 " calcext:value-type="string">
            <text:p>78 111 108 194 196 106 105 183 </text:p>
          </table:table-cell>
          <table:table-cell table:number-columns-repeated="16349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183" calcext:value-type="float">
            <text:p>1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style-name="ce10" office:value-type="float" office:value="194" calcext:value-type="float">
            <text:p>194</text:p>
          </table:table-cell>
          <table:table-cell table:number-columns-repeated="12"/>
          <table:table-cell table:style-name="ce41" table:formula="of:=COM.MICROSOFT.CONCAT(IF([.$U8]&gt;119;VLOOKUP([.$U8];[$V.$A$1:.$D$243];4;0);&quot;&quot;);IF([.$U17]&gt;119;VLOOKUP([.$U17];[$V.$A$1:.$D$243];4;0);&quot;&quot;);IF([.$U26]&gt;119;VLOOKUP([.$U26];[$V.$A$1:.$D$243];4;0);&quot;&quot;);IF([.$U35]&gt;119;VLOOKUP([.$U35];[$V.$A$1:.$D$243];4;0);&quot;&quot;);IF([.$U44]&gt;119;VLOOKUP([.$U44];[$V.$A$1:.$D$243];4;0);&quot;&quot;);IF([.$U53]&gt;119;VLOOKUP([.$U53];[$V.$A$1:.$D$243];4;0);&quot;&quot;);IF([.$U62]&gt;119;VLOOKUP([.$U62];[$V.$A$1:.$D$243];4;0);&quot;&quot;);IF([.$U71]&gt;119;VLOOKUP([.$U71];[$V.$A$1:.$D$243];4;0);&quot;&quot;))" office:value-type="string" office:string-value="F,2G,2G,,2" calcext:value-type="string">
            <text:p>F,2G,2G,,2</text:p>
          </table:table-cell>
          <table:table-cell table:style-name="ce42" table:formula="of:=COM.MICROSOFT.CONCAT(IF([.$U9]&lt;120;VLOOKUP([.$U9];[$V.$A$1:.$D$243];4;0);&quot;&quot;);IF([.$U18]&lt;120;VLOOKUP([.$U18];[$V.$A$1:.$D$243];4;0);&quot;&quot;);IF([.$U27]&lt;120;VLOOKUP([.$U27];[$V.$A$1:.$D$243];4;0);&quot;&quot;);IF([.$U36]&lt;120;VLOOKUP([.$U36];[$V.$A$1:.$D$243];4;0);&quot;&quot;);IF([.$U45]&lt;120;VLOOKUP([.$U45];[$V.$A$1:.$D$243];4;0);&quot;&quot;);IF([.$U54]&lt;120;VLOOKUP([.$U54];[$V.$A$1:.$D$243];4;0);&quot;&quot;);IF([.$U63]&lt;120;VLOOKUP([.$U63];[$V.$A$1:.$D$243];4;0);&quot;&quot;);IF([.$U72]&lt;120;VLOOKUP([.$U72];[$V.$A$1:.$D$243];4;0);&quot;&quot;))" office:value-type="string" office:string-value="d2=edc=B" calcext:value-type="string">
            <text:p>d2=edc=B</text:p>
          </table:table-cell>
          <table:table-cell table:number-columns-repeated="16349"/>
        </table:table-row>
        <table:table-row table:style-name="ro2">
          <table:table-cell table:style-name="ce14" table:number-columns-repeated="9"/>
          <table:table-cell table:style-name="ce10"/>
          <table:table-cell table:number-columns-repeated="9"/>
          <table:table-cell office:value-type="float" office:value="10" calcext:value-type="float">
            <text:p>10</text:p>
          </table:table-cell>
          <table:table-cell table:style-name="ce10" office:value-type="float" office:value="71" calcext:value-type="float">
            <text:p>71</text:p>
          </table:table-cell>
          <table:table-cell table:number-columns-repeated="13"/>
          <table:table-cell table:style-name="ce42" table:formula="of:=COM.MICROSOFT.CONCAT(IF([.$U9]&gt;119;VLOOKUP([.$U9];[$V.$A$1:.$D$243];4;0);&quot;&quot;);IF([.$U18]&gt;119;VLOOKUP([.$U18];[$V.$A$1:.$D$243];4;0);&quot;&quot;);IF([.$U27]&gt;119;VLOOKUP([.$U27];[$V.$A$1:.$D$243];4;0);&quot;&quot;);IF([.$U36]&gt;119;VLOOKUP([.$U36];[$V.$A$1:.$D$243];4;0);&quot;&quot;);IF([.$U45]&gt;119;VLOOKUP([.$U45];[$V.$A$1:.$D$243];4;0);&quot;&quot;);IF([.$U54]&gt;119;VLOOKUP([.$U54];[$V.$A$1:.$D$243];4;0);&quot;&quot;);IF([.$U63]&gt;119;VLOOKUP([.$U63];[$V.$A$1:.$D$243];4;0);&quot;&quot;);IF([.$U72]&gt;119;VLOOKUP([.$U72];[$V.$A$1:.$D$243];4;0);&quot;&quot;))" office:value-type="string" office:string-value="F,2G,2G,,2" calcext:value-type="string">
            <text:p>F,2G,2G,,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table:style-name="ce10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12" calcext:value-type="float">
            <text:p>12</text:p>
          </table:table-cell>
          <table:table-cell table:style-name="ce10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style-name="ce15" table:formula="of:=IF([.A2]=&quot;&quot;;&quot;&quot;;[.A2])" office:value-type="float" office:value="193" calcext:value-type="float">
            <text:p>193</text:p>
          </table:table-cell>
          <table:table-cell table:style-name="ce15" table:formula="of:=IF([.B2]=&quot;&quot;;&quot;&quot;;[.B2])" office:value-type="float" office:value="78" calcext:value-type="float">
            <text:p>78</text:p>
          </table:table-cell>
          <table:table-cell table:style-name="ce15" table:formula="of:=IF([.C2]=&quot;&quot;;&quot;&quot;;[.C2])" office:value-type="float" office:value="194" calcext:value-type="float">
            <text:p>194</text:p>
          </table:table-cell>
          <table:table-cell table:style-name="ce15" table:formula="of:=IF([.D2]=&quot;&quot;;&quot;&quot;;[.D2])" office:value-type="float" office:value="108" calcext:value-type="float">
            <text:p>108</text:p>
          </table:table-cell>
          <table:table-cell table:style-name="ce15" table:formula="of:=IF([.E2]=&quot;&quot;;&quot;&quot;;[.E2])" office:value-type="float" office:value="194" calcext:value-type="float">
            <text:p>194</text:p>
          </table:table-cell>
          <table:table-cell table:style-name="ce15" table:formula="of:=IF([.F2]=&quot;&quot;;&quot;&quot;;[.F2])" office:value-type="float" office:value="108" calcext:value-type="float">
            <text:p>108</text:p>
          </table:table-cell>
          <table:table-cell table:style-name="ce15" table:formula="of:=IF([.G2]=&quot;&quot;;&quot;&quot;;[.G2])" office:value-type="float" office:value="194" calcext:value-type="float">
            <text:p>194</text:p>
          </table:table-cell>
          <table:table-cell table:style-name="ce15" table:formula="of:=IF([.H2]=&quot;&quot;;&quot;&quot;;[.H2])">
            <text:p/>
          </table:table-cell>
          <table:table-cell table:style-name="ce15" table:formula="of:=IF([.I2]=&quot;&quot;;&quot;&quot;;[.I2])">
            <text:p/>
          </table:table-cell>
          <table:table-cell table:style-name="ce15" table:formula="of:=IF([.J2]=&quot;&quot;;&quot;&quot;;[.J2])">
            <text:p/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style-name="ce10" office:value-type="float" office:value="194" calcext:value-type="float">
            <text:p>194</text:p>
          </table:table-cell>
          <table:table-cell table:number-columns-repeated="16363"/>
        </table:table-row>
        <table:table-row table:style-name="ro2">
          <table:table-cell table:style-name="ce15" table:formula="of:=IF([.J3]=&quot;&quot;;&quot;&quot;;[.J3])">
            <text:p/>
          </table:table-cell>
          <table:table-cell table:style-name="ce15" table:formula="of:=IF([.I3]=&quot;&quot;;&quot;&quot;;[.I3])">
            <text:p/>
          </table:table-cell>
          <table:table-cell table:style-name="ce10" table:formula="of:=IF([.H3]=&quot;&quot;;&quot;&quot;;[.H3])" office:value-type="float" office:value="78" calcext:value-type="float">
            <text:p>78</text:p>
          </table:table-cell>
          <table:table-cell table:style-name="ce10" table:formula="of:=IF([.G3]=&quot;&quot;;&quot;&quot;;[.G3])" office:value-type="float" office:value="194" calcext:value-type="float">
            <text:p>194</text:p>
          </table:table-cell>
          <table:table-cell table:style-name="ce10" table:formula="of:=IF([.F3]=&quot;&quot;;&quot;&quot;;[.F3])" office:value-type="float" office:value="71" calcext:value-type="float">
            <text:p>71</text:p>
          </table:table-cell>
          <table:table-cell table:style-name="ce10" table:formula="of:=IF([.E3]=&quot;&quot;;&quot;&quot;;[.E3])" office:value-type="float" office:value="111" calcext:value-type="float">
            <text:p>111</text:p>
          </table:table-cell>
          <table:table-cell table:style-name="ce10" table:formula="of:=IF([.D3]=&quot;&quot;;&quot;&quot;;[.D3])" office:value-type="float" office:value="196" calcext:value-type="float">
            <text:p>196</text:p>
          </table:table-cell>
          <table:table-cell table:style-name="ce10" table:formula="of:=IF([.C3]=&quot;&quot;;&quot;&quot;;[.C3])" office:value-type="float" office:value="194" calcext:value-type="float">
            <text:p>194</text:p>
          </table:table-cell>
          <table:table-cell table:style-name="ce10" table:formula="of:=IF([.B3]=&quot;&quot;;&quot;&quot;;[.B3])" office:value-type="float" office:value="78" calcext:value-type="float">
            <text:p>78</text:p>
          </table:table-cell>
          <table:table-cell table:style-name="ce10" table:formula="of:=IF([.A3]=&quot;&quot;;&quot;&quot;;[.A3])" office:value-type="float" office:value="111" calcext:value-type="float">
            <text:p>111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10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style-name="ce15" table:formula="of:=IF([.A4]=&quot;&quot;;&quot;&quot;;[.A4])" office:value-type="float" office:value="196" calcext:value-type="float">
            <text:p>196</text:p>
          </table:table-cell>
          <table:table-cell table:style-name="ce15" table:formula="of:=IF([.B4]=&quot;&quot;;&quot;&quot;;[.B4])" office:value-type="float" office:value="111" calcext:value-type="float">
            <text:p>111</text:p>
          </table:table-cell>
          <table:table-cell table:style-name="ce15" table:formula="of:=IF([.C4]=&quot;&quot;;&quot;&quot;;[.C4])" office:value-type="float" office:value="196" calcext:value-type="float">
            <text:p>196</text:p>
          </table:table-cell>
          <table:table-cell table:style-name="ce15" table:formula="of:=IF([.D4]=&quot;&quot;;&quot;&quot;;[.D4])" office:value-type="float" office:value="103" calcext:value-type="float">
            <text:p>103</text:p>
          </table:table-cell>
          <table:table-cell table:style-name="ce15" table:formula="of:=IF([.E4]=&quot;&quot;;&quot;&quot;;[.E4])" office:value-type="float" office:value="108" calcext:value-type="float">
            <text:p>108</text:p>
          </table:table-cell>
          <table:table-cell table:style-name="ce15" table:formula="of:=IF([.F4]=&quot;&quot;;&quot;&quot;;[.F4])" office:value-type="float" office:value="183" calcext:value-type="float">
            <text:p>183</text:p>
          </table:table-cell>
          <table:table-cell table:style-name="ce15" table:formula="of:=IF([.G4]=&quot;&quot;;&quot;&quot;;[.G4])" office:value-type="float" office:value="111" calcext:value-type="float">
            <text:p>111</text:p>
          </table:table-cell>
          <table:table-cell table:style-name="ce15" table:formula="of:=IF([.H4]=&quot;&quot;;&quot;&quot;;[.H4])" office:value-type="float" office:value="196" calcext:value-type="float">
            <text:p>196</text:p>
          </table:table-cell>
          <table:table-cell table:style-name="ce15" table:formula="of:=IF([.I4]=&quot;&quot;;&quot;&quot;;[.I4])" office:value-type="float" office:value="59" calcext:value-type="float">
            <text:p>59</text:p>
          </table:table-cell>
          <table:table-cell table:style-name="ce15" table:formula="of:=IF([.J4]=&quot;&quot;;&quot;&quot;;[.J4])">
            <text:p/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10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style-name="ce15" table:formula="of:=IF([.J5]=&quot;&quot;;&quot;&quot;;[.J5])">
            <text:p/>
          </table:table-cell>
          <table:table-cell table:style-name="ce10" table:formula="of:=IF([.I5]=&quot;&quot;;&quot;&quot;;[.I5])" office:value-type="float" office:value="183" calcext:value-type="float">
            <text:p>183</text:p>
          </table:table-cell>
          <table:table-cell table:style-name="ce10" table:formula="of:=IF([.H5]=&quot;&quot;;&quot;&quot;;[.H5])" office:value-type="float" office:value="108" calcext:value-type="float">
            <text:p>108</text:p>
          </table:table-cell>
          <table:table-cell table:style-name="ce10" table:formula="of:=IF([.G5]=&quot;&quot;;&quot;&quot;;[.G5])" office:value-type="float" office:value="78" calcext:value-type="float">
            <text:p>78</text:p>
          </table:table-cell>
          <table:table-cell table:style-name="ce10" table:formula="of:=IF([.F5]=&quot;&quot;;&quot;&quot;;[.F5])" office:value-type="float" office:value="108" calcext:value-type="float">
            <text:p>108</text:p>
          </table:table-cell>
          <table:table-cell table:style-name="ce10" table:formula="of:=IF([.E5]=&quot;&quot;;&quot;&quot;;[.E5])" office:value-type="float" office:value="194" calcext:value-type="float">
            <text:p>194</text:p>
          </table:table-cell>
          <table:table-cell table:style-name="ce10" table:formula="of:=IF([.D5]=&quot;&quot;;&quot;&quot;;[.D5])" office:value-type="float" office:value="78" calcext:value-type="float">
            <text:p>78</text:p>
          </table:table-cell>
          <table:table-cell table:style-name="ce10" table:formula="of:=IF([.C5]=&quot;&quot;;&quot;&quot;;[.C5])" office:value-type="float" office:value="196" calcext:value-type="float">
            <text:p>196</text:p>
          </table:table-cell>
          <table:table-cell table:style-name="ce10" table:formula="of:=IF([.B5]=&quot;&quot;;&quot;&quot;;[.B5])" office:value-type="float" office:value="71" calcext:value-type="float">
            <text:p>71</text:p>
          </table:table-cell>
          <table:table-cell table:style-name="ce10" table:formula="of:=IF([.A5]=&quot;&quot;;&quot;&quot;;[.A5])" office:value-type="float" office:value="194" calcext:value-type="float">
            <text:p>194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15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style-name="ce15" table:formula="of:=IF([.A6]=&quot;&quot;;&quot;&quot;;[.A6])" office:value-type="float" office:value="78" calcext:value-type="float">
            <text:p>78</text:p>
          </table:table-cell>
          <table:table-cell table:style-name="ce15" table:formula="of:=IF([.B6]=&quot;&quot;;&quot;&quot;;[.B6])" office:value-type="float" office:value="194" calcext:value-type="float">
            <text:p>194</text:p>
          </table:table-cell>
          <table:table-cell table:style-name="ce15" table:formula="of:=IF([.C6]=&quot;&quot;;&quot;&quot;;[.C6])" office:value-type="float" office:value="71" calcext:value-type="float">
            <text:p>71</text:p>
          </table:table-cell>
          <table:table-cell table:style-name="ce15" table:formula="of:=IF([.D6]=&quot;&quot;;&quot;&quot;;[.D6])" office:value-type="float" office:value="194" calcext:value-type="float">
            <text:p>194</text:p>
          </table:table-cell>
          <table:table-cell table:style-name="ce15" table:formula="of:=IF([.E6]=&quot;&quot;;&quot;&quot;;[.E6])" office:value-type="float" office:value="106" calcext:value-type="float">
            <text:p>106</text:p>
          </table:table-cell>
          <table:table-cell table:style-name="ce15" table:formula="of:=IF([.F6]=&quot;&quot;;&quot;&quot;;[.F6])" office:value-type="float" office:value="59" calcext:value-type="float">
            <text:p>59</text:p>
          </table:table-cell>
          <table:table-cell table:style-name="ce15" table:formula="of:=IF([.G6]=&quot;&quot;;&quot;&quot;;[.G6])" office:value-type="float" office:value="71" calcext:value-type="float">
            <text:p>71</text:p>
          </table:table-cell>
          <table:table-cell table:style-name="ce15" table:formula="of:=IF([.H6]=&quot;&quot;;&quot;&quot;;[.H6])" office:value-type="float" office:value="183" calcext:value-type="float">
            <text:p>183</text:p>
          </table:table-cell>
          <table:table-cell table:style-name="ce15" table:formula="of:=IF([.I6]=&quot;&quot;;&quot;&quot;;[.I6])">
            <text:p/>
          </table:table-cell>
          <table:table-cell table:style-name="ce15" table:formula="of:=IF([.J6]=&quot;&quot;;&quot;&quot;;[.J6])">
            <text:p/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style-name="ce15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style-name="ce15" table:formula="of:=IF([.J7]=&quot;&quot;;&quot;&quot;;[.J7])">
            <text:p/>
          </table:table-cell>
          <table:table-cell table:style-name="ce15" table:formula="of:=IF([.I7]=&quot;&quot;;&quot;&quot;;[.I7])">
            <text:p/>
          </table:table-cell>
          <table:table-cell table:style-name="ce15" table:formula="of:=IF([.H7]=&quot;&quot;;&quot;&quot;;[.H7])">
            <text:p/>
          </table:table-cell>
          <table:table-cell table:style-name="ce10" table:formula="of:=IF([.G7]=&quot;&quot;;&quot;&quot;;[.G7])" office:value-type="float" office:value="196" calcext:value-type="float">
            <text:p>196</text:p>
          </table:table-cell>
          <table:table-cell table:style-name="ce10" table:formula="of:=IF([.F7]=&quot;&quot;;&quot;&quot;;[.F7])" office:value-type="float" office:value="71" calcext:value-type="float">
            <text:p>71</text:p>
          </table:table-cell>
          <table:table-cell table:style-name="ce10" table:formula="of:=IF([.E7]=&quot;&quot;;&quot;&quot;;[.E7])" office:value-type="float" office:value="196" calcext:value-type="float">
            <text:p>196</text:p>
          </table:table-cell>
          <table:table-cell table:style-name="ce10" table:formula="of:=IF([.D7]=&quot;&quot;;&quot;&quot;;[.D7])" office:value-type="float" office:value="183" calcext:value-type="float">
            <text:p>183</text:p>
          </table:table-cell>
          <table:table-cell table:style-name="ce10" table:formula="of:=IF([.C7]=&quot;&quot;;&quot;&quot;;[.C7])" office:value-type="float" office:value="106" calcext:value-type="float">
            <text:p>106</text:p>
          </table:table-cell>
          <table:table-cell table:style-name="ce10" table:formula="of:=IF([.B7]=&quot;&quot;;&quot;&quot;;[.B7])" office:value-type="float" office:value="196" calcext:value-type="float">
            <text:p>196</text:p>
          </table:table-cell>
          <table:table-cell table:style-name="ce10" table:formula="of:=IF([.A7]=&quot;&quot;;&quot;&quot;;[.A7])" office:value-type="float" office:value="75" calcext:value-type="float">
            <text:p>75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style-name="ce15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style-name="ce15" table:formula="of:=IF([.A8]=&quot;&quot;;&quot;&quot;;[.A8])" office:value-type="float" office:value="183" calcext:value-type="float">
            <text:p>183</text:p>
          </table:table-cell>
          <table:table-cell table:style-name="ce15" table:formula="of:=IF([.B8]=&quot;&quot;;&quot;&quot;;[.B8])" office:value-type="float" office:value="75" calcext:value-type="float">
            <text:p>75</text:p>
          </table:table-cell>
          <table:table-cell table:style-name="ce15" table:formula="of:=IF([.C8]=&quot;&quot;;&quot;&quot;;[.C8])" office:value-type="float" office:value="183" calcext:value-type="float">
            <text:p>183</text:p>
          </table:table-cell>
          <table:table-cell table:style-name="ce15" table:formula="of:=IF([.D8]=&quot;&quot;;&quot;&quot;;[.D8])" office:value-type="float" office:value="75" calcext:value-type="float">
            <text:p>75</text:p>
          </table:table-cell>
          <table:table-cell table:style-name="ce15" table:formula="of:=IF([.E8]=&quot;&quot;;&quot;&quot;;[.E8])" office:value-type="float" office:value="106" calcext:value-type="float">
            <text:p>106</text:p>
          </table:table-cell>
          <table:table-cell table:style-name="ce15" table:formula="of:=IF([.F8]=&quot;&quot;;&quot;&quot;;[.F8])" office:value-type="float" office:value="75" calcext:value-type="float">
            <text:p>75</text:p>
          </table:table-cell>
          <table:table-cell table:style-name="ce15" table:formula="of:=IF([.G8]=&quot;&quot;;&quot;&quot;;[.G8])" office:value-type="float" office:value="105" calcext:value-type="float">
            <text:p>105</text:p>
          </table:table-cell>
          <table:table-cell table:style-name="ce15" table:formula="of:=IF([.H8]=&quot;&quot;;&quot;&quot;;[.H8])">
            <text:p/>
          </table:table-cell>
          <table:table-cell table:style-name="ce15" table:formula="of:=IF([.I8]=&quot;&quot;;&quot;&quot;;[.I8])">
            <text:p/>
          </table:table-cell>
          <table:table-cell table:style-name="ce15" table:formula="of:=IF([.J8]=&quot;&quot;;&quot;&quot;;[.J8])">
            <text:p/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style-name="ce15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style-name="ce15" table:formula="of:=IF([.J9]=&quot;&quot;;&quot;&quot;;[.J9])">
            <text:p/>
          </table:table-cell>
          <table:table-cell table:style-name="ce15" table:formula="of:=IF([.I9]=&quot;&quot;;&quot;&quot;;[.I9])">
            <text:p/>
          </table:table-cell>
          <table:table-cell table:style-name="ce10" table:formula="of:=IF([.H9]=&quot;&quot;;&quot;&quot;;[.H9])" office:value-type="float" office:value="105" calcext:value-type="float">
            <text:p>105</text:p>
          </table:table-cell>
          <table:table-cell table:style-name="ce10" table:formula="of:=IF([.G9]=&quot;&quot;;&quot;&quot;;[.G9])" office:value-type="float" office:value="0" calcext:value-type="float">
            <text:p>0</text:p>
          </table:table-cell>
          <table:table-cell table:style-name="ce10" table:formula="of:=IF([.F9]=&quot;&quot;;&quot;&quot;;[.F9])" office:value-type="float" office:value="75" calcext:value-type="float">
            <text:p>75</text:p>
          </table:table-cell>
          <table:table-cell table:style-name="ce10" table:formula="of:=IF([.E9]=&quot;&quot;;&quot;&quot;;[.E9])" office:value-type="float" office:value="0" calcext:value-type="float">
            <text:p>0</text:p>
          </table:table-cell>
          <table:table-cell table:style-name="ce10" table:formula="of:=IF([.D9]=&quot;&quot;;&quot;&quot;;[.D9])" office:value-type="float" office:value="75" calcext:value-type="float">
            <text:p>75</text:p>
          </table:table-cell>
          <table:table-cell table:style-name="ce10" table:formula="of:=IF([.C9]=&quot;&quot;;&quot;&quot;;[.C9])" office:value-type="float" office:value="0" calcext:value-type="float">
            <text:p>0</text:p>
          </table:table-cell>
          <table:table-cell table:style-name="ce10" table:formula="of:=IF([.B9]=&quot;&quot;;&quot;&quot;;[.B9])" office:value-type="float" office:value="105" calcext:value-type="float">
            <text:p>105</text:p>
          </table:table-cell>
          <table:table-cell table:style-name="ce10" table:formula="of:=IF([.A9]=&quot;&quot;;&quot;&quot;;[.A9])" office:value-type="float" office:value="0" calcext:value-type="float">
            <text:p>0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style-name="ce15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style-name="ce15" table:formula="of:=IF([.A10]=&quot;&quot;;&quot;&quot;;[.A10])" office:value-type="float" office:value="196" calcext:value-type="float">
            <text:p>196</text:p>
          </table:table-cell>
          <table:table-cell table:style-name="ce15" table:formula="of:=IF([.B10]=&quot;&quot;;&quot;&quot;;[.B10])" office:value-type="float" office:value="183" calcext:value-type="float">
            <text:p>183</text:p>
          </table:table-cell>
          <table:table-cell table:style-name="ce15" table:formula="of:=IF([.C10]=&quot;&quot;;&quot;&quot;;[.C10])" office:value-type="float" office:value="0" calcext:value-type="float">
            <text:p>0</text:p>
          </table:table-cell>
          <table:table-cell table:style-name="ce15" table:formula="of:=IF([.D10]=&quot;&quot;;&quot;&quot;;[.D10])" office:value-type="float" office:value="0" calcext:value-type="float">
            <text:p>0</text:p>
          </table:table-cell>
          <table:table-cell table:style-name="ce15" table:formula="of:=IF([.E10]=&quot;&quot;;&quot;&quot;;[.E10])" office:value-type="float" office:value="0" calcext:value-type="float">
            <text:p>0</text:p>
          </table:table-cell>
          <table:table-cell table:style-name="ce15" table:formula="of:=IF([.F10]=&quot;&quot;;&quot;&quot;;[.F10])" office:value-type="float" office:value="0" calcext:value-type="float">
            <text:p>0</text:p>
          </table:table-cell>
          <table:table-cell table:style-name="ce15" table:formula="of:=IF([.G10]=&quot;&quot;;&quot;&quot;;[.G10])" office:value-type="float" office:value="0" calcext:value-type="float">
            <text:p>0</text:p>
          </table:table-cell>
          <table:table-cell table:style-name="ce15" table:formula="of:=IF([.H10]=&quot;&quot;;&quot;&quot;;[.H10])" office:value-type="float" office:value="183" calcext:value-type="float">
            <text:p>183</text:p>
          </table:table-cell>
          <table:table-cell table:style-name="ce15" table:formula="of:=IF([.I10]=&quot;&quot;;&quot;&quot;;[.I10])">
            <text:p/>
          </table:table-cell>
          <table:table-cell table:style-name="ce15" table:formula="of:=IF([.J10]=&quot;&quot;;&quot;&quot;;[.J10])">
            <text:p/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style-name="ce15" office:value-type="float" office:value="183" calcext:value-type="float">
            <text:p>183</text:p>
          </table:table-cell>
          <table:table-cell table:number-columns-repeated="16363"/>
        </table:table-row>
        <table:table-row table:style-name="ro2">
          <table:table-cell table:style-name="ce10" table:formula="of:=IF([.J11]=&quot;&quot;;&quot;&quot;;[.J11])">
            <text:p/>
          </table:table-cell>
          <table:table-cell table:style-name="ce10" table:formula="of:=IF([.I11]=&quot;&quot;;&quot;&quot;;[.I11])">
            <text:p/>
          </table:table-cell>
          <table:table-cell table:style-name="ce10" table:formula="of:=IF([.H11]=&quot;&quot;;&quot;&quot;;[.H11])">
            <text:p/>
          </table:table-cell>
          <table:table-cell table:style-name="ce10" table:formula="of:=IF([.G11]=&quot;&quot;;&quot;&quot;;[.G11])">
            <text:p/>
          </table:table-cell>
          <table:table-cell table:style-name="ce10" table:formula="of:=IF([.F11]=&quot;&quot;;&quot;&quot;;[.F11])">
            <text:p/>
          </table:table-cell>
          <table:table-cell table:style-name="ce10" table:formula="of:=IF([.E11]=&quot;&quot;;&quot;&quot;;[.E11])">
            <text:p/>
          </table:table-cell>
          <table:table-cell table:style-name="ce10" table:formula="of:=IF([.D11]=&quot;&quot;;&quot;&quot;;[.D11])">
            <text:p/>
          </table:table-cell>
          <table:table-cell table:style-name="ce10" table:formula="of:=IF([.C11]=&quot;&quot;;&quot;&quot;;[.C11])">
            <text:p/>
          </table:table-cell>
          <table:table-cell table:style-name="ce10" table:formula="of:=IF([.B11]=&quot;&quot;;&quot;&quot;;[.B11])">
            <text:p/>
          </table:table-cell>
          <table:table-cell table:style-name="ce10" table:formula="of:=IF([.A11]=&quot;&quot;;&quot;&quot;;[.A11])">
            <text:p/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style-name="ce15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3" calcext:value-type="float">
            <text:p>23</text:p>
          </table:table-cell>
          <table:table-cell table:style-name="ce15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4" calcext:value-type="float">
            <text:p>24</text:p>
          </table:table-cell>
          <table:table-cell table:style-name="ce15" office:value-type="float" office:value="59" calcext:value-type="float">
            <text:p>5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5" calcext:value-type="float">
            <text:p>25</text:p>
          </table:table-cell>
          <table:table-cell table:style-name="ce10" office:value-type="float" office:value="183" calcext:value-type="float">
            <text:p>18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6" calcext:value-type="float">
            <text:p>26</text:p>
          </table:table-cell>
          <table:table-cell table:style-name="ce10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7" calcext:value-type="float">
            <text:p>27</text:p>
          </table:table-cell>
          <table:table-cell table:style-name="ce10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8" calcext:value-type="float">
            <text:p>28</text:p>
          </table:table-cell>
          <table:table-cell table:style-name="ce10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9" calcext:value-type="float">
            <text:p>29</text:p>
          </table:table-cell>
          <table:table-cell table:style-name="ce10" office:value-type="float" office:value="194" calcext:value-type="float">
            <text:p>19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0" calcext:value-type="float">
            <text:p>30</text:p>
          </table:table-cell>
          <table:table-cell table:style-name="ce10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table:style-name="ce10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table:style-name="ce10" office:value-type="float" office:value="71" calcext:value-type="float">
            <text:p>7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table:style-name="ce10" office:value-type="float" office:value="194" calcext:value-type="float">
            <text:p>19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table:style-name="ce15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table:style-name="ce15" office:value-type="float" office:value="194" calcext:value-type="float">
            <text:p>19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table:style-name="ce15" office:value-type="float" office:value="71" calcext:value-type="float">
            <text:p>7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table:style-name="ce15" office:value-type="float" office:value="194" calcext:value-type="float">
            <text:p>19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table:style-name="ce15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table:style-name="ce15" office:value-type="float" office:value="59" calcext:value-type="float">
            <text:p>5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table:style-name="ce15" office:value-type="float" office:value="71" calcext:value-type="float">
            <text:p>7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table:style-name="ce15" office:value-type="float" office:value="183" calcext:value-type="float">
            <text:p>18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table:style-name="ce10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table:style-name="ce10" office:value-type="float" office:value="71" calcext:value-type="float">
            <text:p>7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table:style-name="ce10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table:style-name="ce10" office:value-type="float" office:value="183" calcext:value-type="float">
            <text:p>18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table:style-name="ce10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table:style-name="ce10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table:style-name="ce15" office:value-type="float" office:value="183" calcext:value-type="float">
            <text:p>18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table:style-name="ce15" office:value-type="float" office:value="183" calcext:value-type="float">
            <text:p>18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2" calcext:value-type="float">
            <text:p>52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3" calcext:value-type="float">
            <text:p>53</text:p>
          </table:table-cell>
          <table:table-cell table:style-name="ce15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4" calcext:value-type="float">
            <text:p>54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5" calcext:value-type="float">
            <text:p>55</text:p>
          </table:table-cell>
          <table:table-cell table:style-name="ce15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6" calcext:value-type="float">
            <text:p>56</text:p>
          </table:table-cell>
          <table:table-cell table:style-name="ce10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7" calcext:value-type="float">
            <text:p>57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8" calcext:value-type="float">
            <text:p>58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9" calcext:value-type="float">
            <text:p>59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0" calcext:value-type="float">
            <text:p>60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1" calcext:value-type="float">
            <text:p>6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2" calcext:value-type="float">
            <text:p>62</text:p>
          </table:table-cell>
          <table:table-cell table:style-name="ce10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3" calcext:value-type="float">
            <text:p>6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4" calcext:value-type="float">
            <text:p>64</text:p>
          </table:table-cell>
          <table:table-cell table:style-name="ce15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5" calcext:value-type="float">
            <text:p>65</text:p>
          </table:table-cell>
          <table:table-cell table:style-name="ce15" office:value-type="float" office:value="183" calcext:value-type="float">
            <text:p>18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6" calcext:value-type="float">
            <text:p>6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7" calcext:value-type="float">
            <text:p>67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8" calcext:value-type="float">
            <text:p>68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9" calcext:value-type="float">
            <text:p>69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0" calcext:value-type="float">
            <text:p>7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1" calcext:value-type="float">
            <text:p>71</text:p>
          </table:table-cell>
          <table:table-cell table:style-name="ce15" office:value-type="float" office:value="183" calcext:value-type="float">
            <text:p>183</text:p>
          </table:table-cell>
          <table:table-cell table:number-columns-repeated="16363"/>
        </table:table-row>
        <table:table-row table:style-name="ro2" table:number-rows-repeated="12">
          <table:table-cell table:number-columns-repeated="19"/>
          <table:table-cell table:style-name="Default" table:number-columns-repeated="2"/>
          <table:table-cell table:number-columns-repeated="16363"/>
        </table:table-row>
        <table:table-row table:style-name="ro2" table:number-rows-repeated="104849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8" table:style-name="ta1">
        <office:forms form:automatic-focus="false" form:apply-design-mode="false"/>
        <table:table-column table:style-name="co4" table:number-columns-repeated="10" table:default-cell-style-name="ce9"/>
        <table:table-column table:style-name="co5" table:number-columns-repeated="9" table:default-cell-style-name="ce9"/>
        <table:table-column table:style-name="co4" table:number-columns-repeated="2" table:default-cell-style-name="ce9"/>
        <table:table-column table:style-name="co5" table:number-columns-repeated="5" table:default-cell-style-name="ce9"/>
        <table:table-column table:style-name="co7" table:number-columns-repeated="9" table:default-cell-style-name="ce9"/>
        <table:table-column table:style-name="co4" table:number-columns-repeated="16349" table:default-cell-style-name="ce9"/>
        <table:table-row table:style-name="ro2">
          <table:table-cell table:style-name="ce29" office:value-type="string" calcext:value-type="string">
            <text:p>Part I - 8<text:span text:style-name="T1">th</text:span> Measure</text:p>
          </table:table-cell>
          <table:table-cell table:number-columns-repeated="10"/>
          <table:table-cell table:style-name="ce15" table:number-columns-repeated="2"/>
          <table:table-cell table:number-columns-repeated="6"/>
          <table:table-cell table:style-name="ce29" office:value-type="string" calcext:value-type="string">
            <text:p>54 notes</text:p>
          </table:table-cell>
          <table:table-cell table:number-columns-repeated="6"/>
          <table:table-cell table:formula="of:=COM.MICROSOFT.CONCAT([.$U10];&quot; &quot;;[.$U19];&quot; &quot;;[.$U28];&quot; &quot;;[.$U37];&quot; &quot;;[.$U46];&quot; &quot;;[.$U55];&quot; &quot;)" office:value-type="string" office:string-value="188 233 218 216 215 47 " calcext:value-type="string">
            <text:p>188 233 218 216 215 47 </text:p>
          </table:table-cell>
          <table:table-cell table:number-columns-repeated="16357"/>
        </table:table-row>
        <table:table-row table:style-name="ro2">
          <table:table-cell office:value-type="float" office:value="188" calcext:value-type="float">
            <text:p>18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style-name="ce15" office:value-type="float" office:value="188" calcext:value-type="float">
            <text:p>188</text:p>
          </table:table-cell>
          <table:table-cell table:number-columns-repeated="5"/>
          <table:table-cell table:style-name="ce43" table:formula="of:=COM.MICROSOFT.CONCAT(IF(OR([.$U10]&lt;120;[.$U10]=&quot;51/44&quot;);VLOOKUP([.$U10];[$V.$A$1:.$D$243];4;0);&quot;&quot;);IF(OR([.$U19]&lt;120;[.$U19]=&quot;51/44&quot;);VLOOKUP([.$U19];[$V.$A$1:.$D$243];4;0);&quot;&quot;);IF(OR([.$U28]&lt;120;[.$U28]=&quot;51/44&quot;);VLOOKUP([.$U28];[$V.$A$1:.$D$243];4;0);&quot;&quot;);IF(OR([.$U37]&lt;120;[.$U37]=&quot;51/44&quot;);VLOOKUP([.$U37];[$V.$A$1:.$D$243];4;0);&quot;&quot;);IF(OR([.$U46]&lt;120;[.$U46]=&quot;51/44&quot;);VLOOKUP([.$U46];[$V.$A$1:.$D$243];4;0);&quot;&quot;);IF(OR([.$U55]&lt;120;[.$U55]=&quot;51/44&quot;);VLOOKUP([.$U55];[$V.$A$1:.$D$243];4;0);&quot;&quot;))" office:value-type="string" office:string-value="c6" calcext:value-type="string">
            <text:p>c6</text:p>
          </table:table-cell>
          <table:table-cell table:formula="of:=COM.MICROSOFT.CONCAT([.$U2];&quot; &quot;;[.$U11];&quot; &quot;;[.$U20];&quot; &quot;;[.$U29];&quot; &quot;;[.$U38];&quot; &quot;;[.$U47];&quot; &quot;)" office:value-type="string" office:string-value="188 232 216 215 47 0 " calcext:value-type="string">
            <text:p>188 232 216 215 47 0 </text:p>
          </table:table-cell>
          <table:table-cell table:number-columns-repeated="16356"/>
        </table:table-row>
        <table:table-row table:style-name="ro2">
          <table:table-cell table:style-name="ce10" office:value-type="float" office:value="47" calcext:value-type="float">
            <text:p>47</text:p>
          </table:table-cell>
          <table:table-cell table:number-columns-repeated="2" table:style-name="ce10" office:value-type="float" office:value="188" calcext:value-type="float">
            <text:p>188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132" calcext:value-type="float">
            <text:p>132</text:p>
          </table:table-cell>
          <table:table-cell table:style-name="ce10" office:value-type="float" office:value="188" calcext:value-type="float">
            <text:p>188</text:p>
          </table:table-cell>
          <table:table-cell table:number-columns-repeated="4"/>
          <table:table-cell table:style-name="ce15" table:number-columns-repeated="2"/>
          <table:table-cell table:number-columns-repeated="6"/>
          <table:table-cell office:value-type="float" office:value="2" calcext:value-type="float">
            <text:p>2</text:p>
          </table:table-cell>
          <table:table-cell table:style-name="ce15" office:value-type="float" office:value="47" calcext:value-type="float">
            <text:p>47</text:p>
          </table:table-cell>
          <table:table-cell table:number-columns-repeated="5"/>
          <table:table-cell table:style-name="ce43" table:formula="of:=COM.MICROSOFT.CONCAT(IF(AND([.$U10]&gt;119;[.$U10]&lt;&gt;&quot;51/44&quot;);VLOOKUP([.$U10];[$V.$A$1:.$D$243];4;0);&quot;&quot;);IF(AND([.$U19]&gt;119;[.$U19]&lt;&gt;&quot;51/44&quot;);VLOOKUP([.$U19];[$V.$A$1:.$D$243];4;0);&quot;&quot;);IF(AND([.$U28]&gt;119;[.$U28]&lt;&gt;&quot;51/44&quot;);VLOOKUP([.$U28];[$V.$A$1:.$D$243];4;0);&quot;&quot;);IF(AND([.$U37]&gt;119;[.$U37]&lt;&gt;&quot;51/44&quot;);VLOOKUP([.$U37];[$V.$A$1:.$D$243];4;0);&quot;&quot;);IF(AND([.$U46]&gt;119;[.$U46]&lt;&gt;&quot;51/44&quot;);VLOOKUP([.$U46];[$V.$A$1:.$D$243];4;0);&quot;&quot;);IF(AND([.$U55]&gt;119;[.$U55]&lt;&gt;&quot;51/44&quot;);VLOOKUP([.$U55];[$V.$A$1:.$D$243];4;0);&quot;&quot;))" office:value-type="string" office:string-value="C,2zD,C,=B,," calcext:value-type="string">
            <text:p>C,2zD,C,=B,,</text:p>
          </table:table-cell>
          <table:table-cell table:style-name="ce13" table:formula="of:=COM.MICROSOFT.CONCAT(IF(OR([.$U2]&lt;120;[.$U2]=&quot;51/44&quot;);VLOOKUP([.$U2];[$V.$A$1:.$D$243];4;0);&quot;&quot;);IF(OR([.$U11]&lt;120;[.$U11]=&quot;51/44&quot;);VLOOKUP([.$U11];[$V.$A$1:.$D$243];4;0);&quot;&quot;);IF(OR([.$U20]&lt;120;[.$U20]=&quot;51/44&quot;);VLOOKUP([.$U20];[$V.$A$1:.$D$243];4;0);&quot;&quot;);IF(OR([.$U29]&lt;120;[.$U29]=&quot;51/44&quot;);VLOOKUP([.$U29];[$V.$A$1:.$D$243];4;0);&quot;&quot;);IF(OR([.$U38]&lt;120;[.$U38]=&quot;51/44&quot;);VLOOKUP([.$U38];[$V.$A$1:.$D$243];4;0);&quot;&quot;);IF(OR([.$U47]&lt;120;[.$U47]=&quot;51/44&quot;);VLOOKUP([.$U47];[$V.$A$1:.$D$243];4;0);&quot;&quot;))" office:value-type="string" office:string-value="c6" calcext:value-type="string">
            <text:p>c6</text:p>
          </table:table-cell>
          <table:table-cell table:formula="of:=COM.MICROSOFT.CONCAT([.$U3];&quot; &quot;;[.$U12];&quot; &quot;;[.$U21];&quot; &quot;;[.$U30];&quot; &quot;;[.$U39];&quot; &quot;;[.$U48];&quot; &quot;)" office:value-type="string" office:string-value="47 188 221 218 216 215 " calcext:value-type="string">
            <text:p>47 188 221 218 216 215 </text:p>
          </table:table-cell>
          <table:table-cell table:number-columns-repeated="16355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221" calcext:value-type="float">
            <text:p>221</text:p>
          </table:table-cell>
          <table:table-cell office:value-type="float" office:value="233" calcext:value-type="float">
            <text:p>233</text:p>
          </table:table-cell>
          <table:table-cell office:value-type="float" office:value="216" calcext:value-type="float">
            <text:p>216</text:p>
          </table:table-cell>
          <table:table-cell office:value-type="float" office:value="233" calcext:value-type="float">
            <text:p>233</text:p>
          </table:table-cell>
          <table:table-cell office:value-type="float" office:value="216" calcext:value-type="float">
            <text:p>216</text:p>
          </table:table-cell>
          <table:table-cell table:style-name="Default"/>
          <table:table-cell table:number-columns-repeated="4"/>
          <table:table-cell table:style-name="ce15" table:number-columns-repeated="2"/>
          <table:table-cell table:number-columns-repeated="6"/>
          <table:table-cell office:value-type="float" office:value="3" calcext:value-type="float">
            <text:p>3</text:p>
          </table:table-cell>
          <table:table-cell table:style-name="ce15" office:value-type="float" office:value="47" calcext:value-type="float">
            <text:p>47</text:p>
          </table:table-cell>
          <table:table-cell table:number-columns-repeated="5"/>
          <table:table-cell table:style-name="ce15"/>
          <table:table-cell table:formula="of:=COM.MICROSOFT.CONCAT(IF(AND([.$U2]&gt;119;[.$U2]&lt;&gt;&quot;51/44&quot;);VLOOKUP([.$U2];[$V.$A$1:.$D$243];4;0);&quot;&quot;);IF(AND([.$U11]&gt;119;[.$U11]&lt;&gt;&quot;51/44&quot;;[.$U11]&lt;&gt;&quot;51/44&quot;);VLOOKUP([.$U11];[$V.$A$1:.$D$243];4;0);&quot;&quot;);IF(AND([.$U20]&gt;119;[.$U20]&lt;&gt;&quot;51/44&quot;);VLOOKUP([.$U20];[$V.$A$1:.$D$243];4;0);&quot;&quot;);IF(AND([.$U29]&gt;119;[.$U29]&lt;&gt;&quot;51/44&quot;);VLOOKUP([.$U29];[$V.$A$1:.$D$243];4;0);&quot;&quot;);IF(AND([.$U38]&gt;119;[.$U38]&lt;&gt;&quot;51/44&quot;);VLOOKUP([.$U38];[$V.$A$1:.$D$243];4;0);&quot;&quot;);IF(AND([.$U47]&gt;119;[.$U47]&lt;&gt;&quot;51/44&quot;);VLOOKUP([.$U47];[$V.$A$1:.$D$243];4;0);&quot;&quot;);IF(AND([.$U56]&gt;119;[.$U56]&lt;&gt;&quot;51/44&quot;);VLOOKUP([.$U56];[$V.$A$1:.$D$243];4;0);&quot;&quot;);IF(AND([.$U65]&gt;119;[.$U65]&lt;&gt;&quot;51/44&quot;);VLOOKUP([.$U65];[$V.$A$1:.$D$243];4;0);&quot;&quot;))" office:value-type="string" office:string-value="C,2z2C,=B,," calcext:value-type="string">
            <text:p>C,2z2C,=B,,</text:p>
          </table:table-cell>
          <table:table-cell table:style-name="ce45" table:formula="of:=COM.MICROSOFT.CONCAT(IF(OR([.$U3]&lt;120;[.$U3]=&quot;51/44&quot;);VLOOKUP([.$U3];[$V.$A$1:.$D$243];4;0);&quot;&quot;);IF(OR([.$U12]&lt;120;[.$U12]=&quot;51/44&quot;);VLOOKUP([.$U12];[$V.$A$1:.$D$243];4;0);&quot;&quot;);IF(OR([.$U21]&lt;120;[.$U21]=&quot;51/44&quot;);VLOOKUP([.$U21];[$V.$A$1:.$D$243];4;0);&quot;&quot;);IF(OR([.$U30]&lt;120;[.$U30]=&quot;51/44&quot;);VLOOKUP([.$U30];[$V.$A$1:.$D$243];4;0);&quot;&quot;);IF(OR([.$U39]&lt;120;[.$U39]=&quot;51/44&quot;);VLOOKUP([.$U39];[$V.$A$1:.$D$243];4;0);&quot;&quot;);IF(OR([.$U48]&lt;120;[.$U48]=&quot;51/44&quot;);VLOOKUP([.$U48];[$V.$A$1:.$D$243];4;0);&quot;&quot;))" office:value-type="string" office:string-value="c6" calcext:value-type="string">
            <text:p>c6</text:p>
          </table:table-cell>
          <table:table-cell table:formula="of:=COM.MICROSOFT.CONCAT([.$U4];&quot; &quot;;[.$U13];&quot; &quot;;[.$U22];&quot; &quot;;[.$U31];&quot; &quot;;[.$U40];&quot; &quot;;[.$U49];&quot; &quot;)" office:value-type="string" office:string-value="47 188 233 226 221 216 " calcext:value-type="string">
            <text:p>47 188 233 226 221 216 </text:p>
          </table:table-cell>
          <table:table-cell table:number-columns-repeated="16354"/>
        </table:table-row>
        <table:table-row table:style-name="ro2"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233" calcext:value-type="float">
            <text:p>233</text:p>
          </table:table-cell>
          <table:table-cell table:style-name="ce10" office:value-type="float" office:value="221" calcext:value-type="float">
            <text:p>221</text:p>
          </table:table-cell>
          <table:table-cell table:style-name="Default" table:number-columns-repeated="3"/>
          <table:table-cell table:number-columns-repeated="3"/>
          <table:table-cell table:style-name="ce15" table:number-columns-repeated="2"/>
          <table:table-cell table:number-columns-repeated="6"/>
          <table:table-cell office:value-type="float" office:value="4" calcext:value-type="float">
            <text:p>4</text:p>
          </table:table-cell>
          <table:table-cell table:style-name="ce15" office:value-type="float" office:value="132" calcext:value-type="float">
            <text:p>132</text:p>
          </table:table-cell>
          <table:table-cell table:number-columns-repeated="7"/>
          <table:table-cell table:style-name="ce46" table:formula="of:=COM.MICROSOFT.CONCAT(IF(AND([.$U3]&gt;119;[.$U3]&lt;&gt;&quot;51/44&quot;);VLOOKUP([.$U3];[$V.$A$1:.$D$243];4;0);&quot;&quot;);IF(AND([.$U12]&gt;119;[.$U12]&lt;&gt;&quot;51/44&quot;;[.$U12]&lt;&gt;&quot;51/44&quot;);VLOOKUP([.$U12];[$V.$A$1:.$D$243];4;0);&quot;&quot;);IF(AND([.$U21]&gt;119;[.$U21]&lt;&gt;&quot;51/44&quot;);VLOOKUP([.$U21];[$V.$A$1:.$D$243];4;0);&quot;&quot;);IF(AND([.$U30]&gt;119;[.$U30]&lt;&gt;&quot;51/44&quot;);VLOOKUP([.$U30];[$V.$A$1:.$D$243];4;0);&quot;&quot;);IF(AND([.$U39]&gt;119;[.$U39]&lt;&gt;&quot;51/44&quot;);VLOOKUP([.$U39];[$V.$A$1:.$D$243];4;0);&quot;&quot;);IF(AND([.$U48]&gt;119;[.$U48]&lt;&gt;&quot;51/44&quot;);VLOOKUP([.$U48];[$V.$A$1:.$D$243];4;0);&quot;&quot;);IF(AND([.$U57]&gt;119;[.$U57]&lt;&gt;&quot;51/44&quot;);VLOOKUP([.$U57];[$V.$A$1:.$D$243];4;0);&quot;&quot;);IF(AND([.$U66]&gt;119;[.$U66]&lt;&gt;&quot;51/44&quot;);VLOOKUP([.$U66];[$V.$A$1:.$D$243];4;0);&quot;&quot;))" office:value-type="string" office:string-value="C,2=E,D,C,=B,," calcext:value-type="string">
            <text:p>C,2=E,D,C,=B,,</text:p>
          </table:table-cell>
          <table:table-cell table:style-name="ce47" table:formula="of:=COM.MICROSOFT.CONCAT(IF(OR([.$U4]&lt;120;[.$U4]=&quot;51/44&quot;);VLOOKUP([.$U4];[$V.$A$1:.$D$243];4;0);&quot;&quot;);IF(OR([.$U13]&lt;120;[.$U13]=&quot;51/44&quot;);VLOOKUP([.$U13];[$V.$A$1:.$D$243];4;0);&quot;&quot;);IF(OR([.$U22]&lt;120;[.$U22]=&quot;51/44&quot;);VLOOKUP([.$U22];[$V.$A$1:.$D$243];4;0);&quot;&quot;);IF(OR([.$U31]&lt;120;[.$U31]=&quot;51/44&quot;);VLOOKUP([.$U31];[$V.$A$1:.$D$243];4;0);&quot;&quot;);IF(OR([.$U40]&lt;120;[.$U40]=&quot;51/44&quot;);VLOOKUP([.$U40];[$V.$A$1:.$D$243];4;0);&quot;&quot;);IF(OR([.$U49]&lt;120;[.$U49]=&quot;51/44&quot;);VLOOKUP([.$U49];[$V.$A$1:.$D$243];4;0);&quot;&quot;))" office:value-type="string" office:string-value="c6" calcext:value-type="string">
            <text:p>c6</text:p>
          </table:table-cell>
          <table:table-cell table:formula="of:=COM.MICROSOFT.CONCAT([.$U5];&quot; &quot;;[.$U14];&quot; &quot;;[.$U23];&quot; &quot;;[.$U32];&quot; &quot;;[.$U41];&quot; &quot;;[.$U50];&quot; &quot;)" office:value-type="string" office:string-value="132 47 216 215 0 0 " calcext:value-type="string">
            <text:p>132 47 216 215 0 0 </text:p>
          </table:table-cell>
          <table:table-cell table:number-columns-repeated="16353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office:value-type="float" office:value="215" calcext:value-type="float">
            <text:p>215</text:p>
          </table:table-cell>
          <table:table-cell table:style-name="Default" table:number-columns-repeated="4"/>
          <table:table-cell table:number-columns-repeated="3"/>
          <table:table-cell table:style-name="ce15" table:number-columns-repeated="2"/>
          <table:table-cell table:number-columns-repeated="6"/>
          <table:table-cell office:value-type="float" office:value="5" calcext:value-type="float">
            <text:p>5</text:p>
          </table:table-cell>
          <table:table-cell table:style-name="ce15" office:value-type="float" office:value="188" calcext:value-type="float">
            <text:p>188</text:p>
          </table:table-cell>
          <table:table-cell table:number-columns-repeated="8"/>
          <table:table-cell table:style-name="ce48" table:formula="of:=COM.MICROSOFT.CONCAT(IF(AND([.$U4]&gt;119;[.$U4]&lt;&gt;&quot;51/44&quot;);VLOOKUP([.$U4];[$V.$A$1:.$D$243];4;0);&quot;&quot;);IF(AND([.$U13]&gt;119;[.$U13]&lt;&gt;&quot;51/44&quot;;[.$U13]&lt;&gt;&quot;51/44&quot;);VLOOKUP([.$U13];[$V.$A$1:.$D$243];4;0);&quot;&quot;);IF(AND([.$U22]&gt;119;[.$U22]&lt;&gt;&quot;51/44&quot;);VLOOKUP([.$U22];[$V.$A$1:.$D$243];4;0);&quot;&quot;);IF(AND([.$U31]&gt;119;[.$U31]&lt;&gt;&quot;51/44&quot;);VLOOKUP([.$U31];[$V.$A$1:.$D$243];4;0);&quot;&quot;);IF(AND([.$U40]&gt;119;[.$U40]&lt;&gt;&quot;51/44&quot;);VLOOKUP([.$U40];[$V.$A$1:.$D$243];4;0);&quot;&quot;);IF(AND([.$U49]&gt;119;[.$U49]&lt;&gt;&quot;51/44&quot;);VLOOKUP([.$U49];[$V.$A$1:.$D$243];4;0);&quot;&quot;);IF(AND([.$U58]&gt;119;[.$U58]&lt;&gt;&quot;51/44&quot;);VLOOKUP([.$U58];[$V.$A$1:.$D$243];4;0);&quot;&quot;);IF(AND([.$U67]&gt;119;[.$U67]&lt;&gt;&quot;51/44&quot;);VLOOKUP([.$U67];[$V.$A$1:.$D$243];4;0);&quot;&quot;))" office:value-type="string" office:string-value="C,2zA,=E,C," calcext:value-type="string">
            <text:p>C,2zA,=E,C,</text:p>
          </table:table-cell>
          <table:table-cell table:style-name="ce49" table:formula="of:=COM.MICROSOFT.CONCAT(IF(OR([.$U5]&lt;120;[.$U5]=&quot;51/44&quot;);VLOOKUP([.$U5];[$V.$A$1:.$D$243];4;0);&quot;&quot;);IF(OR([.$U14]&lt;120;[.$U14]=&quot;51/44&quot;);VLOOKUP([.$U14];[$V.$A$1:.$D$243];4;0);&quot;&quot;);IF(OR([.$U23]&lt;120;[.$U23]=&quot;51/44&quot;);VLOOKUP([.$U23];[$V.$A$1:.$D$243];4;0);&quot;&quot;);IF(OR([.$U32]&lt;120;[.$U32]=&quot;51/44&quot;);VLOOKUP([.$U32];[$V.$A$1:.$D$243];4;0);&quot;&quot;);IF(OR([.$U41]&lt;120;[.$U41]=&quot;51/44&quot;);VLOOKUP([.$U41];[$V.$A$1:.$D$243];4;0);&quot;&quot;);IF(OR([.$U50]&lt;120;[.$U50]=&quot;51/44&quot;);VLOOKUP([.$U50];[$V.$A$1:.$D$243];4;0);&quot;&quot;))" office:value-type="string" office:string-value="c6" calcext:value-type="string">
            <text:p>c6</text:p>
          </table:table-cell>
          <table:table-cell table:formula="of:=COM.MICROSOFT.CONCAT([.$U6];&quot; &quot;;[.$U15];&quot; &quot;;[.$U24];&quot; &quot;;[.$U33];&quot; &quot;;[.$U42];&quot; &quot;;[.$U51];&quot; &quot;)" office:value-type="string" office:string-value="188 233 47 218 216 215 " calcext:value-type="string">
            <text:p>188 233 47 218 216 215 </text:p>
          </table:table-cell>
          <table:table-cell table:number-columns-repeated="16352"/>
        </table:table-row>
        <table:table-row table:style-name="ro2"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226" calcext:value-type="float">
            <text:p>226</text:p>
          </table:table-cell>
          <table:table-cell table:style-name="ce10" office:value-type="float" office:value="218" calcext:value-type="float">
            <text:p>218</text:p>
          </table:table-cell>
          <table:table-cell table:style-name="Default" table:number-columns-repeated="3"/>
          <table:table-cell table:number-columns-repeated="3"/>
          <table:table-cell table:style-name="ce15" table:number-columns-repeated="2"/>
          <table:table-cell table:number-columns-repeated="6"/>
          <table:table-cell office:value-type="float" office:value="6" calcext:value-type="float">
            <text:p>6</text:p>
          </table:table-cell>
          <table:table-cell table:style-name="ce15" office:value-type="float" office:value="188" calcext:value-type="float">
            <text:p>188</text:p>
          </table:table-cell>
          <table:table-cell table:number-columns-repeated="9"/>
          <table:table-cell table:style-name="ce50" table:formula="of:=COM.MICROSOFT.CONCAT(IF(AND([.$U5]&gt;119;[.$U5]&lt;&gt;&quot;51/44&quot;);VLOOKUP([.$U5];[$V.$A$1:.$D$243];4;0);&quot;&quot;);IF(AND([.$U14]&gt;119;[.$U14]&lt;&gt;&quot;51/44&quot;;[.$U14]&lt;&gt;&quot;51/44&quot;);VLOOKUP([.$U14];[$V.$A$1:.$D$243];4;0);&quot;&quot;);IF(AND([.$U23]&gt;119;[.$U23]&lt;&gt;&quot;51/44&quot;);VLOOKUP([.$U23];[$V.$A$1:.$D$243];4;0);&quot;&quot;);IF(AND([.$U32]&gt;119;[.$U32]&lt;&gt;&quot;51/44&quot;);VLOOKUP([.$U32];[$V.$A$1:.$D$243];4;0);&quot;&quot;);IF(AND([.$U41]&gt;119;[.$U41]&lt;&gt;&quot;51/44&quot;);VLOOKUP([.$U41];[$V.$A$1:.$D$243];4;0);&quot;&quot;);IF(AND([.$U50]&gt;119;[.$U50]&lt;&gt;&quot;51/44&quot;);VLOOKUP([.$U50];[$V.$A$1:.$D$243];4;0);&quot;&quot;);IF(AND([.$U59]&gt;119;[.$U59]&lt;&gt;&quot;51/44&quot;);VLOOKUP([.$U59];[$V.$A$1:.$D$243];4;0);&quot;&quot;);IF(AND([.$U68]&gt;119;[.$U68]&lt;&gt;&quot;51/44&quot;);VLOOKUP([.$U68];[$V.$A$1:.$D$243];4;0);&quot;&quot;))" office:value-type="string" office:string-value="C,4C,=B,," calcext:value-type="string">
            <text:p>C,4C,=B,,</text:p>
          </table:table-cell>
          <table:table-cell table:style-name="ce51" table:formula="of:=COM.MICROSOFT.CONCAT(IF(OR([.$U6]&lt;120;[.$U6]=&quot;51/44&quot;);VLOOKUP([.$U6];[$V.$A$1:.$D$243];4;0);&quot;&quot;);IF(OR([.$U15]&lt;120;[.$U15]=&quot;51/44&quot;);VLOOKUP([.$U15];[$V.$A$1:.$D$243];4;0);&quot;&quot;);IF(OR([.$U24]&lt;120;[.$U24]=&quot;51/44&quot;);VLOOKUP([.$U24];[$V.$A$1:.$D$243];4;0);&quot;&quot;);IF(OR([.$U33]&lt;120;[.$U33]=&quot;51/44&quot;);VLOOKUP([.$U33];[$V.$A$1:.$D$243];4;0);&quot;&quot;);IF(OR([.$U42]&lt;120;[.$U42]=&quot;51/44&quot;);VLOOKUP([.$U42];[$V.$A$1:.$D$243];4;0);&quot;&quot;);IF(OR([.$U51]&lt;120;[.$U51]=&quot;51/44&quot;);VLOOKUP([.$U51];[$V.$A$1:.$D$243];4;0);&quot;&quot;))" office:value-type="string" office:string-value="c6" calcext:value-type="string">
            <text:p>c6</text:p>
          </table:table-cell>
          <table:table-cell table:formula="of:=COM.MICROSOFT.CONCAT([.$U7];&quot; &quot;;[.$U16];&quot; &quot;;[.$U25];&quot; &quot;;[.$U34];&quot; &quot;;[.$U43];&quot; &quot;;[.$U52];&quot; &quot;)" office:value-type="string" office:string-value="188 221 218 47 216 215 " calcext:value-type="string">
            <text:p>188 221 218 47 216 215 </text:p>
          </table:table-cell>
          <table:table-cell table:number-columns-repeated="16351"/>
        </table:table-row>
        <table:table-row table:style-name="ro2">
          <table:table-cell table:number-columns-repeated="2" office:value-type="float" office:value="47" calcext:value-type="float">
            <text:p>47</text:p>
          </table:table-cell>
          <table:table-cell office:value-type="float" office:value="216" calcext:value-type="float">
            <text:p>216</text:p>
          </table:table-cell>
          <table:table-cell office:value-type="float" office:value="47" calcext:value-type="float">
            <text:p>47</text:p>
          </table:table-cell>
          <table:table-cell office:value-type="float" office:value="216" calcext:value-type="float">
            <text:p>216</text:p>
          </table:table-cell>
          <table:table-cell office:value-type="float" office:value="221" calcext:value-type="float">
            <text:p>221</text:p>
          </table:table-cell>
          <table:table-cell table:style-name="Default"/>
          <table:table-cell table:number-columns-repeated="4"/>
          <table:table-cell table:style-name="ce15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10" office:value-type="float" office:value="188" calcext:value-type="float">
            <text:p>188</text:p>
          </table:table-cell>
          <table:table-cell table:number-columns-repeated="5"/>
          <table:table-cell table:style-name="ce18"/>
          <table:table-cell table:number-columns-repeated="4"/>
          <table:table-cell table:style-name="ce43" table:formula="of:=COM.MICROSOFT.CONCAT(IF(AND([.$U6]&gt;119;[.$U6]&lt;&gt;&quot;51/44&quot;);VLOOKUP([.$U6];[$V.$A$1:.$D$243];4;0);&quot;&quot;);IF(AND([.$U15]&gt;119;[.$U15]&lt;&gt;&quot;51/44&quot;;[.$U15]&lt;&gt;&quot;51/44&quot;);VLOOKUP([.$U15];[$V.$A$1:.$D$243];4;0);&quot;&quot;);IF(AND([.$U24]&gt;119;[.$U24]&lt;&gt;&quot;51/44&quot;);VLOOKUP([.$U24];[$V.$A$1:.$D$243];4;0);&quot;&quot;);IF(AND([.$U33]&gt;119;[.$U33]&lt;&gt;&quot;51/44&quot;);VLOOKUP([.$U33];[$V.$A$1:.$D$243];4;0);&quot;&quot;);IF(AND([.$U42]&gt;119;[.$U42]&lt;&gt;&quot;51/44&quot;);VLOOKUP([.$U42];[$V.$A$1:.$D$243];4;0);&quot;&quot;);IF(AND([.$U51]&gt;119;[.$U51]&lt;&gt;&quot;51/44&quot;);VLOOKUP([.$U51];[$V.$A$1:.$D$243];4;0);&quot;&quot;);IF(AND([.$U60]&gt;119;[.$U60]&lt;&gt;&quot;51/44&quot;);VLOOKUP([.$U60];[$V.$A$1:.$D$243];4;0);&quot;&quot;);IF(AND([.$U69]&gt;119;[.$U69]&lt;&gt;&quot;51/44&quot;);VLOOKUP([.$U69];[$V.$A$1:.$D$243];4;0);&quot;&quot;))" office:value-type="string" office:string-value="C,2zD,C,=B,," calcext:value-type="string">
            <text:p>C,2zD,C,=B,,</text:p>
          </table:table-cell>
          <table:table-cell table:style-name="ce45" table:formula="of:=COM.MICROSOFT.CONCAT(IF(OR([.$U7]&lt;120;[.$U7]=&quot;51/44&quot;);VLOOKUP([.$U7];[$V.$A$1:.$D$243];4;0);&quot;&quot;);IF(OR([.$U16]&lt;120;[.$U16]=&quot;51/44&quot;);VLOOKUP([.$U16];[$V.$A$1:.$D$243];4;0);&quot;&quot;);IF(OR([.$U25]&lt;120;[.$U25]=&quot;51/44&quot;);VLOOKUP([.$U25];[$V.$A$1:.$D$243];4;0);&quot;&quot;);IF(OR([.$U34]&lt;120;[.$U34]=&quot;51/44&quot;);VLOOKUP([.$U34];[$V.$A$1:.$D$243];4;0);&quot;&quot;);IF(OR([.$U43]&lt;120;[.$U43]=&quot;51/44&quot;);VLOOKUP([.$U43];[$V.$A$1:.$D$243];4;0);&quot;&quot;);IF(OR([.$U52]&lt;120;[.$U52]=&quot;51/44&quot;);VLOOKUP([.$U52];[$V.$A$1:.$D$243];4;0);&quot;&quot;))" office:value-type="string" office:string-value="c6" calcext:value-type="string">
            <text:p>c6</text:p>
          </table:table-cell>
          <table:table-cell table:formula="of:=COM.MICROSOFT.CONCAT([.$U8];&quot; &quot;;[.$U17];&quot; &quot;;[.$U26];&quot; &quot;;[.$U35];&quot; &quot;;[.$U44];&quot; &quot;;[.$U53];&quot; &quot;)" office:value-type="string" office:string-value="188 233 226 47 221 216 " calcext:value-type="string">
            <text:p>188 233 226 47 221 216 </text:p>
          </table:table-cell>
          <table:table-cell table:number-columns-repeated="16350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21" calcext:value-type="float">
            <text:p>221</text:p>
          </table:table-cell>
          <table:table-cell table:number-columns-repeated="2" table:style-name="ce10" office:value-type="float" office:value="216" calcext:value-type="float">
            <text:p>216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/>
          <table:table-cell table:style-name="ce15" table:number-columns-repeated="2"/>
          <table:table-cell table:number-columns-repeated="6"/>
          <table:table-cell office:value-type="float" office:value="8" calcext:value-type="float">
            <text:p>8</text:p>
          </table:table-cell>
          <table:table-cell table:style-name="ce10" office:value-type="float" office:value="132" calcext:value-type="float">
            <text:p>132</text:p>
          </table:table-cell>
          <table:table-cell table:number-columns-repeated="11"/>
          <table:table-cell table:style-name="ce46" table:formula="of:=COM.MICROSOFT.CONCAT(IF(AND([.$U7]&gt;119;[.$U7]&lt;&gt;&quot;51/44&quot;);VLOOKUP([.$U7];[$V.$A$1:.$D$243];4;0);&quot;&quot;);IF(AND([.$U16]&gt;119;[.$U16]&lt;&gt;&quot;51/44&quot;;[.$U16]&lt;&gt;&quot;51/44&quot;);VLOOKUP([.$U16];[$V.$A$1:.$D$243];4;0);&quot;&quot;);IF(AND([.$U25]&gt;119;[.$U25]&lt;&gt;&quot;51/44&quot;);VLOOKUP([.$U25];[$V.$A$1:.$D$243];4;0);&quot;&quot;);IF(AND([.$U34]&gt;119;[.$U34]&lt;&gt;&quot;51/44&quot;);VLOOKUP([.$U34];[$V.$A$1:.$D$243];4;0);&quot;&quot;);IF(AND([.$U43]&gt;119;[.$U43]&lt;&gt;&quot;51/44&quot;);VLOOKUP([.$U43];[$V.$A$1:.$D$243];4;0);&quot;&quot;);IF(AND([.$U52]&gt;119;[.$U52]&lt;&gt;&quot;51/44&quot;);VLOOKUP([.$U52];[$V.$A$1:.$D$243];4;0);&quot;&quot;);IF(AND([.$U61]&gt;119;[.$U61]&lt;&gt;&quot;51/44&quot;);VLOOKUP([.$U61];[$V.$A$1:.$D$243];4;0);&quot;&quot;);IF(AND([.$U70]&gt;119;[.$U70]&lt;&gt;&quot;51/44&quot;);VLOOKUP([.$U70];[$V.$A$1:.$D$243];4;0);&quot;&quot;))" office:value-type="string" office:string-value="C,2=E,D,C,=B,," calcext:value-type="string">
            <text:p>C,2=E,D,C,=B,,</text:p>
          </table:table-cell>
          <table:table-cell table:style-name="ce47" table:formula="of:=COM.MICROSOFT.CONCAT(IF(OR([.$U8]&lt;120;[.$U8]=&quot;51/44&quot;);VLOOKUP([.$U8];[$V.$A$1:.$D$243];4;0);&quot;&quot;);IF(OR([.$U17]&lt;120;[.$U17]=&quot;51/44&quot;);VLOOKUP([.$U17];[$V.$A$1:.$D$243];4;0);&quot;&quot;);IF(OR([.$U26]&lt;120;[.$U26]=&quot;51/44&quot;);VLOOKUP([.$U26];[$V.$A$1:.$D$243];4;0);&quot;&quot;);IF(OR([.$U35]&lt;120;[.$U35]=&quot;51/44&quot;);VLOOKUP([.$U35];[$V.$A$1:.$D$243];4;0);&quot;&quot;);IF(OR([.$U44]&lt;120;[.$U44]=&quot;51/44&quot;);VLOOKUP([.$U44];[$V.$A$1:.$D$243];4;0);&quot;&quot;);IF(OR([.$U53]&lt;120;[.$U53]=&quot;51/44&quot;);VLOOKUP([.$U53];[$V.$A$1:.$D$243];4;0);&quot;&quot;))" office:value-type="string" office:string-value="c6" calcext:value-type="string">
            <text:p>c6</text:p>
          </table:table-cell>
          <table:table-cell table:formula="of:=COM.MICROSOFT.CONCAT([.$U9];&quot; &quot;;[.$U18];&quot; &quot;;[.$U27];&quot; &quot;;[.$U36];&quot; &quot;;[.$U45];&quot; &quot;;[.$U54];&quot; &quot;)" office:value-type="string" office:string-value="132 216 215 47 0 0 " calcext:value-type="string">
            <text:p>132 216 215 47 0 0 </text:p>
          </table:table-cell>
          <table:table-cell table:number-columns-repeated="16349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style-name="ce10" office:value-type="float" office:value="188" calcext:value-type="float">
            <text:p>188</text:p>
          </table:table-cell>
          <table:table-cell table:number-columns-repeated="12"/>
          <table:table-cell table:style-name="ce48" table:formula="of:=COM.MICROSOFT.CONCAT(IF(AND([.$U8]&gt;119;[.$U8]&lt;&gt;&quot;51/44&quot;);VLOOKUP([.$U8];[$V.$A$1:.$D$243];4;0);&quot;&quot;);IF(AND([.$U17]&gt;119;[.$U17]&lt;&gt;&quot;51/44&quot;;[.$U17]&lt;&gt;&quot;51/44&quot;);VLOOKUP([.$U17];[$V.$A$1:.$D$243];4;0);&quot;&quot;);IF(AND([.$U26]&gt;119;[.$U26]&lt;&gt;&quot;51/44&quot;);VLOOKUP([.$U26];[$V.$A$1:.$D$243];4;0);&quot;&quot;);IF(AND([.$U35]&gt;119;[.$U35]&lt;&gt;&quot;51/44&quot;);VLOOKUP([.$U35];[$V.$A$1:.$D$243];4;0);&quot;&quot;);IF(AND([.$U44]&gt;119;[.$U44]&lt;&gt;&quot;51/44&quot;);VLOOKUP([.$U44];[$V.$A$1:.$D$243];4;0);&quot;&quot;);IF(AND([.$U53]&gt;119;[.$U53]&lt;&gt;&quot;51/44&quot;);VLOOKUP([.$U53];[$V.$A$1:.$D$243];4;0);&quot;&quot;);IF(AND([.$U62]&gt;119;[.$U62]&lt;&gt;&quot;51/44&quot;);VLOOKUP([.$U62];[$V.$A$1:.$D$243];4;0);&quot;&quot;);IF(AND([.$U71]&gt;119;[.$U71]&lt;&gt;&quot;51/44&quot;);VLOOKUP([.$U71];[$V.$A$1:.$D$243];4;0);&quot;&quot;))" office:value-type="string" office:string-value="C,2zA,=E,C," calcext:value-type="string">
            <text:p>C,2zA,=E,C,</text:p>
          </table:table-cell>
          <table:table-cell table:style-name="ce49" table:formula="of:=COM.MICROSOFT.CONCAT(IF(OR([.$U9]&lt;120;[.$U9]=&quot;51/44&quot;);VLOOKUP([.$U9];[$V.$A$1:.$D$243];4;0);&quot;&quot;);IF(OR([.$U18]&lt;120;[.$U18]=&quot;51/44&quot;);VLOOKUP([.$U18];[$V.$A$1:.$D$243];4;0);&quot;&quot;);IF(OR([.$U27]&lt;120;[.$U27]=&quot;51/44&quot;);VLOOKUP([.$U27];[$V.$A$1:.$D$243];4;0);&quot;&quot;);IF(OR([.$U36]&lt;120;[.$U36]=&quot;51/44&quot;);VLOOKUP([.$U36];[$V.$A$1:.$D$243];4;0);&quot;&quot;);IF(OR([.$U45]&lt;120;[.$U45]=&quot;51/44&quot;);VLOOKUP([.$U45];[$V.$A$1:.$D$243];4;0);&quot;&quot;);IF(OR([.$U54]&lt;120;[.$U54]=&quot;51/44&quot;);VLOOKUP([.$U54];[$V.$A$1:.$D$243];4;0);&quot;&quot;))" office:value-type="string" office:string-value="c6" calcext:value-type="string">
            <text:p>c6</text:p>
          </table:table-cell>
          <table:table-cell table:number-columns-repeated="16349"/>
        </table:table-row>
        <table:table-row table:style-name="ro2">
          <table:table-cell table:style-name="ce14" table:number-columns-repeated="5"/>
          <table:table-cell table:style-name="ce10" table:number-columns-repeated="5"/>
          <table:table-cell table:number-columns-repeated="9"/>
          <table:table-cell office:value-type="float" office:value="10" calcext:value-type="float">
            <text:p>10</text:p>
          </table:table-cell>
          <table:table-cell table:style-name="ce10" office:value-type="float" office:value="232" calcext:value-type="float">
            <text:p>232</text:p>
          </table:table-cell>
          <table:table-cell table:number-columns-repeated="13"/>
          <table:table-cell table:style-name="ce50" table:formula="of:=COM.MICROSOFT.CONCAT(IF(AND([.$U9]&gt;119;[.$U9]&lt;&gt;&quot;51/44&quot;);VLOOKUP([.$U9];[$V.$A$1:.$D$243];4;0);&quot;&quot;);IF(AND([.$U18]&gt;119;[.$U18]&lt;&gt;&quot;51/44&quot;;[.$U18]&lt;&gt;&quot;51/44&quot;);VLOOKUP([.$U18];[$V.$A$1:.$D$243];4;0);&quot;&quot;);IF(AND([.$U27]&gt;119;[.$U27]&lt;&gt;&quot;51/44&quot;);VLOOKUP([.$U27];[$V.$A$1:.$D$243];4;0);&quot;&quot;);IF(AND([.$U36]&gt;119;[.$U36]&lt;&gt;&quot;51/44&quot;);VLOOKUP([.$U36];[$V.$A$1:.$D$243];4;0);&quot;&quot;);IF(AND([.$U45]&gt;119;[.$U45]&lt;&gt;&quot;51/44&quot;);VLOOKUP([.$U45];[$V.$A$1:.$D$243];4;0);&quot;&quot;);IF(AND([.$U54]&gt;119;[.$U54]&lt;&gt;&quot;51/44&quot;);VLOOKUP([.$U54];[$V.$A$1:.$D$243];4;0);&quot;&quot;);IF(AND([.$U63]&gt;119;[.$U63]&lt;&gt;&quot;51/44&quot;);VLOOKUP([.$U63];[$V.$A$1:.$D$243];4;0);&quot;&quot;);IF(AND([.$U72]&gt;119;[.$U72]&lt;&gt;&quot;51/44&quot;);VLOOKUP([.$U72];[$V.$A$1:.$D$243];4;0);&quot;&quot;))" office:value-type="string" office:string-value="C,4C,=B,," calcext:value-type="string">
            <text:p>C,4C,=B,,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table:style-name="ce10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12" calcext:value-type="float">
            <text:p>12</text:p>
          </table:table-cell>
          <table:table-cell table:style-name="ce10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style-name="ce15" table:formula="of:=IF([.A2]=&quot;&quot;;&quot;&quot;;[.A2])" office:value-type="float" office:value="188" calcext:value-type="float">
            <text:p>188</text:p>
          </table:table-cell>
          <table:table-cell table:style-name="ce15" table:formula="of:=IF([.B2]=&quot;&quot;;&quot;&quot;;[.B2])" office:value-type="float" office:value="47" calcext:value-type="float">
            <text:p>47</text:p>
          </table:table-cell>
          <table:table-cell table:style-name="ce15" table:formula="of:=IF([.C2]=&quot;&quot;;&quot;&quot;;[.C2])" office:value-type="float" office:value="47" calcext:value-type="float">
            <text:p>47</text:p>
          </table:table-cell>
          <table:table-cell table:style-name="ce15" table:formula="of:=IF([.D2]=&quot;&quot;;&quot;&quot;;[.D2])" office:value-type="float" office:value="132" calcext:value-type="float">
            <text:p>132</text:p>
          </table:table-cell>
          <table:table-cell table:style-name="ce15" table:formula="of:=IF([.E2]=&quot;&quot;;&quot;&quot;;[.E2])" office:value-type="float" office:value="188" calcext:value-type="float">
            <text:p>188</text:p>
          </table:table-cell>
          <table:table-cell table:style-name="ce15" table:formula="of:=IF([.F2]=&quot;&quot;;&quot;&quot;;[.F2])" office:value-type="float" office:value="188" calcext:value-type="float">
            <text:p>188</text:p>
          </table:table-cell>
          <table:table-cell table:style-name="ce15" table:formula="of:=IF([.G2]=&quot;&quot;;&quot;&quot;;[.G2])">
            <text:p/>
          </table:table-cell>
          <table:table-cell table:style-name="ce15" table:formula="of:=IF([.H2]=&quot;&quot;;&quot;&quot;;[.H2])">
            <text:p/>
          </table:table-cell>
          <table:table-cell table:style-name="ce15" table:formula="of:=IF([.I2]=&quot;&quot;;&quot;&quot;;[.I2])">
            <text:p/>
          </table:table-cell>
          <table:table-cell table:style-name="ce15" table:formula="of:=IF([.J2]=&quot;&quot;;&quot;&quot;;[.J2])">
            <text:p/>
          </table:table-cell>
          <table:table-cell table:style-name="ce15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6363"/>
        </table:table-row>
        <table:table-row table:style-name="ro2">
          <table:table-cell table:style-name="ce15" table:formula="of:=IF([.J3]=&quot;&quot;;&quot;&quot;;[.J3])">
            <text:p/>
          </table:table-cell>
          <table:table-cell table:style-name="ce15" table:formula="of:=IF([.I3]=&quot;&quot;;&quot;&quot;;[.I3])">
            <text:p/>
          </table:table-cell>
          <table:table-cell table:style-name="ce15" table:formula="of:=IF([.H3]=&quot;&quot;;&quot;&quot;;[.H3])">
            <text:p/>
          </table:table-cell>
          <table:table-cell table:style-name="ce10" table:formula="of:=IF([.G3]=&quot;&quot;;&quot;&quot;;[.G3])" office:value-type="float" office:value="188" calcext:value-type="float">
            <text:p>188</text:p>
          </table:table-cell>
          <table:table-cell table:style-name="ce10" table:formula="of:=IF([.F3]=&quot;&quot;;&quot;&quot;;[.F3])" office:value-type="float" office:value="132" calcext:value-type="float">
            <text:p>132</text:p>
          </table:table-cell>
          <table:table-cell table:style-name="ce10" table:formula="of:=IF([.E3]=&quot;&quot;;&quot;&quot;;[.E3])" office:value-type="float" office:value="188" calcext:value-type="float">
            <text:p>188</text:p>
          </table:table-cell>
          <table:table-cell table:style-name="ce10" table:formula="of:=IF([.D3]=&quot;&quot;;&quot;&quot;;[.D3])" office:value-type="float" office:value="232" calcext:value-type="float">
            <text:p>232</text:p>
          </table:table-cell>
          <table:table-cell table:style-name="ce10" table:formula="of:=IF([.C3]=&quot;&quot;;&quot;&quot;;[.C3])" office:value-type="float" office:value="188" calcext:value-type="float">
            <text:p>188</text:p>
          </table:table-cell>
          <table:table-cell table:style-name="ce10" table:formula="of:=IF([.B3]=&quot;&quot;;&quot;&quot;;[.B3])" office:value-type="float" office:value="188" calcext:value-type="float">
            <text:p>188</text:p>
          </table:table-cell>
          <table:table-cell table:style-name="ce10" table:formula="of:=IF([.A3]=&quot;&quot;;&quot;&quot;;[.A3])" office:value-type="float" office:value="47" calcext:value-type="float">
            <text:p>47</text:p>
          </table:table-cell>
          <table:table-cell table:style-name="ce15"/>
          <table:table-cell table:number-columns-repeated="8"/>
          <table:table-cell office:value-type="float" office:value="14" calcext:value-type="float">
            <text:p>14</text:p>
          </table:table-cell>
          <table:table-cell table:style-name="ce15" office:value-type="float" office:value="233" calcext:value-type="float">
            <text:p>233</text:p>
          </table:table-cell>
          <table:table-cell table:number-columns-repeated="8"/>
          <table:table-cell table:style-name="ce15"/>
          <table:table-cell table:number-columns-repeated="16354"/>
        </table:table-row>
        <table:table-row table:style-name="ro2">
          <table:table-cell table:style-name="ce15" table:formula="of:=IF([.A4]=&quot;&quot;;&quot;&quot;;[.A4])" office:value-type="float" office:value="233" calcext:value-type="float">
            <text:p>233</text:p>
          </table:table-cell>
          <table:table-cell table:style-name="ce15" table:formula="of:=IF([.B4]=&quot;&quot;;&quot;&quot;;[.B4])" office:value-type="float" office:value="221" calcext:value-type="float">
            <text:p>221</text:p>
          </table:table-cell>
          <table:table-cell table:style-name="ce15" table:formula="of:=IF([.C4]=&quot;&quot;;&quot;&quot;;[.C4])" office:value-type="float" office:value="233" calcext:value-type="float">
            <text:p>233</text:p>
          </table:table-cell>
          <table:table-cell table:style-name="ce15" table:formula="of:=IF([.D4]=&quot;&quot;;&quot;&quot;;[.D4])" office:value-type="float" office:value="216" calcext:value-type="float">
            <text:p>216</text:p>
          </table:table-cell>
          <table:table-cell table:style-name="ce15" table:formula="of:=IF([.E4]=&quot;&quot;;&quot;&quot;;[.E4])" office:value-type="float" office:value="233" calcext:value-type="float">
            <text:p>233</text:p>
          </table:table-cell>
          <table:table-cell table:style-name="ce15" table:formula="of:=IF([.F4]=&quot;&quot;;&quot;&quot;;[.F4])" office:value-type="float" office:value="216" calcext:value-type="float">
            <text:p>216</text:p>
          </table:table-cell>
          <table:table-cell table:style-name="ce15" table:formula="of:=IF([.G4]=&quot;&quot;;&quot;&quot;;[.G4])">
            <text:p/>
          </table:table-cell>
          <table:table-cell table:style-name="ce15" table:formula="of:=IF([.H4]=&quot;&quot;;&quot;&quot;;[.H4])">
            <text:p/>
          </table:table-cell>
          <table:table-cell table:style-name="ce15" table:formula="of:=IF([.I4]=&quot;&quot;;&quot;&quot;;[.I4])">
            <text:p/>
          </table:table-cell>
          <table:table-cell table:style-name="ce15" table:formula="of:=IF([.J4]=&quot;&quot;;&quot;&quot;;[.J4])">
            <text:p/>
          </table:table-cell>
          <table:table-cell table:style-name="ce15"/>
          <table:table-cell table:number-columns-repeated="8"/>
          <table:table-cell office:value-type="float" office:value="15" calcext:value-type="float">
            <text:p>15</text:p>
          </table:table-cell>
          <table:table-cell table:style-name="ce15" office:value-type="float" office:value="221" calcext:value-type="float">
            <text:p>221</text:p>
          </table:table-cell>
          <table:table-cell table:number-columns-repeated="16363"/>
        </table:table-row>
        <table:table-row table:style-name="ro2">
          <table:table-cell table:style-name="ce15" table:formula="of:=IF([.J5]=&quot;&quot;;&quot;&quot;;[.J5])">
            <text:p/>
          </table:table-cell>
          <table:table-cell table:style-name="ce15" table:formula="of:=IF([.I5]=&quot;&quot;;&quot;&quot;;[.I5])">
            <text:p/>
          </table:table-cell>
          <table:table-cell table:style-name="ce15" table:formula="of:=IF([.H5]=&quot;&quot;;&quot;&quot;;[.H5])">
            <text:p/>
          </table:table-cell>
          <table:table-cell table:style-name="ce15" table:formula="of:=IF([.G5]=&quot;&quot;;&quot;&quot;;[.G5])">
            <text:p/>
          </table:table-cell>
          <table:table-cell table:style-name="ce15" table:formula="of:=IF([.F5]=&quot;&quot;;&quot;&quot;;[.F5])">
            <text:p/>
          </table:table-cell>
          <table:table-cell table:style-name="ce10" table:formula="of:=IF([.E5]=&quot;&quot;;&quot;&quot;;[.E5])" office:value-type="float" office:value="221" calcext:value-type="float">
            <text:p>221</text:p>
          </table:table-cell>
          <table:table-cell table:style-name="ce10" table:formula="of:=IF([.D5]=&quot;&quot;;&quot;&quot;;[.D5])" office:value-type="float" office:value="233" calcext:value-type="float">
            <text:p>233</text:p>
          </table:table-cell>
          <table:table-cell table:style-name="ce10" table:formula="of:=IF([.C5]=&quot;&quot;;&quot;&quot;;[.C5])" office:value-type="float" office:value="216" calcext:value-type="float">
            <text:p>216</text:p>
          </table:table-cell>
          <table:table-cell table:style-name="ce10" table:formula="of:=IF([.B5]=&quot;&quot;;&quot;&quot;;[.B5])" office:value-type="float" office:value="47" calcext:value-type="float">
            <text:p>47</text:p>
          </table:table-cell>
          <table:table-cell table:style-name="ce10" table:formula="of:=IF([.A5]=&quot;&quot;;&quot;&quot;;[.A5])" office:value-type="float" office:value="218" calcext:value-type="float">
            <text:p>218</text:p>
          </table:table-cell>
          <table:table-cell table:style-name="ce15"/>
          <table:table-cell table:number-columns-repeated="8"/>
          <table:table-cell office:value-type="float" office:value="16" calcext:value-type="float">
            <text:p>16</text:p>
          </table:table-cell>
          <table:table-cell table:style-name="ce15" office:value-type="float" office:value="233" calcext:value-type="float">
            <text:p>233</text:p>
          </table:table-cell>
          <table:table-cell table:number-columns-repeated="16363"/>
        </table:table-row>
        <table:table-row table:style-name="ro2">
          <table:table-cell table:style-name="ce15" table:formula="of:=IF([.A6]=&quot;&quot;;&quot;&quot;;[.A6])" office:value-type="float" office:value="226" calcext:value-type="float">
            <text:p>226</text:p>
          </table:table-cell>
          <table:table-cell table:style-name="ce15" table:formula="of:=IF([.B6]=&quot;&quot;;&quot;&quot;;[.B6])" office:value-type="float" office:value="215" calcext:value-type="float">
            <text:p>215</text:p>
          </table:table-cell>
          <table:table-cell table:style-name="ce15" table:formula="of:=IF([.C6]=&quot;&quot;;&quot;&quot;;[.C6])" office:value-type="float" office:value="218" calcext:value-type="float">
            <text:p>218</text:p>
          </table:table-cell>
          <table:table-cell table:style-name="ce15" table:formula="of:=IF([.D6]=&quot;&quot;;&quot;&quot;;[.D6])" office:value-type="float" office:value="215" calcext:value-type="float">
            <text:p>215</text:p>
          </table:table-cell>
          <table:table-cell table:style-name="ce15" table:formula="of:=IF([.E6]=&quot;&quot;;&quot;&quot;;[.E6])">
            <text:p/>
          </table:table-cell>
          <table:table-cell table:style-name="ce15" table:formula="of:=IF([.F6]=&quot;&quot;;&quot;&quot;;[.F6])">
            <text:p/>
          </table:table-cell>
          <table:table-cell table:style-name="ce15" table:formula="of:=IF([.G6]=&quot;&quot;;&quot;&quot;;[.G6])">
            <text:p/>
          </table:table-cell>
          <table:table-cell table:style-name="ce15" table:formula="of:=IF([.H6]=&quot;&quot;;&quot;&quot;;[.H6])">
            <text:p/>
          </table:table-cell>
          <table:table-cell table:style-name="ce15" table:formula="of:=IF([.I6]=&quot;&quot;;&quot;&quot;;[.I6])">
            <text:p/>
          </table:table-cell>
          <table:table-cell table:style-name="ce15" table:formula="of:=IF([.J6]=&quot;&quot;;&quot;&quot;;[.J6])">
            <text:p/>
          </table:table-cell>
          <table:table-cell table:style-name="ce15"/>
          <table:table-cell table:number-columns-repeated="8"/>
          <table:table-cell office:value-type="float" office:value="17" calcext:value-type="float">
            <text:p>17</text:p>
          </table:table-cell>
          <table:table-cell table:style-name="ce15" office:value-type="float" office:value="216" calcext:value-type="float">
            <text:p>216</text:p>
          </table:table-cell>
          <table:table-cell table:number-columns-repeated="16363"/>
        </table:table-row>
        <table:table-row table:style-name="ro2">
          <table:table-cell table:style-name="ce15" table:formula="of:=IF([.J7]=&quot;&quot;;&quot;&quot;;[.J7])">
            <text:p/>
          </table:table-cell>
          <table:table-cell table:style-name="ce15" table:formula="of:=IF([.I7]=&quot;&quot;;&quot;&quot;;[.I7])">
            <text:p/>
          </table:table-cell>
          <table:table-cell table:style-name="ce15" table:formula="of:=IF([.H7]=&quot;&quot;;&quot;&quot;;[.H7])">
            <text:p/>
          </table:table-cell>
          <table:table-cell table:style-name="ce15" table:formula="of:=IF([.G7]=&quot;&quot;;&quot;&quot;;[.G7])">
            <text:p/>
          </table:table-cell>
          <table:table-cell table:style-name="ce15" table:formula="of:=IF([.F7]=&quot;&quot;;&quot;&quot;;[.F7])">
            <text:p/>
          </table:table-cell>
          <table:table-cell table:style-name="ce10" table:formula="of:=IF([.E7]=&quot;&quot;;&quot;&quot;;[.E7])" office:value-type="float" office:value="218" calcext:value-type="float">
            <text:p>218</text:p>
          </table:table-cell>
          <table:table-cell table:style-name="ce10" table:formula="of:=IF([.D7]=&quot;&quot;;&quot;&quot;;[.D7])" office:value-type="float" office:value="226" calcext:value-type="float">
            <text:p>226</text:p>
          </table:table-cell>
          <table:table-cell table:style-name="ce10" table:formula="of:=IF([.C7]=&quot;&quot;;&quot;&quot;;[.C7])" office:value-type="float" office:value="215" calcext:value-type="float">
            <text:p>215</text:p>
          </table:table-cell>
          <table:table-cell table:style-name="ce10" table:formula="of:=IF([.B7]=&quot;&quot;;&quot;&quot;;[.B7])" office:value-type="float" office:value="218" calcext:value-type="float">
            <text:p>218</text:p>
          </table:table-cell>
          <table:table-cell table:style-name="ce10" table:formula="of:=IF([.A7]=&quot;&quot;;&quot;&quot;;[.A7])" office:value-type="float" office:value="47" calcext:value-type="float">
            <text:p>47</text:p>
          </table:table-cell>
          <table:table-cell table:style-name="ce15"/>
          <table:table-cell table:number-columns-repeated="8"/>
          <table:table-cell office:value-type="float" office:value="18" calcext:value-type="float">
            <text:p>18</text:p>
          </table:table-cell>
          <table:table-cell table:style-name="ce15" office:value-type="float" office:value="233" calcext:value-type="float">
            <text:p>233</text:p>
          </table:table-cell>
          <table:table-cell table:number-columns-repeated="16363"/>
        </table:table-row>
        <table:table-row table:style-name="ro2">
          <table:table-cell table:style-name="ce15" table:formula="of:=IF([.A8]=&quot;&quot;;&quot;&quot;;[.A8])" office:value-type="float" office:value="47" calcext:value-type="float">
            <text:p>47</text:p>
          </table:table-cell>
          <table:table-cell table:style-name="ce15" table:formula="of:=IF([.B8]=&quot;&quot;;&quot;&quot;;[.B8])" office:value-type="float" office:value="47" calcext:value-type="float">
            <text:p>47</text:p>
          </table:table-cell>
          <table:table-cell table:style-name="ce15" table:formula="of:=IF([.C8]=&quot;&quot;;&quot;&quot;;[.C8])" office:value-type="float" office:value="216" calcext:value-type="float">
            <text:p>216</text:p>
          </table:table-cell>
          <table:table-cell table:style-name="ce15" table:formula="of:=IF([.D8]=&quot;&quot;;&quot;&quot;;[.D8])" office:value-type="float" office:value="47" calcext:value-type="float">
            <text:p>47</text:p>
          </table:table-cell>
          <table:table-cell table:style-name="ce15" table:formula="of:=IF([.E8]=&quot;&quot;;&quot;&quot;;[.E8])" office:value-type="float" office:value="216" calcext:value-type="float">
            <text:p>216</text:p>
          </table:table-cell>
          <table:table-cell table:style-name="ce15" table:formula="of:=IF([.F8]=&quot;&quot;;&quot;&quot;;[.F8])" office:value-type="float" office:value="221" calcext:value-type="float">
            <text:p>221</text:p>
          </table:table-cell>
          <table:table-cell table:style-name="ce15" table:formula="of:=IF([.G8]=&quot;&quot;;&quot;&quot;;[.G8])">
            <text:p/>
          </table:table-cell>
          <table:table-cell table:style-name="ce15" table:formula="of:=IF([.H8]=&quot;&quot;;&quot;&quot;;[.H8])">
            <text:p/>
          </table:table-cell>
          <table:table-cell table:style-name="ce15" table:formula="of:=IF([.I8]=&quot;&quot;;&quot;&quot;;[.I8])">
            <text:p/>
          </table:table-cell>
          <table:table-cell table:style-name="ce15" table:formula="of:=IF([.J8]=&quot;&quot;;&quot;&quot;;[.J8])">
            <text:p/>
          </table:table-cell>
          <table:table-cell table:style-name="ce15"/>
          <table:table-cell table:number-columns-repeated="8"/>
          <table:table-cell office:value-type="float" office:value="19" calcext:value-type="float">
            <text:p>19</text:p>
          </table:table-cell>
          <table:table-cell table:style-name="ce15" office:value-type="float" office:value="216" calcext:value-type="float">
            <text:p>216</text:p>
          </table:table-cell>
          <table:table-cell table:number-columns-repeated="16363"/>
        </table:table-row>
        <table:table-row table:style-name="ro2">
          <table:table-cell table:style-name="ce15" table:formula="of:=IF([.J9]=&quot;&quot;;&quot;&quot;;[.J9])">
            <text:p/>
          </table:table-cell>
          <table:table-cell table:style-name="ce15" table:formula="of:=IF([.I9]=&quot;&quot;;&quot;&quot;;[.I9])">
            <text:p/>
          </table:table-cell>
          <table:table-cell table:style-name="ce15" table:formula="of:=IF([.H9]=&quot;&quot;;&quot;&quot;;[.H9])">
            <text:p/>
          </table:table-cell>
          <table:table-cell table:style-name="ce10" table:formula="of:=IF([.G9]=&quot;&quot;;&quot;&quot;;[.G9])" office:value-type="float" office:value="0" calcext:value-type="float">
            <text:p>0</text:p>
          </table:table-cell>
          <table:table-cell table:style-name="ce10" table:formula="of:=IF([.F9]=&quot;&quot;;&quot;&quot;;[.F9])" office:value-type="float" office:value="216" calcext:value-type="float">
            <text:p>216</text:p>
          </table:table-cell>
          <table:table-cell table:style-name="ce10" table:formula="of:=IF([.E9]=&quot;&quot;;&quot;&quot;;[.E9])" office:value-type="float" office:value="216" calcext:value-type="float">
            <text:p>216</text:p>
          </table:table-cell>
          <table:table-cell table:style-name="ce10" table:formula="of:=IF([.D9]=&quot;&quot;;&quot;&quot;;[.D9])" office:value-type="float" office:value="221" calcext:value-type="float">
            <text:p>221</text:p>
          </table:table-cell>
          <table:table-cell table:style-name="ce10" table:formula="of:=IF([.C9]=&quot;&quot;;&quot;&quot;;[.C9])" office:value-type="float" office:value="0" calcext:value-type="float">
            <text:p>0</text:p>
          </table:table-cell>
          <table:table-cell table:style-name="ce10" table:formula="of:=IF([.B9]=&quot;&quot;;&quot;&quot;;[.B9])" office:value-type="float" office:value="215" calcext:value-type="float">
            <text:p>215</text:p>
          </table:table-cell>
          <table:table-cell table:style-name="ce10" table:formula="of:=IF([.A9]=&quot;&quot;;&quot;&quot;;[.A9])" office:value-type="float" office:value="0" calcext:value-type="float">
            <text:p>0</text:p>
          </table:table-cell>
          <table:table-cell table:style-name="ce15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" office:value-type="float" office:value="221" calcext:value-type="float">
            <text:p>221</text:p>
          </table:table-cell>
          <table:table-cell table:number-columns-repeated="16363"/>
        </table:table-row>
        <table:table-row table:style-name="ro2">
          <table:table-cell table:style-name="ce15" table:formula="of:=IF([.A10]=&quot;&quot;;&quot;&quot;;[.A10])" office:value-type="float" office:value="215" calcext:value-type="float">
            <text:p>215</text:p>
          </table:table-cell>
          <table:table-cell table:style-name="ce15" table:formula="of:=IF([.B10]=&quot;&quot;;&quot;&quot;;[.B10])" office:value-type="float" office:value="216" calcext:value-type="float">
            <text:p>216</text:p>
          </table:table-cell>
          <table:table-cell table:style-name="ce15" table:formula="of:=IF([.C10]=&quot;&quot;;&quot;&quot;;[.C10])" office:value-type="float" office:value="0" calcext:value-type="float">
            <text:p>0</text:p>
          </table:table-cell>
          <table:table-cell table:style-name="ce15" table:formula="of:=IF([.D10]=&quot;&quot;;&quot;&quot;;[.D10])" office:value-type="float" office:value="215" calcext:value-type="float">
            <text:p>215</text:p>
          </table:table-cell>
          <table:table-cell table:style-name="ce15" table:formula="of:=IF([.E10]=&quot;&quot;;&quot;&quot;;[.E10])" office:value-type="float" office:value="215" calcext:value-type="float">
            <text:p>215</text:p>
          </table:table-cell>
          <table:table-cell table:style-name="ce15" table:formula="of:=IF([.F10]=&quot;&quot;;&quot;&quot;;[.F10])" office:value-type="float" office:value="216" calcext:value-type="float">
            <text:p>216</text:p>
          </table:table-cell>
          <table:table-cell table:style-name="ce15" table:formula="of:=IF([.G10]=&quot;&quot;;&quot;&quot;;[.G10])" office:value-type="float" office:value="0" calcext:value-type="float">
            <text:p>0</text:p>
          </table:table-cell>
          <table:table-cell table:style-name="ce15" table:formula="of:=IF([.H10]=&quot;&quot;;&quot;&quot;;[.H10])" office:value-type="float" office:value="47" calcext:value-type="float">
            <text:p>47</text:p>
          </table:table-cell>
          <table:table-cell table:style-name="ce15" table:formula="of:=IF([.I10]=&quot;&quot;;&quot;&quot;;[.I10])">
            <text:p/>
          </table:table-cell>
          <table:table-cell table:style-name="ce15" table:formula="of:=IF([.J10]=&quot;&quot;;&quot;&quot;;[.J10])">
            <text:p/>
          </table:table-cell>
          <table:table-cell table:style-name="ce15"/>
          <table:table-cell table:number-columns-repeated="8"/>
          <table:table-cell office:value-type="float" office:value="21" calcext:value-type="float">
            <text:p>21</text:p>
          </table:table-cell>
          <table:table-cell table:style-name="ce10" office:value-type="float" office:value="233" calcext:value-type="float">
            <text:p>233</text:p>
          </table:table-cell>
          <table:table-cell table:number-columns-repeated="16363"/>
        </table:table-row>
        <table:table-row table:style-name="ro2">
          <table:table-cell table:style-name="ce15" table:formula="of:=IF([.J11]=&quot;&quot;;&quot;&quot;;[.J11])">
            <text:p/>
          </table:table-cell>
          <table:table-cell table:style-name="ce10" table:formula="of:=IF([.I11]=&quot;&quot;;&quot;&quot;;[.I11])">
            <text:p/>
          </table:table-cell>
          <table:table-cell table:style-name="ce10" table:formula="of:=IF([.H11]=&quot;&quot;;&quot;&quot;;[.H11])">
            <text:p/>
          </table:table-cell>
          <table:table-cell table:style-name="ce10" table:formula="of:=IF([.G11]=&quot;&quot;;&quot;&quot;;[.G11])">
            <text:p/>
          </table:table-cell>
          <table:table-cell table:style-name="ce10" table:formula="of:=IF([.F11]=&quot;&quot;;&quot;&quot;;[.F11])">
            <text:p/>
          </table:table-cell>
          <table:table-cell table:style-name="ce10" table:formula="of:=IF([.E11]=&quot;&quot;;&quot;&quot;;[.E11])">
            <text:p/>
          </table:table-cell>
          <table:table-cell table:style-name="ce10" table:formula="of:=IF([.D11]=&quot;&quot;;&quot;&quot;;[.D11])">
            <text:p/>
          </table:table-cell>
          <table:table-cell table:style-name="ce10" table:formula="of:=IF([.C11]=&quot;&quot;;&quot;&quot;;[.C11])">
            <text:p/>
          </table:table-cell>
          <table:table-cell table:style-name="ce10" table:formula="of:=IF([.B11]=&quot;&quot;;&quot;&quot;;[.B11])">
            <text:p/>
          </table:table-cell>
          <table:table-cell table:style-name="ce10" table:formula="of:=IF([.A11]=&quot;&quot;;&quot;&quot;;[.A11])">
            <text:p/>
          </table:table-cell>
          <table:table-cell table:style-name="ce15"/>
          <table:table-cell table:number-columns-repeated="8"/>
          <table:table-cell office:value-type="float" office:value="22" calcext:value-type="float">
            <text:p>22</text:p>
          </table:table-cell>
          <table:table-cell table:style-name="ce10" office:value-type="float" office:value="216" calcext:value-type="float">
            <text:p>21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3" calcext:value-type="float">
            <text:p>23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4" calcext:value-type="float">
            <text:p>24</text:p>
          </table:table-cell>
          <table:table-cell table:style-name="ce10" office:value-type="float" office:value="218" calcext:value-type="float">
            <text:p>21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5" calcext:value-type="float">
            <text:p>25</text:p>
          </table:table-cell>
          <table:table-cell table:style-name="ce15" office:value-type="float" office:value="226" calcext:value-type="float">
            <text:p>22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6" calcext:value-type="float">
            <text:p>26</text:p>
          </table:table-cell>
          <table:table-cell table:style-name="ce15" office:value-type="float" office:value="215" calcext:value-type="float">
            <text:p>21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7" calcext:value-type="float">
            <text:p>27</text:p>
          </table:table-cell>
          <table:table-cell table:style-name="ce15" office:value-type="float" office:value="218" calcext:value-type="float">
            <text:p>21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8" calcext:value-type="float">
            <text:p>28</text:p>
          </table:table-cell>
          <table:table-cell table:style-name="ce15" office:value-type="float" office:value="215" calcext:value-type="float">
            <text:p>21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9" calcext:value-type="float">
            <text:p>29</text:p>
          </table:table-cell>
          <table:table-cell table:style-name="ce10" office:value-type="float" office:value="218" calcext:value-type="float">
            <text:p>21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0" calcext:value-type="float">
            <text:p>30</text:p>
          </table:table-cell>
          <table:table-cell table:style-name="ce10" office:value-type="float" office:value="226" calcext:value-type="float">
            <text:p>22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table:style-name="ce10" office:value-type="float" office:value="215" calcext:value-type="float">
            <text:p>21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table:style-name="ce10" office:value-type="float" office:value="218" calcext:value-type="float">
            <text:p>21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table:style-name="ce15" office:value-type="float" office:value="47" calcext:value-type="float">
            <text:p>4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table:style-name="ce15" office:value-type="float" office:value="47" calcext:value-type="float">
            <text:p>4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table:style-name="ce15" office:value-type="float" office:value="216" calcext:value-type="float">
            <text:p>21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table:style-name="ce15" office:value-type="float" office:value="47" calcext:value-type="float">
            <text:p>4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table:style-name="ce15" office:value-type="float" office:value="216" calcext:value-type="float">
            <text:p>21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table:style-name="ce15" office:value-type="float" office:value="221" calcext:value-type="float">
            <text:p>22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table:style-name="ce10" office:value-type="float" office:value="216" calcext:value-type="float">
            <text:p>21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table:style-name="ce10" office:value-type="float" office:value="216" calcext:value-type="float">
            <text:p>21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table:style-name="ce10" office:value-type="float" office:value="221" calcext:value-type="float">
            <text:p>22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table:style-name="ce10" office:value-type="float" office:value="215" calcext:value-type="float">
            <text:p>21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table:style-name="ce15" office:value-type="float" office:value="215" calcext:value-type="float">
            <text:p>21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table:style-name="ce15" office:value-type="float" office:value="216" calcext:value-type="float">
            <text:p>21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table:style-name="ce15" office:value-type="float" office:value="215" calcext:value-type="float">
            <text:p>21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table:style-name="ce15" office:value-type="float" office:value="215" calcext:value-type="float">
            <text:p>21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2" calcext:value-type="float">
            <text:p>52</text:p>
          </table:table-cell>
          <table:table-cell table:style-name="ce15" office:value-type="float" office:value="216" calcext:value-type="float">
            <text:p>21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3" calcext:value-type="float">
            <text:p>5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4" calcext:value-type="float">
            <text:p>54</text:p>
          </table:table-cell>
          <table:table-cell table:style-name="ce15" office:value-type="float" office:value="47" calcext:value-type="float">
            <text:p>47</text:p>
          </table:table-cell>
          <table:table-cell table:number-columns-repeated="16363"/>
        </table:table-row>
        <table:table-row table:style-name="ro2" table:number-rows-repeated="13">
          <table:table-cell table:number-columns-repeated="19"/>
          <table:table-cell table:style-name="Default" table:number-columns-repeated="2"/>
          <table:table-cell table:number-columns-repeated="16363"/>
        </table:table-row>
        <table:table-row table:style-name="ro2" table:number-rows-repeated="40">
          <table:table-cell table:number-columns-repeated="20"/>
          <table:table-cell table:style-name="Default"/>
          <table:table-cell table:number-columns-repeated="16363"/>
        </table:table-row>
        <table:table-row table:style-name="ro2" table:number-rows-repeated="104846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2" table:target-range-address="m1.M2:m1.N10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m2.K1:m2.L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m3.M1:m3.N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m4.L1:m4.M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7" table:target-range-address="m6.L1:m6.M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8" table:target-range-address="m7.L1:m7.M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9" table:target-range-address="m8.L1:m8.M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 style:data-style-name="N2" text:time-value="10:47:03.708920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ustine Leon Uro</meta:initial-creator>
    <meta:creation-date>2025-05-22T13:06:25.704567582</meta:creation-date>
    <dc:date>2025-05-27T14:31:46.773562510</dc:date>
    <dc:creator>Justine Leon Uro</dc:creator>
    <meta:editing-duration>P2DT3H36M21S</meta:editing-duration>
    <meta:editing-cycles>13</meta:editing-cycles>
    <meta:generator>LibreOffice/25.2.3.2$Linux_X86_64 LibreOffice_project/bbb074479178df812d175f709636b368952c2ce3</meta:generator>
    <meta:document-statistic meta:table-count="10" meta:cell-count="3933" meta:object-count="13"/>
  </office:meta>
</office:document-meta>
</file>